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90000037805BE1C4C813EFF73.png" manifest:media-type="image/png"/>
  <manifest:file-entry manifest:full-path="Pictures/10000000000004C6000003996FD9742BFCB4D44C.png" manifest:media-type="image/png"/>
  <manifest:file-entry manifest:full-path="Pictures/10023DE600004DC200003772ACC240F909E8CE26.svg" manifest:media-type="image/svg+xml"/>
  <manifest:file-entry manifest:full-path="Pictures/100002010000000E0000000F4116546DF3C4FAFC.png" manifest:media-type="image/png"/>
  <manifest:file-entry manifest:full-path="Pictures/1000F04D00004C3C0000324D306675DA9FB3944E.svg" manifest:media-type="image/svg+xml"/>
  <manifest:file-entry manifest:full-path="Pictures/100002010000030F0000021C47E0FD2C080D437C.png" manifest:media-type="image/png"/>
  <manifest:file-entry manifest:full-path="Pictures/10000201000002DD0000028B54D4D7032B2F4099.png" manifest:media-type="image/png"/>
  <manifest:file-entry manifest:full-path="Pictures/1001E12900004BC50000434B8C0AAB7A8165C81A.svg" manifest:media-type="image/svg+xml"/>
  <manifest:file-entry manifest:full-path="Pictures/100002010000026F00000323196CAB81489097D0.png" manifest:media-type="image/png"/>
  <manifest:file-entry manifest:full-path="Pictures/10006F280000510600003164EEAA4B3DCDF08551.svg" manifest:media-type="image/svg+xml"/>
  <manifest:file-entry manifest:full-path="Pictures/10033DE200004E7900003BAF68B652C7E8706C4D.svg" manifest:media-type="image/svg+xml"/>
  <manifest:file-entry manifest:full-path="Pictures/1000020100000308000000AA6FF10284DE1BCAE7.png" manifest:media-type="image/png"/>
  <manifest:file-entry manifest:full-path="Pictures/10000201000002FC0000022E0250F53BC6F70310.png" manifest:media-type="image/png"/>
  <manifest:file-entry manifest:full-path="Pictures/100091C40000503B00001194F5EF8B878E62906E.svg" manifest:media-type="image/svg+xml"/>
  <manifest:file-entry manifest:full-path="Pictures/10000201000002DA000001705BE59C2AE6BF3B76.png" manifest:media-type="image/png"/>
  <manifest:file-entry manifest:full-path="Pictures/1000020100000393000001AA0DACBED7C7E33803.png" manifest:media-type="image/png"/>
  <manifest:file-entry manifest:full-path="Pictures/100002010000032200000156768E619B45CF69F0.png" manifest:media-type="image/png"/>
  <manifest:file-entry manifest:full-path="Pictures/10000201000002E2000001E7841E42C2F4521A37.png" manifest:media-type="image/png"/>
  <manifest:file-entry manifest:full-path="Pictures/10000201000002EE000000E1BB681F2DB72849F4.png" manifest:media-type="image/png"/>
  <manifest:file-entry manifest:full-path="Pictures/1003FBE70000517A000040904BA285A89B6953F0.svg" manifest:media-type="image/svg+xml"/>
  <manifest:file-entry manifest:full-path="Pictures/100318FC00005E8900002C1277EDD0624A92F6CB.svg" manifest:media-type="image/svg+xml"/>
  <manifest:file-entry manifest:full-path="Pictures/10000201000002F700000241AED4CBE6C7FA3774.png" manifest:media-type="image/png"/>
  <manifest:file-entry manifest:full-path="Pictures/100054BA00005F3400002085D2469F3FF7E7E605.svg" manifest:media-type="image/svg+xml"/>
  <manifest:file-entry manifest:full-path="Pictures/1000C072000048D300005AD099923B3EF51B4460.svg" manifest:media-type="image/svg+xml"/>
  <manifest:file-entry manifest:full-path="Pictures/10000201000002F000000218251852CF95B8DF6B.png" manifest:media-type="image/png"/>
  <manifest:file-entry manifest:full-path="Pictures/10008ED000005CD700002ADF959A5172B24A2F08.svg" manifest:media-type="image/svg+xml"/>
  <manifest:file-entry manifest:full-path="Pictures/1002299400004EED000039A5171DF15F05455A54.svg" manifest:media-type="image/svg+xml"/>
  <manifest:file-entry manifest:full-path="Pictures/1000020100000237000002CBFDD5B297C7A842BC.png" manifest:media-type="image/png"/>
  <manifest:file-entry manifest:full-path="Pictures/10003C0000004B71000025FFA6AD1DFD0F7CFE77.svg" manifest:media-type="image/svg+xml"/>
  <manifest:file-entry manifest:full-path="Pictures/1001E34B000050E7000037CB5DD72A6A72A5D4A8.svg" manifest:media-type="image/svg+xml"/>
  <manifest:file-entry manifest:full-path="Pictures/10000000000002C500000140D057A9E2E4D689F6.jpg" manifest:media-type="image/jpeg"/>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00E0000000F46ADD3FF88283341.png" manifest:media-type="image/png"/>
  <manifest:file-entry manifest:full-path="Pictures/10000201000003820000019FA7C1C23414521D1C.png" manifest:media-type="image/png"/>
  <manifest:file-entry manifest:full-path="Pictures/10005B8E000052EB0000235FDD7C9562BFCC50E7.svg" manifest:media-type="image/svg+xml"/>
  <manifest:file-entry manifest:full-path="Pictures/1001023A00003F830000503787F0C2221E5402F8.svg" manifest:media-type="image/svg+xml"/>
  <manifest:file-entry manifest:full-path="Pictures/10000201000002670000030847B5B0087583F05F.png" manifest:media-type="image/png"/>
  <manifest:file-entry manifest:full-path="Pictures/100060AD00004E61000064F1DB81554214CB355A.svg" manifest:media-type="image/svg+xml"/>
  <manifest:file-entry manifest:full-path="Pictures/1000020100000310000001DE951FE98CA7AA6C88.png" manifest:media-type="image/png"/>
  <manifest:file-entry manifest:full-path="Pictures/1000020100000314000002710D19524F224D4F02.png" manifest:media-type="image/png"/>
  <manifest:file-entry manifest:full-path="Pictures/1000020100000279000003164114A1397B561A1C.png" manifest:media-type="image/png"/>
  <manifest:file-entry manifest:full-path="Pictures/10000201000003990000013B6247F3EB7D625E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919cm"/>
    </style:style>
    <style:style style:name="Tableau5.B" style:family="table-column">
      <style:table-column-properties style:column-width="2.986cm"/>
    </style:style>
    <style:style style:name="Tableau5.C" style:family="table-column">
      <style:table-column-properties style:column-width="2.99cm"/>
    </style:style>
    <style:style style:name="Tableau5.D" style:family="table-column">
      <style:table-column-properties style:column-width="3.307cm"/>
    </style:style>
    <style:style style:name="Tableau5.E" style:family="table-column">
      <style:table-column-properties style:column-width="3.81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E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D5" style:family="table-cell">
      <style:table-cell-properties fo:padding="0.097cm" fo:border-left="0.05pt solid #000000" fo:border-right="none" fo:border-top="none" fo:border-bottom="0.05pt solid #000000"/>
    </style:style>
    <style:style style:name="Tableau5.E5" style:family="table-cell">
      <style:table-cell-properties fo:padding="0.097cm" fo:border-left="0.05pt solid #000000" fo:border-right="0.05pt solid #000000" fo:border-top="none" fo:border-bottom="0.05pt solid #000000"/>
    </style:style>
    <style:style style:name="Tableau5.6" style:family="table-row">
      <style:table-row-properties style:min-row-height="1.427cm"/>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none" fo:border-top="none" fo:border-bottom="0.05pt solid #000000"/>
    </style:style>
    <style:style style:name="Tableau5.D6" style:family="table-cell">
      <style:table-cell-properties fo:padding="0.097cm" fo:border-left="0.05pt solid #000000" fo:border-right="none" fo:border-top="none" fo:border-bottom="0.05pt solid #000000"/>
    </style:style>
    <style:style style:name="Tableau5.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fo:font-style="italic" officeooo:rsid="03e22fb3" officeooo:paragraph-rsid="03e22fb3" style:font-style-asian="italic" style:font-style-complex="italic"/>
    </style:style>
    <style:style style:name="P14" style:family="paragraph" style:parent-style-name="Text_20_body">
      <style:text-properties officeooo:rsid="00acb0ce" officeooo:paragraph-rsid="00acb0ce"/>
    </style:style>
    <style:style style:name="P15" style:family="paragraph" style:parent-style-name="Text_20_body">
      <style:text-properties officeooo:rsid="00ad3f67" officeooo:paragraph-rsid="00ad3f67"/>
    </style:style>
    <style:style style:name="P16" style:family="paragraph" style:parent-style-name="Text_20_body">
      <style:text-properties officeooo:rsid="00afa71f" officeooo:paragraph-rsid="00afa71f"/>
    </style:style>
    <style:style style:name="P17" style:family="paragraph" style:parent-style-name="Text_20_body">
      <style:text-properties officeooo:rsid="00b37e65" officeooo:paragraph-rsid="00b37e65"/>
    </style:style>
    <style:style style:name="P18" style:family="paragraph" style:parent-style-name="Text_20_body">
      <style:text-properties officeooo:rsid="00b70291" officeooo:paragraph-rsid="00b70291"/>
    </style:style>
    <style:style style:name="P19" style:family="paragraph" style:parent-style-name="Text_20_body">
      <style:text-properties officeooo:rsid="00bcac29" officeooo:paragraph-rsid="00bcac29"/>
    </style:style>
    <style:style style:name="P20" style:family="paragraph" style:parent-style-name="Text_20_body">
      <style:text-properties officeooo:rsid="00bf985c" officeooo:paragraph-rsid="00bf985c"/>
    </style:style>
    <style:style style:name="P21" style:family="paragraph" style:parent-style-name="Text_20_body">
      <style:text-properties officeooo:rsid="00c4f7d0" officeooo:paragraph-rsid="00c87b75"/>
    </style:style>
    <style:style style:name="P22" style:family="paragraph" style:parent-style-name="Text_20_body">
      <style:text-properties officeooo:rsid="00cd47ff" officeooo:paragraph-rsid="00cd47ff"/>
    </style:style>
    <style:style style:name="P23" style:family="paragraph" style:parent-style-name="Text_20_body">
      <style:text-properties officeooo:rsid="00d03534" officeooo:paragraph-rsid="00d03534"/>
    </style:style>
    <style:style style:name="P24" style:family="paragraph" style:parent-style-name="Text_20_body">
      <style:text-properties officeooo:rsid="00d06ccf" officeooo:paragraph-rsid="00d06ccf"/>
    </style:style>
    <style:style style:name="P25" style:family="paragraph" style:parent-style-name="Text_20_body">
      <style:text-properties officeooo:rsid="00d42043" officeooo:paragraph-rsid="00d42043"/>
    </style:style>
    <style:style style:name="P26" style:family="paragraph" style:parent-style-name="Text_20_body">
      <style:text-properties officeooo:rsid="00d4cc4e" officeooo:paragraph-rsid="00d4cc4e"/>
    </style:style>
    <style:style style:name="P27" style:family="paragraph" style:parent-style-name="Text_20_body">
      <style:text-properties officeooo:rsid="00d95d0b" officeooo:paragraph-rsid="00d95d0b"/>
    </style:style>
    <style:style style:name="P28" style:family="paragraph" style:parent-style-name="Text_20_body">
      <style:text-properties officeooo:rsid="00e123a5" officeooo:paragraph-rsid="00e87e09"/>
    </style:style>
    <style:style style:name="P29" style:family="paragraph" style:parent-style-name="Text_20_body">
      <style:text-properties officeooo:rsid="00e76a3e" officeooo:paragraph-rsid="00e76a3e"/>
    </style:style>
    <style:style style:name="P30" style:family="paragraph" style:parent-style-name="Text_20_body">
      <style:text-properties officeooo:rsid="00e8c57d" officeooo:paragraph-rsid="00e8c57d"/>
    </style:style>
    <style:style style:name="P31" style:family="paragraph" style:parent-style-name="Text_20_body">
      <style:text-properties officeooo:paragraph-rsid="00eb5ceb"/>
    </style:style>
    <style:style style:name="P32" style:family="paragraph" style:parent-style-name="Text_20_body">
      <style:text-properties officeooo:rsid="00c55bd5" officeooo:paragraph-rsid="00c87b75"/>
    </style:style>
    <style:style style:name="P33" style:family="paragraph" style:parent-style-name="Text_20_body">
      <style:text-properties officeooo:rsid="00f34280" officeooo:paragraph-rsid="00f34280"/>
    </style:style>
    <style:style style:name="P34" style:family="paragraph" style:parent-style-name="Text_20_body">
      <style:text-properties officeooo:rsid="00f538fe" officeooo:paragraph-rsid="00f538fe"/>
    </style:style>
    <style:style style:name="P35" style:family="paragraph" style:parent-style-name="Text_20_body">
      <style:text-properties officeooo:rsid="00f6e620" officeooo:paragraph-rsid="00f6e620"/>
    </style:style>
    <style:style style:name="P36" style:family="paragraph" style:parent-style-name="Text_20_body">
      <style:text-properties officeooo:paragraph-rsid="00f538fe"/>
    </style:style>
    <style:style style:name="P37" style:family="paragraph" style:parent-style-name="Text_20_body">
      <style:text-properties officeooo:rsid="00ff4dfe" officeooo:paragraph-rsid="00ff4dfe"/>
    </style:style>
    <style:style style:name="P38" style:family="paragraph" style:parent-style-name="Text_20_body">
      <style:text-properties officeooo:rsid="0101281e" officeooo:paragraph-rsid="0101281e"/>
    </style:style>
    <style:style style:name="P39" style:family="paragraph" style:parent-style-name="Text_20_body">
      <style:text-properties officeooo:rsid="0102f48e" officeooo:paragraph-rsid="0102f48e"/>
    </style:style>
    <style:style style:name="P40" style:family="paragraph" style:parent-style-name="Text_20_body">
      <style:text-properties officeooo:rsid="01030561" officeooo:paragraph-rsid="01030561"/>
    </style:style>
    <style:style style:name="P41" style:family="paragraph" style:parent-style-name="Text_20_body">
      <style:text-properties officeooo:rsid="0107ab38" officeooo:paragraph-rsid="0107ab38"/>
    </style:style>
    <style:style style:name="P42" style:family="paragraph" style:parent-style-name="Text_20_body">
      <style:text-properties officeooo:rsid="010bc840" officeooo:paragraph-rsid="010bc840"/>
    </style:style>
    <style:style style:name="P43" style:family="paragraph" style:parent-style-name="Text_20_body">
      <style:text-properties officeooo:rsid="010c483b" officeooo:paragraph-rsid="010cf18f"/>
    </style:style>
    <style:style style:name="P44" style:family="paragraph" style:parent-style-name="Text_20_body">
      <style:text-properties officeooo:rsid="01100bca" officeooo:paragraph-rsid="01100bca"/>
    </style:style>
    <style:style style:name="P45" style:family="paragraph" style:parent-style-name="Text_20_body">
      <style:text-properties officeooo:rsid="01100bca" officeooo:paragraph-rsid="0111c008"/>
    </style:style>
    <style:style style:name="P46" style:family="paragraph" style:parent-style-name="Text_20_body">
      <style:text-properties officeooo:rsid="0111c008" officeooo:paragraph-rsid="0111c008"/>
    </style:style>
    <style:style style:name="P47" style:family="paragraph" style:parent-style-name="Text_20_body">
      <style:text-properties officeooo:rsid="0112932c" officeooo:paragraph-rsid="0112932c"/>
    </style:style>
    <style:style style:name="P48" style:family="paragraph" style:parent-style-name="Text_20_body">
      <style:text-properties officeooo:rsid="0114caf6" officeooo:paragraph-rsid="0114caf6"/>
    </style:style>
    <style:style style:name="P49" style:family="paragraph" style:parent-style-name="Text_20_body">
      <style:text-properties officeooo:rsid="0114d323" officeooo:paragraph-rsid="0114d323"/>
    </style:style>
    <style:style style:name="P50" style:family="paragraph" style:parent-style-name="Text_20_body">
      <style:text-properties officeooo:rsid="01162003" officeooo:paragraph-rsid="01162003"/>
    </style:style>
    <style:style style:name="P51" style:family="paragraph" style:parent-style-name="Text_20_body">
      <style:text-properties officeooo:rsid="011ebaba" officeooo:paragraph-rsid="011ebaba"/>
    </style:style>
    <style:style style:name="P52" style:family="paragraph" style:parent-style-name="Text_20_body">
      <style:text-properties officeooo:rsid="012662c3" officeooo:paragraph-rsid="012662c3"/>
    </style:style>
    <style:style style:name="P53" style:family="paragraph" style:parent-style-name="Text_20_body">
      <style:text-properties officeooo:rsid="012826f8" officeooo:paragraph-rsid="012826f8"/>
    </style:style>
    <style:style style:name="P54" style:family="paragraph" style:parent-style-name="Text_20_body">
      <style:text-properties officeooo:rsid="01403f42" officeooo:paragraph-rsid="014e6656"/>
    </style:style>
    <style:style style:name="P55" style:family="paragraph" style:parent-style-name="Text_20_body">
      <style:text-properties officeooo:rsid="0141558d" officeooo:paragraph-rsid="014e6656"/>
    </style:style>
    <style:style style:name="P56" style:family="paragraph" style:parent-style-name="Text_20_body">
      <style:text-properties officeooo:rsid="01431344" officeooo:paragraph-rsid="015124c4"/>
    </style:style>
    <style:style style:name="P57" style:family="paragraph" style:parent-style-name="Text_20_body">
      <style:text-properties officeooo:rsid="0148558b" officeooo:paragraph-rsid="014e6656"/>
    </style:style>
    <style:style style:name="P58" style:family="paragraph" style:parent-style-name="Text_20_body">
      <style:text-properties officeooo:rsid="0148558b" officeooo:paragraph-rsid="0150226d"/>
    </style:style>
    <style:style style:name="P59" style:family="paragraph" style:parent-style-name="Text_20_body">
      <style:text-properties officeooo:rsid="0148e864" officeooo:paragraph-rsid="014e6656"/>
    </style:style>
    <style:style style:name="P60" style:family="paragraph" style:parent-style-name="Text_20_body">
      <style:text-properties officeooo:rsid="015791c9" officeooo:paragraph-rsid="015791c9"/>
    </style:style>
    <style:style style:name="P61" style:family="paragraph" style:parent-style-name="Text_20_body">
      <style:text-properties officeooo:rsid="015ac4e7" officeooo:paragraph-rsid="015ac4e7"/>
    </style:style>
    <style:style style:name="P62" style:family="paragraph" style:parent-style-name="Text_20_body">
      <style:text-properties fo:font-style="normal" officeooo:rsid="01431344" officeooo:paragraph-rsid="014e6656" style:font-style-asian="normal" style:font-style-complex="normal"/>
    </style:style>
    <style:style style:name="P63" style:family="paragraph" style:parent-style-name="Text_20_body">
      <style:text-properties fo:font-style="normal" officeooo:rsid="01431344" officeooo:paragraph-rsid="015124c4" style:font-style-asian="normal" style:font-style-complex="normal"/>
    </style:style>
    <style:style style:name="P64" style:family="paragraph" style:parent-style-name="Text_20_body">
      <style:text-properties officeooo:rsid="014e8452" officeooo:paragraph-rsid="0150226d"/>
    </style:style>
    <style:style style:name="P65" style:family="paragraph" style:parent-style-name="Text_20_body">
      <style:text-properties officeooo:rsid="015d67d2" officeooo:paragraph-rsid="015d67d2"/>
    </style:style>
    <style:style style:name="P66" style:family="paragraph" style:parent-style-name="Text_20_body">
      <style:text-properties officeooo:rsid="0160e0eb" officeooo:paragraph-rsid="0160e0eb"/>
    </style:style>
    <style:style style:name="P67" style:family="paragraph" style:parent-style-name="Text_20_body">
      <style:text-properties officeooo:paragraph-rsid="0167e9d6"/>
    </style:style>
    <style:style style:name="P68" style:family="paragraph" style:parent-style-name="Text_20_body">
      <style:text-properties officeooo:rsid="01680e83" officeooo:paragraph-rsid="01680e83"/>
    </style:style>
    <style:style style:name="P69" style:family="paragraph" style:parent-style-name="Text_20_body">
      <style:text-properties officeooo:rsid="0167e9d6" officeooo:paragraph-rsid="0167e9d6"/>
    </style:style>
    <style:style style:name="P70" style:family="paragraph" style:parent-style-name="Text_20_body">
      <style:text-properties officeooo:rsid="0175352e" officeooo:paragraph-rsid="0175352e"/>
    </style:style>
    <style:style style:name="P71" style:family="paragraph" style:parent-style-name="Text_20_body">
      <style:text-properties officeooo:rsid="017566f8" officeooo:paragraph-rsid="017566f8"/>
    </style:style>
    <style:style style:name="P72" style:family="paragraph" style:parent-style-name="Text_20_body">
      <style:text-properties officeooo:rsid="01883541" officeooo:paragraph-rsid="01883541"/>
    </style:style>
    <style:style style:name="P73" style:family="paragraph" style:parent-style-name="Text_20_body">
      <style:text-properties officeooo:rsid="01883541" officeooo:paragraph-rsid="018ae80a"/>
    </style:style>
    <style:style style:name="P74" style:family="paragraph" style:parent-style-name="Text_20_body">
      <style:text-properties officeooo:rsid="01900bb5" officeooo:paragraph-rsid="01900bb5"/>
    </style:style>
    <style:style style:name="P75" style:family="paragraph" style:parent-style-name="Text_20_body">
      <style:text-properties officeooo:rsid="0191588c" officeooo:paragraph-rsid="0191588c"/>
    </style:style>
    <style:style style:name="P76" style:family="paragraph" style:parent-style-name="Text_20_body">
      <style:text-properties officeooo:rsid="01949a32" officeooo:paragraph-rsid="0196ae76"/>
    </style:style>
    <style:style style:name="P77" style:family="paragraph" style:parent-style-name="Text_20_body">
      <style:text-properties officeooo:rsid="01971a7d" officeooo:paragraph-rsid="01971a7d"/>
    </style:style>
    <style:style style:name="P78" style:family="paragraph" style:parent-style-name="Text_20_body">
      <style:text-properties officeooo:rsid="019860a7" officeooo:paragraph-rsid="019860a7"/>
    </style:style>
    <style:style style:name="P79" style:family="paragraph" style:parent-style-name="Text_20_body">
      <style:text-properties officeooo:paragraph-rsid="019dada4"/>
    </style:style>
    <style:style style:name="P80" style:family="paragraph" style:parent-style-name="Text_20_body">
      <style:text-properties officeooo:rsid="019e9c3f" officeooo:paragraph-rsid="019e9c3f"/>
    </style:style>
    <style:style style:name="P81" style:family="paragraph" style:parent-style-name="Text_20_body">
      <style:text-properties officeooo:rsid="019f966b" officeooo:paragraph-rsid="019f966b"/>
    </style:style>
    <style:style style:name="P82" style:family="paragraph" style:parent-style-name="Text_20_body">
      <style:text-properties officeooo:rsid="01a14755" officeooo:paragraph-rsid="01a14755"/>
    </style:style>
    <style:style style:name="P83" style:family="paragraph" style:parent-style-name="Text_20_body">
      <style:text-properties officeooo:rsid="01a2fe1e" officeooo:paragraph-rsid="01a3be52"/>
    </style:style>
    <style:style style:name="P84" style:family="paragraph" style:parent-style-name="Text_20_body">
      <style:text-properties officeooo:rsid="01a387af" officeooo:paragraph-rsid="01a387af"/>
    </style:style>
    <style:style style:name="P85" style:family="paragraph" style:parent-style-name="Text_20_body">
      <style:text-properties officeooo:paragraph-rsid="01a580be"/>
    </style:style>
    <style:style style:name="P86" style:family="paragraph" style:parent-style-name="Text_20_body">
      <style:text-properties fo:color="#cc0000" fo:font-weight="normal" officeooo:rsid="01a580be" officeooo:paragraph-rsid="01a580be" style:font-weight-asian="normal" style:font-weight-complex="normal"/>
    </style:style>
    <style:style style:name="P87" style:family="paragraph" style:parent-style-name="Text_20_body">
      <style:text-properties fo:color="#cc0000" fo:font-weight="normal" officeooo:rsid="01a580be" officeooo:paragraph-rsid="01a58d75" style:font-weight-asian="normal" style:font-weight-complex="normal"/>
    </style:style>
    <style:style style:name="P88" style:family="paragraph" style:parent-style-name="Text_20_body">
      <style:text-properties officeooo:paragraph-rsid="01a58d75"/>
    </style:style>
    <style:style style:name="P89" style:family="paragraph" style:parent-style-name="Text_20_body">
      <style:text-properties officeooo:rsid="01a76eb4" officeooo:paragraph-rsid="01a76eb4"/>
    </style:style>
    <style:style style:name="P90" style:family="paragraph" style:parent-style-name="Text_20_body">
      <style:text-properties officeooo:rsid="018ae80a" officeooo:paragraph-rsid="018ae80a"/>
    </style:style>
    <style:style style:name="P91" style:family="paragraph" style:parent-style-name="Text_20_body">
      <style:text-properties officeooo:rsid="0195fe86" officeooo:paragraph-rsid="0196ae76"/>
    </style:style>
    <style:style style:name="P92" style:family="paragraph" style:parent-style-name="Text_20_body">
      <style:text-properties officeooo:rsid="01a0f196" officeooo:paragraph-rsid="01a0f196"/>
    </style:style>
    <style:style style:name="P93" style:family="paragraph" style:parent-style-name="Text_20_body">
      <style:text-properties officeooo:rsid="01a5678a" officeooo:paragraph-rsid="01a580be"/>
    </style:style>
    <style:style style:name="P94" style:family="paragraph" style:parent-style-name="Text_20_body">
      <style:text-properties fo:color="#006600" fo:font-weight="bold" officeooo:rsid="01a5678a" officeooo:paragraph-rsid="01a580be" style:font-weight-asian="bold" style:font-weight-complex="bold"/>
    </style:style>
    <style:style style:name="P95" style:family="paragraph" style:parent-style-name="Text_20_body">
      <style:text-properties fo:color="#006600" fo:font-weight="bold" officeooo:rsid="01a5678a" officeooo:paragraph-rsid="01a58d75" style:font-weight-asian="bold" style:font-weight-complex="bold"/>
    </style:style>
    <style:style style:name="P96" style:family="paragraph" style:parent-style-name="Text_20_body">
      <style:text-properties officeooo:rsid="01ae801d" officeooo:paragraph-rsid="01afe86b"/>
    </style:style>
    <style:style style:name="P97" style:family="paragraph" style:parent-style-name="Text_20_body">
      <style:text-properties officeooo:rsid="01bb82fb" officeooo:paragraph-rsid="01bb82fb"/>
    </style:style>
    <style:style style:name="P98" style:family="paragraph" style:parent-style-name="Text_20_body">
      <style:text-properties officeooo:rsid="01c0f709" officeooo:paragraph-rsid="01c0f709"/>
    </style:style>
    <style:style style:name="P99" style:family="paragraph" style:parent-style-name="Text_20_body">
      <style:text-properties officeooo:rsid="01c6bc7e" officeooo:paragraph-rsid="01c6bc7e"/>
    </style:style>
    <style:style style:name="P100" style:family="paragraph" style:parent-style-name="Text_20_body">
      <style:text-properties officeooo:rsid="01cb986b" officeooo:paragraph-rsid="01cb986b"/>
    </style:style>
    <style:style style:name="P101" style:family="paragraph" style:parent-style-name="Text_20_body">
      <style:text-properties officeooo:rsid="01cd50a8" officeooo:paragraph-rsid="01cd50a8"/>
    </style:style>
    <style:style style:name="P102" style:family="paragraph" style:parent-style-name="Text_20_body">
      <style:text-properties officeooo:rsid="018ca1b5" officeooo:paragraph-rsid="018ca1b5"/>
    </style:style>
    <style:style style:name="P103" style:family="paragraph" style:parent-style-name="Text_20_body">
      <style:text-properties officeooo:rsid="01d0e7cb" officeooo:paragraph-rsid="01d0e7cb"/>
    </style:style>
    <style:style style:name="P104" style:family="paragraph" style:parent-style-name="Text_20_body">
      <style:text-properties officeooo:rsid="01d28331" officeooo:paragraph-rsid="01d28331"/>
    </style:style>
    <style:style style:name="P105" style:family="paragraph" style:parent-style-name="Text_20_body">
      <style:text-properties officeooo:rsid="01d9d975" officeooo:paragraph-rsid="01d9d975"/>
    </style:style>
    <style:style style:name="P106" style:family="paragraph" style:parent-style-name="Text_20_body">
      <style:text-properties officeooo:rsid="01dda71e" officeooo:paragraph-rsid="01dda71e"/>
    </style:style>
    <style:style style:name="P107" style:family="paragraph" style:parent-style-name="Text_20_body">
      <style:text-properties officeooo:rsid="01e07ff5" officeooo:paragraph-rsid="01e27748"/>
    </style:style>
    <style:style style:name="P108" style:family="paragraph" style:parent-style-name="Text_20_body">
      <style:text-properties officeooo:rsid="01e27748" officeooo:paragraph-rsid="01e27748"/>
    </style:style>
    <style:style style:name="P109" style:family="paragraph" style:parent-style-name="Text_20_body">
      <style:text-properties officeooo:rsid="01e45e84" officeooo:paragraph-rsid="01e45e84"/>
    </style:style>
    <style:style style:name="P110" style:family="paragraph" style:parent-style-name="Text_20_body">
      <style:text-properties officeooo:rsid="01e4ab07" officeooo:paragraph-rsid="01ec2f50"/>
    </style:style>
    <style:style style:name="P111" style:family="paragraph" style:parent-style-name="Text_20_body">
      <style:text-properties officeooo:rsid="01e7b5e5" officeooo:paragraph-rsid="01e7b5e5"/>
    </style:style>
    <style:style style:name="P112" style:family="paragraph" style:parent-style-name="Text_20_body">
      <style:text-properties officeooo:rsid="01ec2f50" officeooo:paragraph-rsid="01ec2f50"/>
    </style:style>
    <style:style style:name="P113" style:family="paragraph" style:parent-style-name="Text_20_body">
      <style:text-properties officeooo:rsid="01ed2e2c" officeooo:paragraph-rsid="01ed2e2c"/>
    </style:style>
    <style:style style:name="P114" style:family="paragraph" style:parent-style-name="Text_20_body">
      <style:text-properties officeooo:rsid="01f4f9de" officeooo:paragraph-rsid="01f5abbf"/>
    </style:style>
    <style:style style:name="P115" style:family="paragraph" style:parent-style-name="Text_20_body">
      <style:text-properties officeooo:rsid="01f76b4d" officeooo:paragraph-rsid="01f76b4d"/>
    </style:style>
    <style:style style:name="P116" style:family="paragraph" style:parent-style-name="Text_20_body">
      <style:text-properties officeooo:rsid="01feeb90" officeooo:paragraph-rsid="01feeb90"/>
    </style:style>
    <style:style style:name="P117" style:family="paragraph" style:parent-style-name="Text_20_body">
      <style:text-properties officeooo:rsid="020380f9" officeooo:paragraph-rsid="020651a2"/>
    </style:style>
    <style:style style:name="P118" style:family="paragraph" style:parent-style-name="Text_20_body">
      <style:text-properties officeooo:rsid="02070dcc" officeooo:paragraph-rsid="020d9670"/>
    </style:style>
    <style:style style:name="P119" style:family="paragraph" style:parent-style-name="Text_20_body">
      <style:text-properties officeooo:rsid="020a4112" officeooo:paragraph-rsid="020a4112"/>
    </style:style>
    <style:style style:name="P120" style:family="paragraph" style:parent-style-name="Text_20_body">
      <style:text-properties officeooo:rsid="020df924" officeooo:paragraph-rsid="020df924"/>
    </style:style>
    <style:style style:name="P121" style:family="paragraph" style:parent-style-name="Text_20_body">
      <style:text-properties officeooo:rsid="021124a0" officeooo:paragraph-rsid="021124a0"/>
    </style:style>
    <style:style style:name="P122" style:family="paragraph" style:parent-style-name="Text_20_body">
      <style:text-properties officeooo:rsid="02129dd0" officeooo:paragraph-rsid="02129dd0"/>
    </style:style>
    <style:style style:name="P123" style:family="paragraph" style:parent-style-name="Text_20_body">
      <style:text-properties officeooo:rsid="02129dd0" officeooo:paragraph-rsid="0213d8ad"/>
    </style:style>
    <style:style style:name="P124" style:family="paragraph" style:parent-style-name="Text_20_body">
      <style:text-properties officeooo:rsid="0216b939" officeooo:paragraph-rsid="0216b939"/>
    </style:style>
    <style:style style:name="P125" style:family="paragraph" style:parent-style-name="Text_20_body">
      <style:text-properties officeooo:rsid="0216b939" officeooo:paragraph-rsid="0219928f"/>
    </style:style>
    <style:style style:name="P126" style:family="paragraph" style:parent-style-name="Text_20_body">
      <style:text-properties officeooo:rsid="0212c51c" officeooo:paragraph-rsid="0213d8ad"/>
    </style:style>
    <style:style style:name="P127" style:family="paragraph" style:parent-style-name="Text_20_body">
      <style:text-properties officeooo:rsid="02235c89" officeooo:paragraph-rsid="02235c89"/>
    </style:style>
    <style:style style:name="P128" style:family="paragraph" style:parent-style-name="Text_20_body">
      <style:text-properties officeooo:rsid="0224fe71" officeooo:paragraph-rsid="0224fe71"/>
    </style:style>
    <style:style style:name="P129" style:family="paragraph" style:parent-style-name="Text_20_body">
      <style:text-properties officeooo:rsid="0236ef9c" officeooo:paragraph-rsid="0236ef9c"/>
    </style:style>
    <style:style style:name="P130" style:family="paragraph" style:parent-style-name="Text_20_body">
      <style:text-properties officeooo:rsid="023be022" officeooo:paragraph-rsid="023be022"/>
    </style:style>
    <style:style style:name="P131" style:family="paragraph" style:parent-style-name="Text_20_body">
      <style:text-properties officeooo:rsid="0240d21e" officeooo:paragraph-rsid="0240d21e"/>
    </style:style>
    <style:style style:name="P132" style:family="paragraph" style:parent-style-name="Text_20_body">
      <style:text-properties officeooo:rsid="02414be7" officeooo:paragraph-rsid="02414be7"/>
    </style:style>
    <style:style style:name="P133" style:family="paragraph" style:parent-style-name="Text_20_body">
      <style:text-properties officeooo:rsid="0241c86b" officeooo:paragraph-rsid="0241c86b"/>
    </style:style>
    <style:style style:name="P134" style:family="paragraph" style:parent-style-name="Text_20_body">
      <style:text-properties officeooo:rsid="024648b6" officeooo:paragraph-rsid="024648b6"/>
    </style:style>
    <style:style style:name="P135" style:family="paragraph" style:parent-style-name="Text_20_body">
      <style:text-properties officeooo:rsid="024cc1d8" officeooo:paragraph-rsid="024ffcd5"/>
    </style:style>
    <style:style style:name="P136" style:family="paragraph" style:parent-style-name="Text_20_body">
      <style:text-properties officeooo:rsid="024ffcd5" officeooo:paragraph-rsid="024ffcd5"/>
    </style:style>
    <style:style style:name="P137" style:family="paragraph" style:parent-style-name="Text_20_body">
      <style:text-properties officeooo:rsid="0252fdd2" officeooo:paragraph-rsid="0252fdd2"/>
    </style:style>
    <style:style style:name="P138" style:family="paragraph" style:parent-style-name="Text_20_body">
      <style:text-properties officeooo:rsid="02538c02" officeooo:paragraph-rsid="02538c02"/>
    </style:style>
    <style:style style:name="P139" style:family="paragraph" style:parent-style-name="Text_20_body">
      <style:text-properties officeooo:rsid="024ecb39" officeooo:paragraph-rsid="024ffcd5"/>
    </style:style>
    <style:style style:name="P140" style:family="paragraph" style:parent-style-name="Text_20_body">
      <style:text-properties officeooo:rsid="025e74a8" officeooo:paragraph-rsid="025e74a8"/>
    </style:style>
    <style:style style:name="P141" style:family="paragraph" style:parent-style-name="Text_20_body">
      <style:text-properties officeooo:rsid="025f3e8f" officeooo:paragraph-rsid="025f3e8f"/>
    </style:style>
    <style:style style:name="P142" style:family="paragraph" style:parent-style-name="Text_20_body">
      <style:text-properties officeooo:rsid="0261c982" officeooo:paragraph-rsid="0261c982"/>
    </style:style>
    <style:style style:name="P143" style:family="paragraph" style:parent-style-name="Text_20_body">
      <style:text-properties officeooo:rsid="0231991e" officeooo:paragraph-rsid="0264e203"/>
    </style:style>
    <style:style style:name="P144" style:family="paragraph" style:parent-style-name="Text_20_body">
      <style:text-properties officeooo:rsid="0264fa6c" officeooo:paragraph-rsid="0264fa6c"/>
    </style:style>
    <style:style style:name="P145" style:family="paragraph" style:parent-style-name="Text_20_body">
      <style:text-properties officeooo:rsid="0265f62b" officeooo:paragraph-rsid="0265f62b"/>
    </style:style>
    <style:style style:name="P146" style:family="paragraph" style:parent-style-name="Text_20_body">
      <style:text-properties officeooo:rsid="02668ea5" officeooo:paragraph-rsid="026894c0"/>
    </style:style>
    <style:style style:name="P147" style:family="paragraph" style:parent-style-name="Text_20_body">
      <style:text-properties officeooo:rsid="026cd0ee" officeooo:paragraph-rsid="026cd0ee"/>
    </style:style>
    <style:style style:name="P148" style:family="paragraph" style:parent-style-name="Text_20_body">
      <style:text-properties officeooo:paragraph-rsid="0274882f"/>
    </style:style>
    <style:style style:name="P149" style:family="paragraph" style:parent-style-name="Text_20_body">
      <style:text-properties officeooo:paragraph-rsid="0277adf1"/>
    </style:style>
    <style:style style:name="P150" style:family="paragraph" style:parent-style-name="Text_20_body">
      <style:text-properties officeooo:paragraph-rsid="02928ad0"/>
    </style:style>
    <style:style style:name="P151" style:family="paragraph" style:parent-style-name="Text_20_body">
      <style:text-properties officeooo:rsid="02948f48" officeooo:paragraph-rsid="02948f48"/>
    </style:style>
    <style:style style:name="P152" style:family="paragraph" style:parent-style-name="Text_20_body">
      <style:text-properties officeooo:rsid="029a861f" officeooo:paragraph-rsid="029a861f"/>
    </style:style>
    <style:style style:name="P153" style:family="paragraph" style:parent-style-name="Text_20_body">
      <style:text-properties officeooo:rsid="0287298a" officeooo:paragraph-rsid="0287298a"/>
    </style:style>
    <style:style style:name="P154" style:family="paragraph" style:parent-style-name="Text_20_body">
      <style:text-properties officeooo:rsid="02a68d5b" officeooo:paragraph-rsid="02a68d5b"/>
    </style:style>
    <style:style style:name="P155" style:family="paragraph" style:parent-style-name="Text_20_body">
      <style:text-properties officeooo:rsid="02a68d5b" officeooo:paragraph-rsid="02a6f0ca"/>
    </style:style>
    <style:style style:name="P156" style:family="paragraph" style:parent-style-name="Text_20_body">
      <style:text-properties officeooo:rsid="02aa8feb" officeooo:paragraph-rsid="02aa8feb"/>
    </style:style>
    <style:style style:name="P157" style:family="paragraph" style:parent-style-name="Text_20_body">
      <style:text-properties officeooo:rsid="02b17f87" officeooo:paragraph-rsid="02b17f87"/>
    </style:style>
    <style:style style:name="P158" style:family="paragraph" style:parent-style-name="Text_20_body">
      <style:text-properties officeooo:rsid="02b5b8ac" officeooo:paragraph-rsid="02b5b8ac"/>
    </style:style>
    <style:style style:name="P159" style:family="paragraph" style:parent-style-name="Text_20_body">
      <style:text-properties officeooo:rsid="02b5b8ac" officeooo:paragraph-rsid="02b6aaef"/>
    </style:style>
    <style:style style:name="P160" style:family="paragraph" style:parent-style-name="Text_20_body">
      <style:text-properties officeooo:rsid="02a426d0" officeooo:paragraph-rsid="02a426d0"/>
    </style:style>
    <style:style style:name="P161" style:family="paragraph" style:parent-style-name="Text_20_body">
      <style:text-properties officeooo:rsid="02a44d6b" officeooo:paragraph-rsid="02a44d6b"/>
    </style:style>
    <style:style style:name="P162" style:family="paragraph" style:parent-style-name="Text_20_body">
      <style:text-properties officeooo:rsid="02a69d44" officeooo:paragraph-rsid="02a83a85"/>
    </style:style>
    <style:style style:name="P163" style:family="paragraph" style:parent-style-name="Text_20_body">
      <style:text-properties officeooo:rsid="02be5b87" officeooo:paragraph-rsid="02be5b87"/>
    </style:style>
    <style:style style:name="P164" style:family="paragraph" style:parent-style-name="Text_20_body">
      <style:text-properties officeooo:paragraph-rsid="02c3d7ed"/>
    </style:style>
    <style:style style:name="P165" style:family="paragraph" style:parent-style-name="Text_20_body">
      <style:text-properties officeooo:rsid="02cfd194" officeooo:paragraph-rsid="02cfd194"/>
    </style:style>
    <style:style style:name="P166" style:family="paragraph" style:parent-style-name="Text_20_body">
      <style:text-properties officeooo:rsid="02d1c64a" officeooo:paragraph-rsid="02d1c64a"/>
    </style:style>
    <style:style style:name="P167" style:family="paragraph" style:parent-style-name="Text_20_body">
      <style:text-properties officeooo:paragraph-rsid="02de5eb0"/>
    </style:style>
    <style:style style:name="P168" style:family="paragraph" style:parent-style-name="Text_20_body">
      <style:text-properties officeooo:paragraph-rsid="02e2a547"/>
    </style:style>
    <style:style style:name="P169" style:family="paragraph" style:parent-style-name="Text_20_body">
      <style:text-properties officeooo:rsid="025bb2d5" officeooo:paragraph-rsid="025bb2d5"/>
    </style:style>
    <style:style style:name="P170" style:family="paragraph" style:parent-style-name="Text_20_body">
      <style:text-properties officeooo:paragraph-rsid="02922944"/>
    </style:style>
    <style:style style:name="P171" style:family="paragraph" style:parent-style-name="Text_20_body">
      <style:text-properties officeooo:rsid="02eddb49" officeooo:paragraph-rsid="02eddb49"/>
    </style:style>
    <style:style style:name="P172" style:family="paragraph" style:parent-style-name="Text_20_body">
      <style:text-properties officeooo:rsid="02f51547" officeooo:paragraph-rsid="02f51547"/>
    </style:style>
    <style:style style:name="P173" style:family="paragraph" style:parent-style-name="Text_20_body">
      <style:text-properties officeooo:rsid="02fdec7b" officeooo:paragraph-rsid="02fdec7b"/>
    </style:style>
    <style:style style:name="P174" style:family="paragraph" style:parent-style-name="Text_20_body">
      <style:text-properties officeooo:rsid="030309ca" officeooo:paragraph-rsid="030309ca"/>
    </style:style>
    <style:style style:name="P175" style:family="paragraph" style:parent-style-name="Text_20_body">
      <style:text-properties officeooo:rsid="030309ca" officeooo:paragraph-rsid="03437e98"/>
    </style:style>
    <style:style style:name="P176" style:family="paragraph" style:parent-style-name="Text_20_body">
      <style:text-properties officeooo:rsid="030bab85" officeooo:paragraph-rsid="030bab85"/>
    </style:style>
    <style:style style:name="P177" style:family="paragraph" style:parent-style-name="Text_20_body">
      <style:text-properties officeooo:rsid="030e546e" officeooo:paragraph-rsid="030e546e"/>
    </style:style>
    <style:style style:name="P178" style:family="paragraph" style:parent-style-name="Text_20_body">
      <style:text-properties officeooo:rsid="030efad1" officeooo:paragraph-rsid="030fdedf"/>
    </style:style>
    <style:style style:name="P179" style:family="paragraph" style:parent-style-name="Text_20_body">
      <style:text-properties officeooo:rsid="031651d1" officeooo:paragraph-rsid="030fdedf"/>
    </style:style>
    <style:style style:name="P180" style:family="paragraph" style:parent-style-name="Text_20_body">
      <style:text-properties officeooo:rsid="031651d1" officeooo:paragraph-rsid="031651d1"/>
    </style:style>
    <style:style style:name="P181" style:family="paragraph" style:parent-style-name="Text_20_body">
      <style:text-properties officeooo:rsid="03179acf" officeooo:paragraph-rsid="03179acf"/>
    </style:style>
    <style:style style:name="P182" style:family="paragraph" style:parent-style-name="Text_20_body">
      <style:text-properties officeooo:rsid="031bb2c8" officeooo:paragraph-rsid="031ccf4f"/>
    </style:style>
    <style:style style:name="P183" style:family="paragraph" style:parent-style-name="Text_20_body">
      <style:text-properties officeooo:rsid="031bb2c8" officeooo:paragraph-rsid="031fc19d"/>
    </style:style>
    <style:style style:name="P184" style:family="paragraph" style:parent-style-name="Text_20_body">
      <style:text-properties officeooo:rsid="0321bbd7" officeooo:paragraph-rsid="0321bbd7"/>
    </style:style>
    <style:style style:name="P185" style:family="paragraph" style:parent-style-name="Text_20_body">
      <style:text-properties officeooo:rsid="032415e6" officeooo:paragraph-rsid="033ee46c"/>
    </style:style>
    <style:style style:name="P186" style:family="paragraph" style:parent-style-name="Text_20_body">
      <style:text-properties officeooo:rsid="032b4be8" officeooo:paragraph-rsid="032b4be8"/>
    </style:style>
    <style:style style:name="P187" style:family="paragraph" style:parent-style-name="Text_20_body">
      <style:text-properties officeooo:rsid="033a004c" officeooo:paragraph-rsid="033a004c"/>
    </style:style>
    <style:style style:name="P188" style:family="paragraph" style:parent-style-name="Text_20_body">
      <style:text-properties officeooo:rsid="033ef77b" officeooo:paragraph-rsid="033ef77b"/>
    </style:style>
    <style:style style:name="P189" style:family="paragraph" style:parent-style-name="Text_20_body">
      <style:text-properties officeooo:rsid="0348a193" officeooo:paragraph-rsid="034bed3f"/>
    </style:style>
    <style:style style:name="P190" style:family="paragraph" style:parent-style-name="Text_20_body">
      <style:text-properties officeooo:rsid="034c342c" officeooo:paragraph-rsid="034c342c"/>
    </style:style>
    <style:style style:name="P191" style:family="paragraph" style:parent-style-name="Text_20_body">
      <style:text-properties officeooo:rsid="03519900" officeooo:paragraph-rsid="03519900"/>
    </style:style>
    <style:style style:name="P192" style:family="paragraph" style:parent-style-name="Text_20_body">
      <style:text-properties officeooo:rsid="035bcf8b" officeooo:paragraph-rsid="035bcf8b"/>
    </style:style>
    <style:style style:name="P193" style:family="paragraph" style:parent-style-name="Text_20_body">
      <style:text-properties officeooo:rsid="035eaaaf" officeooo:paragraph-rsid="0360351b"/>
    </style:style>
    <style:style style:name="P194" style:family="paragraph" style:parent-style-name="Text_20_body">
      <style:text-properties fo:font-weight="bold" officeooo:rsid="0360351b" officeooo:paragraph-rsid="0360dc93" style:font-weight-asian="bold" style:font-weight-complex="bold"/>
    </style:style>
    <style:style style:name="P195" style:family="paragraph" style:parent-style-name="Text_20_body">
      <style:text-properties fo:font-weight="bold" officeooo:rsid="0360351b" officeooo:paragraph-rsid="03642ccf" style:font-weight-asian="bold" style:font-weight-complex="bold"/>
    </style:style>
    <style:style style:name="P196" style:family="paragraph" style:parent-style-name="Text_20_body">
      <style:text-properties fo:font-weight="bold" officeooo:rsid="0364c5a9" officeooo:paragraph-rsid="0364c5a9" style:font-weight-asian="bold" style:font-weight-complex="bold"/>
    </style:style>
    <style:style style:name="P197" style:family="paragraph" style:parent-style-name="Text_20_body">
      <style:text-properties fo:font-weight="bold" officeooo:rsid="0360dc93" officeooo:paragraph-rsid="0360dc93" style:font-weight-asian="bold" style:font-weight-complex="bold"/>
    </style:style>
    <style:style style:name="P198" style:family="paragraph" style:parent-style-name="Text_20_body">
      <style:text-properties fo:font-weight="bold" officeooo:rsid="0360dc93" officeooo:paragraph-rsid="03623c80" style:font-weight-asian="bold" style:font-weight-complex="bold"/>
    </style:style>
    <style:style style:name="P199" style:family="paragraph" style:parent-style-name="Text_20_body">
      <style:text-properties officeooo:rsid="0325f729" officeooo:paragraph-rsid="03322794"/>
    </style:style>
    <style:style style:name="P200" style:family="paragraph" style:parent-style-name="Text_20_body">
      <style:text-properties fo:font-weight="normal" officeooo:rsid="0360dc93" officeooo:paragraph-rsid="0360dc93" style:font-weight-asian="normal" style:font-weight-complex="normal"/>
    </style:style>
    <style:style style:name="P201" style:family="paragraph" style:parent-style-name="Text_20_body">
      <style:text-properties fo:font-weight="normal" officeooo:rsid="0364c5a9" officeooo:paragraph-rsid="0364c5a9" style:font-weight-asian="normal" style:font-weight-complex="normal"/>
    </style:style>
    <style:style style:name="P202" style:family="paragraph" style:parent-style-name="Text_20_body">
      <style:text-properties officeooo:rsid="0368514e" officeooo:paragraph-rsid="0368514e"/>
    </style:style>
    <style:style style:name="P203" style:family="paragraph" style:parent-style-name="Text_20_body">
      <style:text-properties officeooo:rsid="036b2787" officeooo:paragraph-rsid="036b2787"/>
    </style:style>
    <style:style style:name="P204" style:family="paragraph" style:parent-style-name="Text_20_body">
      <style:text-properties officeooo:rsid="037150bc" officeooo:paragraph-rsid="037150bc"/>
    </style:style>
    <style:style style:name="P205" style:family="paragraph" style:parent-style-name="Text_20_body">
      <style:text-properties officeooo:rsid="0372c16b" officeooo:paragraph-rsid="0372c16b"/>
    </style:style>
    <style:style style:name="P206" style:family="paragraph" style:parent-style-name="Text_20_body">
      <style:text-properties officeooo:rsid="0374419d" officeooo:paragraph-rsid="0374419d"/>
    </style:style>
    <style:style style:name="P207" style:family="paragraph" style:parent-style-name="Text_20_body">
      <style:text-properties officeooo:rsid="0379c1f2" officeooo:paragraph-rsid="0379c1f2"/>
    </style:style>
    <style:style style:name="P208" style:family="paragraph" style:parent-style-name="Text_20_body">
      <style:text-properties officeooo:rsid="0379c1f2" officeooo:paragraph-rsid="037c0dd5"/>
    </style:style>
    <style:style style:name="P209" style:family="paragraph" style:parent-style-name="Text_20_body">
      <style:text-properties officeooo:rsid="037c0dd5" officeooo:paragraph-rsid="037c0dd5"/>
    </style:style>
    <style:style style:name="P210" style:family="paragraph" style:parent-style-name="Text_20_body">
      <style:text-properties officeooo:rsid="03864189" officeooo:paragraph-rsid="03873f1f"/>
    </style:style>
    <style:style style:name="P211" style:family="paragraph" style:parent-style-name="Text_20_body">
      <style:text-properties officeooo:rsid="038759b5" officeooo:paragraph-rsid="038759b5"/>
    </style:style>
    <style:style style:name="P212" style:family="paragraph" style:parent-style-name="Text_20_body">
      <style:text-properties officeooo:rsid="038759b5" officeooo:paragraph-rsid="03873f1f"/>
    </style:style>
    <style:style style:name="P213" style:family="paragraph" style:parent-style-name="Text_20_body">
      <style:text-properties officeooo:rsid="0388a834" officeooo:paragraph-rsid="0388a834"/>
    </style:style>
    <style:style style:name="P214" style:family="paragraph" style:parent-style-name="Text_20_body">
      <style:text-properties officeooo:rsid="0392463d" officeooo:paragraph-rsid="0392463d"/>
    </style:style>
    <style:style style:name="P215" style:family="paragraph" style:parent-style-name="Text_20_body">
      <style:text-properties officeooo:rsid="0392f31f" officeooo:paragraph-rsid="0392f31f"/>
    </style:style>
    <style:style style:name="P216" style:family="paragraph" style:parent-style-name="Text_20_body">
      <style:text-properties officeooo:rsid="0395fa23" officeooo:paragraph-rsid="0395fa23"/>
    </style:style>
    <style:style style:name="P217" style:family="paragraph" style:parent-style-name="Text_20_body">
      <style:text-properties officeooo:rsid="0398a6f4" officeooo:paragraph-rsid="0398a6f4"/>
    </style:style>
    <style:style style:name="P218" style:family="paragraph" style:parent-style-name="Text_20_body">
      <style:text-properties officeooo:rsid="039b2214" officeooo:paragraph-rsid="039b2214"/>
    </style:style>
    <style:style style:name="P219" style:family="paragraph" style:parent-style-name="Text_20_body">
      <style:text-properties officeooo:rsid="039ba875" officeooo:paragraph-rsid="039ba875"/>
    </style:style>
    <style:style style:name="P220" style:family="paragraph" style:parent-style-name="Text_20_body">
      <style:text-properties officeooo:rsid="039d7aa1" officeooo:paragraph-rsid="039d7aa1"/>
    </style:style>
    <style:style style:name="P221" style:family="paragraph" style:parent-style-name="Text_20_body">
      <style:text-properties officeooo:rsid="039e59f6" officeooo:paragraph-rsid="039e59f6"/>
    </style:style>
    <style:style style:name="P222" style:family="paragraph" style:parent-style-name="Text_20_body">
      <style:text-properties officeooo:rsid="039f06e8" officeooo:paragraph-rsid="039f06e8"/>
    </style:style>
    <style:style style:name="P223" style:family="paragraph" style:parent-style-name="Text_20_body">
      <style:text-properties officeooo:rsid="03aac533" officeooo:paragraph-rsid="03aac533"/>
    </style:style>
    <style:style style:name="P224" style:family="paragraph" style:parent-style-name="Text_20_body">
      <style:text-properties officeooo:rsid="03aac533" officeooo:paragraph-rsid="03ac2756"/>
    </style:style>
    <style:style style:name="P225" style:family="paragraph" style:parent-style-name="Text_20_body">
      <style:text-properties officeooo:rsid="03aac533" officeooo:paragraph-rsid="03acdf87"/>
    </style:style>
    <style:style style:name="P226" style:family="paragraph" style:parent-style-name="Text_20_body">
      <style:text-properties officeooo:rsid="03ae9fbf" officeooo:paragraph-rsid="03ae9fbf"/>
    </style:style>
    <style:style style:name="P227" style:family="paragraph" style:parent-style-name="Text_20_body">
      <style:text-properties officeooo:rsid="03b1ac37" officeooo:paragraph-rsid="03b1ac37"/>
    </style:style>
    <style:style style:name="P228" style:family="paragraph" style:parent-style-name="Text_20_body">
      <style:text-properties officeooo:rsid="03ac2756" officeooo:paragraph-rsid="03acdf87"/>
    </style:style>
    <style:style style:name="P229" style:family="paragraph" style:parent-style-name="Text_20_body">
      <style:text-properties officeooo:rsid="03b441b0" officeooo:paragraph-rsid="03b441b0"/>
    </style:style>
    <style:style style:name="P230" style:family="paragraph" style:parent-style-name="Text_20_body">
      <style:text-properties officeooo:rsid="03b6b87c" officeooo:paragraph-rsid="03b6b87c"/>
    </style:style>
    <style:style style:name="P231" style:family="paragraph" style:parent-style-name="Text_20_body">
      <style:text-properties officeooo:rsid="03b6b87c" officeooo:paragraph-rsid="03b89d8d"/>
    </style:style>
    <style:style style:name="P232" style:family="paragraph" style:parent-style-name="Text_20_body">
      <style:text-properties officeooo:rsid="03b89d8d" officeooo:paragraph-rsid="03b89d8d"/>
    </style:style>
    <style:style style:name="P233" style:family="paragraph" style:parent-style-name="Text_20_body">
      <style:text-properties officeooo:rsid="03bda4ee" officeooo:paragraph-rsid="03bda4ee"/>
    </style:style>
    <style:style style:name="P234" style:family="paragraph" style:parent-style-name="Text_20_body">
      <style:text-properties officeooo:rsid="03bdb242" officeooo:paragraph-rsid="03bdb242"/>
    </style:style>
    <style:style style:name="P235" style:family="paragraph" style:parent-style-name="Text_20_body">
      <style:text-properties officeooo:rsid="03c69a3d" officeooo:paragraph-rsid="03c69a3d"/>
    </style:style>
    <style:style style:name="P236" style:family="paragraph" style:parent-style-name="Text_20_body">
      <style:text-properties officeooo:rsid="03d1370c" officeooo:paragraph-rsid="03d1370c"/>
    </style:style>
    <style:style style:name="P237" style:family="paragraph" style:parent-style-name="Text_20_body">
      <style:text-properties officeooo:rsid="03d1370c" officeooo:paragraph-rsid="03d5014d"/>
    </style:style>
    <style:style style:name="P238" style:family="paragraph" style:parent-style-name="Text_20_body">
      <style:text-properties officeooo:rsid="03d5014d" officeooo:paragraph-rsid="03d5014d"/>
    </style:style>
    <style:style style:name="P239" style:family="paragraph" style:parent-style-name="Text_20_body">
      <style:text-properties officeooo:rsid="03d92bd0" officeooo:paragraph-rsid="03d92bd0"/>
    </style:style>
    <style:style style:name="P240" style:family="paragraph" style:parent-style-name="Text_20_body">
      <style:text-properties officeooo:rsid="03df3dbd" officeooo:paragraph-rsid="03df3dbd"/>
    </style:style>
    <style:style style:name="P241" style:family="paragraph" style:parent-style-name="Text_20_body">
      <style:text-properties officeooo:rsid="03df3dbd" officeooo:paragraph-rsid="03e05a95"/>
    </style:style>
    <style:style style:name="P242" style:family="paragraph" style:parent-style-name="Text_20_body">
      <style:text-properties officeooo:rsid="03e1e7d2" officeooo:paragraph-rsid="03e1e7d2"/>
    </style:style>
    <style:style style:name="P243" style:family="paragraph" style:parent-style-name="Text_20_body">
      <style:text-properties officeooo:rsid="03e22fb3" officeooo:paragraph-rsid="03e22fb3"/>
    </style:style>
    <style:style style:name="P244" style:family="paragraph" style:parent-style-name="Text_20_body">
      <style:text-properties officeooo:rsid="03e5b16c" officeooo:paragraph-rsid="03e5b16c"/>
    </style:style>
    <style:style style:name="P245" style:family="paragraph" style:parent-style-name="Text_20_body">
      <style:text-properties officeooo:rsid="03de1687" officeooo:paragraph-rsid="03de1687"/>
    </style:style>
    <style:style style:name="P246" style:family="paragraph" style:parent-style-name="Text_20_body">
      <style:text-properties officeooo:rsid="03e9750c" officeooo:paragraph-rsid="03e9750c"/>
    </style:style>
    <style:style style:name="P247" style:family="paragraph" style:parent-style-name="Text_20_body">
      <style:text-properties officeooo:rsid="03ec3e04" officeooo:paragraph-rsid="03ec3e04"/>
    </style:style>
    <style:style style:name="P248" style:family="paragraph" style:parent-style-name="Text_20_body">
      <style:text-properties officeooo:rsid="040016d0" officeooo:paragraph-rsid="040016d0"/>
    </style:style>
    <style:style style:name="P249" style:family="paragraph" style:parent-style-name="Text_20_body">
      <style:text-properties officeooo:rsid="0402c275" officeooo:paragraph-rsid="0402c275"/>
    </style:style>
    <style:style style:name="P250" style:family="paragraph" style:parent-style-name="Text_20_body">
      <style:text-properties officeooo:rsid="0402c275" officeooo:paragraph-rsid="04030225"/>
    </style:style>
    <style:style style:name="P251" style:family="paragraph" style:parent-style-name="Text_20_body">
      <style:text-properties officeooo:rsid="04030225" officeooo:paragraph-rsid="04030225"/>
    </style:style>
    <style:style style:name="P252" style:family="paragraph" style:parent-style-name="Text_20_body">
      <style:text-properties officeooo:paragraph-rsid="0407e03f"/>
    </style:style>
    <style:style style:name="P253" style:family="paragraph" style:parent-style-name="Text_20_body">
      <style:text-properties officeooo:rsid="040a93f0" officeooo:paragraph-rsid="040a93f0"/>
    </style:style>
    <style:style style:name="P254" style:family="paragraph" style:parent-style-name="Text_20_body">
      <style:text-properties officeooo:rsid="041074ac" officeooo:paragraph-rsid="041074ac"/>
    </style:style>
    <style:style style:name="P255" style:family="paragraph" style:parent-style-name="Text_20_body">
      <style:text-properties officeooo:rsid="0412ef59" officeooo:paragraph-rsid="0412ef59"/>
    </style:style>
    <style:style style:name="P256" style:family="paragraph" style:parent-style-name="Footnote">
      <style:text-properties officeooo:rsid="0088e533" officeooo:paragraph-rsid="0088e533"/>
    </style:style>
    <style:style style:name="P257" style:family="paragraph" style:parent-style-name="Footnote">
      <style:text-properties officeooo:paragraph-rsid="008b567a"/>
    </style:style>
    <style:style style:name="P258" style:family="paragraph" style:parent-style-name="Footnote">
      <style:text-properties officeooo:rsid="00926e3e" officeooo:paragraph-rsid="00926e3e"/>
    </style:style>
    <style:style style:name="P259" style:family="paragraph" style:parent-style-name="Footnote">
      <style:text-properties officeooo:rsid="00acb0ce" officeooo:paragraph-rsid="00acb0ce"/>
    </style:style>
    <style:style style:name="P260" style:family="paragraph" style:parent-style-name="Footnote">
      <style:text-properties officeooo:rsid="00dad277" officeooo:paragraph-rsid="00dad277"/>
    </style:style>
    <style:style style:name="P261" style:family="paragraph" style:parent-style-name="Footnote">
      <style:text-properties officeooo:rsid="00e83451" officeooo:paragraph-rsid="00e83451"/>
    </style:style>
    <style:style style:name="P262" style:family="paragraph" style:parent-style-name="Footnote">
      <style:text-properties officeooo:paragraph-rsid="01215df7"/>
    </style:style>
    <style:style style:name="P263" style:family="paragraph" style:parent-style-name="Footnote">
      <style:text-properties officeooo:rsid="01621224" officeooo:paragraph-rsid="01621224"/>
    </style:style>
    <style:style style:name="P264" style:family="paragraph" style:parent-style-name="Footnote">
      <style:text-properties officeooo:rsid="0168c5af" officeooo:paragraph-rsid="0168c5af"/>
    </style:style>
    <style:style style:name="P265" style:family="paragraph" style:parent-style-name="Footnote">
      <style:text-properties officeooo:rsid="01a8ff66" officeooo:paragraph-rsid="01a8ff66"/>
    </style:style>
    <style:style style:name="P266" style:family="paragraph" style:parent-style-name="Footnote">
      <style:text-properties officeooo:rsid="01cc583e" officeooo:paragraph-rsid="01cc583e"/>
    </style:style>
    <style:style style:name="P267" style:family="paragraph" style:parent-style-name="Footnote">
      <style:text-properties officeooo:paragraph-rsid="01d28331"/>
    </style:style>
    <style:style style:name="P268" style:family="paragraph" style:parent-style-name="Footnote">
      <style:text-properties officeooo:paragraph-rsid="01e27748"/>
    </style:style>
    <style:style style:name="P269" style:family="paragraph" style:parent-style-name="Footnote">
      <style:text-properties officeooo:paragraph-rsid="020d9670"/>
    </style:style>
    <style:style style:name="P270" style:family="paragraph" style:parent-style-name="Footnote">
      <style:text-properties officeooo:paragraph-rsid="024648b6"/>
    </style:style>
    <style:style style:name="P271" style:family="paragraph" style:parent-style-name="Footnote">
      <style:text-properties officeooo:paragraph-rsid="027e52dd"/>
    </style:style>
    <style:style style:name="P272" style:family="paragraph" style:parent-style-name="Footnote">
      <style:text-properties officeooo:paragraph-rsid="035d5ff9"/>
    </style:style>
    <style:style style:name="P273" style:family="paragraph" style:parent-style-name="Footnote">
      <style:text-properties officeooo:paragraph-rsid="03e8a92c"/>
    </style:style>
    <style:style style:name="P274" style:family="paragraph" style:parent-style-name="Illustration">
      <style:paragraph-properties fo:text-align="center" style:justify-single-word="false"/>
    </style:style>
    <style:style style:name="P275" style:family="paragraph" style:parent-style-name="Table_20_Contents">
      <style:paragraph-properties fo:text-align="end" style:justify-single-word="false"/>
      <style:text-properties officeooo:rsid="012826f8" officeooo:paragraph-rsid="012826f8"/>
    </style:style>
    <style:style style:name="P276" style:family="paragraph" style:parent-style-name="Table_20_Contents">
      <style:paragraph-properties fo:text-align="end" style:justify-single-word="false"/>
      <style:text-properties officeooo:rsid="012826f8" officeooo:paragraph-rsid="013113cf"/>
    </style:style>
    <style:style style:name="P277" style:family="paragraph" style:parent-style-name="Table_20_Contents">
      <style:paragraph-properties fo:text-align="start" style:justify-single-word="false"/>
      <style:text-properties officeooo:rsid="012826f8" officeooo:paragraph-rsid="012826f8"/>
    </style:style>
    <style:style style:name="P278" style:family="paragraph" style:parent-style-name="Table_20_Contents">
      <style:paragraph-properties fo:text-align="start" style:justify-single-word="false"/>
      <style:text-properties officeooo:rsid="012826f8" officeooo:paragraph-rsid="0129f59a"/>
    </style:style>
    <style:style style:name="P279" style:family="paragraph" style:parent-style-name="Table_20_Contents">
      <style:paragraph-properties fo:text-align="start" style:justify-single-word="false"/>
      <style:text-properties officeooo:rsid="012826f8" officeooo:paragraph-rsid="012c3527"/>
    </style:style>
    <style:style style:name="P280" style:family="paragraph" style:parent-style-name="Table_20_Contents">
      <style:paragraph-properties fo:text-align="start" style:justify-single-word="false"/>
      <style:text-properties officeooo:rsid="012826f8" officeooo:paragraph-rsid="013113cf"/>
    </style:style>
    <style:style style:name="P281" style:family="paragraph" style:parent-style-name="Table_20_Contents">
      <style:paragraph-properties fo:text-align="start" style:justify-single-word="false"/>
      <style:text-properties officeooo:rsid="012826f8" officeooo:paragraph-rsid="01322273"/>
    </style:style>
    <style:style style:name="P282"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283"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284"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285"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286"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287"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288"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289"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290"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291"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292"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293"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294" style:family="paragraph" style:parent-style-name="Table_20_Contents">
      <style:paragraph-properties fo:text-align="end" style:justify-single-word="false"/>
      <style:text-properties fo:font-weight="bold" officeooo:rsid="02a113cd" officeooo:paragraph-rsid="02a113cd" style:font-weight-asian="bold" style:font-weight-complex="bold"/>
    </style:style>
    <style:style style:name="P295" style:family="paragraph" style:parent-style-name="Table_20_Contents">
      <style:paragraph-properties fo:text-align="start" style:justify-single-word="false"/>
      <style:text-properties fo:font-weight="bold" officeooo:rsid="02a113cd" officeooo:paragraph-rsid="02a113cd" style:font-weight-asian="bold" style:font-weight-complex="bold"/>
    </style:style>
    <style:style style:name="P296" style:family="paragraph" style:parent-style-name="Table_20_Contents">
      <style:paragraph-properties fo:text-align="end" style:justify-single-word="false"/>
      <style:text-properties fo:font-weight="bold" officeooo:rsid="02a163f8" officeooo:paragraph-rsid="02a163f8" style:font-weight-asian="bold" style:font-weight-complex="bold"/>
    </style:style>
    <style:style style:name="P297" style:family="paragraph" style:parent-style-name="Table_20_Contents">
      <style:paragraph-properties fo:text-align="end" style:justify-single-word="false"/>
      <style:text-properties officeooo:rsid="0129f59a" officeooo:paragraph-rsid="0129f59a"/>
    </style:style>
    <style:style style:name="P298" style:family="paragraph" style:parent-style-name="Table_20_Contents">
      <style:paragraph-properties fo:text-align="end" style:justify-single-word="false"/>
      <style:text-properties officeooo:rsid="0129f59a" officeooo:paragraph-rsid="013113cf"/>
    </style:style>
    <style:style style:name="P299" style:family="paragraph" style:parent-style-name="Table_20_Contents">
      <style:paragraph-properties fo:text-align="start" style:justify-single-word="false"/>
      <style:text-properties officeooo:rsid="0129f59a" officeooo:paragraph-rsid="0129f59a"/>
    </style:style>
    <style:style style:name="P300" style:family="paragraph" style:parent-style-name="Table_20_Contents">
      <style:paragraph-properties fo:text-align="start" style:justify-single-word="false"/>
      <style:text-properties officeooo:rsid="0129f59a" officeooo:paragraph-rsid="012dbe40"/>
    </style:style>
    <style:style style:name="P301" style:family="paragraph" style:parent-style-name="Table_20_Contents">
      <style:paragraph-properties fo:text-align="start" style:justify-single-word="false"/>
      <style:text-properties officeooo:rsid="0129f59a" officeooo:paragraph-rsid="013113cf"/>
    </style:style>
    <style:style style:name="P302" style:family="paragraph" style:parent-style-name="Table_20_Contents">
      <style:paragraph-properties fo:text-align="end" style:justify-single-word="false"/>
      <style:text-properties officeooo:rsid="012b21cd" officeooo:paragraph-rsid="012b21cd"/>
    </style:style>
    <style:style style:name="P303" style:family="paragraph" style:parent-style-name="Table_20_Contents">
      <style:paragraph-properties fo:text-align="end" style:justify-single-word="false"/>
      <style:text-properties officeooo:rsid="012b21cd" officeooo:paragraph-rsid="013113cf"/>
    </style:style>
    <style:style style:name="P304" style:family="paragraph" style:parent-style-name="Table_20_Contents">
      <style:paragraph-properties fo:text-align="end" style:justify-single-word="false"/>
      <style:text-properties officeooo:rsid="012c3527" officeooo:paragraph-rsid="012c3527"/>
    </style:style>
    <style:style style:name="P305" style:family="paragraph" style:parent-style-name="Table_20_Contents">
      <style:paragraph-properties fo:text-align="end" style:justify-single-word="false"/>
      <style:text-properties officeooo:rsid="012c3527" officeooo:paragraph-rsid="013113cf"/>
    </style:style>
    <style:style style:name="P306" style:family="paragraph" style:parent-style-name="Table_20_Contents">
      <style:paragraph-properties fo:text-align="start" style:justify-single-word="false"/>
      <style:text-properties officeooo:rsid="013113cf" officeooo:paragraph-rsid="013113cf"/>
    </style:style>
    <style:style style:name="P307" style:family="paragraph" style:parent-style-name="Table_20_Contents">
      <style:paragraph-properties fo:text-align="end" style:justify-single-word="false"/>
      <style:text-properties officeooo:rsid="013113cf" officeooo:paragraph-rsid="013113cf"/>
    </style:style>
    <style:style style:name="P308" style:family="paragraph" style:parent-style-name="Table_20_Contents">
      <style:paragraph-properties fo:text-align="start" style:justify-single-word="false"/>
      <style:text-properties officeooo:rsid="01322273" officeooo:paragraph-rsid="01322273"/>
    </style:style>
    <style:style style:name="P309" style:family="paragraph" style:parent-style-name="Table_20_Contents">
      <style:paragraph-properties fo:text-align="end" style:justify-single-word="false"/>
      <style:text-properties officeooo:rsid="01322273" officeooo:paragraph-rsid="01322273"/>
    </style:style>
    <style:style style:name="P310" style:family="paragraph" style:parent-style-name="Table_20_Contents">
      <style:paragraph-properties fo:text-align="end" style:justify-single-word="false"/>
      <style:text-properties officeooo:rsid="0133dd8e" officeooo:paragraph-rsid="0133dd8e"/>
    </style:style>
    <style:style style:name="P311" style:family="paragraph" style:parent-style-name="Table_20_Contents">
      <style:paragraph-properties fo:text-align="justify" style:justify-single-word="false"/>
      <style:text-properties officeooo:rsid="0168c5af" officeooo:paragraph-rsid="0168c5af"/>
    </style:style>
    <style:style style:name="P312"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313"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314"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315"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316"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317"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318"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319"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320"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321" style:family="paragraph" style:parent-style-name="Table_20_Contents">
      <style:paragraph-properties fo:text-align="justify" style:justify-single-word="false"/>
      <style:text-properties officeooo:rsid="016a6fe3" officeooo:paragraph-rsid="016a6fe3"/>
    </style:style>
    <style:style style:name="P322" style:family="paragraph" style:parent-style-name="Table_20_Contents">
      <style:paragraph-properties fo:text-align="justify" style:justify-single-word="false"/>
      <style:text-properties officeooo:rsid="016ad22a" officeooo:paragraph-rsid="016ad22a"/>
    </style:style>
    <style:style style:name="P323" style:family="paragraph" style:parent-style-name="Table_20_Contents">
      <style:paragraph-properties fo:text-align="justify" style:justify-single-word="false"/>
      <style:text-properties officeooo:rsid="016e1a30" officeooo:paragraph-rsid="016f1546"/>
    </style:style>
    <style:style style:name="P324" style:family="paragraph" style:parent-style-name="Table_20_Contents">
      <style:paragraph-properties fo:text-align="justify" style:justify-single-word="false"/>
      <style:text-properties officeooo:rsid="016f1546" officeooo:paragraph-rsid="016f1546"/>
    </style:style>
    <style:style style:name="P325" style:family="paragraph" style:parent-style-name="Table_20_Contents">
      <style:paragraph-properties fo:text-align="justify" style:justify-single-word="false"/>
      <style:text-properties officeooo:rsid="016ff975" officeooo:paragraph-rsid="016ff975"/>
    </style:style>
    <style:style style:name="P326" style:family="paragraph" style:parent-style-name="Table_20_Contents">
      <style:paragraph-properties fo:text-align="justify" style:justify-single-word="false"/>
      <style:text-properties officeooo:rsid="0172400f" officeooo:paragraph-rsid="0172400f"/>
    </style:style>
    <style:style style:name="P327" style:family="paragraph" style:parent-style-name="Table_20_Contents">
      <style:paragraph-properties fo:text-align="justify" style:justify-single-word="false"/>
      <style:text-properties officeooo:rsid="01750a94" officeooo:paragraph-rsid="01750a94"/>
    </style:style>
    <style:style style:name="P328" style:family="paragraph" style:parent-style-name="Table_20_Contents">
      <style:paragraph-properties fo:text-align="start" style:justify-single-word="false"/>
      <style:text-properties officeooo:rsid="02a113cd" officeooo:paragraph-rsid="02a113cd"/>
    </style:style>
    <style:style style:name="P329" style:family="paragraph" style:parent-style-name="Table_20_Contents">
      <style:paragraph-properties fo:text-align="end" style:justify-single-word="false"/>
      <style:text-properties fo:color="#009933" fo:font-weight="bold" officeooo:rsid="02a163f8" officeooo:paragraph-rsid="02a163f8" style:font-weight-asian="bold" style:font-weight-complex="bold"/>
    </style:style>
    <style:style style:name="P330" style:family="paragraph" style:parent-style-name="Table_20_Contents">
      <style:paragraph-properties fo:text-align="end" style:justify-single-word="false"/>
      <style:text-properties fo:color="#ff6600" fo:font-weight="bold" officeooo:rsid="02a163f8" officeooo:paragraph-rsid="02a163f8" style:font-weight-asian="bold" style:font-weight-complex="bold"/>
    </style:style>
    <style:style style:name="P331" style:family="paragraph" style:parent-style-name="Table_20_Contents">
      <style:paragraph-properties fo:text-align="end" style:justify-single-word="false"/>
      <style:text-properties fo:color="#ff3333" fo:font-weight="bold" officeooo:rsid="02a163f8" officeooo:paragraph-rsid="02a163f8" style:font-weight-asian="bold" style:font-weight-complex="bold"/>
    </style:style>
    <style:style style:name="P332" style:family="paragraph" style:parent-style-name="Table_20_Contents">
      <style:paragraph-properties fo:text-align="end" style:justify-single-word="false"/>
      <style:text-properties officeooo:rsid="039890e8" officeooo:paragraph-rsid="039890e8"/>
    </style:style>
    <style:style style:name="P333"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334"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335" style:family="paragraph" style:parent-style-name="Standard">
      <style:text-properties officeooo:paragraph-rsid="02a113cd"/>
    </style:style>
    <style:style style:name="P336" style:family="paragraph" style:parent-style-name="Standard">
      <style:text-properties officeooo:rsid="0368514e" officeooo:paragraph-rsid="0368514e"/>
    </style:style>
    <style:style style:name="P337" style:family="paragraph" style:parent-style-name="Standard">
      <style:text-properties officeooo:rsid="038ab2ac" officeooo:paragraph-rsid="038ab2ac"/>
    </style:style>
    <style:style style:name="P338" style:family="paragraph" style:parent-style-name="Standard">
      <style:text-properties officeooo:rsid="039f06e8" officeooo:paragraph-rsid="039f06e8"/>
    </style:style>
    <style:style style:name="P339" style:family="paragraph" style:parent-style-name="Standard">
      <style:text-properties officeooo:rsid="03a09c12" officeooo:paragraph-rsid="03a09c12"/>
    </style:style>
    <style:style style:name="P340" style:family="paragraph" style:parent-style-name="Standard">
      <style:text-properties officeooo:rsid="03a09c12" officeooo:paragraph-rsid="03a2899e"/>
    </style:style>
    <style:style style:name="P341" style:family="paragraph" style:parent-style-name="Standard">
      <style:text-properties officeooo:rsid="03a35cc0" officeooo:paragraph-rsid="03a35cc0"/>
    </style:style>
    <style:style style:name="P342" style:family="paragraph" style:parent-style-name="Standard">
      <style:text-properties fo:font-weight="normal" officeooo:rsid="039ba875" officeooo:paragraph-rsid="03a6d53b" style:font-weight-asian="normal" style:font-weight-complex="normal"/>
    </style:style>
    <style:style style:name="P343" style:family="paragraph" style:parent-style-name="Standard">
      <style:text-properties officeooo:rsid="03b028be" officeooo:paragraph-rsid="03b028be"/>
    </style:style>
    <style:style style:name="P344" style:family="paragraph" style:parent-style-name="Standard">
      <style:text-properties officeooo:rsid="03b0a7ba" officeooo:paragraph-rsid="03b0a7ba"/>
    </style:style>
    <style:style style:name="P345" style:family="paragraph" style:parent-style-name="Preformatted_20_Text">
      <style:text-properties fo:font-variant="normal" fo:text-transform="none" fo:color="#000000" style:font-name="Consolas" fo:font-size="10pt" fo:letter-spacing="normal" fo:font-style="normal" fo:font-weight="normal" officeooo:rsid="03ec3e04" officeooo:paragraph-rsid="03ec3e04" fo:background-color="transparent" style:font-size-asian="10pt" style:font-size-complex="10pt"/>
    </style:style>
    <style:style style:name="P346" style:family="paragraph" style:parent-style-name="Preformatted_20_Text">
      <style:text-properties fo:font-variant="normal" fo:text-transform="none" fo:color="#000000" style:font-name="Consolas" fo:font-size="10pt" fo:letter-spacing="normal" fo:font-style="normal" fo:font-weight="normal" officeooo:rsid="040016d0" officeooo:paragraph-rsid="040016d0" style:font-size-asian="10pt" style:font-size-complex="10pt"/>
    </style:style>
    <style:style style:name="P347" style:family="paragraph" style:parent-style-name="Preformatted_20_Text">
      <style:text-properties officeooo:paragraph-rsid="03f58a5a"/>
    </style:style>
    <style:style style:name="P348" style:family="paragraph" style:parent-style-name="Preformatted_20_Text">
      <style:text-properties fo:color="#006600"/>
    </style:style>
    <style:style style:name="P349" style:family="paragraph" style:parent-style-name="Preformatted_20_Text">
      <style:text-properties fo:color="#006600" officeooo:paragraph-rsid="03f783e0"/>
    </style:style>
    <style:style style:name="P350" style:family="paragraph" style:parent-style-name="Preformatted_20_Text">
      <style:text-properties fo:color="#006600" officeooo:paragraph-rsid="03f58a5a"/>
    </style:style>
    <style:style style:name="P351" style:family="paragraph" style:parent-style-name="Preformatted_20_Text">
      <style:text-properties fo:color="#006600" fo:font-weight="normal" style:font-weight-asian="normal" style:font-weight-complex="normal"/>
    </style:style>
    <style:style style:name="P352" style:family="paragraph" style:parent-style-name="Preformatted_20_Text">
      <style:text-properties officeooo:paragraph-rsid="03f7a663"/>
    </style:style>
    <style:style style:name="P353" style:family="paragraph" style:parent-style-name="Preformatted_20_Text">
      <style:text-properties officeooo:paragraph-rsid="03f99f00"/>
    </style:style>
    <style:style style:name="P354" style:family="paragraph" style:parent-style-name="Preformatted_20_Text">
      <style:text-properties officeooo:rsid="04030225" officeooo:paragraph-rsid="0407e03f"/>
    </style:style>
    <style:style style:name="P355"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fo:background-color="transparent" style:font-size-asian="10pt" style:font-size-complex="10pt"/>
    </style:style>
    <style:style style:name="P356" style:family="paragraph" style:parent-style-name="Preformatted_20_Text">
      <style:paragraph-properties fo:margin-top="0cm" fo:margin-bottom="0cm" loext:contextual-spacing="false" fo:orphans="2" fo:widows="2" fo:padding="0cm" fo:border="none"/>
      <style:text-properties fo:font-variant="normal" fo:text-transform="none" fo:color="#000000" fo:font-size="10pt" fo:letter-spacing="normal" style:font-size-asian="10pt" style:font-size-complex="10pt"/>
    </style:style>
    <style:style style:name="P357"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358" style:family="paragraph" style:parent-style-name="Preformatted_20_Text">
      <style:paragraph-properties fo:margin-top="0cm" fo:margin-bottom="0cm" loext:contextual-spacing="false" fo:orphans="2" fo:widows="2" fo:padding="0cm" fo:border="none"/>
      <style:text-properties fo:font-variant="normal" fo:text-transform="none" fo:color="#006600" style:font-name="Consolas" fo:font-size="10pt" fo:letter-spacing="normal" fo:font-style="normal" fo:font-weight="normal" officeooo:rsid="040016d0" officeooo:paragraph-rsid="040016d0" fo:background-color="transparent" style:font-size-asian="10pt" style:font-size-complex="10pt"/>
    </style:style>
    <style:style style:name="P359"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fo:background-color="transparent" style:font-size-asian="10pt" style:font-size-complex="10pt"/>
    </style:style>
    <style:style style:name="P360" style:family="paragraph" style:parent-style-name="Preformatted_20_Text">
      <style:paragraph-properties fo:margin-top="0cm" fo:margin-bottom="0cm" loext:contextual-spacing="false" fo:orphans="2" fo:widows="2" fo:padding="0cm" fo:border="none"/>
      <style:text-properties fo:font-variant="normal" fo:text-transform="none" fo:color="#006600" fo:font-size="10pt" fo:letter-spacing="normal" officeooo:paragraph-rsid="03ff36ac" fo:background-color="transparent" style:font-size-asian="10pt" style:font-size-complex="10pt"/>
    </style:style>
    <style:style style:name="P361" style:family="paragraph" style:parent-style-name="Standard" style:list-style-name="L13">
      <style:text-properties officeooo:rsid="03b0a7ba" officeooo:paragraph-rsid="03b0a7ba"/>
    </style:style>
    <style:style style:name="P362" style:family="paragraph" style:parent-style-name="Text_20_body" style:list-style-name="L1">
      <style:text-properties officeooo:paragraph-rsid="01a387af"/>
    </style:style>
    <style:style style:name="P363" style:family="paragraph" style:parent-style-name="Text_20_body" style:list-style-name="L2">
      <style:text-properties officeooo:rsid="01a387af" officeooo:paragraph-rsid="01a387af"/>
    </style:style>
    <style:style style:name="P364" style:family="paragraph" style:parent-style-name="Text_20_body" style:list-style-name="L3">
      <style:text-properties officeooo:rsid="01d9d975" officeooo:paragraph-rsid="01d9d975"/>
    </style:style>
    <style:style style:name="P365" style:family="paragraph" style:parent-style-name="Text_20_body" style:list-style-name="L4"/>
    <style:style style:name="P366" style:family="paragraph" style:parent-style-name="Text_20_body" style:list-style-name="L5">
      <style:text-properties officeooo:rsid="02cfd194" officeooo:paragraph-rsid="02cfd194"/>
    </style:style>
    <style:style style:name="P367" style:family="paragraph" style:parent-style-name="Text_20_body" style:list-style-name="L6">
      <style:text-properties officeooo:rsid="02eddb49" officeooo:paragraph-rsid="02eddb49"/>
    </style:style>
    <style:style style:name="P368" style:family="paragraph" style:parent-style-name="Text_20_body" style:list-style-name="L7">
      <style:text-properties officeooo:rsid="030309ca" officeooo:paragraph-rsid="030309ca"/>
    </style:style>
    <style:style style:name="P369" style:family="paragraph" style:parent-style-name="Text_20_body" style:list-style-name="L8">
      <style:text-properties officeooo:rsid="031bb2c8" officeooo:paragraph-rsid="031fc19d"/>
    </style:style>
    <style:style style:name="P370" style:family="paragraph" style:parent-style-name="Text_20_body" style:list-style-name="L8">
      <style:text-properties officeooo:rsid="031bb2c8" officeooo:paragraph-rsid="031ec797"/>
    </style:style>
    <style:style style:name="P371" style:family="paragraph" style:parent-style-name="Text_20_body" style:list-style-name="L9">
      <style:text-properties officeooo:rsid="032b4be8" officeooo:paragraph-rsid="032b4be8"/>
    </style:style>
    <style:style style:name="P372" style:family="paragraph" style:parent-style-name="Text_20_body" style:list-style-name="L9">
      <style:text-properties officeooo:rsid="032b4be8" officeooo:paragraph-rsid="033b3346"/>
    </style:style>
    <style:style style:name="P373" style:family="paragraph" style:parent-style-name="Text_20_body" style:list-style-name="L10">
      <style:text-properties officeooo:rsid="03519900" officeooo:paragraph-rsid="03519900"/>
    </style:style>
    <style:style style:name="P374" style:family="paragraph" style:parent-style-name="Text_20_body" style:list-style-name="L10">
      <style:text-properties officeooo:rsid="03519900" officeooo:paragraph-rsid="0354de32"/>
    </style:style>
    <style:style style:name="P375" style:family="paragraph" style:parent-style-name="Text_20_body" style:list-style-name="L10">
      <style:text-properties officeooo:rsid="0354de32" officeooo:paragraph-rsid="0354de32"/>
    </style:style>
    <style:style style:name="P376" style:family="paragraph" style:parent-style-name="Text_20_body" style:list-style-name="L11">
      <style:text-properties officeooo:rsid="0374419d" officeooo:paragraph-rsid="0374419d"/>
    </style:style>
    <style:style style:name="P377" style:family="paragraph" style:parent-style-name="Text_20_body" style:list-style-name="L11">
      <style:text-properties officeooo:rsid="03768c8b" officeooo:paragraph-rsid="037738f7"/>
    </style:style>
    <style:style style:name="P378" style:family="paragraph" style:parent-style-name="Text_20_body" style:list-style-name="L12">
      <style:text-properties officeooo:rsid="039736cf" officeooo:paragraph-rsid="039736cf"/>
    </style:style>
    <style:style style:name="P379" style:family="paragraph" style:parent-style-name="Text_20_body" style:list-style-name="L12">
      <style:text-properties officeooo:rsid="039736cf" officeooo:paragraph-rsid="039890e8"/>
    </style:style>
    <style:style style:name="P380" style:family="paragraph" style:parent-style-name="Text_20_body" style:list-style-name="L14">
      <style:text-properties officeooo:rsid="03c1c55e" officeooo:paragraph-rsid="03c1c55e"/>
    </style:style>
    <style:style style:name="P381" style:family="paragraph" style:parent-style-name="Text_20_body" style:list-style-name="L14">
      <style:text-properties officeooo:rsid="03c1c55e" officeooo:paragraph-rsid="03c3ec46"/>
    </style:style>
    <style:style style:name="P382" style:family="paragraph" style:parent-style-name="Text_20_body" style:list-style-name="L14">
      <style:text-properties officeooo:rsid="03c2a5e2" officeooo:paragraph-rsid="03c3ec46"/>
    </style:style>
    <style:style style:name="P383" style:family="paragraph" style:parent-style-name="Text_20_body" style:list-style-name="L14">
      <style:text-properties officeooo:rsid="03c3ec46" officeooo:paragraph-rsid="03c8751a"/>
    </style:style>
    <style:style style:name="P384" style:family="paragraph" style:parent-style-name="Text_20_body" style:list-style-name="L14">
      <style:text-properties officeooo:rsid="03c5ab63" officeooo:paragraph-rsid="03c5ab63"/>
    </style:style>
    <style:style style:name="P385" style:family="paragraph" style:parent-style-name="Text_20_body" style:list-style-name="L15">
      <style:text-properties officeooo:rsid="03c84f78" officeooo:paragraph-rsid="03c84f78"/>
    </style:style>
    <style:style style:name="P386" style:family="paragraph" style:parent-style-name="Text_20_body" style:list-style-name="L15">
      <style:text-properties officeooo:rsid="03c86602" officeooo:paragraph-rsid="03c9c94c"/>
    </style:style>
    <style:style style:name="P387" style:family="paragraph" style:parent-style-name="Text_20_body" style:list-style-name="L15">
      <style:text-properties officeooo:rsid="03c9c94c" officeooo:paragraph-rsid="03c9c94c"/>
    </style:style>
    <style:style style:name="P388" style:family="paragraph" style:parent-style-name="Text_20_body" style:list-style-name="L15">
      <style:text-properties officeooo:rsid="03cb4e37" officeooo:paragraph-rsid="03cc7339"/>
    </style:style>
    <style:style style:name="P389" style:family="paragraph" style:parent-style-name="Text_20_body" style:list-style-name="L15">
      <style:text-properties officeooo:rsid="03cb4e37" officeooo:paragraph-rsid="03cb4e37"/>
    </style:style>
    <style:style style:name="P390" style:family="paragraph" style:parent-style-name="Text_20_body" style:list-style-name="L15">
      <style:text-properties officeooo:rsid="03cb4e37" officeooo:paragraph-rsid="03ce388c"/>
    </style:style>
    <style:style style:name="P391" style:family="paragraph" style:parent-style-name="Text_20_body" style:list-style-name="L15">
      <style:text-properties officeooo:rsid="03ce388c" officeooo:paragraph-rsid="03ce388c"/>
    </style:style>
    <style:style style:name="P392" style:family="paragraph" style:parent-style-name="Text_20_body">
      <style:text-properties officeooo:rsid="0407e03f" officeooo:paragraph-rsid="0407e03f"/>
    </style:style>
    <style:style style:name="P393" style:family="paragraph" style:parent-style-name="Text_20_body" style:list-style-name="L16">
      <style:text-properties fo:font-style="italic" officeooo:rsid="040b72cd" officeooo:paragraph-rsid="040b72cd" style:font-style-asian="italic" style:font-style-complex="italic"/>
    </style:style>
    <style:style style:name="P394" style:family="paragraph" style:parent-style-name="Text_20_body" style:list-style-name="Numbering_20_1">
      <style:text-properties officeooo:rsid="0065a612" officeooo:paragraph-rsid="02e7e0b1"/>
    </style:style>
    <style:style style:name="P395" style:family="paragraph" style:parent-style-name="Text_20_body">
      <style:text-properties officeooo:rsid="0412ef59" officeooo:paragraph-rsid="0419b7b9"/>
    </style:style>
    <style:style style:name="P396" style:family="paragraph" style:parent-style-name="Text_20_body">
      <style:text-properties officeooo:rsid="0416594d" officeooo:paragraph-rsid="0416594d"/>
    </style:style>
    <style:style style:name="P397" style:family="paragraph" style:parent-style-name="Text_20_body">
      <style:text-properties officeooo:rsid="041f0ca0" officeooo:paragraph-rsid="041f0ca0"/>
    </style:style>
    <style:style style:name="P398" style:family="paragraph" style:parent-style-name="Text_20_body">
      <style:text-properties officeooo:rsid="04230253" officeooo:paragraph-rsid="04230253"/>
    </style:style>
    <style:style style:name="P399" style:family="paragraph" style:parent-style-name="Text_20_body">
      <style:text-properties officeooo:rsid="0435b4f9" officeooo:paragraph-rsid="0435b4f9"/>
    </style:style>
    <style:style style:name="P400" style:family="paragraph" style:parent-style-name="Text_20_body">
      <style:text-properties officeooo:rsid="04369d25" officeooo:paragraph-rsid="04369d25"/>
    </style:style>
    <style:style style:name="P401" style:family="paragraph" style:parent-style-name="Text_20_body">
      <style:text-properties officeooo:rsid="043e2126" officeooo:paragraph-rsid="043e2126"/>
    </style:style>
    <style:style style:name="P402" style:family="paragraph" style:parent-style-name="Text_20_body">
      <style:text-properties officeooo:rsid="0440385c" officeooo:paragraph-rsid="0440385c"/>
    </style:style>
    <style:style style:name="P403" style:family="paragraph" style:parent-style-name="Contents_20_1">
      <style:paragraph-properties>
        <style:tab-stops>
          <style:tab-stop style:position="17cm" style:type="right" style:leader-style="dotted" style:leader-text="."/>
        </style:tab-stops>
      </style:paragraph-properties>
    </style:style>
    <style:style style:name="P404" style:family="paragraph" style:parent-style-name="T1">
      <style:text-properties officeooo:rsid="005a9a64" officeooo:paragraph-rsid="005a9a64"/>
    </style:style>
    <style:style style:name="P405" style:family="paragraph" style:parent-style-name="T1">
      <style:text-properties officeooo:rsid="0237897b" officeooo:paragraph-rsid="0237897b"/>
    </style:style>
    <style:style style:name="P406" style:family="paragraph" style:parent-style-name="T1">
      <style:paragraph-properties fo:break-before="page"/>
    </style:style>
    <style:style style:name="P407" style:family="paragraph" style:parent-style-name="T3">
      <style:text-properties officeooo:paragraph-rsid="010f5aab"/>
    </style:style>
    <style:style style:name="P408" style:family="paragraph" style:parent-style-name="T3" style:list-style-name="Numbering_20_1"/>
    <style:style style:name="P409" style:family="paragraph" style:parent-style-name="T3" style:list-style-name="Numbering_20_1">
      <style:text-properties officeooo:paragraph-rsid="013f3fd8"/>
    </style:style>
    <style:style style:name="P410" style:family="paragraph" style:parent-style-name="T3" style:list-style-name="Numbering_20_1">
      <style:text-properties officeooo:paragraph-rsid="0301154a"/>
    </style:style>
    <style:style style:name="P411" style:family="paragraph" style:parent-style-name="T3" style:list-style-name="Numbering_20_1">
      <style:text-properties officeooo:paragraph-rsid="03aac533"/>
    </style:style>
    <style:style style:name="P412" style:family="paragraph" style:parent-style-name="T3" style:list-style-name="Numbering_20_1">
      <style:text-properties officeooo:paragraph-rsid="03df3dbd"/>
    </style:style>
    <style:style style:name="P413" style:family="paragraph" style:parent-style-name="T3" style:list-style-name="Numbering_20_1">
      <style:text-properties officeooo:paragraph-rsid="03de1687"/>
    </style:style>
    <style:style style:name="P414" style:family="paragraph" style:parent-style-name="T3" style:list-style-name="Numbering_20_1">
      <style:text-properties officeooo:paragraph-rsid="02e7e0b1"/>
    </style:style>
    <style:style style:name="P415" style:family="paragraph" style:parent-style-name="T3">
      <style:text-properties officeooo:paragraph-rsid="029f4f9e"/>
    </style:style>
    <style:style style:name="P416" style:family="paragraph" style:parent-style-name="T3">
      <style:text-properties officeooo:rsid="03b441b0" officeooo:paragraph-rsid="03aac533"/>
    </style:style>
    <style:style style:name="P417" style:family="paragraph" style:parent-style-name="T3">
      <style:text-properties officeooo:rsid="03aac533" officeooo:paragraph-rsid="03aac533"/>
    </style:style>
    <style:style style:name="P418" style:family="paragraph" style:parent-style-name="T3">
      <style:text-properties officeooo:rsid="041074ac" officeooo:paragraph-rsid="041074ac"/>
    </style:style>
    <style:style style:name="P419" style:family="paragraph" style:parent-style-name="T3">
      <style:text-properties officeooo:rsid="03d92bd0" officeooo:paragraph-rsid="03d92bd0"/>
    </style:style>
    <style:style style:name="P420" style:family="paragraph" style:parent-style-name="T3">
      <style:text-properties officeooo:paragraph-rsid="043437d9"/>
    </style:style>
    <style:style style:name="P421" style:family="paragraph" style:parent-style-name="T2">
      <style:text-properties officeooo:rsid="005c65b6" officeooo:paragraph-rsid="005c65b6"/>
    </style:style>
    <style:style style:name="P422" style:family="paragraph" style:parent-style-name="T2" style:list-style-name=""/>
    <style:style style:name="P423" style:family="paragraph" style:parent-style-name="T2">
      <style:text-properties officeooo:paragraph-rsid="014e6656"/>
    </style:style>
    <style:style style:name="P424" style:family="paragraph" style:parent-style-name="T2" style:list-style-name="Numbering_20_1"/>
    <style:style style:name="P425" style:family="paragraph" style:parent-style-name="T2" style:list-style-name="Numbering_20_1">
      <style:text-properties officeooo:paragraph-rsid="0305b8a9"/>
    </style:style>
    <style:style style:name="P426" style:family="paragraph" style:parent-style-name="T2" style:list-style-name="Numbering_20_1">
      <style:text-properties officeooo:paragraph-rsid="02e7e0b1"/>
    </style:style>
    <style:style style:name="P427" style:family="paragraph" style:parent-style-name="T2" style:list-style-name="Numbering_20_1">
      <style:text-properties officeooo:rsid="014e6656" officeooo:paragraph-rsid="0114caf6"/>
    </style:style>
    <style:style style:name="P428" style:family="paragraph" style:parent-style-name="T2">
      <style:text-properties officeooo:paragraph-rsid="013113cf"/>
    </style:style>
    <style:style style:name="P429" style:family="paragraph" style:parent-style-name="T2">
      <style:text-properties officeooo:rsid="013ba78f" officeooo:paragraph-rsid="013ba78f"/>
    </style:style>
    <style:style style:name="P430" style:family="paragraph" style:parent-style-name="T2">
      <style:text-properties officeooo:rsid="02ed8ac4" officeooo:paragraph-rsid="02ed8ac4"/>
    </style:style>
    <style:style style:name="P431" style:family="paragraph" style:parent-style-name="T2" style:list-style-name="Numbering_20_1">
      <style:text-properties officeooo:rsid="031a3b2f" officeooo:paragraph-rsid="0305b8a9"/>
    </style:style>
    <style:style style:name="P432" style:family="paragraph" style:parent-style-name="T2">
      <style:text-properties officeooo:paragraph-rsid="006cdbf6"/>
    </style:style>
    <style:style style:name="P433" style:family="paragraph" style:parent-style-name="T4">
      <style:text-properties officeooo:rsid="023b6ae5" officeooo:paragraph-rsid="023b6ae5"/>
    </style:style>
    <style:style style:name="P434" style:family="paragraph" style:parent-style-name="Subtitle">
      <style:text-properties officeooo:rsid="014e8452" officeooo:paragraph-rsid="014e8452"/>
    </style:style>
    <style:style style:name="P435" style:family="paragraph" style:parent-style-name="Subtitle">
      <style:text-properties officeooo:paragraph-rsid="014e6656"/>
    </style:style>
    <style:style style:name="P436" style:family="paragraph" style:parent-style-name="Contents_20_2">
      <style:paragraph-properties>
        <style:tab-stops>
          <style:tab-stop style:position="16.501cm" style:type="right" style:leader-style="dotted" style:leader-text="."/>
        </style:tab-stops>
      </style:paragraph-properties>
    </style:style>
    <style:style style:name="P437" style:family="paragraph" style:parent-style-name="Contents_20_3">
      <style:paragraph-properties>
        <style:tab-stops>
          <style:tab-stop style:position="16cm" style:type="right" style:leader-style="dotted" style:leader-text="."/>
        </style:tab-stops>
      </style:paragraph-properties>
    </style:style>
    <style:style style:name="P438" style:family="paragraph" style:parent-style-name="Preformatted_20_Text">
      <style:text-properties fo:color="#006600"/>
    </style:style>
    <style:style style:name="P439" style:family="paragraph" style:parent-style-name="Preformatted_20_Text">
      <style:text-properties fo:color="#006600" fo:font-size="11pt" officeooo:paragraph-rsid="03f783e0" style:font-size-asian="11pt" style:font-size-complex="11pt"/>
    </style:style>
    <style:style style:name="P440" style:family="paragraph" style:parent-style-name="Preformatted_20_Text">
      <style:text-properties fo:color="#006600" fo:font-size="11pt" officeooo:rsid="0395fa23" style:font-size-asian="11pt" style:font-size-complex="11pt"/>
    </style:style>
    <style:style style:name="P441" style:family="paragraph" style:parent-style-name="Preformatted_20_Text">
      <style:text-properties officeooo:paragraph-rsid="04202da0"/>
    </style:style>
    <style:style style:name="P442" style:family="paragraph" style:parent-style-name="Preformatted_20_Text">
      <style:text-properties officeooo:paragraph-rsid="04216b89"/>
    </style:style>
    <style:style style:name="P443" style:family="paragraph" style:parent-style-name="Preformatted_20_Text">
      <style:text-properties officeooo:rsid="04230253" officeooo:paragraph-rsid="04230253"/>
    </style:style>
    <style:style style:name="P444" style:family="paragraph" style:parent-style-name="Preformatted_20_Text">
      <style:text-properties officeooo:paragraph-rsid="0427f687"/>
    </style:style>
    <style:style style:name="P445" style:family="paragraph" style:parent-style-name="Preformatted_20_Text">
      <style:text-properties officeooo:paragraph-rsid="04297db3"/>
    </style:style>
    <style:style style:name="P446" style:family="paragraph" style:parent-style-name="Preformatted_20_Text">
      <style:text-properties officeooo:paragraph-rsid="043240ad"/>
    </style:style>
    <style:style style:name="P447"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016d0" fo:background-color="transparent" style:font-size-asian="10pt" style:font-size-complex="10pt"/>
    </style:style>
    <style:style style:name="P448" style:family="paragraph" style:parent-style-name="Preformatted_20_Text">
      <style:paragraph-properties fo:margin-top="0cm" fo:margin-bottom="0cm" loext:contextual-spacing="false" fo:orphans="2" fo:widows="2" fo:padding="0cm" fo:border="none"/>
      <style:text-properties fo:font-variant="normal" fo:text-transform="none" fo:color="#000000" style:font-name="Consolas" fo:font-size="10pt" fo:letter-spacing="normal" fo:font-style="normal" fo:font-weight="normal" officeooo:rsid="040016d0" officeooo:paragraph-rsid="040cb2dd" fo:background-color="transparent" style:font-size-asian="10pt" style:font-size-complex="10pt"/>
    </style:style>
    <style:style style:name="P449" style:family="paragraph" style:parent-style-name="Preformatted_20_Text">
      <style:paragraph-properties fo:margin-top="0cm" fo:margin-bottom="0.499cm" loext:contextual-spacing="fals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76557f"/>
    </style:style>
    <style:style style:name="T6" style:family="text">
      <style:text-properties officeooo:rsid="00784092"/>
    </style:style>
    <style:style style:name="T7" style:family="text">
      <style:text-properties officeooo:rsid="007c7600"/>
    </style:style>
    <style:style style:name="T8" style:family="text">
      <style:text-properties officeooo:rsid="008ae0cd"/>
    </style:style>
    <style:style style:name="T9" style:family="text">
      <style:text-properties officeooo:rsid="008b567a"/>
    </style:style>
    <style:style style:name="T10" style:family="text">
      <style:text-properties officeooo:rsid="008e0440"/>
    </style:style>
    <style:style style:name="T11" style:family="text">
      <style:text-properties officeooo:rsid="00926e3e"/>
    </style:style>
    <style:style style:name="T12" style:family="text">
      <style:text-properties officeooo:rsid="009eaf47"/>
    </style:style>
    <style:style style:name="T13" style:family="text">
      <style:text-properties officeooo:rsid="009f9093"/>
    </style:style>
    <style:style style:name="T14" style:family="text">
      <style:text-properties officeooo:rsid="00a2c1e7"/>
    </style:style>
    <style:style style:name="T15" style:family="text">
      <style:text-properties officeooo:rsid="00a4b116"/>
    </style:style>
    <style:style style:name="T16" style:family="text">
      <style:text-properties officeooo:rsid="00a77cbf"/>
    </style:style>
    <style:style style:name="T17" style:family="text">
      <style:text-properties officeooo:rsid="00acc987"/>
    </style:style>
    <style:style style:name="T18" style:family="text">
      <style:text-properties officeooo:rsid="00afa71f"/>
    </style:style>
    <style:style style:name="T19" style:family="text">
      <style:text-properties officeooo:rsid="00b0418c"/>
    </style:style>
    <style:style style:name="T20" style:family="text">
      <style:text-properties officeooo:rsid="00b37e65"/>
    </style:style>
    <style:style style:name="T21" style:family="text">
      <style:text-properties officeooo:rsid="00b51934"/>
    </style:style>
    <style:style style:name="T22" style:family="text">
      <style:text-properties officeooo:rsid="00b769d7"/>
    </style:style>
    <style:style style:name="T23" style:family="text">
      <style:text-properties officeooo:rsid="00b9f0f0"/>
    </style:style>
    <style:style style:name="T24" style:family="text">
      <style:text-properties officeooo:rsid="00bf985c"/>
    </style:style>
    <style:style style:name="T25" style:family="text">
      <style:text-properties officeooo:rsid="00c0dafe"/>
    </style:style>
    <style:style style:name="T26" style:family="text">
      <style:text-properties officeooo:rsid="00c55bd5"/>
    </style:style>
    <style:style style:name="T27" style:family="text">
      <style:text-properties officeooo:rsid="00c69d4a"/>
    </style:style>
    <style:style style:name="T28" style:family="text">
      <style:text-properties officeooo:rsid="00cd47ff"/>
    </style:style>
    <style:style style:name="T29" style:family="text">
      <style:text-properties officeooo:rsid="00d03534"/>
    </style:style>
    <style:style style:name="T30" style:family="text">
      <style:text-properties officeooo:rsid="00d05923"/>
    </style:style>
    <style:style style:name="T31" style:family="text">
      <style:text-properties officeooo:rsid="00d13e7e"/>
    </style:style>
    <style:style style:name="T32" style:family="text">
      <style:text-properties officeooo:rsid="00d36c9f"/>
    </style:style>
    <style:style style:name="T33" style:family="text">
      <style:text-properties officeooo:rsid="00d4cc4e"/>
    </style:style>
    <style:style style:name="T34" style:family="text">
      <style:text-properties officeooo:rsid="00d5d248"/>
    </style:style>
    <style:style style:name="T35" style:family="text">
      <style:text-properties officeooo:rsid="00d6da06"/>
    </style:style>
    <style:style style:name="T36" style:family="text">
      <style:text-properties officeooo:rsid="00d799cf"/>
    </style:style>
    <style:style style:name="T37" style:family="text">
      <style:text-properties officeooo:rsid="00dad277"/>
    </style:style>
    <style:style style:name="T38" style:family="text">
      <style:text-properties officeooo:rsid="00df7ccd"/>
    </style:style>
    <style:style style:name="T39" style:family="text">
      <style:text-properties officeooo:rsid="00e16051"/>
    </style:style>
    <style:style style:name="T40" style:family="text">
      <style:text-properties officeooo:rsid="00e20f3d"/>
    </style:style>
    <style:style style:name="T41" style:family="text">
      <style:text-properties officeooo:rsid="00e2b738"/>
    </style:style>
    <style:style style:name="T42" style:family="text">
      <style:text-properties officeooo:rsid="00e76a3e"/>
    </style:style>
    <style:style style:name="T43" style:family="text">
      <style:text-properties officeooo:rsid="00e83451"/>
    </style:style>
    <style:style style:name="T44" style:family="text">
      <style:text-properties officeooo:rsid="00ec85f4"/>
    </style:style>
    <style:style style:name="T45" style:family="text">
      <style:text-properties officeooo:rsid="00edf664"/>
    </style:style>
    <style:style style:name="T46" style:family="text">
      <style:text-properties officeooo:rsid="00f34280"/>
    </style:style>
    <style:style style:name="T47" style:family="text">
      <style:text-properties officeooo:rsid="00f6e620"/>
    </style:style>
    <style:style style:name="T48" style:family="text">
      <style:text-properties officeooo:rsid="00f8c69f"/>
    </style:style>
    <style:style style:name="T49" style:family="text">
      <style:text-properties officeooo:rsid="00fa6fe1"/>
    </style:style>
    <style:style style:name="T50" style:family="text">
      <style:text-properties officeooo:rsid="00fc79d9"/>
    </style:style>
    <style:style style:name="T51" style:family="text">
      <style:text-properties officeooo:rsid="00fd5cd4"/>
    </style:style>
    <style:style style:name="T52" style:family="text">
      <style:text-properties officeooo:rsid="0101281e"/>
    </style:style>
    <style:style style:name="T53" style:family="text">
      <style:text-properties officeooo:rsid="0102f48e"/>
    </style:style>
    <style:style style:name="T54" style:family="text">
      <style:text-properties officeooo:rsid="01030561"/>
    </style:style>
    <style:style style:name="T55" style:family="text">
      <style:text-properties officeooo:rsid="01045b3e"/>
    </style:style>
    <style:style style:name="T56" style:family="text">
      <style:text-properties officeooo:rsid="01060ddd"/>
    </style:style>
    <style:style style:name="T57" style:family="text">
      <style:text-properties officeooo:rsid="0107ab38"/>
    </style:style>
    <style:style style:name="T58" style:family="text">
      <style:text-properties officeooo:rsid="010bc840"/>
    </style:style>
    <style:style style:name="T59" style:family="text">
      <style:text-properties officeooo:rsid="010c483b"/>
    </style:style>
    <style:style style:name="T60" style:family="text">
      <style:text-properties fo:font-style="italic" style:font-style-asian="italic" style:font-style-complex="italic"/>
    </style:style>
    <style:style style:name="T61" style:family="text">
      <style:text-properties fo:font-style="italic" officeooo:rsid="01431344" style:font-style-asian="italic" style:font-style-complex="italic"/>
    </style:style>
    <style:style style:name="T62" style:family="text">
      <style:text-properties fo:font-style="italic" officeooo:rsid="02057331" style:font-style-asian="italic" style:font-style-complex="italic"/>
    </style:style>
    <style:style style:name="T63" style:family="text">
      <style:text-properties fo:font-style="italic" officeooo:rsid="01fefd8f" style:font-style-asian="italic" style:font-style-complex="italic"/>
    </style:style>
    <style:style style:name="T64" style:family="text">
      <style:text-properties fo:font-style="italic" officeooo:rsid="020d9670" style:font-style-asian="italic" style:font-style-complex="italic"/>
    </style:style>
    <style:style style:name="T65" style:family="text">
      <style:text-properties fo:font-style="italic" officeooo:rsid="024ffcd5"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bold" officeooo:rsid="010cf18f"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officeooo:rsid="010cf18f"/>
    </style:style>
    <style:style style:name="T70" style:family="text">
      <style:text-properties fo:font-weight="bold" style:font-weight-asian="bold" style:font-weight-complex="bold"/>
    </style:style>
    <style:style style:name="T71" style:family="text">
      <style:text-properties fo:font-weight="bold" officeooo:rsid="0129f59a" style:font-weight-asian="bold" style:font-weight-complex="bold"/>
    </style:style>
    <style:style style:name="T72" style:family="text">
      <style:text-properties fo:font-weight="bold" officeooo:rsid="012c3527" style:font-weight-asian="bold" style:font-weight-complex="bold"/>
    </style:style>
    <style:style style:name="T73" style:family="text">
      <style:text-properties fo:font-weight="bold" officeooo:rsid="012dbe40" style:font-weight-asian="bold" style:font-weight-complex="bold"/>
    </style:style>
    <style:style style:name="T74" style:family="text">
      <style:text-properties fo:font-weight="bold" officeooo:rsid="013113cf" style:font-weight-asian="bold" style:font-weight-complex="bold"/>
    </style:style>
    <style:style style:name="T75" style:family="text">
      <style:text-properties fo:font-weight="bold" officeooo:rsid="01322273" style:font-weight-asian="bold" style:font-weight-complex="bold"/>
    </style:style>
    <style:style style:name="T76" style:family="text">
      <style:text-properties fo:font-weight="bold" officeooo:rsid="0133a5fc" style:font-weight-asian="bold" style:font-weight-complex="bold"/>
    </style:style>
    <style:style style:name="T77" style:family="text">
      <style:text-properties fo:font-weight="bold" officeooo:rsid="016f1546" style:font-weight-asian="bold" style:font-weight-complex="bold"/>
    </style:style>
    <style:style style:name="T78" style:family="text">
      <style:text-properties fo:font-weight="bold" officeooo:rsid="01a5678a" style:font-weight-asian="bold" style:font-weight-complex="bold"/>
    </style:style>
    <style:style style:name="T79" style:family="text">
      <style:text-properties fo:font-weight="bold" officeooo:rsid="01a580be" style:font-weight-asian="bold" style:font-weight-complex="bold"/>
    </style:style>
    <style:style style:name="T80" style:family="text">
      <style:text-properties fo:font-weight="bold" officeooo:rsid="01a58d75" style:font-weight-asian="bold" style:font-weight-complex="bold"/>
    </style:style>
    <style:style style:name="T81" style:family="text">
      <style:text-properties fo:font-weight="bold" officeooo:rsid="01a5c487" style:font-weight-asian="bold" style:font-weight-complex="bold"/>
    </style:style>
    <style:style style:name="T82" style:family="text">
      <style:text-properties fo:font-weight="bold" officeooo:rsid="037738f7" style:font-weight-asian="bold" style:font-weight-complex="bold"/>
    </style:style>
    <style:style style:name="T83" style:family="text">
      <style:text-properties fo:font-weight="bold" officeooo:rsid="039ba875" style:font-weight-asian="bold" style:font-weight-complex="bold"/>
    </style:style>
    <style:style style:name="T84" style:family="text">
      <style:text-properties fo:font-weight="bold" officeooo:rsid="03e05a95" style:font-weight-asian="bold" style:font-weight-complex="bold"/>
    </style:style>
    <style:style style:name="T85" style:family="text">
      <style:text-properties fo:font-weight="bold" officeooo:rsid="0427f687" style:font-weight-asian="bold" style:font-weight-complex="bold"/>
    </style:style>
    <style:style style:name="T86" style:family="text">
      <style:text-properties fo:font-weight="bold" officeooo:rsid="0436ea5f" style:font-weight-asian="bold" style:font-weight-complex="bold"/>
    </style:style>
    <style:style style:name="T87" style:family="text">
      <style:text-properties officeooo:rsid="01100bca"/>
    </style:style>
    <style:style style:name="T88" style:family="text">
      <style:text-properties officeooo:rsid="0110f959"/>
    </style:style>
    <style:style style:name="T89" style:family="text">
      <style:text-properties officeooo:rsid="0111c008"/>
    </style:style>
    <style:style style:name="T90" style:family="text">
      <style:text-properties officeooo:rsid="0112932c"/>
    </style:style>
    <style:style style:name="T91" style:family="text">
      <style:text-properties officeooo:rsid="0114caf6"/>
    </style:style>
    <style:style style:name="T92" style:family="text">
      <style:text-properties officeooo:rsid="01151c12"/>
    </style:style>
    <style:style style:name="T93" style:family="text">
      <style:text-properties officeooo:rsid="01169026"/>
    </style:style>
    <style:style style:name="T94" style:family="text">
      <style:text-properties officeooo:rsid="011ac9ed"/>
    </style:style>
    <style:style style:name="T95" style:family="text">
      <style:text-properties officeooo:rsid="011ae486"/>
    </style:style>
    <style:style style:name="T96" style:family="text">
      <style:text-properties officeooo:rsid="011d2480"/>
    </style:style>
    <style:style style:name="T97" style:family="text">
      <style:text-properties officeooo:rsid="012054b3"/>
    </style:style>
    <style:style style:name="T98" style:family="text">
      <style:text-properties officeooo:rsid="01215df7"/>
    </style:style>
    <style:style style:name="T99" style:family="text">
      <style:text-properties officeooo:rsid="0121c678"/>
    </style:style>
    <style:style style:name="T100" style:family="text">
      <style:text-properties officeooo:rsid="0125582d"/>
    </style:style>
    <style:style style:name="T101" style:family="text">
      <style:text-properties officeooo:rsid="012662c3"/>
    </style:style>
    <style:style style:name="T102" style:family="text">
      <style:text-properties officeooo:rsid="0129f59a"/>
    </style:style>
    <style:style style:name="T103" style:family="text">
      <style:text-properties officeooo:rsid="012ce473"/>
    </style:style>
    <style:style style:name="T104" style:family="text">
      <style:text-properties officeooo:rsid="012dbe40"/>
    </style:style>
    <style:style style:name="T105" style:family="text">
      <style:text-properties officeooo:rsid="012faea3"/>
    </style:style>
    <style:style style:name="T106" style:family="text">
      <style:text-properties officeooo:rsid="013113cf"/>
    </style:style>
    <style:style style:name="T107" style:family="text">
      <style:text-properties officeooo:rsid="01322273"/>
    </style:style>
    <style:style style:name="T108" style:family="text">
      <style:text-properties officeooo:rsid="0132c686"/>
    </style:style>
    <style:style style:name="T109" style:family="text">
      <style:text-properties officeooo:rsid="0132e5f8"/>
    </style:style>
    <style:style style:name="T110" style:family="text">
      <style:text-properties officeooo:rsid="0135db90"/>
    </style:style>
    <style:style style:name="T111" style:family="text">
      <style:text-properties officeooo:rsid="013e2afb"/>
    </style:style>
    <style:style style:name="T112" style:family="text">
      <style:text-properties officeooo:rsid="01403f42"/>
    </style:style>
    <style:style style:name="T113" style:family="text">
      <style:text-properties officeooo:rsid="0141558d"/>
    </style:style>
    <style:style style:name="T114" style:family="text">
      <style:text-properties fo:font-style="normal" style:font-style-asian="normal" style:font-style-complex="normal"/>
    </style:style>
    <style:style style:name="T115" style:family="text">
      <style:text-properties fo:font-style="normal" officeooo:rsid="01431344" style:font-style-asian="normal" style:font-style-complex="normal"/>
    </style:style>
    <style:style style:name="T116" style:family="text">
      <style:text-properties fo:font-style="normal" officeooo:rsid="0159050d" style:font-style-asian="normal" style:font-style-complex="normal"/>
    </style:style>
    <style:style style:name="T1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8" style:family="text">
      <style:text-properties fo:font-style="normal" style:text-underline-style="solid" style:text-underline-width="auto" style:text-underline-color="font-color" fo:font-weight="normal" officeooo:rsid="0393ec5b" style:font-style-asian="normal" style:font-weight-asian="normal" style:font-style-complex="normal" style:font-weight-complex="normal"/>
    </style:style>
    <style:style style:name="T119" style:family="text">
      <style:text-properties officeooo:rsid="0148e864"/>
    </style:style>
    <style:style style:name="T120" style:family="text">
      <style:text-properties officeooo:rsid="014e6656"/>
    </style:style>
    <style:style style:name="T121" style:family="text">
      <style:text-properties officeooo:rsid="014e8452"/>
    </style:style>
    <style:style style:name="T122" style:family="text">
      <style:text-properties officeooo:rsid="0150226d"/>
    </style:style>
    <style:style style:name="T123" style:family="text">
      <style:text-properties officeooo:rsid="01587166"/>
    </style:style>
    <style:style style:name="T124" style:family="text">
      <style:text-properties officeooo:rsid="015c988b"/>
    </style:style>
    <style:style style:name="T125" style:family="text">
      <style:text-properties officeooo:rsid="015d67d2"/>
    </style:style>
    <style:style style:name="T126" style:family="text">
      <style:text-properties officeooo:rsid="015faa7e"/>
    </style:style>
    <style:style style:name="T127" style:family="text">
      <style:text-properties officeooo:rsid="01621224"/>
    </style:style>
    <style:style style:name="T128" style:family="text">
      <style:text-properties officeooo:rsid="0165a3a0"/>
    </style:style>
    <style:style style:name="T129" style:family="text">
      <style:text-properties officeooo:rsid="0167e9d6"/>
    </style:style>
    <style:style style:name="T130" style:family="text">
      <style:text-properties officeooo:rsid="0168c5af"/>
    </style:style>
    <style:style style:name="T131" style:family="text">
      <style:text-properties officeooo:rsid="016a6fe3"/>
    </style:style>
    <style:style style:name="T132" style:family="text">
      <style:text-properties officeooo:rsid="016ad22a"/>
    </style:style>
    <style:style style:name="T133" style:family="text">
      <style:text-properties officeooo:rsid="016bb626"/>
    </style:style>
    <style:style style:name="T134" style:family="text">
      <style:text-properties officeooo:rsid="016c7718"/>
    </style:style>
    <style:style style:name="T135" style:family="text">
      <style:text-properties officeooo:rsid="016e1a30"/>
    </style:style>
    <style:style style:name="T136" style:family="text">
      <style:text-properties officeooo:rsid="016f1546"/>
    </style:style>
    <style:style style:name="T137" style:family="text">
      <style:text-properties officeooo:rsid="016ff975"/>
    </style:style>
    <style:style style:name="T138" style:family="text">
      <style:text-properties officeooo:rsid="0172400f"/>
    </style:style>
    <style:style style:name="T139" style:family="text">
      <style:text-properties officeooo:rsid="01740fe2"/>
    </style:style>
    <style:style style:name="T140" style:family="text">
      <style:text-properties officeooo:rsid="01750a94"/>
    </style:style>
    <style:style style:name="T141" style:family="text">
      <style:text-properties officeooo:rsid="017566f8"/>
    </style:style>
    <style:style style:name="T142" style:family="text">
      <style:text-properties officeooo:rsid="017631e5"/>
    </style:style>
    <style:style style:name="T143" style:family="text">
      <style:text-properties officeooo:rsid="01793ade"/>
    </style:style>
    <style:style style:name="T144" style:family="text">
      <style:text-properties officeooo:rsid="017a589f"/>
    </style:style>
    <style:style style:name="T145" style:family="text">
      <style:text-properties officeooo:rsid="017f05a3"/>
    </style:style>
    <style:style style:name="T146" style:family="text">
      <style:text-properties officeooo:rsid="0180927f"/>
    </style:style>
    <style:style style:name="T147" style:family="text">
      <style:text-properties officeooo:rsid="0181620f"/>
    </style:style>
    <style:style style:name="T148" style:family="text">
      <style:text-properties officeooo:rsid="01883541"/>
    </style:style>
    <style:style style:name="T149" style:family="text">
      <style:text-properties officeooo:rsid="0188b0a7"/>
    </style:style>
    <style:style style:name="T150" style:family="text">
      <style:text-properties officeooo:rsid="0188ffce"/>
    </style:style>
    <style:style style:name="T151" style:family="text">
      <style:text-properties officeooo:rsid="018ae80a"/>
    </style:style>
    <style:style style:name="T152" style:family="text">
      <style:text-properties officeooo:rsid="018e16ca"/>
    </style:style>
    <style:style style:name="T153" style:family="text">
      <style:text-properties officeooo:rsid="01900bb5"/>
    </style:style>
    <style:style style:name="T154" style:family="text">
      <style:text-properties officeooo:rsid="0190290a"/>
    </style:style>
    <style:style style:name="T155" style:family="text">
      <style:text-properties officeooo:rsid="0191588c"/>
    </style:style>
    <style:style style:name="T156" style:family="text">
      <style:text-properties officeooo:rsid="01932815"/>
    </style:style>
    <style:style style:name="T157" style:family="text">
      <style:text-properties officeooo:rsid="0195fe86"/>
    </style:style>
    <style:style style:name="T158" style:family="text">
      <style:text-properties officeooo:rsid="019860a7"/>
    </style:style>
    <style:style style:name="T159" style:family="text">
      <style:text-properties officeooo:rsid="019ade27"/>
    </style:style>
    <style:style style:name="T160" style:family="text">
      <style:text-properties officeooo:rsid="019c4639"/>
    </style:style>
    <style:style style:name="T161" style:family="text">
      <style:text-properties officeooo:rsid="019dada4"/>
    </style:style>
    <style:style style:name="T162" style:family="text">
      <style:text-properties fo:language="en" fo:country="US" fo:font-style="italic"/>
    </style:style>
    <style:style style:name="T163" style:family="text">
      <style:text-properties fo:language="en" fo:country="US" fo:font-style="italic" officeooo:rsid="019dada4"/>
    </style:style>
    <style:style style:name="T164" style:family="text">
      <style:text-properties officeooo:rsid="019f966b"/>
    </style:style>
    <style:style style:name="T165" style:family="text">
      <style:text-properties officeooo:rsid="01a0f196"/>
    </style:style>
    <style:style style:name="T166" style:family="text">
      <style:text-properties officeooo:rsid="01a14755"/>
    </style:style>
    <style:style style:name="T167" style:family="text">
      <style:text-properties officeooo:rsid="01a27c89"/>
    </style:style>
    <style:style style:name="T168" style:family="text">
      <style:text-properties officeooo:rsid="01a387af"/>
    </style:style>
    <style:style style:name="T169" style:family="text">
      <style:text-properties officeooo:rsid="01a3be52"/>
    </style:style>
    <style:style style:name="T170" style:family="text">
      <style:text-properties officeooo:rsid="01a5678a"/>
    </style:style>
    <style:style style:name="T171" style:family="text">
      <style:text-properties fo:color="#004586" fo:font-weight="bold" officeooo:rsid="01a5678a" style:font-weight-asian="bold" style:font-weight-complex="bold"/>
    </style:style>
    <style:style style:name="T172" style:family="text">
      <style:text-properties fo:color="#004586" fo:font-weight="bold" officeooo:rsid="01a580be" style:font-weight-asian="bold" style:font-weight-complex="bold"/>
    </style:style>
    <style:style style:name="T173" style:family="text">
      <style:text-properties fo:color="#004586" fo:font-weight="bold" officeooo:rsid="01a58d75" style:font-weight-asian="bold" style:font-weight-complex="bold"/>
    </style:style>
    <style:style style:name="T174" style:family="text">
      <style:text-properties fo:color="#004586" fo:font-weight="bold" officeooo:rsid="03e05a95" style:font-weight-asian="bold" style:font-weight-complex="bold"/>
    </style:style>
    <style:style style:name="T175" style:family="text">
      <style:text-properties fo:color="#004586" style:text-underline-style="none" fo:font-weight="bold" officeooo:rsid="01a5678a" style:font-weight-asian="bold" style:font-weight-complex="bold"/>
    </style:style>
    <style:style style:name="T176" style:family="text">
      <style:text-properties fo:color="#004586" style:text-underline-style="none" fo:font-weight="bold" officeooo:rsid="03e05a95" style:font-weight-asian="bold" style:font-weight-complex="bold"/>
    </style:style>
    <style:style style:name="T177" style:family="text">
      <style:text-properties officeooo:rsid="01a8ff66"/>
    </style:style>
    <style:style style:name="T178" style:family="text">
      <style:text-properties officeooo:rsid="01b19546"/>
    </style:style>
    <style:style style:name="T179" style:family="text">
      <style:text-properties officeooo:rsid="01b30dcb"/>
    </style:style>
    <style:style style:name="T180" style:family="text">
      <style:text-properties officeooo:rsid="01b84961"/>
    </style:style>
    <style:style style:name="T181" style:family="text">
      <style:text-properties officeooo:rsid="01bcc999"/>
    </style:style>
    <style:style style:name="T182" style:family="text">
      <style:text-properties officeooo:rsid="01be9b78"/>
    </style:style>
    <style:style style:name="T183" style:family="text">
      <style:text-properties officeooo:rsid="01c1a32d"/>
    </style:style>
    <style:style style:name="T184" style:family="text">
      <style:text-properties officeooo:rsid="01c50a66"/>
    </style:style>
    <style:style style:name="T185" style:family="text">
      <style:text-properties officeooo:rsid="01c8b0a3"/>
    </style:style>
    <style:style style:name="T186" style:family="text">
      <style:text-properties officeooo:rsid="01c9e118"/>
    </style:style>
    <style:style style:name="T187" style:family="text">
      <style:text-properties officeooo:rsid="01cb986b"/>
    </style:style>
    <style:style style:name="T188" style:family="text">
      <style:text-properties officeooo:rsid="01cc583e"/>
    </style:style>
    <style:style style:name="T189" style:family="text">
      <style:text-properties fo:color="#006633" fo:font-weight="bold" style:font-weight-asian="bold" style:font-weight-complex="bold"/>
    </style:style>
    <style:style style:name="T190" style:family="text">
      <style:text-properties fo:color="#006633" fo:font-weight="bold" officeooo:rsid="01cd50a8" style:font-weight-asian="bold" style:font-weight-complex="bold"/>
    </style:style>
    <style:style style:name="T191" style:family="text">
      <style:text-properties officeooo:rsid="01cd50a8"/>
    </style:style>
    <style:style style:name="T192" style:family="text">
      <style:text-properties officeooo:rsid="01cea100"/>
    </style:style>
    <style:style style:name="T193" style:family="text">
      <style:text-properties officeooo:rsid="01cefd9d"/>
    </style:style>
    <style:style style:name="T194" style:family="text">
      <style:text-properties officeooo:rsid="01d28331"/>
    </style:style>
    <style:style style:name="T195" style:family="text">
      <style:text-properties officeooo:rsid="01d58ace"/>
    </style:style>
    <style:style style:name="T196" style:family="text">
      <style:text-properties officeooo:rsid="01db1e89"/>
    </style:style>
    <style:style style:name="T197" style:family="text">
      <style:text-properties officeooo:rsid="01dea962"/>
    </style:style>
    <style:style style:name="T198" style:family="text">
      <style:text-properties officeooo:rsid="01df21c6"/>
    </style:style>
    <style:style style:name="T199" style:family="text">
      <style:text-properties officeooo:rsid="01e27748"/>
    </style:style>
    <style:style style:name="T200" style:family="text">
      <style:text-properties officeooo:rsid="01e45e84"/>
    </style:style>
    <style:style style:name="T201" style:family="text">
      <style:text-properties officeooo:rsid="01e4ab07"/>
    </style:style>
    <style:style style:name="T202" style:family="text">
      <style:text-properties officeooo:rsid="01e7b5e5"/>
    </style:style>
    <style:style style:name="T203" style:family="text">
      <style:text-properties officeooo:rsid="01e9397f"/>
    </style:style>
    <style:style style:name="T204" style:family="text">
      <style:text-properties officeooo:rsid="01e9c2f2"/>
    </style:style>
    <style:style style:name="T205" style:family="text">
      <style:text-properties officeooo:rsid="01ec2f50"/>
    </style:style>
    <style:style style:name="T206" style:family="text">
      <style:text-properties officeooo:rsid="01edfa32"/>
    </style:style>
    <style:style style:name="T207" style:family="text">
      <style:text-properties officeooo:rsid="01f0aa90"/>
    </style:style>
    <style:style style:name="T208" style:family="text">
      <style:text-properties officeooo:rsid="01f526cc"/>
    </style:style>
    <style:style style:name="T209" style:family="text">
      <style:text-properties officeooo:rsid="01f76b4d"/>
    </style:style>
    <style:style style:name="T210" style:family="text">
      <style:text-properties officeooo:rsid="01f8894b"/>
    </style:style>
    <style:style style:name="T211" style:family="text">
      <style:text-properties officeooo:rsid="01fb0559"/>
    </style:style>
    <style:style style:name="T212" style:family="text">
      <style:text-properties officeooo:rsid="01fde89f"/>
    </style:style>
    <style:style style:name="T213" style:family="text">
      <style:text-properties officeooo:rsid="01feeb90"/>
    </style:style>
    <style:style style:name="T214" style:family="text">
      <style:text-properties officeooo:rsid="01fefd8f"/>
    </style:style>
    <style:style style:name="T215" style:family="text">
      <style:text-properties officeooo:rsid="0203d824"/>
    </style:style>
    <style:style style:name="T216" style:family="text">
      <style:text-properties officeooo:rsid="02057331"/>
    </style:style>
    <style:style style:name="T217" style:family="text">
      <style:text-properties officeooo:rsid="0207b197"/>
    </style:style>
    <style:style style:name="T218" style:family="text">
      <style:text-properties officeooo:rsid="020bec36"/>
    </style:style>
    <style:style style:name="T219" style:family="text">
      <style:text-properties officeooo:rsid="020d9670"/>
    </style:style>
    <style:style style:name="T220" style:family="text">
      <style:text-properties officeooo:rsid="020df924"/>
    </style:style>
    <style:style style:name="T221" style:family="text">
      <style:text-properties officeooo:rsid="021074a5"/>
    </style:style>
    <style:style style:name="T222" style:family="text">
      <style:text-properties officeooo:rsid="0213d8ad"/>
    </style:style>
    <style:style style:name="T223" style:family="text">
      <style:text-properties officeooo:rsid="021a1969"/>
    </style:style>
    <style:style style:name="T224" style:family="text">
      <style:text-properties officeooo:rsid="0223998a"/>
    </style:style>
    <style:style style:name="T225" style:family="text">
      <style:text-properties officeooo:rsid="0228ee48"/>
    </style:style>
    <style:style style:name="T226" style:family="text">
      <style:text-properties officeooo:rsid="022ae103"/>
    </style:style>
    <style:style style:name="T227" style:family="text">
      <style:text-properties officeooo:rsid="022c7da0"/>
    </style:style>
    <style:style style:name="T228" style:family="text">
      <style:text-properties officeooo:rsid="022e2067"/>
    </style:style>
    <style:style style:name="T229" style:family="text">
      <style:text-properties officeooo:rsid="02322b60"/>
    </style:style>
    <style:style style:name="T230" style:family="text">
      <style:text-properties officeooo:rsid="0232e44e"/>
    </style:style>
    <style:style style:name="T231" style:family="text">
      <style:text-properties officeooo:rsid="023b6ae5"/>
    </style:style>
    <style:style style:name="T232" style:family="text">
      <style:text-properties officeooo:rsid="023caf60"/>
    </style:style>
    <style:style style:name="T233" style:family="text">
      <style:text-properties officeooo:rsid="0241c86b"/>
    </style:style>
    <style:style style:name="T234" style:family="text">
      <style:text-properties officeooo:rsid="0243c4eb"/>
    </style:style>
    <style:style style:name="T235" style:family="text">
      <style:text-properties officeooo:rsid="024648b6"/>
    </style:style>
    <style:style style:name="T236" style:family="text">
      <style:text-properties officeooo:rsid="024808ac"/>
    </style:style>
    <style:style style:name="T237" style:family="text">
      <style:text-properties officeooo:rsid="02494111"/>
    </style:style>
    <style:style style:name="T238" style:family="text">
      <style:text-properties officeooo:rsid="024e4d00"/>
    </style:style>
    <style:style style:name="T239" style:family="text">
      <style:text-properties officeooo:rsid="024ecb39"/>
    </style:style>
    <style:style style:name="T240" style:family="text">
      <style:text-properties officeooo:rsid="024edf69"/>
    </style:style>
    <style:style style:name="T241" style:family="text">
      <style:text-properties officeooo:rsid="02538c02"/>
    </style:style>
    <style:style style:name="T242" style:family="text">
      <style:text-properties officeooo:rsid="02554f4a"/>
    </style:style>
    <style:style style:name="T243" style:family="text">
      <style:text-properties officeooo:rsid="0258e238"/>
    </style:style>
    <style:style style:name="T244" style:family="text">
      <style:text-properties officeooo:rsid="025a2958"/>
    </style:style>
    <style:style style:name="T245" style:family="text">
      <style:text-properties officeooo:rsid="025c1157"/>
    </style:style>
    <style:style style:name="T246" style:family="text">
      <style:text-properties officeooo:rsid="025f3e8f"/>
    </style:style>
    <style:style style:name="T247" style:family="text">
      <style:text-properties officeooo:rsid="02635c7a"/>
    </style:style>
    <style:style style:name="T248" style:family="text">
      <style:text-properties officeooo:rsid="0265f62b"/>
    </style:style>
    <style:style style:name="T249" style:family="text">
      <style:text-properties officeooo:rsid="02682a8f"/>
    </style:style>
    <style:style style:name="T250" style:family="text">
      <style:text-properties officeooo:rsid="02696dbd"/>
    </style:style>
    <style:style style:name="T251" style:family="text">
      <style:text-properties officeooo:rsid="026b5b91"/>
    </style:style>
    <style:style style:name="T252" style:family="text">
      <style:text-properties officeooo:rsid="02710b90"/>
    </style:style>
    <style:style style:name="T253" style:family="text">
      <style:text-properties officeooo:rsid="02712d08"/>
    </style:style>
    <style:style style:name="T254" style:family="text">
      <style:text-properties officeooo:rsid="0272c442"/>
    </style:style>
    <style:style style:name="T255" style:family="text">
      <style:text-properties officeooo:rsid="0274882f"/>
    </style:style>
    <style:style style:name="T256" style:family="text">
      <style:text-properties fo:font-variant="normal" fo:text-transform="none" fo:color="#000000" style:font-name="Times New Roman" fo:font-size="14pt" fo:letter-spacing="normal" fo:font-style="normal" fo:font-weight="normal"/>
    </style:style>
    <style:style style:name="T257" style:family="text">
      <style:text-properties officeooo:rsid="02761dec"/>
    </style:style>
    <style:style style:name="T258" style:family="text">
      <style:text-properties officeooo:rsid="0277adf1"/>
    </style:style>
    <style:style style:name="T259" style:family="text">
      <style:text-properties officeooo:rsid="027955ff"/>
    </style:style>
    <style:style style:name="T260" style:family="text">
      <style:text-properties officeooo:rsid="027e52dd"/>
    </style:style>
    <style:style style:name="T261" style:family="text">
      <style:text-properties officeooo:rsid="027f95ce"/>
    </style:style>
    <style:style style:name="T262" style:family="text">
      <style:text-properties officeooo:rsid="0285c47e"/>
    </style:style>
    <style:style style:name="T263" style:family="text">
      <style:text-properties officeooo:rsid="02866c3c"/>
    </style:style>
    <style:style style:name="T264" style:family="text">
      <style:text-properties officeooo:rsid="0287298a"/>
    </style:style>
    <style:style style:name="T265" style:family="text">
      <style:text-properties officeooo:rsid="028ff74e"/>
    </style:style>
    <style:style style:name="T266" style:family="text">
      <style:text-properties officeooo:rsid="024ffcd5"/>
    </style:style>
    <style:style style:name="T267" style:family="text">
      <style:text-properties officeooo:rsid="029659e6"/>
    </style:style>
    <style:style style:name="T268" style:family="text">
      <style:text-properties officeooo:rsid="02977daa"/>
    </style:style>
    <style:style style:name="T269" style:family="text">
      <style:text-properties officeooo:rsid="029b6521"/>
    </style:style>
    <style:style style:name="T270" style:family="text">
      <style:text-properties officeooo:rsid="02a69d44"/>
    </style:style>
    <style:style style:name="T271" style:family="text">
      <style:text-properties officeooo:rsid="02b3aff9"/>
    </style:style>
    <style:style style:name="T272" style:family="text">
      <style:text-properties officeooo:rsid="02b57c08"/>
    </style:style>
    <style:style style:name="T273" style:family="text">
      <style:text-properties officeooo:rsid="02b6aaef"/>
    </style:style>
    <style:style style:name="T274" style:family="text">
      <style:text-properties officeooo:rsid="02b8967a"/>
    </style:style>
    <style:style style:name="T275" style:family="text">
      <style:text-properties officeooo:rsid="02bfb03c"/>
    </style:style>
    <style:style style:name="T276" style:family="text">
      <style:text-properties officeooo:rsid="02c1c71d"/>
    </style:style>
    <style:style style:name="T277" style:family="text">
      <style:text-properties officeooo:rsid="02c3d7ed"/>
    </style:style>
    <style:style style:name="T278" style:family="text">
      <style:text-properties officeooo:rsid="02c5e95f"/>
    </style:style>
    <style:style style:name="T279" style:family="text">
      <style:text-properties officeooo:rsid="02c85336"/>
    </style:style>
    <style:style style:name="T280" style:family="text">
      <style:text-properties officeooo:rsid="02cbe041"/>
    </style:style>
    <style:style style:name="T281" style:family="text">
      <style:text-properties officeooo:rsid="02cc1dac"/>
    </style:style>
    <style:style style:name="T282" style:family="text">
      <style:text-properties officeooo:rsid="02cc3851"/>
    </style:style>
    <style:style style:name="T283" style:family="text">
      <style:text-properties officeooo:rsid="02ce079c"/>
    </style:style>
    <style:style style:name="T284" style:family="text">
      <style:text-properties officeooo:rsid="02d70a13"/>
    </style:style>
    <style:style style:name="T285" style:family="text">
      <style:text-properties officeooo:rsid="02d81358"/>
    </style:style>
    <style:style style:name="T286" style:family="text">
      <style:text-properties officeooo:rsid="02db5518"/>
    </style:style>
    <style:style style:name="T287" style:family="text">
      <style:text-properties officeooo:rsid="02ef824b"/>
    </style:style>
    <style:style style:name="T288" style:family="text">
      <style:text-properties officeooo:rsid="02f33a37"/>
    </style:style>
    <style:style style:name="T289" style:family="text">
      <style:text-properties officeooo:rsid="02f51547"/>
    </style:style>
    <style:style style:name="T290" style:family="text">
      <style:text-properties officeooo:rsid="02f684d7"/>
    </style:style>
    <style:style style:name="T291" style:family="text">
      <style:text-properties officeooo:rsid="02f686ce"/>
    </style:style>
    <style:style style:name="T292" style:family="text">
      <style:text-properties officeooo:rsid="02fe22c7"/>
    </style:style>
    <style:style style:name="T293" style:family="text">
      <style:text-properties officeooo:rsid="02ff8f57"/>
    </style:style>
    <style:style style:name="T294" style:family="text">
      <style:text-properties officeooo:rsid="0301154a"/>
    </style:style>
    <style:style style:name="T295" style:family="text">
      <style:text-properties officeooo:rsid="030309ca"/>
    </style:style>
    <style:style style:name="T296" style:family="text">
      <style:text-properties officeooo:rsid="030473b9"/>
    </style:style>
    <style:style style:name="T297" style:family="text">
      <style:text-properties officeooo:rsid="030bab85"/>
    </style:style>
    <style:style style:name="T298" style:family="text">
      <style:text-properties officeooo:rsid="030d60bc"/>
    </style:style>
    <style:style style:name="T299" style:family="text">
      <style:text-properties officeooo:rsid="030fdedf"/>
    </style:style>
    <style:style style:name="T300" style:family="text">
      <style:text-properties officeooo:rsid="0310f2fd"/>
    </style:style>
    <style:style style:name="T301" style:family="text">
      <style:text-properties officeooo:rsid="031259e0"/>
    </style:style>
    <style:style style:name="T302" style:family="text">
      <style:text-properties officeooo:rsid="03186e25"/>
    </style:style>
    <style:style style:name="T303" style:family="text">
      <style:text-properties officeooo:rsid="0319c8e0"/>
    </style:style>
    <style:style style:name="T304" style:family="text">
      <style:text-properties officeooo:rsid="031bb2c8"/>
    </style:style>
    <style:style style:name="T305" style:family="text">
      <style:text-properties officeooo:rsid="031ccf4f"/>
    </style:style>
    <style:style style:name="T306" style:family="text">
      <style:text-properties officeooo:rsid="031d1689"/>
    </style:style>
    <style:style style:name="T307" style:family="text">
      <style:text-properties officeooo:rsid="031fc19d"/>
    </style:style>
    <style:style style:name="T308" style:family="text">
      <style:text-properties officeooo:rsid="03201988"/>
    </style:style>
    <style:style style:name="T309" style:family="text">
      <style:text-properties officeooo:rsid="03235492"/>
    </style:style>
    <style:style style:name="T310" style:family="text">
      <style:text-properties officeooo:rsid="0325f729"/>
    </style:style>
    <style:style style:name="T311" style:family="text">
      <style:text-properties officeooo:rsid="032c02da"/>
    </style:style>
    <style:style style:name="T312" style:family="text">
      <style:text-properties officeooo:rsid="03335933"/>
    </style:style>
    <style:style style:name="T313" style:family="text">
      <style:text-properties officeooo:rsid="0333d039"/>
    </style:style>
    <style:style style:name="T314" style:family="text">
      <style:text-properties officeooo:rsid="0335b690"/>
    </style:style>
    <style:style style:name="T315" style:family="text">
      <style:text-properties officeooo:rsid="03363d83"/>
    </style:style>
    <style:style style:name="T316" style:family="text">
      <style:text-properties officeooo:rsid="0337c122"/>
    </style:style>
    <style:style style:name="T317" style:family="text">
      <style:text-properties officeooo:rsid="033b3346"/>
    </style:style>
    <style:style style:name="T318" style:family="text">
      <style:text-properties officeooo:rsid="033c6236"/>
    </style:style>
    <style:style style:name="T319" style:family="text">
      <style:text-properties officeooo:rsid="0341fd20"/>
    </style:style>
    <style:style style:name="T320" style:family="text">
      <style:text-properties officeooo:rsid="03464c5f"/>
    </style:style>
    <style:style style:name="T321" style:family="text">
      <style:text-properties officeooo:rsid="0348e796"/>
    </style:style>
    <style:style style:name="T322" style:family="text">
      <style:text-properties officeooo:rsid="0354de32"/>
    </style:style>
    <style:style style:name="T323" style:family="text">
      <style:text-properties officeooo:rsid="035c4cf9"/>
    </style:style>
    <style:style style:name="T324" style:family="text">
      <style:text-properties officeooo:rsid="035d5ff9"/>
    </style:style>
    <style:style style:name="T325" style:family="text">
      <style:text-properties officeooo:rsid="0360351b"/>
    </style:style>
    <style:style style:name="T326" style:family="text">
      <style:text-properties officeooo:rsid="0360dc93"/>
    </style:style>
    <style:style style:name="T327" style:family="text">
      <style:text-properties fo:font-weight="normal" style:font-weight-asian="normal" style:font-weight-complex="normal"/>
    </style:style>
    <style:style style:name="T328" style:family="text">
      <style:text-properties fo:font-weight="normal" officeooo:rsid="0360dc93" style:font-weight-asian="normal" style:font-weight-complex="normal"/>
    </style:style>
    <style:style style:name="T329" style:family="text">
      <style:text-properties fo:font-weight="normal" officeooo:rsid="03623c80" style:font-weight-asian="normal" style:font-weight-complex="normal"/>
    </style:style>
    <style:style style:name="T330" style:family="text">
      <style:text-properties fo:font-weight="normal" officeooo:rsid="03642ccf" style:font-weight-asian="normal" style:font-weight-complex="normal"/>
    </style:style>
    <style:style style:name="T331" style:family="text">
      <style:text-properties fo:font-weight="normal" officeooo:rsid="03652b48" style:font-weight-asian="normal" style:font-weight-complex="normal"/>
    </style:style>
    <style:style style:name="T332" style:family="text">
      <style:text-properties fo:font-weight="normal" officeooo:rsid="0366edcd" style:font-weight-asian="normal" style:font-weight-complex="normal"/>
    </style:style>
    <style:style style:name="T333" style:family="text">
      <style:text-properties fo:font-weight="normal" officeooo:rsid="037738f7" style:font-weight-asian="normal" style:font-weight-complex="normal"/>
    </style:style>
    <style:style style:name="T334" style:family="text">
      <style:text-properties fo:font-weight="normal" officeooo:rsid="039ba875" style:font-weight-asian="normal" style:font-weight-complex="normal"/>
    </style:style>
    <style:style style:name="T335" style:family="text">
      <style:text-properties officeooo:rsid="0366edcd"/>
    </style:style>
    <style:style style:name="T336" style:family="text">
      <style:text-properties officeooo:rsid="0368514e"/>
    </style:style>
    <style:style style:name="T337" style:family="text">
      <style:text-properties officeooo:rsid="03688f0e"/>
    </style:style>
    <style:style style:name="T338" style:family="text">
      <style:text-properties officeooo:rsid="036a3b29"/>
    </style:style>
    <style:style style:name="T339" style:family="text">
      <style:text-properties officeooo:rsid="0374419d"/>
    </style:style>
    <style:style style:name="T340" style:family="text">
      <style:text-properties officeooo:rsid="0374dd15"/>
    </style:style>
    <style:style style:name="T341" style:family="text">
      <style:text-properties officeooo:rsid="03768c8b"/>
    </style:style>
    <style:style style:name="T342" style:family="text">
      <style:text-properties officeooo:rsid="037738f7"/>
    </style:style>
    <style:style style:name="T343" style:family="text">
      <style:text-properties officeooo:rsid="0379fbe3"/>
    </style:style>
    <style:style style:name="T344" style:family="text">
      <style:text-properties officeooo:rsid="037cc5aa"/>
    </style:style>
    <style:style style:name="T345" style:family="text">
      <style:text-properties officeooo:rsid="037fb327"/>
    </style:style>
    <style:style style:name="T346" style:family="text">
      <style:text-properties officeooo:rsid="037fc8b0"/>
    </style:style>
    <style:style style:name="T347" style:family="text">
      <style:text-properties officeooo:rsid="03864189"/>
    </style:style>
    <style:style style:name="T348" style:family="text">
      <style:text-properties officeooo:rsid="03873f1f"/>
    </style:style>
    <style:style style:name="T349" style:family="text">
      <style:text-properties officeooo:rsid="038759b5"/>
    </style:style>
    <style:style style:name="T350" style:family="text">
      <style:text-properties officeooo:rsid="0388f2b8"/>
    </style:style>
    <style:style style:name="T351" style:family="text">
      <style:text-properties officeooo:rsid="038cbd88"/>
    </style:style>
    <style:style style:name="T352" style:family="text">
      <style:text-properties fo:font-size="11pt" style:font-size-asian="11pt" style:font-size-complex="11pt"/>
    </style:style>
    <style:style style:name="T353" style:family="text">
      <style:text-properties fo:font-size="11pt" officeooo:rsid="038cbeaf" style:font-size-asian="11pt" style:font-size-complex="11pt"/>
    </style:style>
    <style:style style:name="T354" style:family="text">
      <style:text-properties fo:font-size="11pt" officeooo:rsid="038ab2ac" style:font-size-asian="11pt" style:font-size-complex="11pt"/>
    </style:style>
    <style:style style:name="T355" style:family="text">
      <style:text-properties fo:font-size="11pt" officeooo:rsid="038cbd88" style:font-size-asian="11pt" style:font-size-complex="11pt"/>
    </style:style>
    <style:style style:name="T356" style:family="text">
      <style:text-properties fo:font-size="11pt" officeooo:rsid="038e6de0" style:font-size-asian="11pt" style:font-size-complex="11pt"/>
    </style:style>
    <style:style style:name="T357" style:family="text">
      <style:text-properties fo:font-size="11pt" officeooo:rsid="038fdda9" style:font-size-asian="11pt" style:font-size-complex="11pt"/>
    </style:style>
    <style:style style:name="T358" style:family="text">
      <style:text-properties fo:font-size="11pt" officeooo:rsid="0395fa23" style:font-size-asian="11pt" style:font-size-complex="11pt"/>
    </style:style>
    <style:style style:name="T359" style:family="text">
      <style:text-properties fo:font-size="11pt" officeooo:rsid="039736cf" style:font-size-asian="11pt" style:font-size-complex="11pt"/>
    </style:style>
    <style:style style:name="T360" style:family="text">
      <style:text-properties fo:font-size="11pt" fo:background-color="transparent" loext:char-shading-value="0" style:font-size-asian="11pt" style:font-size-complex="11pt"/>
    </style:style>
    <style:style style:name="T361" style:family="text">
      <style:text-properties fo:font-size="11pt" officeooo:rsid="039ba875" fo:background-color="transparent" loext:char-shading-value="0" style:font-size-asian="11pt" style:font-size-complex="11pt"/>
    </style:style>
    <style:style style:name="T362" style:family="text">
      <style:text-properties fo:font-size="11pt" officeooo:rsid="03a09c12" fo:background-color="transparent" loext:char-shading-value="0" style:font-size-asian="11pt" style:font-size-complex="11pt"/>
    </style:style>
    <style:style style:name="T363" style:family="text">
      <style:text-properties officeooo:rsid="0392f31f"/>
    </style:style>
    <style:style style:name="T364" style:family="text">
      <style:text-properties officeooo:rsid="039736cf"/>
    </style:style>
    <style:style style:name="T365" style:family="text">
      <style:text-properties officeooo:rsid="039890e8"/>
    </style:style>
    <style:style style:name="T366" style:family="text">
      <style:text-properties officeooo:rsid="0398a6f4"/>
    </style:style>
    <style:style style:name="T367" style:family="text">
      <style:text-properties officeooo:rsid="03995736"/>
    </style:style>
    <style:style style:name="T368" style:family="text">
      <style:text-properties officeooo:rsid="039b2214"/>
    </style:style>
    <style:style style:name="T369" style:family="text">
      <style:text-properties officeooo:rsid="039ba875"/>
    </style:style>
    <style:style style:name="T370" style:family="text">
      <style:text-properties officeooo:rsid="039d7aa1"/>
    </style:style>
    <style:style style:name="T371" style:family="text">
      <style:text-properties officeooo:rsid="039e59f6"/>
    </style:style>
    <style:style style:name="T372" style:family="text">
      <style:text-properties officeooo:rsid="039f06e8"/>
    </style:style>
    <style:style style:name="T373" style:family="text">
      <style:text-properties officeooo:rsid="03a09c12"/>
    </style:style>
    <style:style style:name="T374" style:family="text">
      <style:text-properties officeooo:rsid="03a2899e"/>
    </style:style>
    <style:style style:name="T375" style:family="text">
      <style:text-properties officeooo:rsid="03ac2756"/>
    </style:style>
    <style:style style:name="T376" style:family="text">
      <style:text-properties officeooo:rsid="03b0a7ba"/>
    </style:style>
    <style:style style:name="T377" style:family="text">
      <style:text-properties officeooo:rsid="03b38e1f"/>
    </style:style>
    <style:style style:name="T378" style:family="text">
      <style:text-properties officeooo:rsid="03b5176a"/>
    </style:style>
    <style:style style:name="T379" style:family="text">
      <style:text-properties officeooo:rsid="03b6b87c"/>
    </style:style>
    <style:style style:name="T380" style:family="text">
      <style:text-properties officeooo:rsid="03b89d8d"/>
    </style:style>
    <style:style style:name="T381" style:family="text">
      <style:text-properties officeooo:rsid="03baa756"/>
    </style:style>
    <style:style style:name="T382" style:family="text">
      <style:text-properties officeooo:rsid="03bf13e1"/>
    </style:style>
    <style:style style:name="T383" style:family="text">
      <style:text-properties officeooo:rsid="03bff48e"/>
    </style:style>
    <style:style style:name="T384" style:family="text">
      <style:text-properties officeooo:rsid="03c0d96d"/>
    </style:style>
    <style:style style:name="T385" style:family="text">
      <style:text-properties officeooo:rsid="03c2a5e2"/>
    </style:style>
    <style:style style:name="T386" style:family="text">
      <style:text-properties officeooo:rsid="03c5ab63"/>
    </style:style>
    <style:style style:name="T387" style:family="text">
      <style:text-properties officeooo:rsid="03c69a3d"/>
    </style:style>
    <style:style style:name="T388" style:family="text">
      <style:text-properties officeooo:rsid="03c86602"/>
    </style:style>
    <style:style style:name="T389" style:family="text">
      <style:text-properties officeooo:rsid="03c9c94c"/>
    </style:style>
    <style:style style:name="T390" style:family="text">
      <style:text-properties officeooo:rsid="03cc7339"/>
    </style:style>
    <style:style style:name="T391" style:family="text">
      <style:text-properties fo:color="#ff0000" fo:font-weight="bold" officeooo:rsid="03cc7339" style:font-weight-asian="bold" style:font-weight-complex="bold"/>
    </style:style>
    <style:style style:name="T392" style:family="text">
      <style:text-properties officeooo:rsid="03ce388c"/>
    </style:style>
    <style:style style:name="T393" style:family="text">
      <style:text-properties officeooo:rsid="03cf222c"/>
    </style:style>
    <style:style style:name="T394" style:family="text">
      <style:text-properties officeooo:rsid="03d02df8"/>
    </style:style>
    <style:style style:name="T395" style:family="text">
      <style:text-properties officeooo:rsid="03d3ebd4"/>
    </style:style>
    <style:style style:name="T396" style:family="text">
      <style:text-properties officeooo:rsid="03d92bd0"/>
    </style:style>
    <style:style style:name="T397" style:family="text">
      <style:text-properties officeooo:rsid="03da7a1a"/>
    </style:style>
    <style:style style:name="T398" style:family="text">
      <style:text-properties officeooo:rsid="03dc1c95"/>
    </style:style>
    <style:style style:name="T399" style:family="text">
      <style:text-properties officeooo:rsid="03de1687"/>
    </style:style>
    <style:style style:name="T400" style:family="text">
      <style:text-properties officeooo:rsid="03e05a95"/>
    </style:style>
    <style:style style:name="T401" style:family="text">
      <style:text-properties officeooo:rsid="03e1e7d2"/>
    </style:style>
    <style:style style:name="T402" style:family="text">
      <style:text-properties officeooo:rsid="03e22fb3"/>
    </style:style>
    <style:style style:name="T403" style:family="text">
      <style:text-properties officeooo:rsid="03e3acbf"/>
    </style:style>
    <style:style style:name="T404" style:family="text">
      <style:text-properties officeooo:rsid="03e56b5b"/>
    </style:style>
    <style:style style:name="T405" style:family="text">
      <style:text-properties officeooo:rsid="03e6e86c"/>
    </style:style>
    <style:style style:name="T406" style:family="text">
      <style:text-properties officeooo:rsid="03e8a92c"/>
    </style:style>
    <style:style style:name="T407" style:family="text">
      <style:text-properties officeooo:rsid="03eab1b0"/>
    </style:style>
    <style:style style:name="T408" style:family="text">
      <style:text-properties style:font-name="Consolas" fo:font-style="normal" fo:font-weight="normal"/>
    </style:style>
    <style:style style:name="T409" style:family="text">
      <style:text-properties style:font-name="Consolas" fo:font-style="normal" fo:font-weight="normal" officeooo:rsid="03ff36ac"/>
    </style:style>
    <style:style style:name="T410" style:family="text">
      <style:text-properties style:font-name="Consolas" fo:font-style="normal" fo:font-weight="normal" officeooo:rsid="03ee229a"/>
    </style:style>
    <style:style style:name="T411" style:family="text">
      <style:text-properties style:font-name="Consolas" fo:font-style="normal" fo:font-weight="normal" officeooo:rsid="040016d0"/>
    </style:style>
    <style:style style:name="T412" style:family="text">
      <style:text-properties officeooo:rsid="03f09f52"/>
    </style:style>
    <style:style style:name="T413" style:family="text">
      <style:text-properties officeooo:rsid="03f1dcaa"/>
    </style:style>
    <style:style style:name="T414" style:family="text">
      <style:text-properties officeooo:rsid="03fd153b"/>
    </style:style>
    <style:style style:name="T415" style:family="text">
      <style:text-properties officeooo:rsid="03fe092e"/>
    </style:style>
    <style:style style:name="T416" style:family="text">
      <style:text-properties officeooo:rsid="03ff36ac"/>
    </style:style>
    <style:style style:name="T417" style:family="text">
      <style:text-properties officeooo:rsid="0402c275"/>
    </style:style>
    <style:style style:name="T418" style:family="text">
      <style:text-properties officeooo:rsid="0406311c"/>
    </style:style>
    <style:style style:name="T419" style:family="text">
      <style:text-properties officeooo:rsid="0407e03f"/>
    </style:style>
    <style:style style:name="T420" style:family="text">
      <style:text-properties officeooo:rsid="040b72cd"/>
    </style:style>
    <style:style style:name="T421" style:family="text">
      <style:text-properties officeooo:rsid="040ea31b"/>
    </style:style>
    <style:style style:name="T422" style:family="text">
      <style:text-properties officeooo:rsid="0412ac2e"/>
    </style:style>
    <style:style style:name="T423" style:family="text">
      <style:text-properties officeooo:rsid="0414720e"/>
    </style:style>
    <style:style style:name="T424" style:family="text">
      <style:text-properties officeooo:rsid="04190c40"/>
    </style:style>
    <style:style style:name="T425" style:family="text">
      <style:text-properties officeooo:rsid="04202da0"/>
    </style:style>
    <style:style style:name="T426" style:family="text">
      <style:text-properties fo:color="#006600"/>
    </style:style>
    <style:style style:name="T427" style:family="text">
      <style:text-properties fo:color="#006600" officeooo:rsid="04202da0"/>
    </style:style>
    <style:style style:name="T428" style:family="text">
      <style:text-properties fo:color="#006600" officeooo:rsid="04216b89"/>
    </style:style>
    <style:style style:name="T429" style:family="text">
      <style:text-properties fo:color="#006600" officeooo:rsid="0424a7b0"/>
    </style:style>
    <style:style style:name="T430" style:family="text">
      <style:text-properties fo:color="#006600" officeooo:rsid="0427f687"/>
    </style:style>
    <style:style style:name="T431" style:family="text">
      <style:text-properties fo:color="#006600" officeooo:rsid="04297db3"/>
    </style:style>
    <style:style style:name="T432" style:family="text">
      <style:text-properties fo:color="#006600" officeooo:rsid="04305789"/>
    </style:style>
    <style:style style:name="T433" style:family="text">
      <style:text-properties fo:color="#006600" officeooo:rsid="043240ad"/>
    </style:style>
    <style:style style:name="T434" style:family="text">
      <style:text-properties officeooo:rsid="0426100c"/>
    </style:style>
    <style:style style:name="T435" style:family="text">
      <style:text-properties officeooo:rsid="0427f687"/>
    </style:style>
    <style:style style:name="T436" style:family="text">
      <style:text-properties officeooo:rsid="04297db3"/>
    </style:style>
    <style:style style:name="T437" style:family="text">
      <style:text-properties officeooo:rsid="042d89a7"/>
    </style:style>
    <style:style style:name="T438" style:family="text">
      <style:text-properties officeooo:rsid="043240ad"/>
    </style:style>
    <style:style style:name="T439" style:family="text">
      <style:text-properties officeooo:rsid="04369d25"/>
    </style:style>
    <style:style style:name="T440" style:family="text">
      <style:text-properties officeooo:rsid="0436ea5f"/>
    </style:style>
    <style:style style:name="T441" style:family="text">
      <style:text-properties officeooo:rsid="043c369a"/>
    </style:style>
    <style:style style:name="T442" style:family="text">
      <style:text-properties officeooo:rsid="043e7b11"/>
    </style:style>
    <style:style style:name="T443" style:family="text">
      <style:text-properties officeooo:rsid="04405abb"/>
    </style:style>
    <style:style style:name="T444" style:family="text">
      <style:text-properties officeooo:rsid="044360b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3"><text:a xlink:type="simple" xlink:href="#__RefHeading___Toc637_1084348667" text:style-name="Index_20_Link" text:visited-style-name="Index_20_Link"><text:s/>1.Statut et mission de l’auditeur au sein du Parlement Européen<text:tab/>4</text:a></text:p>
          <text:p text:style-name="P436"><text:a xlink:type="simple" xlink:href="#__RefHeading___Toc639_1084348667" text:style-name="Index_20_Link" text:visited-style-name="Index_20_Link"><text:s/>1.1.Les institutions européennes<text:tab/>4</text:a></text:p>
          <text:p text:style-name="P436"><text:a xlink:type="simple" xlink:href="#__RefHeading___Toc641_1084348667" text:style-name="Index_20_Link" text:visited-style-name="Index_20_Link"><text:s/>1.2.Le Parlement Européen<text:tab/>5</text:a></text:p>
          <text:p text:style-name="P436"><text:a xlink:type="simple" xlink:href="#__RefHeading___Toc643_1084348667" text:style-name="Index_20_Link" text:visited-style-name="Index_20_Link"><text:s/>1.3.L’unité « Evolution et maintenance »<text:tab/>6</text:a></text:p>
          <text:p text:style-name="P436"><text:a xlink:type="simple" xlink:href="#__RefHeading___Toc645_1084348667" text:style-name="Index_20_Link" text:visited-style-name="Index_20_Link"><text:s/>1.4.La mission de l’auditeur<text:tab/>7</text:a></text:p>
          <text:p text:style-name="P403"><text:a xlink:type="simple" xlink:href="#__RefHeading___Toc647_1084348667" text:style-name="Index_20_Link" text:visited-style-name="Index_20_Link"><text:s/>2.La situation initiale<text:tab/>9</text:a></text:p>
          <text:p text:style-name="P436"><text:a xlink:type="simple" xlink:href="#__RefHeading___Toc649_1084348667" text:style-name="Index_20_Link" text:visited-style-name="Index_20_Link"><text:s/>2.1.Présentation et fonction de la GSA<text:tab/>9</text:a></text:p>
          <text:p text:style-name="P436"><text:a xlink:type="simple" xlink:href="#__RefHeading___Toc655_1084348667" text:style-name="Index_20_Link" text:visited-style-name="Index_20_Link"><text:s/>2.2.Les lacunes du système<text:tab/>10</text:a></text:p>
          <text:p text:style-name="P437"><text:a xlink:type="simple" xlink:href="#__RefHeading___Toc657_1084348667" text:style-name="Index_20_Link" text:visited-style-name="Index_20_Link"><text:s/>a)Une fonction primaire insatisfaisante<text:tab/>11</text:a></text:p>
          <text:p text:style-name="P437"><text:a xlink:type="simple" xlink:href="#__RefHeading___Toc659_1084348667" text:style-name="Index_20_Link" text:visited-style-name="Index_20_Link"><text:s/>b)Des fonctions secondaires absentes<text:tab/>11</text:a></text:p>
          <text:p text:style-name="P436"><text:a xlink:type="simple" xlink:href="#__RefHeading___Toc661_1084348667" text:style-name="Index_20_Link" text:visited-style-name="Index_20_Link"><text:s/>2.3.Une échéance à relever<text:tab/>11</text:a></text:p>
          <text:p text:style-name="P403"><text:a xlink:type="simple" xlink:href="#__RefHeading___Toc663_1084348667" text:style-name="Index_20_Link" text:visited-style-name="Index_20_Link"><text:s/>3.Cahier des charges<text:tab/>12</text:a></text:p>
          <text:p text:style-name="P436"><text:a xlink:type="simple" xlink:href="#__RefHeading___Toc5626_474239258" text:style-name="Index_20_Link" text:visited-style-name="Index_20_Link"><text:s/>3.1.Le cadre de travail du service « Evolution et Maintenance »<text:tab/>12</text:a></text:p>
          <text:p text:style-name="P437"><text:a xlink:type="simple" xlink:href="#__RefHeading___Toc5628_474239258" text:style-name="Index_20_Link" text:visited-style-name="Index_20_Link"><text:s/>a)Présentation<text:tab/>12</text:a></text:p>
          <text:p text:style-name="P437"><text:a xlink:type="simple" xlink:href="#__RefHeading___Toc5630_474239258" text:style-name="Index_20_Link" text:visited-style-name="Index_20_Link"><text:s/>b)La documentation<text:tab/>13</text:a></text:p>
          <text:p text:style-name="P437"><text:a xlink:type="simple" xlink:href="#__RefHeading___Toc5632_474239258" text:style-name="Index_20_Link" text:visited-style-name="Index_20_Link"><text:s/>c)Les tests unitaires<text:tab/>14</text:a></text:p>
          <text:p text:style-name="P437"><text:a xlink:type="simple" xlink:href="#__RefHeading___Toc5634_474239258" text:style-name="Index_20_Link" text:visited-style-name="Index_20_Link"><text:s/>d)L’intégration continue<text:tab/>14</text:a></text:p>
          <text:p text:style-name="P436"><text:a xlink:type="simple" xlink:href="#__RefHeading___Toc3022_474239258" text:style-name="Index_20_Link" text:visited-style-name="Index_20_Link"><text:s/>3.2.Contexte du projet<text:tab/>14</text:a></text:p>
          <text:p text:style-name="P436"><text:a xlink:type="simple" xlink:href="#__RefHeading___Toc665_1084348667" text:style-name="Index_20_Link" text:visited-style-name="Index_20_Link"><text:s/>3.3.L’analyse fonctionnelle « externe »<text:tab/>15</text:a></text:p>
          <text:p text:style-name="P437"><text:a xlink:type="simple" xlink:href="#__RefHeading___Toc667_1084348667" text:style-name="Index_20_Link" text:visited-style-name="Index_20_Link"><text:s/>a)Les besoins de l’unité « Evolution et Maintenance »<text:tab/>15</text:a></text:p>
          <text:p text:style-name="P437"><text:a xlink:type="simple" xlink:href="#__RefHeading___Toc669_1084348667" text:style-name="Index_20_Link" text:visited-style-name="Index_20_Link"><text:s/>b)Les besoins spécifiques de la Direction Général de la Communication<text:tab/>16</text:a></text:p>
          <text:p text:style-name="P436"><text:a xlink:type="simple" xlink:href="#__RefHeading___Toc671_1084348667" text:style-name="Index_20_Link" text:visited-style-name="Index_20_Link"><text:s/>3.4.Les contraintes techniques<text:tab/>17</text:a></text:p>
          <text:p text:style-name="P437"><text:a xlink:type="simple" xlink:href="#__RefHeading___Toc3506_474239258" text:style-name="Index_20_Link" text:visited-style-name="Index_20_Link"><text:s/>a)Les technologies supportées et autorisées<text:tab/>17</text:a></text:p>
          <text:p text:style-name="P437"><text:a xlink:type="simple" xlink:href="#__RefHeading___Toc687_1084348667" text:style-name="Index_20_Link" text:visited-style-name="Index_20_Link"><text:s/>b)Un projet pilote vers le Cloud<text:tab/>17</text:a></text:p>
          <text:p text:style-name="P403"><text:a xlink:type="simple" xlink:href="#__RefHeading___Toc689_1084348667" text:style-name="Index_20_Link" text:visited-style-name="Index_20_Link"><text:s/>4.La gestion du projet<text:tab/>18</text:a></text:p>
          <text:p text:style-name="P436"><text:a xlink:type="simple" xlink:href="#__RefHeading___Toc691_1084348667" text:style-name="Index_20_Link" text:visited-style-name="Index_20_Link"><text:s/>4.1.Budget<text:tab/>18</text:a></text:p>
          <text:p text:style-name="P436"><text:a xlink:type="simple" xlink:href="#__RefHeading___Toc693_1084348667" text:style-name="Index_20_Link" text:visited-style-name="Index_20_Link"><text:s/>4.2.Plannings prévisionnels<text:tab/>18</text:a></text:p>
          <text:p text:style-name="P403"><text:a xlink:type="simple" xlink:href="#__RefHeading___Toc695_1084348667" text:style-name="Index_20_Link" text:visited-style-name="Index_20_Link"><text:s/>5.La conception du projet<text:tab/>19</text:a></text:p>
          <text:p text:style-name="P436"><text:a xlink:type="simple" xlink:href="#__RefHeading___Toc701_1084348667" text:style-name="Index_20_Link" text:visited-style-name="Index_20_Link"><text:s/>5.1.Architecture technique prévisionnelle<text:tab/>19</text:a></text:p>
          <text:p text:style-name="P436"><text:a xlink:type="simple" xlink:href="#__RefHeading___Toc705_1084348667" text:style-name="Index_20_Link" text:visited-style-name="Index_20_Link"><text:s/>5.2.État de l’art des solutions techniques applicables<text:tab/>21</text:a></text:p>
          <text:p text:style-name="P437"><text:a xlink:type="simple" xlink:href="#__RefHeading___Toc707_1084348667" text:style-name="Index_20_Link" text:visited-style-name="Index_20_Link"><text:s/>a)Les services Web<text:tab/>22</text:a></text:p>
          <text:p text:style-name="P437"><text:a xlink:type="simple" xlink:href="#__RefHeading___Toc709_1084348667" text:style-name="Index_20_Link" text:visited-style-name="Index_20_Link"><text:s/>b)Les interfaces graphiques<text:tab/>26</text:a></text:p>
          <text:p text:style-name="P437"><text:a xlink:type="simple" xlink:href="#__RefHeading___Toc711_1084348667" text:style-name="Index_20_Link" text:visited-style-name="Index_20_Link"><text:s/>c)Les systèmes d’indexation<text:tab/>29</text:a></text:p>
          <text:p text:style-name="P436"><text:a xlink:type="simple" xlink:href="#__RefHeading___Toc715_1084348667" text:style-name="Index_20_Link" text:visited-style-name="Index_20_Link"><text:s/>5.3.Recherches et prototypage<text:tab/>35</text:a></text:p>
          <text:p text:style-name="P437"><text:a xlink:type="simple" xlink:href="#__RefHeading___Toc717_1084348667" text:style-name="Index_20_Link" text:visited-style-name="Index_20_Link"><text:s/>a) Un POC du module d’indexation<text:tab/>35</text:a></text:p>
          <text:p text:style-name="P437"><text:soft-page-break/><text:a xlink:type="simple" xlink:href="#__RefHeading___Toc719_1084348667" text:style-name="Index_20_Link" text:visited-style-name="Index_20_Link"><text:s/>b)La solution Azur Search<text:tab/>37</text:a></text:p>
          <text:p text:style-name="P437"><text:a xlink:type="simple" xlink:href="#__RefHeading___Toc721_1084348667" text:style-name="Index_20_Link" text:visited-style-name="Index_20_Link"><text:s/>c)Les solutions Amazon<text:tab/>38</text:a></text:p>
          <text:p text:style-name="P437"><text:a xlink:type="simple" xlink:href="#__RefHeading___Toc729_1084348667" text:style-name="Index_20_Link" text:visited-style-name="Index_20_Link"><text:s/>d)L’hébergement des index ElasticSearch sur le réseau du Parlement<text:tab/>41</text:a></text:p>
          <text:p text:style-name="P436"><text:a xlink:type="simple" xlink:href="#__RefHeading___Toc731_1084348667" text:style-name="Index_20_Link" text:visited-style-name="Index_20_Link"><text:s/>5.4.Choix de la solution<text:tab/>41</text:a></text:p>
          <text:p text:style-name="P437"><text:a xlink:type="simple" xlink:href="#__RefHeading___Toc733_1084348667" text:style-name="Index_20_Link" text:visited-style-name="Index_20_Link"><text:s/>a)Étude comparative<text:tab/>41</text:a></text:p>
          <text:p text:style-name="P437"><text:a xlink:type="simple" xlink:href="#__RefHeading___Toc741_1084348667" text:style-name="Index_20_Link" text:visited-style-name="Index_20_Link"><text:s/>b)Schéma d’architecture technique définitif<text:tab/>42</text:a></text:p>
          <text:p text:style-name="P436"><text:a xlink:type="simple" xlink:href="#__RefHeading___Toc743_1084348667" text:style-name="Index_20_Link" text:visited-style-name="Index_20_Link"><text:s/>5.5.Analyse fonctionnelle interne<text:tab/>44</text:a></text:p>
          <text:p text:style-name="P437"><text:a xlink:type="simple" xlink:href="#__RefHeading___Toc3538_474239258" text:style-name="Index_20_Link" text:visited-style-name="Index_20_Link"><text:s/>a)Cas d’utilisation d’un visiteur<text:tab/>45</text:a></text:p>
          <text:p text:style-name="P437"><text:a xlink:type="simple" xlink:href="#__RefHeading___Toc3540_474239258" text:style-name="Index_20_Link" text:visited-style-name="Index_20_Link"><text:s/>b)Cas d’utilisation de l’administrateur<text:tab/>46</text:a></text:p>
          <text:p text:style-name="P403"><text:a xlink:type="simple" xlink:href="#__RefHeading___Toc745_1084348667" text:style-name="Index_20_Link" text:visited-style-name="Index_20_Link"><text:s/>6.La réalisation<text:tab/>47</text:a></text:p>
          <text:p text:style-name="P436"><text:a xlink:type="simple" xlink:href="#__RefHeading___Toc771_1084348667" text:style-name="Index_20_Link" text:visited-style-name="Index_20_Link"><text:s/>6.1.Les fichiers de configurations<text:tab/>47</text:a></text:p>
          <text:p text:style-name="P436"><text:a xlink:type="simple" xlink:href="#__RefHeading___Toc3801_1550847033" text:style-name="Index_20_Link" text:visited-style-name="Index_20_Link"><text:s/>6.2.Développement des clients<text:tab/>48</text:a></text:p>
          <text:p text:style-name="P437"><text:a xlink:type="simple" xlink:href="#__RefHeading___Toc3803_1550847033" text:style-name="Index_20_Link" text:visited-style-name="Index_20_Link"><text:s/>a)L’accès au fichier de configurations<text:tab/>48</text:a></text:p>
          <text:p text:style-name="P437"><text:a xlink:type="simple" xlink:href="#__RefHeading___Toc3805_1550847033" text:style-name="Index_20_Link" text:visited-style-name="Index_20_Link"><text:s/>b)Le registre des clients<text:tab/>50</text:a></text:p>
          <text:p text:style-name="P436"><text:a xlink:type="simple" xlink:href="#__RefHeading___Toc3807_1550847033" text:style-name="Index_20_Link" text:visited-style-name="Index_20_Link"><text:s/>6.3.Développement du module d’indexation<text:tab/>51</text:a></text:p>
          <text:p text:style-name="P437"><text:a xlink:type="simple" xlink:href="#__RefHeading___Toc773_1084348667" text:style-name="Index_20_Link" text:visited-style-name="Index_20_Link"><text:s/>a)Le démarrage de l’application<text:tab/>51</text:a></text:p>
          <text:p text:style-name="P437"><text:a xlink:type="simple" xlink:href="#__RefHeading___Toc3809_1550847033" text:style-name="Index_20_Link" text:visited-style-name="Index_20_Link"><text:s/>b)La gestion des fréquences d’indexation<text:tab/>54</text:a></text:p>
          <text:p text:style-name="P437"><text:a xlink:type="simple" xlink:href="#__RefHeading___Toc775_1084348667" text:style-name="Index_20_Link" text:visited-style-name="Index_20_Link"><text:s/>c)Le lien entre les pages html et le modèle de données<text:tab/>57</text:a></text:p>
          <text:p text:style-name="P437"><text:a xlink:type="simple" xlink:href="#__RefHeading___Toc777_1084348667" text:style-name="Index_20_Link" text:visited-style-name="Index_20_Link"><text:s/>d)Le parcours des pages indexées<text:tab/>59</text:a></text:p>
          <text:p text:style-name="P437"><text:a xlink:type="simple" xlink:href="#__RefHeading___Toc779_1084348667" text:style-name="Index_20_Link" text:visited-style-name="Index_20_Link"><text:s/>e)Politiques d’indexation et suppression des pages obsolètes<text:tab/>63</text:a></text:p>
          <text:p text:style-name="P437"><text:a xlink:type="simple" xlink:href="#__RefHeading___Toc785_1084348667" text:style-name="Index_20_Link" text:visited-style-name="Index_20_Link"><text:s/>f)Les adresses canoniques<text:tab/>64</text:a></text:p>
          <text:p text:style-name="P437"><text:a xlink:type="simple" xlink:href="#__RefHeading___Toc5778_1456412319" text:style-name="Index_20_Link" text:visited-style-name="Index_20_Link"><text:s/>g) Résumé d’un processus d’indexation<text:tab/>65</text:a></text:p>
          <text:p text:style-name="P437"><text:a xlink:type="simple" xlink:href="#__RefHeading___Toc5780_1456412319" text:style-name="Index_20_Link" text:visited-style-name="Index_20_Link"><text:s/>h) Une interface d’administration<text:tab/>67</text:a></text:p>
          <text:p text:style-name="P436"><text:a xlink:type="simple" xlink:href="#__RefHeading___Toc787_1084348667" text:style-name="Index_20_Link" text:visited-style-name="Index_20_Link"><text:s/>6.4.L’implémentation des fonctionnalités de recherches<text:tab/>67</text:a></text:p>
          <text:p text:style-name="P437"><text:a xlink:type="simple" xlink:href="#__RefHeading___Toc791_1084348667" text:style-name="Index_20_Link" text:visited-style-name="Index_20_Link"><text:s/>a)Le couplage entre les clusters et les fonctionnalités de recherche<text:tab/>67</text:a></text:p>
          <text:p text:style-name="P437"><text:a xlink:type="simple" xlink:href="#__RefHeading___Toc5782_1456412319" text:style-name="Index_20_Link" text:visited-style-name="Index_20_Link"><text:s/>b)Le couplage entre la structure des index et les fonctionnalités de recherche<text:tab/>67</text:a></text:p>
          <text:p text:style-name="P437"><text:a xlink:type="simple" xlink:href="#__RefHeading___Toc795_1084348667" text:style-name="Index_20_Link" text:visited-style-name="Index_20_Link"><text:s/>c)Des résultats triés par pertinence<text:tab/>70</text:a></text:p>
          <text:p text:style-name="P437"><text:a xlink:type="simple" xlink:href="#__RefHeading___Toc797_1084348667" text:style-name="Index_20_Link" text:visited-style-name="Index_20_Link"><text:s/>d)Corrections et suggestions de « phrases »<text:tab/>70</text:a></text:p>
          <text:p text:style-name="P437"><text:a xlink:type="simple" xlink:href="#__RefHeading___Toc5784_1456412319" text:style-name="Index_20_Link" text:visited-style-name="Index_20_Link"><text:s/>e)Keywords et routes<text:tab/>70</text:a></text:p>
          <text:p text:style-name="P437"><text:a xlink:type="simple" xlink:href="#__RefHeading___Toc5786_1456412319" text:style-name="Index_20_Link" text:visited-style-name="Index_20_Link"><text:s/>f)Auto-complétion sur les titres<text:tab/>70</text:a></text:p>
          <text:p text:style-name="P437"><text:a xlink:type="simple" xlink:href="#__RefHeading___Toc799_1084348667" text:style-name="Index_20_Link" text:visited-style-name="Index_20_Link"><text:s/>g)Auto complétion sur l’historique des requêtes pertinentes<text:tab/>70</text:a></text:p>
          <text:p text:style-name="P436"><text:a xlink:type="simple" xlink:href="#__RefHeading___Toc801_1084348667" text:style-name="Index_20_Link" text:visited-style-name="Index_20_Link"><text:s/>6.5.Développement du web service de recherche<text:tab/>71</text:a></text:p>
          <text:p text:style-name="P437"><text:a xlink:type="simple" xlink:href="#__RefHeading___Toc805_1084348667" text:style-name="Index_20_Link" text:visited-style-name="Index_20_Link"><text:s/>a)Un web service REST utilisable depuis n’importe quelle source<text:tab/>71</text:a></text:p>
          <text:p text:style-name="P437"><text:a xlink:type="simple" xlink:href="#__RefHeading___Toc807_1084348667" text:style-name="Index_20_Link" text:visited-style-name="Index_20_Link"><text:s/>b)La définition du modèle de donnée exposé<text:tab/>71</text:a></text:p>
          <text:p text:style-name="P437"><text:a xlink:type="simple" xlink:href="#__RefHeading___Toc809_1084348667" text:style-name="Index_20_Link" text:visited-style-name="Index_20_Link"><text:s/>c)Implémentation d’une page de recherche simplifiée<text:tab/>71</text:a></text:p>
          <text:p text:style-name="P436"><text:a xlink:type="simple" xlink:href="#__RefHeading___Toc811_1084348667" text:style-name="Index_20_Link" text:visited-style-name="Index_20_Link"><text:s/>6.6.Intégration du client de recherche au site internet du parlement<text:tab/>71</text:a></text:p>
          <text:p text:style-name="P436"><text:a xlink:type="simple" xlink:href="#__RefHeading___Toc3811_1550847033" text:style-name="Index_20_Link" text:visited-style-name="Index_20_Link"><text:s/>6.7.Un développement par itération<text:tab/>71</text:a></text:p>
          <text:p text:style-name="P437"><text:a xlink:type="simple" xlink:href="#__RefHeading___Toc749_1084348667" text:style-name="Index_20_Link" text:visited-style-name="Index_20_Link"><text:s/>a)De plus prioritaire au moins prioritaire<text:tab/>71</text:a></text:p>
          <text:p text:style-name="P437"><text:a xlink:type="simple" xlink:href="#__RefHeading___Toc751_1084348667" text:style-name="Index_20_Link" text:visited-style-name="Index_20_Link"><text:s/>b)Des phases d’analyse approfondies et une redéfinition des besoins<text:tab/>71</text:a></text:p>
          <text:p text:style-name="P437"><text:a xlink:type="simple" xlink:href="#__RefHeading___Toc757_1084348667" text:style-name="Index_20_Link" text:visited-style-name="Index_20_Link"><text:s/>a)Validation et boucle de retro-action<text:tab/>71</text:a></text:p>
          <text:p text:style-name="P403"><text:a xlink:type="simple" xlink:href="#__RefHeading___Toc813_1084348667" text:style-name="Index_20_Link" text:visited-style-name="Index_20_Link"><text:s/>7.Tests et intégration continue<text:tab/>71</text:a></text:p>
          <text:p text:style-name="P436"><text:a xlink:type="simple" xlink:href="#__RefHeading___Toc815_1084348667" text:style-name="Index_20_Link" text:visited-style-name="Index_20_Link"><text:s/>7.1.Test unitaires et couvertures de code<text:tab/>71</text:a></text:p>
          <text:p text:style-name="P436"><text:a xlink:type="simple" xlink:href="#__RefHeading___Toc819_1084348667" text:style-name="Index_20_Link" text:visited-style-name="Index_20_Link"><text:s/>7.2.Les critères qualité de l’analyse automatique du code<text:tab/>71</text:a></text:p>
          <text:p text:style-name="P436"><text:a xlink:type="simple" xlink:href="#__RefHeading___Toc821_1084348667" text:style-name="Index_20_Link" text:visited-style-name="Index_20_Link"><text:s/>7.3.Les tests d’intégration<text:tab/>71</text:a></text:p>
          <text:p text:style-name="P436"><text:soft-page-break/><text:a xlink:type="simple" xlink:href="#__RefHeading___Toc825_1084348667" text:style-name="Index_20_Link" text:visited-style-name="Index_20_Link"><text:s/>7.4.Les tests de validation<text:tab/>71</text:a></text:p>
          <text:p text:style-name="P403"><text:a xlink:type="simple" xlink:href="#__RefHeading___Toc829_1084348667" text:style-name="Index_20_Link" text:visited-style-name="Index_20_Link"><text:s/>8.La documentation<text:tab/>72</text:a></text:p>
          <text:p text:style-name="P436"><text:a xlink:type="simple" xlink:href="#__RefHeading___Toc831_1084348667" text:style-name="Index_20_Link" text:visited-style-name="Index_20_Link"><text:s/>8.1.Le Document Technique d’Architecture (DTA)<text:tab/>72</text:a></text:p>
          <text:p text:style-name="P436"><text:a xlink:type="simple" xlink:href="#__RefHeading___Toc833_1084348667" text:style-name="Index_20_Link" text:visited-style-name="Index_20_Link"><text:s/>8.2.La documentation technique<text:tab/>72</text:a></text:p>
          <text:p text:style-name="P436"><text:a xlink:type="simple" xlink:href="#__RefHeading___Toc835_1084348667" text:style-name="Index_20_Link" text:visited-style-name="Index_20_Link"><text:s/>8.3.La documentation Java et les commentaires<text:tab/>72</text:a></text:p>
          <text:p text:style-name="P403"><text:a xlink:type="simple" xlink:href="#__RefHeading___Toc837_1084348667" text:style-name="Index_20_Link" text:visited-style-name="Index_20_Link"><text:s/>9.La formation utilisateurs<text:tab/>72</text:a></text:p>
          <text:p text:style-name="P403"><text:a xlink:type="simple" xlink:href="#__RefHeading___Toc1529_1084348667" text:style-name="Index_20_Link" text:visited-style-name="Index_20_Link"><text:s/>10.Retours d’expérience<text:tab/>72</text:a></text:p>
          <text:p text:style-name="P403"><text:a xlink:type="simple" xlink:href="#__RefHeading___Toc841_1084348667" text:style-name="Index_20_Link" text:visited-style-name="Index_20_Link"><text:s/>11.Conclusion<text:tab/>72</text:a></text:p>
          <text:p text:style-name="P403"><text:a xlink:type="simple" xlink:href="#__RefHeading___Toc3594_825439569" text:style-name="Index_20_Link" text:visited-style-name="Index_20_Link"><text:s/>12.Annexes<text:tab/>72</text:a></text:p>
          <text:p text:style-name="P437"><text:a xlink:type="simple" xlink:href="#__RefHeading___Toc5788_1456412319" text:style-name="Index_20_Link" text:visited-style-name="Index_20_Link"><text:s/>12.1.Annexe 1<text:tab/>72</text:a></text:p>
          <text:p text:style-name="P437"><text:a xlink:type="simple" xlink:href="#__RefHeading___Toc5790_1456412319" text:style-name="Index_20_Link" text:visited-style-name="Index_20_Link"><text:s/>12.2.Annexe 2<text:tab/>73</text:a></text:p>
        </text:index-body>
      </text:table-of-content>
      <text:p text:style-name="P31"/>
      <text:list xml:id="list7397024545058946278" text:style-name="Numbering_20_1">
        <text:list-item>
          <text:h text:style-name="P406" text:outline-level="1"><text:bookmark-start text:name="__RefHeading___Toc637_1084348667"/>Statut et mission de l’auditeur au sein du Parlement Européen<text:bookmark-end text:name="__RefHeading___Toc637_1084348667"/></text:h>
          <text:list>
            <text:list-item>
              <text:h text:style-name="P421" text:outline-level="2"><text:bookmark-start text:name="__RefHeading___Toc639_1084348667"/>Les institutions européennes<text:bookmark-end text:name="__RefHeading___Toc639_1084348667"/></text:h>
            </text:list-item>
          </text:list>
        </text:list-item>
      </text:list>
      <text:p text:style-name="P3">L’Union Européenne <text:span text:style-name="T7">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7"><text:note text:id="ftn1" text:note-class="footnote"><text:note-citation>1</text:note-citation><text:note-body><text:p text:style-name="P256"><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7"> Elle compte aujourd’hui 28 états membres.</text:span></text:p>
      <text:p text:style-name="P4">Ses processus économiques, législatifs et judiciaire sont assurés par <text:span text:style-name="T8">7</text:span> institutions<text:note text:id="ftn2" text:note-class="footnote"><text:note-citation>2</text:note-citation><text:note-body><text:p text:style-name="P257"><text:bookmark-start text:name="__RefHeading___Toc2308_1630879493"/><text:span text:style-name="T9">Les Institutions Européennes : </text:span><text:a xlink:type="simple" xlink:href="https://www.touteleurope.eu/actualite/les-institutions-europeennes.html" text:style-name="Internet_20_link" text:visited-style-name="Visited_20_Internet_20_Link"><text:span text:style-name="T9">https://www.touteleurope.eu</text:span></text:a><text:bookmark-end text:name="__RefHeading___Toc2308_1630879493"/></text:p></text:note-body></text:note> :</text:p>
      <text:list xml:id="list9140142190611681945" text:style-name="List_20_1">
        <text:list-item>
          <text:p text:style-name="Subtitle">Le <text:span text:style-name="T9">Conseil</text:span> Européen :</text:p>
        </text:list-item>
      </text:list>
      <text:p text:style-name="P5">Il est constitué des 28 chefs d’<text:span text:style-name="T10">é</text:span>tat <text:span text:style-name="T10">et de gouvernement.</text:span> <text:span text:style-name="T10">Il détermine les étapes de la construction Européenne et défini, par consensus, s</text:span>a politique <text:span text:style-name="T10">générale.</text:span></text:p>
      <text:list xml:id="list105303816053752" text:continue-numbering="true" text:style-name="List_20_1">
        <text:list-item>
          <text:p text:style-name="Subtitle">L<text:span text:style-name="T9">a</text:span> C<text:span text:style-name="T9">ommission</text:span> Européen<text:span text:style-name="T9">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05304839915624"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05304633325493" text:continue-numbering="true" text:style-name="List_20_1">
        <text:list-item>
          <text:p text:style-name="Subtitle">Le Conseil <text:span text:style-name="T11">de l’Union Européenne</text:span><text:span text:style-name="T11"><text:note text:id="ftn3" text:note-class="footnote"><text:note-citation>3</text:note-citation><text:note-body><text:p text:style-name="P258"><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1"> (ou Conseil)</text:span>:</text:p>
        </text:list-item>
      </text:list>
      <text:p text:style-name="P8"><text:span text:style-name="T12">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3">e</text:span>)<text:span text:style-name="T12">, il est le seul à légiférer.</text:span></text:p>
      <text:list xml:id="list105304400579995" text:continue-numbering="true" text:style-name="List_20_1">
        <text:list-item>
          <text:p text:style-name="Subtitle"><text:soft-page-break/>La Cour de Justice de l’Union Européenne :</text:p>
        </text:list-item>
      </text:list>
      <text:p text:style-name="P9">Elle représente le pouvoir judiciaire de la communauté Européenne. Ell<text:span text:style-name="T15">e</text:span> a en charge de veiller à la bonne application des lois Européenne et de régler les conflits judiciaire<text:span text:style-name="T15">s</text:span> entre les <text:span text:style-name="T14">états</text:span> et/ou les institutions. 28 juges siège<text:span text:style-name="T15">nt</text:span> à la cour de justice, soit un par gouvernement.</text:p>
      <text:list xml:id="list105304857942671"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05303672587408"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6">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274"><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p>
      <text:list xml:id="list105303470604147" text:continue-list="list7397024545058946278" text:style-name="Numbering_20_1">
        <text:list-item>
          <text:list>
            <text:list-item>
              <text:h text:style-name="P421" text:outline-level="2"><text:bookmark-start text:name="__RefHeading___Toc641_1084348667"/>Le Parlement Européen<text:note text:id="ftn4" text:note-class="footnote"><text:note-citation>4</text:note-citation><text:note-body><text:p text:style-name="P259"><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4">Le Parlement Européen est composé de plusieurs organes <text:span text:style-name="T17">dont nous présentons ici les principaux :</text:span></text:p>
      <text:list xml:id="list105304440948455" text:continue-list="list105303672587408" text:style-name="List_20_1">
        <text:list-item>
          <text:p text:style-name="Subtitle"><text:soft-page-break/>La Présidence</text:p>
        </text:list-item>
      </text:list>
      <text:p text:style-name="P14">Le président est élu pour deux ans et demi <text:span text:style-name="T18">renouvelable</text:span>. Il représente le Parlement Européen à l’extérieur. <text:span text:style-name="T17">Il signe tous les textes adoptés et rend exécutoire le budget une fois celui-ci voté. </text:span>Il dirige les sessions plénières et préside le bureau.</text:p>
      <text:list xml:id="list105304628306896" text:continue-numbering="true" text:style-name="List_20_1">
        <text:list-item>
          <text:p text:style-name="Subtitle">Le bureau</text:p>
        </text:list-item>
      </text:list>
      <text:p text:style-name="P15">Composé du président et de 14 vices-présidents, le bureau est l’organe de direction du Parlement Européen. Il règle toutes les questions administratives, financières et réglementaires <text:span text:style-name="T18">internes</text:span>. Il établit le budget prévisionnel.</text:p>
      <text:list xml:id="list105303423193353" text:continue-numbering="true" text:style-name="List_20_1">
        <text:list-item>
          <text:p text:style-name="Subtitle">Les députés</text:p>
        </text:list-item>
      </text:list>
      <text:p text:style-name="P16">Les députés sont élus au suffrage universel direct et regroupés en groupes politiques contenant <text:span text:style-name="T19">un minimum de</text:span> vingt cinq individus qui <text:span text:style-name="T19">doivent </text:span>représent<text:span text:style-name="T19">er au moins</text:span> un quart des états membres. <text:span text:style-name="T19">Afin d’effectuer le travail préparatoire des séances plénières les députés sont répartis au sein de commissions spécialisées qui ont en charge l’élaboration des propositions de lois. Il y a vingt commissions permanentes auxquelles peuvent s’ajouter des commissions temporaires.</text:span></text:p>
      <text:list xml:id="list105305506688536" text:continue-numbering="true" text:style-name="List_20_1">
        <text:list-item>
          <text:p text:style-name="Subtitle">L<text:span text:style-name="T20">a conférence des présidents</text:span></text:p>
        </text:list-item>
      </text:list>
      <text:p text:style-name="P17">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1">les parlements nationaux et les pays tiers.</text:span></text:p>
      <text:list xml:id="list105305093130054" text:continue-numbering="true" text:style-name="List_20_1">
        <text:list-item>
          <text:p text:style-name="Subtitle">Le secrétariat général</text:p>
        </text:list-item>
      </text:list>
      <text:p text:style-name="P18">Sous la direction d’un secrétaire général, le secrétariat <text:span text:style-name="T22">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8"/>
      <text:list xml:id="list105305044566559" text:continue-list="list105303470604147" text:style-name="Numbering_20_1">
        <text:list-item>
          <text:list>
            <text:list-item>
              <text:h text:style-name="P421" text:outline-level="2"><text:bookmark-start text:name="__RefHeading___Toc643_1084348667"/>L’<text:span text:style-name="T23">unité</text:span> « E<text:span text:style-name="T23">volution et maintenance »</text:span><text:bookmark-end text:name="__RefHeading___Toc643_1084348667"/></text:h>
            </text:list-item>
          </text:list>
        </text:list-item>
      </text:list>
      <text:p text:style-name="P19">« Evolution et Maintenance » est une unité de la Direction Générale de l’Innovation et du support Technologique (DGITEC).</text:p>
      <text:p text:style-name="P19">Elle <text:span text:style-name="T24">regroupe</text:span> <text:span text:style-name="T24">42</text:span> fonctionnaires qui sont responsables de l’évolution et de la maintenance des applications informatiques développées par le Parlement Européen.</text:p>
      <text:p text:style-name="P19">156 consultants externes travaillent <text:span text:style-name="T24">en </text:span>extra ou intra-muros aux développement de ces 216 applications qui totalisent plus de 700 composants.</text:p>
      <text:p text:style-name="P19"><text:soft-page-break/></text:p>
      <text:list xml:id="list105305543793089" text:continue-numbering="true" text:style-name="Numbering_20_1">
        <text:list-item>
          <text:list>
            <text:list-item>
              <text:h text:style-name="P421" text:outline-level="2"><text:bookmark-start text:name="__RefHeading___Toc645_1084348667"/>La mission de l’auditeur<text:bookmark-end text:name="__RefHeading___Toc645_1084348667"/></text:h>
            </text:list-item>
          </text:list>
        </text:list-item>
      </text:list>
      <text:p text:style-name="P20">L’auditeur travaille comme analyste-développeur « senior » au sein de l’unité « Evolution et maintenance » de la DGITEC. Il est mandaté par la société de service en informatique « METHODS S.A », <text:span text:style-name="T25">pour réaliser intra-muros, la maintenance et l’évolution de trois applications différentes. Pour chacune de ces applications il est le seul analyste-développeur et remplit les missions suivantes :</text:span></text:p>
      <text:list xml:id="list105304589710427" text:continue-list="list105305093130054" text:style-name="List_20_1">
        <text:list-item>
          <text:p text:style-name="Subtitle">Étude des besoins et analyse fonctionnelle</text:p>
        </text:list-item>
      </text:list>
      <text:p text:style-name="P21">Dans la majorité des cas, les demandes d’évolution <text:span text:style-name="T26">pour </text:span>une application sont formulé<text:span text:style-name="T27">e</text:span>s de façon triviale par les utilisateurs. Elles peuvent être imprécises, contradictoires, redondantes , irréalisables ou <text:span text:style-name="T26">encore </text:span>mal exprimées. Cet état de faits résulte d’une vision exclusivement <text:span text:style-name="T26">concentrée sur le métier, qui occulte la nature technique des applications informatiques. De la même manière, une incompréhension de réel besoin métier par un développeur peut se manifester par des conséquences dramatiques. </text:span></text:p>
      <text:p text:style-name="P32">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05305499842180" text:continue-numbering="true" text:style-name="List_20_1">
        <text:list-item>
          <text:p text:style-name="Subtitle">Planification des tâches</text:p>
        </text:list-item>
      </text:list>
      <text:p text:style-name="P22">Sans rentrer dans une phase de conception détaillée, l’auditeur traduit les fonctionnalités à mettre en place par une liste de tâches concrètes à réaliser en termes d’analyse technique et de développement. Chaque tâche peut-être <text:span text:style-name="T29">décomposée en tâches subsidiaires.</text:span></text:p>
      <text:p text:style-name="P23">Le but de ce travail est de pouvoir faire une estimation des coûts engendrés par l’implémentation d’une solution. Cette estimation <text:span text:style-name="T30">est</text:span> soumise au fonctionnaire responsable de l’application, qui valid<text:span text:style-name="T30">e</text:span> ou non la demande d’évolution.</text:p>
      <text:list xml:id="list105304245540413" text:continue-numbering="true" text:style-name="List_20_1">
        <text:list-item>
          <text:p text:style-name="Subtitle">Conception, <text:span text:style-name="T28">implémentation </text:span>et tests unitaires</text:p>
        </text:list-item>
      </text:list>
      <text:p text:style-name="P24">L’auditeur réalise les taches planifiées. Pour chaque tâche il faut chercher la meilleure solution <text:span text:style-name="T32">de développement </text:span>et la <text:span text:style-name="T32">mettre en œuvre.</text:span> Une fois que toute les tâches <text:span text:style-name="T58">de d’implémentation </text:span>ont été réalisé<text:span text:style-name="T34">e</text:span>s, le développement de<text:span text:style-name="T31">s</text:span> tests unitaires permet de valider la fiabilité du code. Les tests de validation sont réalisés manuellement par l’auditeur et par les utilisateurs sur la plateforme de développement <text:span text:style-name="T112">et de pré-production.</text:span></text:p>
      <text:list xml:id="list105303564819158" text:continue-numbering="true" text:style-name="List_20_1">
        <text:list-item>
          <text:p text:style-name="Subtitle"><text:soft-page-break/>Rédaction de la documentation technique</text:p>
        </text:list-item>
      </text:list>
      <text:p text:style-name="P25">La documentation technique à pour but de faciliter le travail des futurs développeurs qui seront en charge de maintenir et de faire évoluer les applications. Elle explique et justifie les choix techniques <text:span text:style-name="T33">qui ont été fait</text:span>. Que ce soit en termes d’architecture applicative ou en termes de développement.</text:p>
      <text:p text:style-name="P25">En fonction de la nature et de l’importance des modification<text:span text:style-name="T33">s</text:span>, la documentation peut prendre plusieurs formes.</text:p>
      <text:p text:style-name="P25">La création d’un nouvelle application ou d’un nouveau composant induit la rédaction de documents complets, comme le document technique d’architecture ou les spécifications techniques.</text:p>
      <text:p text:style-name="P25">La création ou la modification d’un service <text:span text:style-name="T33">web </text:span>nécessite une documentation spécifique pour les développeurs <text:span text:style-name="T33">des applications communicantes. Il s’agit généralement d’une documentation Java insérer dans le code, qui génère une interface documentaire au format HTML à destination des autres développeurs.</text:span></text:p>
      <text:p text:style-name="P26">Une autre forme de documentation consiste simplement à mettre des commentaires dans son code pour en expliquer le fonctionnement.</text:p>
      <text:p text:style-name="P26"/>
      <text:p text:style-name="P26"><text:s/><text:span text:style-name="T35">Les trois applications pour lesquelles l’auditeur à la charge d’analyste-développeur sont :</text:span></text:p>
      <text:list xml:id="list105304311688147" text:continue-numbering="true" text:style-name="List_20_1">
        <text:list-item>
          <text:p text:style-name="Subtitle"><text:span text:style-name="T94">Le p</text:span>ortail d’administration des fiches techniques</text:p>
        </text:list-item>
      </text:list>
      <text:p text:style-name="P27">Il s’agit d’u<text:span text:style-name="T37">ne</text:span> application web développé<text:span text:style-name="T37">e</text:span> en J<text:span text:style-name="T42">ava</text:span>, qui permet aux <text:span text:style-name="T37">utilisateurs de publier et de mettre à jour les fiches techniques de l’Union Européenne sur le site web du Parlement Européen</text:span><text:span text:style-name="T37"><text:note text:id="ftn5" text:note-class="footnote"><text:note-citation>5</text:note-citation><text:note-body><text:p text:style-name="P260"><text:bookmark-start text:name="__RefHeading___Toc2316_1630879493"/>http://www.europarl.europa.eu/atyourservice/fr/displayFtu.html<text:bookmark-end text:name="__RefHeading___Toc2316_1630879493"/></text:p></text:note-body></text:note></text:span><text:span text:style-name="T37">. Hormis la publication sur internet, sa principale fonctionnalité est la validation de la structure des documents publiés. Elle relaie également les fiches techniques vers le Registre documentaire.</text:span></text:p>
      <text:list xml:id="list105305551733972" text:continue-numbering="true" text:style-name="List_20_1">
        <text:list-item>
          <text:p text:style-name="Subtitle">Le <text:span text:style-name="T36">Registre</text:span> documentaire</text:p>
        </text:list-item>
      </text:list>
      <text:p text:style-name="P28">Cette application répond à un règlement Européen qui oblige les institutions à publier leurs documents sur un registre public accessible en ligne<text:note text:id="ftn6" text:note-class="footnote"><text:note-citation>6</text:note-citation><text:note-body><text:p text:style-name="P261"><text:bookmark-start text:name="__RefHeading___Toc2318_1630879493"/>http://www.europarl.europa.eu/RegistreWeb<text:bookmark-end text:name="__RefHeading___Toc2318_1630879493"/></text:p></text:note-body></text:note>. <text:span text:style-name="T42">S</text:span>a maintenance <text:span text:style-name="T42">et ses évolutions représentent </text:span>l’essentiel du travail de l’auditeur <text:span text:style-name="T42">au sein du Parlement Européen. Il s’agit en réalité d’un système applicatif complet qui se compose</text:span> d<text:span text:style-name="T40">e sept applications web différentes. Ces applications sont réparties sur le réseau interne et sur la zone démilitarisée (réseau accessible sur internet). </text:span></text:p>
      <text:p text:style-name="P28"><text:span text:style-name="T40">On y trouve, u</text:span>ne interface d’administration, <text:span text:style-name="T43">u</text:span>n service web de publication <text:span text:style-name="T41">pour les applications internes, un module d’exécution de tâches asynchrones, u</text:span>n module d’indexation <text:span text:style-name="T39">des documents, u</text:span>n service web de recherche <text:span text:style-name="T46">textuelle</text:span>, <text:span text:style-name="T43">u</text:span>n <text:span text:style-name="T43">site</text:span> web <text:span text:style-name="T41">publique et un module de gestion des demandes de documents soumises par les citoyens Européen.</text:span></text:p>
      <text:p text:style-name="P29">Toutes ces applications sont développées en Java.</text:p>
      <text:list xml:id="list105305445265884" text:continue-numbering="true" text:style-name="List_20_1">
        <text:list-item>
          <text:p text:style-name="Subtitle"><text:soft-page-break/><text:span text:style-name="T94">Le</text:span> <text:span text:style-name="T38">nouveau </text:span>moteur de recherche <text:span text:style-name="T94">du</text:span> site internet du Parlement Européen</text:p>
        </text:list-item>
      </text:list>
      <text:p text:style-name="P30">Le site internet du Parlement Européen propose <text:span text:style-name="T46">une interface</text:span> permettant aux visiteurs d’effectuer des recherches textuelles sur <text:span text:style-name="T51">l’entièreté de son</text:span> contenu <text:span text:style-name="T46">HTML</text:span>. </text:p>
      <text:p text:style-name="P30"><text:span text:style-name="T45">Jusqu’à aujourd’hui,</text:span> ce moteur de recherche <text:span text:style-name="T45">était</text:span> mise en place grâce à une solution technique <text:span text:style-name="T45">nommée GSA (Google Search Appliance), </text:span>proposé<text:span text:style-name="T45">e</text:span> par la société Google. Cette société ayant annoncé la fin du support de sa solution, l’auditeur a été chargé de redévelopper un moteur de recherche <text:span text:style-name="T44">complet</text:span>. Il s’agit d’un nouveau projet qui constitue l’objet du présent mémoire. </text:p>
      <text:p text:style-name="P26"/>
      <text:list xml:id="list105304051176083" text:continue-list="list105305543793089"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3"><text:bookmark-start text:name="__RefHeading___Toc651_1084348667"/>Le moteur de recherche du site internet du Parlement Européen <text:span text:style-name="T49">était jusqu’à maintenant supportée par la GSA (Google Search Appliance), qui signifie littéralement Outil de Recherche de Google.</text:span><text:bookmark-end text:name="__RefHeading___Toc651_1084348667"/></text:p>
      <text:p text:style-name="P34">Il s’agit d’une solution matérielle et logicielle, qui se présente sous la forme d’un serveur jaune. Une fois reli<text:span text:style-name="T50">é</text:span> au réseau, le serveur propose une interface d’administration et de configuration qui est accessible grâce à un navigateur web.</text:p>
      <text:p text:style-name="P34"><text:span text:style-name="T47">En définissant un jeu d’URL (Uniform Resource Locator), l</text:span>’administrateur configur<text:span text:style-name="T49">ait</text:span> la GSA pour qu’elle parcours <text:span text:style-name="T47">et index le contenu du site internet du 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5">Une fois le contenu indexé, <text:span text:style-name="T48">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5"/>
      <text:p text:style-name="P36"><draw:frame draw:style-name="fr1" draw:name="Cadre2" text:anchor-type="paragraph" svg:width="17cm" draw:z-index="2"><draw:text-box fo:min-height="7.925cm"><text:p text:style-name="P274"><draw:frame draw:style-name="fr2" draw:name="Image2" text:anchor-type="as-char" svg:width="17cm" style:rel-width="100%" svg:height="7.925cm" style:rel-height="scale" draw:z-index="39"><draw:image xlink:href="Pictures/100318FC00005E8900002C1277EDD0624A92F6CB.svg" xlink:type="simple" xlink:show="embed" xlink:actuate="onLoad"/><draw:image xlink:href="Pictures/1000020100000393000001AA0DACBED7C7E33803.png" xlink:type="simple" xlink:show="embed" xlink:actuate="onLoad"/></draw:frame><text:line-break/>Illustration <text:sequence text:ref-name="refIllustration1" text:name="Illustration" text:formula="ooow:Illustration+1" style:num-format="1">2</text:sequence>: Présentation de la GSA</text:p></draw:text-box></draw:frame><text:soft-page-break/></text:p>
      <text:list xml:id="list105304601031935"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7">Avant de d’expliquer en quoi la solution de Google ne répond pas suffisamment au besoin<text:span text:style-name="T52">s</text:span> <text:span text:style-name="T52">fonctionnels</text:span>, il est important de relever les problèmes plus généraux que présente la <text:span text:style-name="T56">GSA</text:span>.</text:p>
      <text:p text:style-name="P38">Le principal défaut relève qu<text:span text:style-name="T53">e l’aspect</text:span> « <text:span text:style-name="T53">tout en un » de la solution </text:span>n’est pas adaptée à l’organisation des services du Parlement Européen. <text:span text:style-name="T53">En effet, comme il s’agit d’une solution matérielle, son administration et sa configuration relève de la responsabilité du service « Opération » de la DGITEC, qui s’occupe de pourvoir aux besoins matériels pour les applications. </text:span></text:p>
      <text:p text:style-name="P39">Ce qui se traduit par l’impossibilité p<text:span text:style-name="T54">ou</text:span>r notre service, qui est responsable de l’implémentation fonctionnelle des applications, d’accéder directement à la configuration du moteur de recherche. Toutes modifications doit se faire au travers d’une demande <text:span text:style-name="T54">au service concerné. Actuellement, notre service ne contient aucune personne qui sait de façon précise comment la GSA est configurée car l’accès direct à son interface d’administration est cloisonné. Il s’agit d’une boîte noire.</text:span></text:p>
      <text:p text:style-name="P40">Le second défaut vient du fait qu<text:span text:style-name="T57">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7">s</text:span> <text:span text:style-name="T55">est difficile ou impossible à mettre en place.</text:span></text:p>
      <text:p text:style-name="P41">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7">primaire</text:span>, ni d’éventuelles fonctions secondaires, aucune étude détaillée n’a été faite pour améliorer la situation.</text:p>
      <text:list xml:id="list105304181820275" text:continue-numbering="true" text:style-name="Numbering_20_1">
        <text:list-item>
          <text:list>
            <text:list-item>
              <text:list>
                <text:list-item>
                  <text:h text:style-name="T3" text:outline-level="3"><text:bookmark-start text:name="__RefHeading___Toc657_1084348667"/><text:soft-page-break/>Une fonction <text:span text:style-name="T97">primaire</text:span> insatisfaisante<text:bookmark-end text:name="__RefHeading___Toc657_1084348667"/></text:h>
                </text:list-item>
              </text:list>
            </text:list-item>
          </text:list>
        </text:list-item>
      </text:list>
      <text:p text:style-name="P42">La fonction <text:span text:style-name="T97">primaire</text:span> du moteur de recherche est de permettre de faire des recherche<text:span text:style-name="T59">s</text:span> textuelle<text:span text:style-name="T59">s</text:span> sur le contenu du site internet du Parlement Européen <text:span text:style-name="T69">dans les 24 langues officielles</text:span>. La GSA remplit cette fonction mais de façon insatisfaisante dans la mesure où les résultats proposés ne sont pas pertinent<text:span text:style-name="T59">s</text:span>. <text:span text:style-name="T59">Comme tout index « inversé » (nous détaillerons plus tard leur fonctionnement), elle recherche de façon indépendante chaque mot de la phrase recherchée et renvoie toutes les pages qui contiennent au moins l’un d’entre eux.</text:span></text:p>
      <text:p text:style-name="P43">Par exemple, la recherche « <text:span text:style-name="T60">textes législatifs adoptés</text:span> » va retourner toutes les pages qui contiennent au moins l’un des trois mots. Aucune optimisation sur la proximité ou l’association des mots dans les pages retournées n’<text:span text:style-name="T87">é</text:span>t<text:span text:style-name="T87">ait</text:span> configurée et le résultat obtenu <text:span text:style-name="T87">fournissait une expérience de recherche décevante</text:span>. </text:p>
      <text:p text:style-name="P43"><text:span text:style-name="T69">Il était possible de faire des recherches de phrases en utilisant des guillemets. Cependant il apparaît alors un autre problème. La recherche </text:span>« ‘‘<text:span text:style-name="T60">textes </text:span><text:span text:style-name="T66">législatifs</text:span><text:span text:style-name="T60"> adoptés’’</text:span> » <text:span text:style-name="T69">ne retournait pas les pages contenant le texte </text:span>« <text:span text:style-name="T60">textes adoptés </text:span><text:span text:style-name="T67">législatifs</text:span>».</text:p>
      <text:list xml:id="list105305426050805" text:continue-numbering="true" text:style-name="Numbering_20_1">
        <text:list-item>
          <text:list>
            <text:list-item>
              <text:list>
                <text:list-item>
                  <text:h text:style-name="P407" text:outline-level="3"><text:bookmark-start text:name="__RefHeading___Toc659_1084348667"/>Des fonctions secondaires absentes<text:bookmark-end text:name="__RefHeading___Toc659_1084348667"/></text:h>
                </text:list-item>
              </text:list>
            </text:list-item>
          </text:list>
        </text:list-item>
      </text:list>
      <text:p text:style-name="P44">La configuration de la GSA ne permettait pas,</text:p>
      <text:p text:style-name="P45">- de proposer des suggestions de phrases lorsque le texte recherché était mal orthographié,</text:p>
      <text:p text:style-name="P45">- de <text:span text:style-name="T88">définir</text:span> la localisation des données à extraire et à indexer dans la structure des pages <text:span text:style-name="T89">(les menus étaient ré-indexés dans chaque page),</text:span></text:p>
      <text:p text:style-name="P44">- de fournir des critères de recherches supplémentaires relatifs à des informations spécifiques contenues dans les pages recherché<text:span text:style-name="T89">e</text:span>s,</text:p>
      <text:p text:style-name="P44">- <text:span text:style-name="T89">de proposer une auto complétion lors de l’écriture des mots recherchés,</text:span></text:p>
      <text:p text:style-name="P44">- <text:span text:style-name="T91">d’indexer des données qui ne sont pas au format HTML.</text:span></text:p>
      <text:p text:style-name="P44"/>
      <text:list xml:id="list105304900002569"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6">L<text:span text:style-name="T90">a</text:span> premi<text:span text:style-name="T90">è</text:span>r<text:span text:style-name="T90">e</text:span> <text:span text:style-name="T90">évaluation</text:span> témoignant des lacunes <text:span text:style-name="T90">du moteur de recherche</text:span> <text:span text:style-name="T90">a été réalisée par la Direction Général de la Communication (DGCOM) en mai 2016. A cette date, il été déjà acté que les licences pour la GSA ne seraient plus renouvelables à cause de l’arrêt du support par Google.</text:span></text:p>
      <text:p text:style-name="P47">Il a donc été décidé d’attendre le remplacement du moteur de recherche pour intégrer les commentaires de cette évaluation à la nouvelle expression de besoin.</text:p>
      <text:p text:style-name="P47">La GSA ne serait plus opérationnelle à partir de août 2018. Le projet de remplacement de la GSA a démarré en novembre 2016.</text:p>
      <text:h text:style-name="P422" text:outline-level="2"><text:soft-page-break/></text:h>
      <text:list xml:id="list105303792420033"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423" text:outline-level="2"><text:bookmark-start text:name="__RefHeading___Toc5626_474239258"/>L<text:span text:style-name="T120">e cadre de travail</text:span> du <text:span text:style-name="T120">service « Evolution et Maintenance »</text:span><text:bookmark-end text:name="__RefHeading___Toc5626_474239258"/></text:h>
              <text:list>
                <text:list-item>
                  <text:h text:style-name="P408" text:outline-level="3"><text:bookmark-start text:name="__RefHeading___Toc5628_474239258"/>Présentation<text:bookmark-end text:name="__RefHeading___Toc5628_474239258"/></text:h>
                </text:list-item>
              </text:list>
            </text:list-item>
          </text:list>
        </text:list-item>
      </text:list>
      <text:p text:style-name="P54">L’<text:span text:style-name="T113">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5">Par exemple, « <text:span text:style-name="T60">le </text:span><text:span text:style-name="T61">responsable d’application »</text:span><text:span text:style-name="T60">, « </text:span><text:span text:style-name="T61">valide »</text:span><text:span text:style-name="T115"> une « </text:span><text:span text:style-name="T61">demande de changement »</text:span><text:span text:style-name="T60"> </text:span><text:span text:style-name="T115">(RFC) après avoir considéré « </text:span><text:span text:style-name="T61">l’analyse technique » </text:span><text:span text:style-name="T115">et</text:span><text:span text:style-name="T61"> « l’estimation du temps de travail »</text:span><text:span text:style-name="T115">, en utilisant « </text:span><text:span text:style-name="T61">la plateforme de suivi »</text:span><text:span text:style-name="T115"> JIRA. La dite RFC, une fois validée, servira d’entrée au processus de création des tâches de développement.</text:span></text:p>
      <text:p text:style-name="P62">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2"/>
      <text:p text:style-name="P62"><draw:frame draw:style-name="fr1" draw:name="Cadre4" text:anchor-type="paragraph" svg:width="17cm" draw:z-index="3"><draw:text-box fo:min-height="8.562cm"><text:p text:style-name="P274"><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5BE59C2AE6BF3B76.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6"><text:soft-page-break/><text:span text:style-name="T114">Parmi les processus définis par ASTRA on trouve la rédaction des différents types de documentation, les différentes campagnes de tests à effectuer, la méthode de gestion des versions du code sources, </text:span><text:span text:style-name="T116">l’intégration continue</text:span><text:span text:style-name="T114">, les méthodes de déploiement et la formation utilisateur.</text:span></text:p>
      <text:p text:style-name="P63">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05304309471629"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05305135770289" text:continue-list="list105305445265884" text:style-name="List_20_1">
        <text:list-item>
          <text:p text:style-name="P434">Les spécifications fonctionnelles</text:p>
        </text:list-item>
      </text:list>
      <text:p text:style-name="P58"><text:span text:style-name="T121">Elles </text:span>regroupent les analyses fonctionnelles <text:span text:style-name="T121">externes et les analyses fonctionnelles internes. </text:span></text:p>
      <text:p text:style-name="P64">Les analyses fonctionnelles externes témoignent du besoin de la maîtrise d’ouvrage et font abstraction du détail de l’implémentation. </text:p>
      <text:p text:style-name="P58"><text:span text:style-name="T121">Les analyses fonctionnelles internes sont rédigées par la maîtrise d’oeuvre</text:span> et <text:span text:style-name="T121">représentent la première phase de conception. Elle décompose les besoins métiers de l’analyse fonctionnelle externe en une série de fonctionnalités élémentaires à implémenter au niveau des composants applicatifs.</text:span></text:p>
      <text:list xml:id="list105303667186503" text:continue-numbering="true" text:style-name="List_20_1">
        <text:list-item>
          <text:p text:style-name="Subtitle"><text:span text:style-name="T122">L</text:span>es spécifications techniques </text:p>
        </text:list-item>
      </text:list>
      <text:p text:style-name="P58"><text:span text:style-name="T122">Elles sont sensé </text:span>détaille<text:span text:style-name="T122">r</text:span> les composants techniques utilisés. <text:span text:style-name="T119">En pratique, les informations qu’elles doivent contenir sont répartis dans le Document Technique d’Architecture et la documentation technique de l’application. </text:span></text:p>
      <text:list xml:id="list105304953321566" text:continue-numbering="true" text:style-name="List_20_1">
        <text:list-item>
          <text:p text:style-name="P435">Le Document Technique d’Architecture (DTA)</text:p>
        </text:list-item>
      </text:list>
      <text:p text:style-name="P57">C’est un document créer <text:span text:style-name="T119">au démarrage</text:span> d’un projet, qui détaille toutes les machines et applications utilisées ainsi que tous les protocoles de communication établis entre elles. Ce document sert de donnée d’entrée à toute demande d’un nouveau serveur.</text:p>
      <text:list xml:id="list105304716239794" text:continue-numbering="true" text:style-name="List_20_1">
        <text:list-item>
          <text:p text:style-name="P435">Le documentation technique de l’application</text:p>
        </text:list-item>
      </text:list>
      <text:p text:style-name="P57">Décris les détails techniques de l’implémentation d’une application.</text:p>
      <text:list xml:id="list105304171668306" text:continue-numbering="true" text:style-name="List_20_1">
        <text:list-item>
          <text:p text:style-name="P435">Le guide utilisateur</text:p>
        </text:list-item>
      </text:list>
      <text:p text:style-name="P59">Ordinairement ce document est rédigé par la maîtrise d’ouvrage. Dans le cas du remplacement du moteur de recherche pour EUROPARL, le service « Evolution et Maintenance » a également le rôle de maîtrise d’ouvrage. Ce document a donc été rédigé par l’auditeur.</text:p>
      <text:p text:style-name="P59"><text:span text:style-name="T114">Comme préconisé par ASTRA, l’intégralité de la documentation est contenu</text:span><text:span text:style-name="T116">e</text:span><text:span text:style-name="T114"> dans une base documentaire dédiée à l’application.</text:span></text:p>
      <text:list xml:id="list105305676388190" text:continue-list="list105304309471629" text:style-name="Numbering_20_1">
        <text:list-item>
          <text:list>
            <text:list-item>
              <text:list>
                <text:list-item>
                  <text:h text:style-name="T3" text:outline-level="3"><text:bookmark-start text:name="__RefHeading___Toc5632_474239258"/><text:soft-page-break/>Les tests unitaires<text:bookmark-end text:name="__RefHeading___Toc5632_474239258"/></text:h>
                </text:list-item>
              </text:list>
            </text:list-item>
          </text:list>
        </text:list-item>
      </text:list>
      <text:p text:style-name="P60">Les tests unitaires sont dit unitaire car chaque test doit validée une fonctionnalité. En terme de développement ont distinguera les tests réalisés pour valid<text:span text:style-name="T123">er</text:span> une exigence métier et qui représente<text:span text:style-name="T123">nt</text:span> un cas d’utilisation de l’application, des tests réalisés pour valid<text:span text:style-name="T123">er</text:span> les fonctionnalités internes implémenté<text:span text:style-name="T123">e</text:span>s dans le code source. Les premiers seront souvent effectués manuellement, les seconds seront systématiquement automatisés.</text:p>
      <text:list xml:id="list105305300775369"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1">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1">Lorsque l’utilisateur enregistre sa version de travail sur SVN, Jenkins télécharge la nouvelle version, la compile et exécute les tests unitaires automatiques. Si il n’y a pas d’erreur la nouvelle version est déployée sur la plateforme de développement. <text:span text:style-name="T124">L</text:span>e code <text:span text:style-name="T124">source </text:span>et les rapports de tests sont <text:span text:style-name="T124">ensuite </text:span>envoyés à Sonar pour analyse.</text:p>
      <text:p text:style-name="P61"/>
      <text:list xml:id="list105303621212874" text:continue-numbering="true" text:style-name="Numbering_20_1">
        <text:list-item>
          <text:list>
            <text:list-item>
              <text:h text:style-name="P427" text:outline-level="2"><text:bookmark-start text:name="__RefHeading___Toc3022_474239258"/>Contexte du projet<text:bookmark-end text:name="__RefHeading___Toc3022_474239258"/></text:h>
            </text:list-item>
          </text:list>
        </text:list-item>
      </text:list>
      <text:p text:style-name="P48">Le site internet du Parlement Européen est un projet inter-institutionnel qui regroupe plusieurs applications web. Il est désigné par le nom EUROPARL et est accessible à l’adresse « http://www.europarl.europa.eu ».</text:p>
      <text:p text:style-name="P49">EUROPARL est divisé en plusieurs « planètes », qui sont chacune un site web indépendant. Chaque planète à son propre système d’information et une URL d’accès unique sous le nom domaine commun « europarl.europa.eu ». </text:p>
      <text:p text:style-name="P49">Certaines planètes son maintenue<text:span text:style-name="T92">s</text:span> par la DGCOM et d’autres <text:span text:style-name="T93">sont </text:span>sous sous la responsabilité d<text:span text:style-name="T94">e l’unité « Evolution et Maintenance » </text:span>. La DGCOM fournie le modèle de style à appliquer pour <text:span text:style-name="T92">toutes</text:span> des planètes afin d’assurer la cohérence visuelle de l’ensemble.</text:p>
      <text:p text:style-name="P50">Toutes les planètes sont accessibles dans les 24 langues officielles de la Communauté Européenne. Certaines sont accessibles directement depuis le menu commun à EUROPARL, d’autres <text:span text:style-name="T93">le sont </text:span>par des liens contextuels.</text:p>
      <text:p text:style-name="P50"/>
      <text:p text:style-name="P48"><draw:frame draw:style-name="fr1" draw:name="Cadre3" text:anchor-type="paragraph" svg:width="17cm" draw:z-index="5"><draw:text-box fo:min-height="3.724cm"><text:p text:style-name="P274"><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soft-page-break/></text:p>
      <text:p text:style-name="P53">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3"/>
      <text:list xml:id="list105304992577950" text:continue-numbering="true" text:style-name="Numbering_20_1">
        <text:list-item>
          <text:list>
            <text:list-item>
              <text:h text:style-name="T2" text:outline-level="2"><text:bookmark-start text:name="__RefHeading___Toc665_1084348667"/>L’<text:span text:style-name="T100">analyse fonctionnelle « externe »</text:span><text:bookmark-end text:name="__RefHeading___Toc665_1084348667"/></text:h>
            </text:list-item>
          </text:list>
        </text:list-item>
      </text:list>
      <text:p text:style-name="P51">Nous synthétiserons ci-dessous les besoins fonctionnels « externes ». Contrairement <text:span text:style-name="T100">à l’analyse fonctionnelle dite</text:span> « interne », ils font abstraction des détails de l’implémentation et représentent l’exigence d<text:span text:style-name="T121">e</text:span> <text:span text:style-name="T121">la </text:span>maîtr<text:span text:style-name="T121">ise</text:span> d’ouvrage. Le service « Evolution et Maintenance » ayant à la fois le rôle de maître d’ouvrage et <text:span text:style-name="T101">celui </text:span>de maître d’œuvre, nous détaillerons l’analyse fonctionnel<text:span text:style-name="T97">le</text:span> interne lors de la description de la phase de conception.</text:p>
      <text:p text:style-name="P51">Les besoins fonctionnels « externes » seront présentés sous la forme de tableau<text:span text:style-name="T99">x</text:span> fonctionnels avec la légende suivante concern<text:span text:style-name="T100">ant</text:span> les critères de flexibilité<text:note text:id="ftn7" text:note-class="footnote"><text:note-citation>7</text:note-citation><text:note-body><text:p text:style-name="P262"><text:s/><text:span text:style-name="T98">Norme AFNOR NF X50-151</text:span></text:p></text:note-body></text:note>:</text:p>
      <text:p text:style-name="P51">F0 : flexibilité nulle – niveau impératif</text:p>
      <text:p text:style-name="P51">F1 : flexibilité faible – niveau peu négociable</text:p>
      <text:p text:style-name="P51">F2 : flexibilité moyenne – niveau négociable</text:p>
      <text:p text:style-name="P51">F3 : flexibilité forte – niveau très négociable</text:p>
      <text:p text:style-name="P52">Les fonctions sont décomposées en fonctions principales (FPx), qui expriment la satisfaction d<text:span text:style-name="T105">es</text:span> besoins et en fonctions contraintes (FCx) qui traduisent le contexte de leur réalisation.</text:p>
      <text:list xml:id="list105303631186062" text:continue-numbering="true" text:style-name="Numbering_20_1">
        <text:list-item>
          <text:list>
            <text:list-item>
              <text:list>
                <text:list-item>
                  <text:h text:style-name="T3" text:outline-level="3"><text:bookmark-start text:name="__RefHeading___Toc667_1084348667"/>Les besoins de <text:span text:style-name="T95">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284"><text:bookmark-start text:name="__RefHeading___Toc3438_474239258"/>Fonction de service<text:bookmark-end text:name="__RefHeading___Toc3438_474239258"/></text:p>
          </table:table-cell>
          <table:table-cell table:style-name="Tableau1.B1" office:value-type="string">
            <text:p text:style-name="P282"><text:bookmark-start text:name="__RefHeading___Toc3440_474239258"/>Flexibilité<text:bookmark-end text:name="__RefHeading___Toc3440_474239258"/></text:p>
          </table:table-cell>
        </table:table-row>
        <table:table-row>
          <table:table-cell table:style-name="Tableau1.A6" office:value-type="string">
            <text:p text:style-name="P277"><text:bookmark-start text:name="__RefHeading___Toc3442_474239258"/><text:span text:style-name="T70">FP1</text:span> : <text:span text:style-name="T102">Proposer</text:span> <text:span text:style-name="T102">à l’utilisateur </text:span>une recherche textuelle sur la VLP courante <text:span text:style-name="T107">qui fournissent des résultats pertinents.</text:span><text:bookmark-end text:name="__RefHeading___Toc3442_474239258"/></text:p>
          </table:table-cell>
          <table:table-cell table:style-name="Tableau1.B6" office:value-type="string">
            <text:p text:style-name="P275"><text:bookmark-start text:name="__RefHeading___Toc3444_474239258"/>F0<text:bookmark-end text:name="__RefHeading___Toc3444_474239258"/></text:p>
          </table:table-cell>
        </table:table-row>
        <text:soft-page-break/>
        <table:table-row>
          <table:table-cell table:style-name="Tableau1.A6" office:value-type="string">
            <text:p text:style-name="P279"><text:bookmark-start text:name="__RefHeading___Toc3446_474239258"/><text:span text:style-name="T70">FP</text:span><text:span text:style-name="T72">2</text:span> : <text:span text:style-name="T102">Proposer</text:span> <text:span text:style-name="T102">à l’utilisateur des résultats de recherche qui surligne le texte recherché.</text:span><text:bookmark-end text:name="__RefHeading___Toc3446_474239258"/></text:p>
          </table:table-cell>
          <table:table-cell table:style-name="Tableau1.B6" office:value-type="string">
            <text:p text:style-name="P304"><text:bookmark-start text:name="__RefHeading___Toc3448_474239258"/>F1<text:bookmark-end text:name="__RefHeading___Toc3448_474239258"/></text:p>
          </table:table-cell>
        </table:table-row>
        <table:table-row>
          <table:table-cell table:style-name="Tableau1.A6" office:value-type="string">
            <text:p text:style-name="P281"><text:bookmark-start text:name="__RefHeading___Toc3450_474239258"/><text:span text:style-name="T70">FP</text:span><text:span text:style-name="T75">3</text:span> : <text:span text:style-name="T102">Proposer</text:span> <text:span text:style-name="T102">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309"><text:bookmark-start text:name="__RefHeading___Toc3452_474239258"/>F1<text:bookmark-end text:name="__RefHeading___Toc3452_474239258"/></text:p>
          </table:table-cell>
        </table:table-row>
        <table:table-row>
          <table:table-cell table:style-name="Tableau1.A6" office:value-type="string">
            <text:p text:style-name="P308"><text:bookmark-start text:name="__RefHeading___Toc3454_474239258"/><text:span text:style-name="T70">FP4</text:span> : Proposer à l’utilisateur de trier ses résultats par date de publication.<text:bookmark-end text:name="__RefHeading___Toc3454_474239258"/></text:p>
          </table:table-cell>
          <table:table-cell table:style-name="Tableau1.B6" office:value-type="string">
            <text:p text:style-name="P310"><text:bookmark-start text:name="__RefHeading___Toc3456_474239258"/>F2<text:bookmark-end text:name="__RefHeading___Toc3456_474239258"/></text:p>
          </table:table-cell>
        </table:table-row>
        <table:table-row>
          <table:table-cell table:style-name="Tableau1.A6" office:value-type="string">
            <text:p text:style-name="P278"><text:bookmark-start text:name="__RefHeading___Toc3458_474239258"/><text:span text:style-name="T70">F</text:span><text:span text:style-name="T71">C1</text:span> : <text:span text:style-name="T102">Permettre d’étendre une recherche à toutes les VLP de la langue sélectionnée.</text:span><text:bookmark-end text:name="__RefHeading___Toc3458_474239258"/></text:p>
          </table:table-cell>
          <table:table-cell table:style-name="Tableau1.B6" office:value-type="string">
            <text:p text:style-name="P302"><text:bookmark-start text:name="__RefHeading___Toc3460_474239258"/>F0<text:bookmark-end text:name="__RefHeading___Toc3460_474239258"/></text:p>
          </table:table-cell>
        </table:table-row>
        <table:table-row>
          <table:table-cell table:style-name="Tableau1.A7" office:value-type="string">
            <text:p text:style-name="P299"><text:bookmark-start text:name="__RefHeading___Toc3462_474239258"/><text:span text:style-name="T70">FC2 </text:span>: Configurer les fréquences d’indexation du moteur de recherche pour chaque VLP.<text:bookmark-end text:name="__RefHeading___Toc3462_474239258"/></text:p>
          </table:table-cell>
          <table:table-cell table:style-name="Tableau1.B7" office:value-type="string">
            <text:p text:style-name="P297"><text:bookmark-start text:name="__RefHeading___Toc3464_474239258"/>F0<text:bookmark-end text:name="__RefHeading___Toc3464_474239258"/></text:p>
          </table:table-cell>
        </table:table-row>
        <table:table-row>
          <table:table-cell table:style-name="Tableau1.A8" office:value-type="string">
            <text:p text:style-name="P299"><text:bookmark-start text:name="__RefHeading___Toc3466_474239258"/><text:span text:style-name="T70">FC3 </text:span>: Rajouter, <text:span text:style-name="T103">mettre à jour ou supprimer</text:span> une VLP dans le moteur de recherche.<text:bookmark-end text:name="__RefHeading___Toc3466_474239258"/></text:p>
          </table:table-cell>
          <table:table-cell table:style-name="Tableau1.B8" office:value-type="string">
            <text:p text:style-name="P297"><text:bookmark-start text:name="__RefHeading___Toc3468_474239258"/>F0<text:bookmark-end text:name="__RefHeading___Toc3468_474239258"/></text:p>
          </table:table-cell>
        </table:table-row>
        <table:table-row>
          <table:table-cell table:style-name="Tableau1.A10" office:value-type="string">
            <text:p text:style-name="P301"><text:bookmark-start text:name="__RefHeading___Toc3470_474239258"/><text:span text:style-name="T70">FC</text:span><text:span text:style-name="T73">4</text:span><text:span text:style-name="T70"> </text:span>: <text:span text:style-name="T106">Supprimer des résultats de recherche possibles, les pages qui ne sont plus publiées sur EUROPARL.</text:span><text:bookmark-end text:name="__RefHeading___Toc3470_474239258"/></text:p>
          </table:table-cell>
          <table:table-cell table:style-name="Tableau1.B10" office:value-type="string">
            <text:p text:style-name="P307"><text:bookmark-start text:name="__RefHeading___Toc3472_474239258"/>F0<text:bookmark-end text:name="__RefHeading___Toc3472_474239258"/></text:p>
          </table:table-cell>
        </table:table-row>
        <table:table-row>
          <table:table-cell table:style-name="Tableau1.A10" office:value-type="string">
            <text:p text:style-name="P300"><text:bookmark-start text:name="__RefHeading___Toc3474_474239258"/><text:span text:style-name="T70">FC</text:span><text:span text:style-name="T76">5</text:span><text:span text:style-name="T70"> </text:span>: <text:span text:style-name="T104">Configurer une politique d’indexation en fonction</text:span> de <text:span text:style-name="T104">la date de publication d’une page HTML (les pages qui changent ne change pas n’ont pas besoin d’être ré-indexées régulièrement).</text:span><text:bookmark-end text:name="__RefHeading___Toc3474_474239258"/></text:p>
          </table:table-cell>
          <table:table-cell table:style-name="Tableau1.B10" office:value-type="string">
            <text:p text:style-name="P332"><text:bookmark-start text:name="__RefHeading___Toc3476_474239258"/>F0<text:bookmark-end text:name="__RefHeading___Toc3476_474239258"/></text:p>
          </table:table-cell>
        </table:table-row>
        <table:table-row>
          <table:table-cell table:style-name="Tableau1.A11" office:value-type="string">
            <text:p text:style-name="P306"><text:bookmark-start text:name="__RefHeading___Toc3478_474239258"/><text:span text:style-name="T70">FC</text:span><text:span text:style-name="T76">6</text:span><text:span text:style-name="T70"> </text:span>: Configurer pour chaque VLP, <text:span text:style-name="T108">l’endroit </text:span>des données à indexer <text:span text:style-name="T108">dans les pages parcourues (par exemple, changer la localisation de la date de publication dans les pages).</text:span><text:bookmark-end text:name="__RefHeading___Toc3478_474239258"/></text:p>
          </table:table-cell>
          <table:table-cell table:style-name="Tableau1.B11" office:value-type="string">
            <text:p text:style-name="P307"><text:bookmark-start text:name="__RefHeading___Toc3480_474239258"/>F<text:span text:style-name="T365">0</text:span><text:bookmark-end text:name="__RefHeading___Toc3480_474239258"/></text:p>
          </table:table-cell>
        </table:table-row>
        <table:table-row>
          <table:table-cell table:style-name="Tableau1.A12" office:value-type="string">
            <text:p text:style-name="P306"><text:span text:style-name="T70">FC</text:span><text:span text:style-name="T76">6</text:span><text:span text:style-name="T70"> </text:span>: Configurer pour chaque VLP <text:span text:style-name="T365">comment sont parcourus les pages. Ce qui concerne l’exclusion de certains liens et le mécanisme de « Jump-page » (Certaines pages doivent être parcourue mais pas indexées, certaines pages doivent être indexées mais leur liens ignorés).</text:span></text:p>
          </table:table-cell>
          <table:table-cell table:style-name="Tableau1.B12" office:value-type="string">
            <text:p text:style-name="P307">F<text:span text:style-name="T365">0</text:span></text:p>
          </table:table-cell>
        </table:table-row>
      </table:table>
      <text:p text:style-name="Text_20_body"/>
      <text:list xml:id="list105305225698696" text:continue-numbering="true" text:style-name="Numbering_20_1">
        <text:list-item>
          <text:list>
            <text:list-item>
              <text:list>
                <text:list-item>
                  <text:h text:style-name="T3" text:outline-level="3"><text:bookmark-start text:name="__RefHeading___Toc669_1084348667"/>Les besoins <text:span text:style-name="T96">spécifiques </text:span>de la <text:span text:style-name="T91">D</text:span>irection <text:span text:style-name="T91">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285"><text:bookmark-start text:name="__RefHeading___Toc3482_474239258"/>Fonction de service<text:bookmark-end text:name="__RefHeading___Toc3482_474239258"/></text:p>
          </table:table-cell>
          <table:table-cell table:style-name="Tableau2.B1" office:value-type="string">
            <text:p text:style-name="P283"><text:bookmark-start text:name="__RefHeading___Toc3484_474239258"/>Flexibilité<text:bookmark-end text:name="__RefHeading___Toc3484_474239258"/></text:p>
          </table:table-cell>
        </table:table-row>
        <table:table-row>
          <table:table-cell table:style-name="Tableau2.A4" office:value-type="string">
            <text:p text:style-name="P280"><text:bookmark-start text:name="__RefHeading___Toc3486_474239258"/><text:span text:style-name="T70">FP</text:span><text:span text:style-name="T76">5</text:span> : <text:span text:style-name="T102">Proposer</text:span> <text:span text:style-name="T102">à l’utilisateur </text:span>une recherche <text:span text:style-name="T106">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276"><text:bookmark-start text:name="__RefHeading___Toc3488_474239258"/>F0<text:bookmark-end text:name="__RefHeading___Toc3488_474239258"/></text:p>
          </table:table-cell>
        </table:table-row>
        <table:table-row>
          <table:table-cell table:style-name="Tableau2.A4" office:value-type="string">
            <text:p text:style-name="P280"><text:bookmark-start text:name="__RefHeading___Toc3490_474239258"/><text:span text:style-name="T70">FP</text:span><text:span text:style-name="T76">6</text:span> : <text:span text:style-name="T102">Proposer</text:span> <text:span text:style-name="T102">à l’utilisateur </text:span>une recherche <text:span text:style-name="T106">non textuelle sur les mots clés des pages.</text:span><text:bookmark-end text:name="__RefHeading___Toc3490_474239258"/></text:p>
          </table:table-cell>
          <table:table-cell table:style-name="Tableau2.B4" office:value-type="string">
            <text:p text:style-name="P305"><text:bookmark-start text:name="__RefHeading___Toc3492_474239258"/>F<text:span text:style-name="T106">0</text:span><text:bookmark-end text:name="__RefHeading___Toc3492_474239258"/></text:p>
          </table:table-cell>
        </table:table-row>
        <table:table-row>
          <table:table-cell table:style-name="Tableau2.A4" office:value-type="string">
            <text:p text:style-name="P280"><text:bookmark-start text:name="__RefHeading___Toc3494_474239258"/><text:span text:style-name="T70">F</text:span><text:span text:style-name="T74">P</text:span><text:span text:style-name="T76">7</text:span> : <text:span text:style-name="T106">Proposer à l’utilisateur des exemples de recherches pertinents, en cas de recherche mal orthographiée.</text:span><text:bookmark-end text:name="__RefHeading___Toc3494_474239258"/></text:p>
          </table:table-cell>
          <table:table-cell table:style-name="Tableau2.B4" office:value-type="string">
            <text:p text:style-name="P303"><text:bookmark-start text:name="__RefHeading___Toc3496_474239258"/>F<text:span text:style-name="T110">1</text:span><text:bookmark-end text:name="__RefHeading___Toc3496_474239258"/></text:p>
          </table:table-cell>
        </table:table-row>
        <table:table-row>
          <table:table-cell table:style-name="Tableau2.A5" office:value-type="string">
            <text:p text:style-name="P301"><text:bookmark-start text:name="__RefHeading___Toc3498_474239258"/><text:span text:style-name="T70">F</text:span><text:span text:style-name="T75">P</text:span><text:span text:style-name="T76">8</text:span><text:span text:style-name="T70"> </text:span>: <text:span text:style-name="T107">Proposer une auto-complétion du texte à l’utilisateur qui écrit sa recherche textuelle</text:span><text:bookmark-end text:name="__RefHeading___Toc3498_474239258"/></text:p>
          </table:table-cell>
          <table:table-cell table:style-name="Tableau2.B5" office:value-type="string">
            <text:p text:style-name="P298"><text:bookmark-start text:name="__RefHeading___Toc3500_474239258"/>F<text:span text:style-name="T110">1</text:span><text:bookmark-end text:name="__RefHeading___Toc3500_474239258"/></text:p>
          </table:table-cell>
        </table:table-row>
        <table:table-row>
          <table:table-cell table:style-name="Tableau2.A6" office:value-type="string">
            <text:p text:style-name="P301"><text:bookmark-start text:name="__RefHeading___Toc3502_474239258"/><text:span text:style-name="T70">F</text:span><text:span text:style-name="T75">P</text:span><text:span text:style-name="T76">9</text:span><text:span text:style-name="T70"> </text:span>: <text:span text:style-name="T109">Intégrer la popularité d’un résultat de recherche dans le calcul de sa pertinence.</text:span><text:bookmark-end text:name="__RefHeading___Toc3502_474239258"/></text:p>
          </table:table-cell>
          <table:table-cell table:style-name="Tableau2.B6" office:value-type="string">
            <text:p text:style-name="P298"><text:bookmark-start text:name="__RefHeading___Toc3504_474239258"/>F<text:span text:style-name="T110">1</text:span><text:bookmark-end text:name="__RefHeading___Toc3504_474239258"/></text:p>
          </table:table-cell>
        </table:table-row>
      </table:table>
      <text:list xml:id="list105303681564928" text:continue-numbering="true" text:style-name="Numbering_20_1">
        <text:list-item>
          <text:list>
            <text:list-header>
              <text:h text:style-name="P428" text:outline-level="2"><text:soft-page-break/></text:h>
            </text:list-header>
            <text:list-item>
              <text:h text:style-name="P428" text:outline-level="2"><text:bookmark-start text:name="__RefHeading___Toc671_1084348667"/>Les <text:span text:style-name="T120">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5">systèmes applicatifs</text:span></text:h>
                    </text:list-item>
                  </text:list>
                </text:list-item>
              </text:list>
            </text:list-item>
          </text:list>
        </text:list-item>
      </text:list>
      <text:p text:style-name="P65">Le service « Opération » impose que les applications soient des serveurs Tomcat 8 déployées sur des systèmes d’exploitation Linux Redhat.</text:p>
      <text:p text:style-name="P65">Si besoin, les technologies d’indexation disponible sont des serveurs Elasticsearch. </text:p>
      <text:list xml:id="list105303845994741"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5">Il est recommandé d’utiliser la librairie java « Spring » pour implémenter un environnement de développement <text:span text:style-name="T184">intégrant des fonctionnalités </text:span>JEE (Java Enterprise Edition).</text:p>
      <text:p text:style-name="P65">Le logiciel Maven est obligatoire pour gérer l’intégralité des librairies externes et internes <text:span text:style-name="T126">qui sont </text:span>utilisées par les applications.</text:p>
      <text:p text:style-name="P65">Le logiciel NPM (Node Package Management), qui permet de bénéficier de librairies Javascript pour créer des interfaces graphiques basées sur des technologies récentes, n’est pas encore autorisé.</text:p>
      <text:list xml:id="list105304293465074"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6">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6">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6">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7">IAAS : Fournit des machines munies uniquement d’un système d’exploitation et qu’il faut entièrement configurer.</text:span></text:p></text:note-body></text:note> (Infrastructure As A Service) n’est donc pas une solution envisageable. <text:span text:style-name="T127">La solution devra être implémentée à l’aide de service PAAS</text:span><text:span text:style-name="T127"><text:note text:id="ftn9" text:note-class="footnote"><text:note-citation>9</text:note-citation><text:note-body><text:p text:style-name="P263"><text:s/>PAAS : Fournit une plateforme web à partir de laquelle on peut déployer son application. L’utilisateur a peu de marge de manœuvre sur l’infrastructure. Le développement des applications est contraint par la plateforme.</text:p></text:note-body></text:note></text:span><text:span text:style-name="T127"> (Plateform As A Service) ou SAAS</text:span><text:span text:style-name="T127"><text:note text:id="ftn10" text:note-class="footnote"><text:note-citation>10</text:note-citation><text:note-body><text:p text:style-name="P263"><text:s/>SAAS : Fournit un <text:span text:style-name="T128">logiciel</text:span> dédié à l’utilisateur, <text:span text:style-name="T128">que celui ci peut utiliser à distance.</text:span></text:p></text:note-body></text:note></text:span><text:span text:style-name="T127"> (Software As A Service).</text:span></text:p>
      <text:p text:style-name="P66"/>
      <text:list xml:id="list105304466548347" text:continue-numbering="true" text:style-name="Numbering_20_1">
        <text:list-item>
          <text:h text:style-name="T1" text:outline-level="1"><text:bookmark-start text:name="__RefHeading___Toc689_1084348667"/><text:soft-page-break/>La gestion du projet<text:bookmark-end text:name="__RefHeading___Toc689_1084348667"/></text:h>
        </text:list-item>
      </text:list>
      <text:p text:style-name="P67">D’un <text:span text:style-name="T129">point de vue budgétaire il y a eu en réalité deux projets. </text:span></text:p>
      <text:p text:style-name="P69">Le premier (PRJ-999) a été lancé en novembre 2016 et consistait à choisir un fournisseur pour les technologies Cloud.</text:p>
      <text:p text:style-name="Text_20_body">Le second projet (PRJ-1855) a démarré en juin 2017, une fois le contrat avec le prestataire signé, et consistait à réaliser la solution. </text:p>
      <text:list xml:id="list105305332382055" text:continue-numbering="true" text:style-name="Numbering_20_1">
        <text:list-item>
          <text:list>
            <text:list-item>
              <text:h text:style-name="P424" text:outline-level="2"><text:bookmark-start text:name="__RefHeading___Toc691_1084348667"/>Budget<text:bookmark-end text:name="__RefHeading___Toc691_1084348667"/></text:h>
            </text:list-item>
          </text:list>
        </text:list-item>
      </text:list>
      <text:p text:style-name="P68">Pour PRJ-999 un budget de 10 jh (jour * homme) était prévu.</text:p>
      <text:p text:style-name="P68">Du début de la réalisation en juin 2017 à l’échéance en août 2018, PRJ-1855 devait occuper 75 % d<text:span text:style-name="T134">u</text:span> temps <text:span text:style-name="T134">de l’auditeur</text:span>. Ce qui correspond à un budget de 200 jh.</text:p>
      <text:p text:style-name="P68"/>
      <text:list xml:id="list105303927563513" text:continue-numbering="true" text:style-name="Numbering_20_1">
        <text:list-item>
          <text:list>
            <text:list-item>
              <text:h text:style-name="P424" text:outline-level="2"><text:bookmark-start text:name="__RefHeading___Toc693_1084348667"/>Planning<text:span text:style-name="T133">s</text:span> prévisionnel<text:span text:style-name="T133">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333">PRJ-999 <text:span text:style-name="T68">– Comparatif des solutions Cloud</text:span></text:p>
            </table:table-cell>
            <table:covered-table-cell/>
          </table:table-row>
        </table:table-header-rows>
        <table:table-row>
          <table:table-cell table:style-name="Tableau3.A2" office:value-type="string">
            <text:p text:style-name="P288">Études des fonctionnalités couvertes par la GSA.</text:p>
            <text:p text:style-name="P313"><text:span text:style-name="T135">A</text:span>nalyse fonctionnelle externe du service « Evolution et Maintenance ». <text:span text:style-name="T132">La future solution ne devant pas apporter de régression.</text:span></text:p>
          </table:table-cell>
          <table:table-cell table:style-name="Tableau3.B2" office:value-type="string">
            <text:p text:style-name="P321">1jh</text:p>
          </table:table-cell>
        </table:table-row>
        <table:table-row>
          <table:table-cell table:style-name="Tableau3.A2" office:value-type="string">
            <text:p text:style-name="P287">Recherche des solutions d’indexation <text:span text:style-name="T130">sur le Cloud.</text:span></text:p>
            <text:p text:style-name="P316">Recherche et études des solutions proposées</text:p>
          </table:table-cell>
          <table:table-cell table:style-name="Tableau3.B2" office:value-type="string">
            <text:p text:style-name="P311">2jh</text:p>
          </table:table-cell>
        </table:table-row>
        <table:table-row>
          <table:table-cell table:style-name="Tableau3.A2" office:value-type="string">
            <text:p text:style-name="P286">Réalisation d’un POC<text:note text:id="ftn11" text:note-class="footnote"><text:note-citation>11</text:note-citation><text:note-body><text:p text:style-name="P264"><text:s/>POC ou P roof Of Concept. Littéralement « preuve du concept », <text:span text:style-name="T131">l</text:span>e terme est utilisé pour désign<text:span text:style-name="T131">er</text:span> un prototype sommaire, réalisé dans le but de valider une solution informatique.</text:p></text:note-body></text:note> générique.</text:p>
            <text:p text:style-name="P312"><text:span text:style-name="T131">Le prototype</text:span> <text:span text:style-name="T131">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321">3j</text:p>
          </table:table-cell>
        </table:table-row>
        <table:table-row>
          <table:table-cell table:style-name="Tableau3.A2" office:value-type="string">
            <text:p text:style-name="P289">Adaptation du POC aux différentes solutions</text:p>
          </table:table-cell>
          <table:table-cell table:style-name="Tableau3.B2" office:value-type="string">
            <text:p text:style-name="P322">3j</text:p>
          </table:table-cell>
        </table:table-row>
        <table:table-row>
          <table:table-cell table:style-name="Tableau3.A2" office:value-type="string">
            <text:p text:style-name="P289">Rapport comparatif <text:span text:style-name="T135">et choix de la solution</text:span></text:p>
          </table:table-cell>
          <table:table-cell table:style-name="Tableau3.B2" office:value-type="string">
            <text:p text:style-name="P322">1j</text:p>
          </table:table-cell>
        </table:table-row>
        <table:table-row>
          <table:table-cell table:style-name="Tableau3.A2" office:value-type="string">
            <text:p text:style-name="P289"/>
          </table:table-cell>
          <table:table-cell table:style-name="Tableau3.B2" office:value-type="string">
            <text:p text:style-name="P291">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334">PRJ-1855<text:span text:style-name="T68"> – Conception et réalisation de la solution</text:span></text:p>
            </table:table-cell>
            <table:covered-table-cell/>
          </table:table-row>
        </table:table-header-rows>
        <table:table-row>
          <table:table-cell table:style-name="Tableau4.A2" office:value-type="string">
            <text:p text:style-name="P290">Analyse fonctionnelle interne</text:p>
            <text:p text:style-name="P314">Décomposition des fonctionnalités métier en fonctionnalités techniques élémentaires, ou plus simplement, chercher les solutions d’implémentation.</text:p>
          </table:table-cell>
          <table:table-cell table:style-name="Tableau4.B2" office:value-type="string">
            <text:p text:style-name="P324"><text:span text:style-name="T137">2</text:span>0j</text:p>
          </table:table-cell>
        </table:table-row>
        <table:table-row>
          <table:table-cell table:style-name="Tableau4.A2" office:value-type="string">
            <text:p text:style-name="P292">Mise en place de l’intégration continue</text:p>
            <text:p text:style-name="P319">Préparation des environnements de développement</text:p>
          </table:table-cell>
          <table:table-cell table:style-name="Tableau4.B2" office:value-type="string">
            <text:p text:style-name="P327">1j</text:p>
          </table:table-cell>
        </table:table-row>
        <text:soft-page-break/>
        <table:table-row>
          <table:table-cell table:style-name="Tableau4.A2" office:value-type="string">
            <text:p text:style-name="P290">Réalisation de l’application d’indexation</text:p>
            <text:p text:style-name="P314">Implémentation des solutions trouvées</text:p>
          </table:table-cell>
          <table:table-cell table:style-name="Tableau4.B2" office:value-type="string">
            <text:p text:style-name="P324"><text:span text:style-name="T137">5</text:span>0j</text:p>
          </table:table-cell>
        </table:table-row>
        <table:table-row>
          <table:table-cell table:style-name="Tableau4.A2" office:value-type="string">
            <text:p text:style-name="P290">Réalisation de l’application exposant les services web de recherche</text:p>
            <text:p text:style-name="P314">Implémentation des solutions trouvées</text:p>
          </table:table-cell>
          <table:table-cell table:style-name="Tableau4.B2" office:value-type="string">
            <text:p text:style-name="P324">10j</text:p>
          </table:table-cell>
        </table:table-row>
        <table:table-row>
          <table:table-cell table:style-name="Tableau4.A2" office:value-type="string">
            <text:p text:style-name="P290">Développement d’une librairie cliente pour interroger les services web</text:p>
            <text:p text:style-name="P314">Définition de l’interface applicative de recherche en accords avec les cas d’utilisation</text:p>
          </table:table-cell>
          <table:table-cell table:style-name="Tableau4.B2" office:value-type="string">
            <text:p text:style-name="P324">2j</text:p>
          </table:table-cell>
        </table:table-row>
        <table:table-row>
          <table:table-cell table:style-name="Tableau4.A2" office:value-type="string">
            <text:p text:style-name="P293">Intégration de la librairie cliente à EUROPARL</text:p>
            <text:p text:style-name="P318">La librairie permet à EUROPARL de relayer les recherches au service web.</text:p>
            <text:p text:style-name="P318">(La tâche sera confié<text:span text:style-name="T140">e</text:span> à un développeur d’EUROPARL mais <text:span text:style-name="T139">est intégrée</text:span> <text:span text:style-name="T139">au </text:span>budget <text:span text:style-name="T139">dédié</text:span> à PRJ-1855) </text:p>
          </table:table-cell>
          <table:table-cell table:style-name="Tableau4.B2" office:value-type="string">
            <text:p text:style-name="P326">3j</text:p>
          </table:table-cell>
        </table:table-row>
        <table:table-row>
          <table:table-cell table:style-name="Tableau4.A2" office:value-type="string">
            <text:p text:style-name="P323"><text:span text:style-name="T70">Développement des tests unitaires automatiques pour </text:span><text:span text:style-name="T77">les deux applications (application d’indexation et services web)</text:span></text:p>
          </table:table-cell>
          <table:table-cell table:style-name="Tableau4.B2" office:value-type="string">
            <text:p text:style-name="P324"><text:span text:style-name="T137">60</text:span>j</text:p>
          </table:table-cell>
        </table:table-row>
        <table:table-row>
          <table:table-cell table:style-name="Tableau4.A2" office:value-type="string">
            <text:p text:style-name="P290">Rédaction de la documentation utilisateur pour les services web</text:p>
            <text:p text:style-name="P317">Documentation à l’intention des développeurs des système clients.</text:p>
            <text:p text:style-name="P317">La documentation est publiée avec les services web.</text:p>
          </table:table-cell>
          <table:table-cell table:style-name="Tableau4.B2" office:value-type="string">
            <text:p text:style-name="P324">2j</text:p>
          </table:table-cell>
        </table:table-row>
        <table:table-row>
          <table:table-cell table:style-name="Tableau4.A2" office:value-type="string">
            <text:p text:style-name="P290">Rédaction de la documentation technique pour <text:span text:style-name="T136">les deux applications (application d’indexation et services web)</text:span></text:p>
            <text:p text:style-name="P317">Détails et justification des choix d’implémentation.</text:p>
          </table:table-cell>
          <table:table-cell table:style-name="Tableau4.B2" office:value-type="string">
            <text:p text:style-name="P324">25j</text:p>
          </table:table-cell>
        </table:table-row>
        <table:table-row>
          <table:table-cell table:style-name="Tableau4.A2" office:value-type="string">
            <text:p text:style-name="P291">Rédaction de la documentation utilisateur pour les administrateurs</text:p>
            <text:p text:style-name="P315">Explication des manipulations à faire pour réaliser les cas d’utilisation de l’administrateur.</text:p>
          </table:table-cell>
          <table:table-cell table:style-name="Tableau4.B2" office:value-type="string">
            <text:p text:style-name="P324"><text:span text:style-name="T138">1</text:span>j</text:p>
          </table:table-cell>
        </table:table-row>
        <table:table-row>
          <table:table-cell table:style-name="Tableau4.A2" office:value-type="string">
            <text:p text:style-name="P291">Formation utilisateur pour les administrateurs</text:p>
            <text:p text:style-name="P315">Démonstration et explication de la documentation utilisateur</text:p>
          </table:table-cell>
          <table:table-cell table:style-name="Tableau4.B2" office:value-type="string">
            <text:p text:style-name="P324">1j</text:p>
          </table:table-cell>
        </table:table-row>
        <table:table-row>
          <table:table-cell table:style-name="Tableau4.A2" office:value-type="string">
            <text:p text:style-name="P320">Tâches transverses de préparation et de déploiement des livrables</text:p>
          </table:table-cell>
          <table:table-cell table:style-name="Tableau4.B2" office:value-type="string">
            <text:p text:style-name="P325"><text:span text:style-name="T140">2</text:span>j</text:p>
          </table:table-cell>
        </table:table-row>
        <table:table-row>
          <table:table-cell table:style-name="Tableau4.A2" office:value-type="string">
            <text:p text:style-name="P291"/>
          </table:table-cell>
          <table:table-cell table:style-name="Tableau4.B2" office:value-type="string">
            <text:p text:style-name="P291">1<text:span text:style-name="T137">77</text:span>j</text:p>
          </table:table-cell>
        </table:table-row>
      </table:table>
      <text:p text:style-name="Text_20_body"/>
      <text:list xml:id="list105304103870851" text:continue-numbering="true" text:style-name="Numbering_20_1">
        <text:list-item>
          <text:h text:style-name="P404"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70">Avant d’avoir choisi, ni même testé les différentes plateformes de Cloud, le squelette d’une architecture de base pouvait être dressé grâce a des contraintes techniques et a des choix évidents.</text:p>
      <text:p text:style-name="P70">Le premier des choix était <text:span text:style-name="T143">de </text:span>sortir du modèle « Tout en Un » propos<text:span text:style-name="T144">é</text:span> par la GSA. <text:span text:style-name="T141">Il fallait</text:span> séparer <text:span text:style-name="T144">la fonctionnalité</text:span> responsable de parcourir et d’indexer EUROPARL, de <text:span text:style-name="T144">la fonctionnalité</text:span> responsable de fournir les réponses au<text:span text:style-name="T145">x</text:span> requêtes de recherche.</text:p>
      <text:p text:style-name="P71">Non seulement il s’agit de deux fonctionnalités tout à fait di<text:span text:style-name="T146">fférentes,</text:span> qui doivent être logiquement séparées, mais surtout, une dégradation de l’une ne devait en aucun cas induire <text:span text:style-name="T147">la</text:span> dégradation de l’autre. La solution logicielle et matérielle unique de la GSA serait donc décomposée en trois <text:soft-page-break/>applications différentes, indépendantes de leur support matériel ; un indexeur, un service web et une solution d’indexation.</text:p>
      <text:p text:style-name="P71">Il ne faut pas confondre l’indexeur et la solution d’indexation. L’indexeur parcours EUROPARL <text:span text:style-name="T142">pour en</text:span> extrai<text:span text:style-name="T142">re</text:span> <text:span text:style-name="T142">l</text:span>es données. <text:span text:style-name="T142">Il</text:span> les envoie à la solution d’indexation qui est responsable de leur stockage. <text:span text:style-name="T143">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274"><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4114A1397B561A1C.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05304447988041"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2"><text:soft-page-break/>Bien que l’application exposant les <text:span text:style-name="T154">s</text:span>ervices Web soit déployée sur le Cloud, les plateformes de développement sont celles du Parlement Européen et à ce titre les technologies utilisable sont celles définies par le cahier des charges.</text:p>
      <text:p text:style-name="P73">Les deux applications, l’Indexeur et le <text:span text:style-name="T159">s</text:span>ervice<text:span text:style-name="T159">s</text:span> Web, doivent donc être nécessairement <text:s/>des applications <text:span text:style-name="T150">W</text:span>eb développé<text:span text:style-name="T149">e</text:span> avec le langage Java 8 est déployé<text:span text:style-name="T149">e</text:span> sur un serveur applicatif Tomcat 8. <text:span text:style-name="T151">Sans douter qu’une étude comparative entre les différentes technologies de serveurs applicatifs et d’applications web puissent être enrichissante, je me concentrerai uniquement sur l’étude des solutions applicables aux choix techniques restants.</text:span></text:p>
      <text:p text:style-name="P90">Cela comprend le choix du mode de communication entre EUROPARL et les services Web, et la construction de l’interface graphique des deux applications Java ainsi que leur mode de communication avec le serveur.</text:p>
      <text:p text:style-name="P102">Pour finir j’expliquerai le principe de la technologie employé<text:span text:style-name="T152">e</text:span> par l’intégralité des solutions d’indexation.</text:p>
      <text:list xml:id="list105305788733557" text:continue-numbering="true" text:style-name="Numbering_20_1">
        <text:list-item>
          <text:list>
            <text:list-item>
              <text:list>
                <text:list-item>
                  <text:h text:style-name="T3" text:outline-level="3"><text:bookmark-start text:name="__RefHeading___Toc707_1084348667"/>Les <text:span text:style-name="T153">s</text:span>ervices <text:span text:style-name="T148">Web</text:span><text:bookmark-end text:name="__RefHeading___Toc707_1084348667"/></text:h>
                </text:list-item>
              </text:list>
            </text:list-item>
          </text:list>
        </text:list-item>
      </text:list>
      <text:p text:style-name="P74">L’application hébergeant les services Web <text:span text:style-name="T155">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5">Le choix se pose de la technologie de communication a mettre en place entre l’application Java hébergeant les services Web et les différentes applications Java qui composent EUROPARL. <text:span text:style-name="T156">Les différents options sont :</text:span></text:p>
      <text:list xml:id="list105304722166355" text:continue-list="list105304171668306" text:style-name="List_20_1">
        <text:list-item>
          <text:p text:style-name="Subtitle">l’accès direct aux <text:span text:style-name="T157">services</text:span>,</text:p>
        </text:list-item>
      </text:list>
      <text:p text:style-name="P76">Il s’agit d’une technologie permettant à une application cliente d’utiliser les composants de l’application distante, comme si il s’agissait de composant locaux. L’architecture sur laquelle repose cette technologie se nomme <text:span text:style-name="T157">C</text:span>ORB<text:span text:style-name="T157">A</text:span> (<text:span text:style-name="T157">Common </text:span>Object Request Broker <text:span text:style-name="T157">Architecture</text:span>) <text:span text:style-name="T157">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1">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7">Le problème commun à ces deux solutions <text:span text:style-name="T160">est</text:span> la nécessité de communiquer sur un port particulier. Ce<text:span text:style-name="T160">la</text:span> impliquerait forcément de rapatrier les services Web sur le réseau du Parlement <text:span text:style-name="T161">Européen</text:span>. RMI <text:span text:style-name="T158">limiterait les potentiels clients aux applications codées en Java, ce qui pourrait posé un </text:span><text:soft-page-break/><text:span text:style-name="T158">problème si il fallait fournir le service à d’autres institutions. </text:span>CORBA a le désavantage d’être beaucoup trop complexe à mettre en place autant du point de vue serveur que du point de vue <text:span text:style-name="T158">du client. </text:span></text:p>
      <text:p text:style-name="P78">Ces deux technologies sont tombées en désuétude fasse à la simplicité et à la flexibilité des communications distantes basées sur le protocole HTTP <text:span text:style-name="T166">(Hyper Text Transfer Protocol)</text:span>.</text:p>
      <text:list xml:id="list105305747880957" text:continue-numbering="true" text:style-name="List_20_1">
        <text:list-item>
          <text:p text:style-name="Subtitle">les services SOAP,</text:p>
        </text:list-item>
      </text:list>
      <text:p text:style-name="P79"><text:span text:style-name="T161">Les services Web basés sur SOAP (</text:span><text:span text:style-name="T162">Simple Object Access Protoco</text:span><text:span text:style-name="T163">l</text:span><text:span text:style-name="T161">)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80">Le principe consiste à publier <text:span text:style-name="T165">sur une URL donnée </text:span>une définition des services au format XML (Extensible Markup Language). <text:span text:style-name="T164">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1">Comme CORBA ou RMI, cette solution amène un couplage très fort entre le serveur et le client.<text:span text:style-name="T165"> Selon les cas cet aspect peut être un avantage ou un inconvénient. Un couplage faible apporte de la flexibilité, un couplage fort apporte de l’intégrité.</text:span></text:p>
      <text:p text:style-name="P92">L<text:span text:style-name="T182">e plus gros désavantage </text:span>est que les messages sont au format XML. Il s’agit d’un format très verbeux, si bien que les données utiles d’un message peuvent représenter une infime partie du message total. Ce qui en fait un protocole très peu optimisé en terme de charge réseau car il véhicule énormément de données inutiles.</text:p>
      <text:list xml:id="list105304297581549" text:continue-numbering="true" text:style-name="List_20_1">
        <text:list-item>
          <text:p text:style-name="Subtitle">les services REST</text:p>
        </text:list-item>
      </text:list>
      <text:p text:style-name="P82">Comme les services SOAP, les services REST <text:span text:style-name="T167">(Representational State Transfert) </text:span>utilise<text:span text:style-name="T167">nt</text:span> le protocole HTTP. <text:span text:style-name="T167">Ils</text:span> son<text:span text:style-name="T167">t</text:span> simple<text:span text:style-name="T167">s</text:span> d’accès et universel. <text:span text:style-name="T167">Leur particularité est qu’ils utilisent le protocole HTTP sans couche protocolaire supplémentaire.</text:span></text:p>
      <text:p text:style-name="P84">L’idée est d’utiliser les quatre types de requêtes proposés par le protocole HTTP pour effectuer les quatre actions élémentaires sur une ressource :</text:p>
      <text:list xml:id="list4985491503950448698" text:style-name="L1">
        <text:list-item>
          <text:p text:style-name="P362">GET : <text:span text:style-name="T168">permet de récupérer une resource</text:span></text:p>
        </text:list-item>
      </text:list>
      <text:list xml:id="list6794436208654030641" text:style-name="L2">
        <text:list-item>
          <text:p text:style-name="P363">DELETE : permet de supprimer une ressource</text:p>
        </text:list-item>
        <text:list-item>
          <text:p text:style-name="P363">PUT : permet d’insérer ou de mettre à jour une ressource (la ressource a déjà un identifiant)</text:p>
        </text:list-item>
        <text:list-item>
          <text:p text:style-name="P363"><text:soft-page-break/>POST : permet de soumettre une nouvelle ressource (la ressource n’a pas d’identifiant au moment de la soumission)</text:p>
        </text:list-item>
      </text:list>
      <text:p text:style-name="P83">Chaque <text:span text:style-name="T169">type de ressource</text:span> a une URL dédiée, qui peut contenir ou u<text:span text:style-name="T180">n identifiant dans le cas des méthodes GET et DELETE</text:span>. </text:p>
      <text:p text:style-name="P148"><text:span text:style-name="T180">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56">JavaScript Object Notation</text:span><text:span text:style-name="T255">), car contrairement au XML, elles sont très légères et directement interprétable par les interfaces Web écrite en Javascript.</text:span></text:p>
      <text:p text:style-name="P93">Exemples commentés d’actions REST :</text:p>
      <text:p text:style-name="P94">//Crée un nouveau chat, le service renvoie la ressource créée en acquittement</text:p>
      <text:p text:style-name="P85"><text:span text:style-name="T78">POST</text:span><text:span text:style-name="T170"> </text:span><text:span text:style-name="T171">http://monservice/chat</text:span><text:span text:style-name="T170"> </text:span><text:span text:style-name="T78">{‘‘id’’ : null, ‘‘nom’’ :‘‘minet’’, ‘‘age’’ :2}</text:span></text:p>
      <text:p text:style-name="P86">=&gt; <text:span text:style-name="T170">{‘‘id’’ : </text:span><text:span text:style-name="T70">3</text:span><text:span text:style-name="T170">, ‘‘nom’’ :‘‘minet’’, ‘‘age’’ :2}</text:span></text:p>
      <text:p text:style-name="P94">//Modifie le nom du chat</text:p>
      <text:p text:style-name="P85"><text:span text:style-name="T78">P</text:span><text:span text:style-name="T80">UT</text:span><text:span text:style-name="T170"> </text:span><text:span text:style-name="T171">http://monservice/chat</text:span><text:span text:style-name="T170"> </text:span><text:span text:style-name="T78">{‘‘id’’ : </text:span><text:span text:style-name="T79">3</text:span><text:span text:style-name="T78">, ‘‘nom’’ :‘‘mi</text:span><text:span text:style-name="T79">nou</text:span><text:span text:style-name="T78">’’, ‘‘age’’ :2}</text:span></text:p>
      <text:p text:style-name="P86">=&gt; <text:span text:style-name="T170">{‘‘id’’ : </text:span><text:span text:style-name="T70">3</text:span><text:span text:style-name="T170">, ‘‘nom’’ :‘‘</text:span>minou<text:span text:style-name="T170">’’, ‘‘age’’ :2}</text:span></text:p>
      <text:p text:style-name="P94">//Récupère le premier chat</text:p>
      <text:p text:style-name="P85"><text:span text:style-name="T79">GET</text:span><text:span text:style-name="T170"> </text:span><text:span text:style-name="T171">http://monservice/chat/</text:span><text:span text:style-name="T172">1</text:span></text:p>
      <text:p text:style-name="P86">=&gt; <text:span text:style-name="T170">{‘‘id’’ : </text:span><text:span text:style-name="T70">1</text:span><text:span text:style-name="T170">, ‘‘nom’’ :‘‘</text:span>cerise<text:span text:style-name="T170">’’, ‘‘age’’ :</text:span>9<text:span text:style-name="T170">}</text:span></text:p>
      <text:p text:style-name="P94">//Supprime le premier chat</text:p>
      <text:p text:style-name="P85"><text:span text:style-name="T79">DELETE</text:span><text:span text:style-name="T170"> </text:span><text:span text:style-name="T171">http://monservice/chat/</text:span><text:span text:style-name="T172">1</text:span></text:p>
      <text:p text:style-name="P86">=&gt; <text:span text:style-name="T170">{‘‘id’’ : </text:span><text:span text:style-name="T70">1</text:span><text:span text:style-name="T170">, ‘‘nom’’ :‘‘</text:span>cerise<text:span text:style-name="T170">’’, ‘‘age’’ :</text:span>9<text:span text:style-name="T170">}</text:span></text:p>
      <text:p text:style-name="P94">//Récupère tous les chats</text:p>
      <text:p text:style-name="P85"><text:span text:style-name="T79">GET</text:span><text:span text:style-name="T170"> </text:span><text:span text:style-name="T171">http://monservice/chat</text:span></text:p>
      <text:p text:style-name="P86">=&gt; <text:span text:style-name="T170">{‘‘id’’ : </text:span><text:span text:style-name="T70">2</text:span><text:span text:style-name="T170">, ‘‘nom’’ :‘‘</text:span>marco<text:span text:style-name="T170">’’, ‘‘age’’ :</text:span>5<text:span text:style-name="T170">},{‘‘id’’ : </text:span><text:span text:style-name="T70">3</text:span><text:span text:style-name="T170">, ‘‘nom’’ :‘‘</text:span>minou<text:span text:style-name="T170">’’, ‘‘age’’ :2}</text:span></text:p>
      <text:p text:style-name="P95">//Ajoute un jouet au chat 2</text:p>
      <text:p text:style-name="P88"><text:span text:style-name="T78">POST</text:span><text:span text:style-name="T170"> </text:span><text:span text:style-name="T171">http://monservice/chat/</text:span><text:span text:style-name="T173">2/jouet</text:span><text:span text:style-name="T170"> </text:span><text:span text:style-name="T78">{‘‘id’’ : null, ‘‘nom’’ :‘‘</text:span><text:span text:style-name="T80">ballon</text:span><text:span text:style-name="T78">’’}</text:span></text:p>
      <text:p text:style-name="P87">=&gt; <text:span text:style-name="T170">{‘‘id’’ : </text:span><text:span text:style-name="T80">2</text:span><text:span text:style-name="T170">, ‘‘nom’’ :‘‘ballon’’}</text:span></text:p>
      <text:p text:style-name="P95">//Récupère tous les jouets du chat 2</text:p>
      <text:p text:style-name="P88"><text:soft-page-break/><text:span text:style-name="T80">GET</text:span><text:span text:style-name="T170"> </text:span><text:span text:style-name="T171">http://monservice/chat/</text:span><text:span text:style-name="T173">2/jouet</text:span></text:p>
      <text:p text:style-name="P87">=&gt; <text:span text:style-name="T170">{‘‘id’’ : </text:span><text:span text:style-name="T81">1</text:span><text:span text:style-name="T170">, ‘‘nom’’ :‘‘souris’’}, {‘‘id’’ : </text:span><text:span text:style-name="T80">2</text:span><text:span text:style-name="T170">, ‘‘nom’’ :‘‘ballon’’}</text:span></text:p>
      <text:p text:style-name="P89">Ces services sont <text:span text:style-name="T177">extrêmement</text:span> <text:span text:style-name="T177">souples et très faciles à intégrer. Leur inconvénient majeur est qu’il est impossible de fournir une interface bien définies car aucune définition n’est publiée</text:span><text:span text:style-name="T177"><text:note text:id="ftn12" text:note-class="footnote"><text:note-citation>12</text:note-citation><text:note-body><text:p text:style-name="P265"><text:s/>Les tentatives de standard pour la définition des services REST sont marginales et mal supportée (WADL)</text:p></text:note-body></text:note></text:span><text:span text:style-name="T177">.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05304627402518" text:continue-list="list105304297581549" text:style-name="List_20_1">
        <text:list-item>
          <text:p text:style-name="Subtitle">Conclusion</text:p>
        </text:list-item>
      </text:list>
      <text:p text:style-name="P96">L’auditeur a fait le choix d’utiliser les services REST car ils sont faciles à mettre en place, optimisé<text:span text:style-name="T179">s</text:span> pour les transferts et <text:span text:style-name="T179">renvoient</text:span> des données directement exploitable par les interfaces Web. Afin d’<text:span text:style-name="T178">exposer </text:span>une définition claire <text:span text:style-name="T178">des </text:span>fonctions disponibles et des données échangées, <text:span text:style-name="T178">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7"><draw:frame draw:style-name="fr1" draw:name="Cadre6" text:anchor-type="paragraph" svg:width="17cm" draw:z-index="9"><draw:text-box fo:min-height="7.849cm"><text:p text:style-name="P274"><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A7C1C23414521D1C.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7">L’application hébergeant les services <text:span text:style-name="T182">W</text:span>eb pourra également proposer aux administrateur une interface de recherche graphique au format HTML. <text:span text:style-name="T182">L</text:span>es composants pourront directement <text:s/>adresser les services web exposés grâce a des appels AJAX <text:span text:style-name="T181">(Asynchronous Javascript And XML) et intégrer </text:span><text:soft-page-break/><text:span text:style-name="T181">leur résultats JSON à la page HTML Les administrateurs auront accès aux fonctionnalités de recherche sans aucune couche applicative intermédiaire.</text:span></text:p>
      <text:p text:style-name="P98">Cette séparation complète entre l’interface graphique et les services exposés par le <text:span text:style-name="T183">serveur va a l’encontre des architectures habituellement rencontré dans les applications Web JEE.</text:span></text:p>
      <text:p text:style-name="P98"/>
      <text:list xml:id="list105305272435253" text:continue-list="list105305788733557"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05305120387292" text:continue-list="list105304627402518" text:style-name="List_20_1">
        <text:list-item>
          <text:p text:style-name="Subtitle"><text:span text:style-name="T186">Spring MVC et les </text:span>JSP :</text:p>
        </text:list-item>
      </text:list>
      <text:p text:style-name="P99">Les JSF (Java Server Face) et JSP (Java Server Page) sont les composants standards des applications Web <text:span text:style-name="T194">écrites en </text:span>Java pour générer des pages ou des composants HTML. L’étude des JSF sort du cadre de ce chapitre car elles sont <text:span text:style-name="T185">une technologie des plateformes pleinement JEE et à ce titre elles ne font pas partie de l’environnement de développement proposé par le Parlement Européen.</text:span></text:p>
      <text:p text:style-name="P100">Les JSP sont concrètement des fichiers au format XML, <text:span text:style-name="T191">qui </text:span>contien<text:span text:style-name="T193">nent</text:span> à la fois des balises HTML et des balises interprétables par le serveur d’application et défini par la norme JSTL (Java Standard Tag Library).</text:p>
      <text:p text:style-name="P100">Cette combinaison de balises HTML et de balises interprétables, permet au serveur <text:s/>de générer un contenu HTML qui dépend du contenu des données à afficher. </text:p>
      <text:p text:style-name="P100">Considérons l’exemple extrait du site pédagogique de Jean- Michel Doudoux<text:span text:style-name="T188"> </text:span><text:note text:id="ftn13" text:note-class="footnote"><text:note-citation>13</text:note-citation><text:note-body><text:p text:style-name="P266"><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87">&lt;TABLE&gt;</text:span></text:span></text:p>
      <text:p text:style-name="Standard"><text:span text:style-name="Source_20_Text"><text:tab/></text:span><text:span text:style-name="Source_20_Text"><text:span text:style-name="T189">&lt;c:forEach</text:span></text:span><text:span text:style-name="T189"> </text:span><text:span text:style-name="Source_20_Text"><text:span text:style-name="T189">var="</text:span></text:span><text:span text:style-name="Source_20_Text"><text:span text:style-name="T190">personne</text:span></text:span><text:span text:style-name="Source_20_Text"><text:span text:style-name="T189">"</text:span></text:span><text:span text:style-name="T189"> </text:span><text:span text:style-name="Source_20_Text"><text:span text:style-name="T189">items="${</text:span></text:span><text:span text:style-name="Source_20_Text"><text:span text:style-name="T190">listeDePersonnes</text:span></text:span><text:span text:style-name="Source_20_Text"><text:span text:style-name="T189">}"&gt;</text:span></text:span></text:p>
      <text:p text:style-name="Standard"><text:span text:style-name="Source_20_Text"><text:tab/>&lt;TR&gt;</text:span></text:p>
      <text:p text:style-name="Standard"><text:span text:style-name="Source_20_Text"><text:tab/><text:tab/>&lt;td&gt;</text:span><text:span text:style-name="Source_20_Text"><text:span text:style-name="T189">&lt;c:out</text:span></text:span><text:span text:style-name="T189"> </text:span><text:span text:style-name="Source_20_Text"><text:span text:style-name="T189">value="${</text:span></text:span><text:span text:style-name="Source_20_Text"><text:span text:style-name="T190">personne</text:span></text:span><text:span text:style-name="Source_20_Text"><text:span text:style-name="T189">.id}"</text:span></text:span><text:span text:style-name="T189"> </text:span><text:span text:style-name="Source_20_Text"><text:span text:style-name="T189">/&gt;</text:span></text:span><text:span text:style-name="Source_20_Text">&lt;/td&gt;</text:span></text:p>
      <text:p text:style-name="Standard"><text:span text:style-name="Source_20_Text"><text:tab/><text:tab/>&lt;td&gt;</text:span><text:span text:style-name="Source_20_Text"><text:span text:style-name="T189">&lt;c:out</text:span></text:span><text:span text:style-name="T189"> </text:span><text:span text:style-name="Source_20_Text"><text:span text:style-name="T189">value="${</text:span></text:span><text:span text:style-name="Source_20_Text"><text:span text:style-name="T190">personne</text:span></text:span><text:span text:style-name="Source_20_Text"><text:span text:style-name="T189">.nom}"</text:span></text:span><text:span text:style-name="T189"> </text:span><text:span text:style-name="Source_20_Text"><text:span text:style-name="T189">/&gt;</text:span></text:span><text:span text:style-name="Source_20_Text">&lt;/td&gt;</text:span></text:p>
      <text:p text:style-name="Standard"><text:span text:style-name="Source_20_Text"><text:tab/><text:tab/>&lt;td&gt;</text:span><text:span text:style-name="Source_20_Text"><text:span text:style-name="T189">&lt;c:out</text:span></text:span><text:span text:style-name="T189"> </text:span><text:span text:style-name="Source_20_Text"><text:span text:style-name="T189">value="${</text:span></text:span><text:span text:style-name="Source_20_Text"><text:span text:style-name="T190">personne</text:span></text:span><text:span text:style-name="Source_20_Text"><text:span text:style-name="T189">.prenom}"</text:span></text:span><text:span text:style-name="T189"> </text:span><text:span text:style-name="Source_20_Text"><text:span text:style-name="T189">/&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9">&lt;/c:forEach&gt;</text:span></text:span></text:p>
      <text:p text:style-name="Standard"><text:span text:style-name="Source_20_Text">&lt;/TABLE&gt;</text:span></text:p>
      <text:p text:style-name="Standard"><text:span text:style-name="Source_20_Text"/></text:p>
      <text:p text:style-name="P101">Le serveur va utiliser la donnée « listeDePersonnes » contenu<text:span text:style-name="T192">e</text:span> dans la session de l’utilisateur pour afficher un tableau contenant la liste des personnes.</text:p>
      <text:p text:style-name="P101">Dans ce cas, la solution la plus triviale consisterait à utiliser le composant Java standard responsable de la réception des requêtes HTTP (une Servlet), qui irait chercher la liste des personnes dans la base de données pour la transmettre à la JSP <text:span text:style-name="T192">responsable de la génération du </text:span>HTML pour l’utilisateur.</text:p>
      <text:p text:style-name="P103"><text:soft-page-break/>Cette façon simple de faire ne respecte pas le concept d’architecture de base qui consiste à séparer le composant responsable des données (le Modèle), du composant responsable de l’affichage (la Vue). Il est conseiller d’interfacer un composant responsable de faire le lien entre les données et leur affichage (le Contrôleur). C’est ce que l’on appel l’architecture MVC (Modèle Vue Contrôleur).</text:p>
      <text:p text:style-name="P104">Pour ce faire la librairie la plus populaire est nommé Spring MVC. Elle <text:span text:style-name="T198">est </text:span>basé<text:span text:style-name="T195">e</text:span> sur la librairie Spring<text:note text:id="ftn14" text:note-class="footnote"><text:note-citation>14</text:note-citation><text:note-body><text:p text:style-name="P267"><text:s/><text:a xlink:type="simple" xlink:href="http://redmonk.com/fryan/2017/06/22/language-framework-popularity-a-look-at-java-june-2017/" text:style-name="Internet_20_link" text:visited-style-name="Visited_20_Internet_20_Link"><text:span text:style-name="T194">http://redmonk.com/fryan/2017/06/22/language-framework-popularity-a-look-at-java-june-2017/</text:span></text:a><text:span text:style-name="T194">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95">pour </text:span>mettre en place une architecture MVC facilement.</text:p>
      <text:p text:style-name="P101"><draw:frame draw:style-name="fr1" draw:name="Cadre7" text:anchor-type="paragraph" svg:width="17cm" draw:z-index="11"><draw:text-box fo:min-height="7.251cm"><text:p text:style-name="P274"><draw:frame draw:style-name="fr2" draw:name="Image7" text:anchor-type="as-char" svg:width="17cm" style:rel-width="100%" svg:height="7.251cm" style:rel-height="scale" draw:z-index="12"><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5">Cette architecture, bien que basée sur un le modèle MVC, présente plusieurs désavantages :</text:p>
      <text:list xml:id="list2009834711565700811" text:style-name="L3">
        <text:list-item>
          <text:p text:style-name="P364">le contenu HTML renvoyé est statique et propose une expérience de navigation décevante.</text:p>
        </text:list-item>
        <text:list-item>
          <text:p text:style-name="P364">Le serveur est responsable de la génération de l’interface graphique et du traitement des données. Le concept de l’architecture MVC n’est donc pas pleinement respecté.</text:p>
        </text:list-item>
        <text:list-item>
          <text:p text:style-name="P364">Le serveur consacre de la puissance de calcul à la génération d’interfaces graphiques pour des clients <text:span text:style-name="T196">qui ont les ressources </text:span>pour le faire eux-même.</text:p>
        </text:list-item>
      </text:list>
      <text:p text:style-name="P105"/>
      <text:p text:style-name="P105">Cette façon de faire, bien que décevante, est encore très largement répandue. Elle s’explique par le fait que l’on peux réaliser une application Web uniquement avec des développeur<text:span text:style-name="T197">s</text:span> Java ayant des connaissances limitées d<text:span text:style-name="T197">ans</text:span> technologies Web.</text:p>
      <text:p text:style-name="P106"><text:soft-page-break/>La réalisation d’interfaces graphiques dynamiques, qui réquisitionnent la puissance de calcule du client plutôt que celle du serveur, requiert des connaissances avancées en Javascript.</text:p>
      <text:list xml:id="list105305807225216" text:continue-list="list105305120387292" text:style-name="List_20_1">
        <text:list-item>
          <text:p text:style-name="Subtitle">Javascript et SPA :</text:p>
        </text:list-item>
      </text:list>
      <text:p text:style-name="P107">De nos jours les interfaces graphiques se doivent d’être réactives ; de fournir des informations à l’utilisateur de façon continue et sans intervention de sa part. </text:p>
      <text:p text:style-name="P108">Elles sont réalisé<text:span text:style-name="T200">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8">Avec le framework AngularJS créé en 2009 par Google<text:note text:id="ftn15" text:note-class="footnote"><text:note-citation>15</text:note-citation><text:note-body><text:p text:style-name="P268"><text:s/><text:span text:style-name="T199">https://angularjs.org/</text:span></text:p></text:note-body></text:note>, l’architecture MVC a été déplacé<text:span text:style-name="T200">e</text:span> du serveur vers le client. C’est un composant Javascript qui demande les données au serveur grâce a des appels AJAX et qui génère le HTML associé. <text:span text:style-name="T200">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9">Bien que tous ces outils ne soient pas obligatoire<text:span text:style-name="T201">s</text:span> pour faire de la programmation modulaire basée sur le modèle MVC en Javascript, ils <text:span text:style-name="T201">l’</text:span>ont propulsés comme langage de premier plan et <text:span text:style-name="T202">ont participé</text:span> grandement l’expansion des services REST, qui sont directement intégrable<text:span text:style-name="T201">s</text:span> dans ces interfaces.</text:p>
      <text:p text:style-name="P111">Aujourd’hui, le framework Angular (différent de AngularJS) créé par Google, permet de réaliser des applications complète<text:span text:style-name="T203">s</text:span> sur une seule page HTML. <text:span text:style-name="T204">La page ne contient en réalité que les scripts a exécuter. Le reste n’est qu’une succession d’appels au services exposés par le serveur et de génération dynamique des structures HTML. C’est ce que l’on appel des SPA (Single Page Application).</text:span></text:p>
      <text:list xml:id="list105305554168285" text:continue-numbering="true" text:style-name="List_20_1">
        <text:list-item>
          <text:p text:style-name="Subtitle">Conclusion</text:p>
        </text:list-item>
      </text:list>
      <text:p text:style-name="P110">Pour les deux applications développées par l’auditeur, <text:span text:style-name="T205">le choix a été fait de réaliser des SPA basées sur une programmation Javascript modulaire et reposant sur l’architecture MVC. </text:span></text:p>
      <text:p text:style-name="P112">Pour l’application de services Web, l’interface de recherche a l’avantage de tester directement les services utilisés par les applications d’EUROPARL.</text:p>
      <text:p text:style-name="P112">Pour l’interface d’administration de l’Indexeur, le principal avantage est de pouvoir visualiser de façon dynamique la progression des tâches d’indexation.</text:p>
      <text:p text:style-name="P113">Comme l’outil NPM permettant d’utiliser des librairies externes n’est <text:span text:style-name="T207">pas </text:span>compris dans les environnements de développements, aucun framework n’a été utilisé.</text:p>
      <text:p text:style-name="P113"><text:soft-page-break/>Les classes et le<text:span text:style-name="T206">s</text:span> modules ont été crées avec les fonctionnalités natives du langage Javascript <text:span text:style-name="T207">dans sa version ES5.</text:span></text:p>
      <text:p text:style-name="P113"/>
      <text:list xml:id="list105304275818543" text:continue-list="list105305272435253"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4"><text:span text:style-name="T208">Pour</text:span> la majorité des applications développées au Parlement Européen, les données <text:span text:style-name="T208">qu’elles utilisent</text:span> sont <text:span text:style-name="T212">enregistrées</text:span> dans une base de donnée<text:span text:style-name="T209">s</text:span> relationnelle. <text:span text:style-name="T208">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5">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10">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5"><draw:text-box fo:min-height="18.907cm"><text:p text:style-name="P274"><draw:frame draw:style-name="fr3" draw:name="Image8" text:anchor-type="as-char" svg:y="-17.644cm" svg:width="14.998cm" style:rel-width="100%" svg:height="18.907cm" style:rel-height="scale" draw:z-index="24"><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11">de fonctionnement </text:span>des index<text:span text:style-name="T213">es</text:span> inversés</text:p></draw:text-box></draw:frame><text:soft-page-break/></text:p>
      <text:p text:style-name="P116">Nous remarquons comment chaque mot devient l’identifiant des documents qui le contiennent. Dans cette exemple nous effectuons une recherche sur les mots, le résultat contient donc tous les documents <text:span text:style-name="T214">qui contiennent au moins l’un d’entre eux. Grâce aux informations de position, nous </text:span><text:soft-page-break/><text:span text:style-name="T214">pourrions effectuer une recherche sur la phrase complète « </text:span><text:span text:style-name="T63">le second document</text:span><text:span text:style-name="T214"> », qui rechercherait tous les documents contenants les trois mots de façon consécutive. </text:span></text:p>
      <text:p text:style-name="P117">Il s’agit ici d’un exemple de principe. <text:span text:style-name="T215">Cette façon d’indexer chaque mot sans modification sera toujours utilisée car elle permet de faire des recherches sur les phrases. En revanche,</text:span> il y a plusieurs optimisations qui sont réaliser <text:span text:style-name="T216">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05305368030386"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7"><text:span text:style-name="T216">Par exemple, la recherche « </text:span><text:span text:style-name="T62">le premier document</text:span><text:span text:style-name="T216"> » va retourner tous les documents contenant le mot « </text:span><text:span text:style-name="T62">le</text:span><text:span text:style-name="T216"> » ; ce qui concernera la presque entièreté de l’index. Certains mots doivent donc être ignorés, à la fois à l’indexation et pour la recherche. C’est ce que l’on appel les «</text:span><text:span text:style-name="T62"> stopwords </text:span><text:span text:style-name="T216">» et ils dépendent de la langue d’indexation.</text:span></text:p>
      <text:list xml:id="list105304945420236"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269"><text:s/><text:span text:style-name="T219">https://fr.wikipedia.org/wiki/Racinisation</text:span></text:p></text:note-body></text:note> et Lemmatisation<text:note text:id="ftn17" text:note-class="footnote"><text:note-citation>17</text:note-citation><text:note-body><text:p text:style-name="P269"><text:s/><text:span text:style-name="T219">https://fr.wikipedia.org/wiki/Lemmatisation</text:span></text:p></text:note-body></text:note></text:h>
                    </text:list-item>
                  </text:list>
                </text:list-item>
              </text:list>
            </text:list-item>
          </text:list>
        </text:list-item>
      </text:list>
      <text:p text:style-name="P118">Une autre <text:span text:style-name="T217">optimisation</text:span> consiste à regrouper les mots par famille linguistique. Ainsi le<text:span text:style-name="T219">s</text:span> mot<text:span text:style-name="T219">s</text:span> «<text:span text:style-name="T60"> premi</text:span><text:span text:style-name="T64">er</text:span><text:span text:style-name="T60"> </text:span>» <text:span text:style-name="T219">et </text:span>«<text:span text:style-name="T60"> première </text:span>» ser<text:span text:style-name="T219">ont</text:span> indexé<text:span text:style-name="T219">s</text:span> en tant que «<text:span text:style-name="T60"> prem </text:span>» et le<text:span text:style-name="T219">s</text:span> mot<text:span text:style-name="T219">s</text:span> «<text:span text:style-name="T60"> document </text:span>» <text:span text:style-name="T219">et </text:span>«<text:span text:style-name="T60"> documentation </text:span>» ser<text:span text:style-name="T219">ont</text:span> indexé<text:span text:style-name="T219">s</text:span> en tant que «<text:span text:style-name="T60"> docum </text:span>». Les recherches « <text:span text:style-name="T60">premier document</text:span> » et « <text:span text:style-name="T60">première documentation </text:span>» seront donc identique<text:span text:style-name="T219">s</text:span> et renverrons les mêmes résultats.</text:p>
      <text:p text:style-name="P119">Il y a deux façon<text:span text:style-name="T220">s</text:span> de réduire un mot à sa famille linguistique. Soit par un simple raccourcissement ; c’est ce que l’on appel <text:span text:style-name="T218">la « racinisation » (ou</text:span> « stemming » <text:span text:style-name="T218">en anglais). Par exemple « coureur » va être indexé en tant que « cour ».</text:span> <text:span text:style-name="T218">S</text:span>oit <text:span text:style-name="T220">grâce à un </text:span>remplacement par <text:span text:style-name="T220">l</text:span>a racine linguistique ; <text:span text:style-name="T218">c</text:span>’est ce que l’on appel la « lemmatisation ». <text:span text:style-name="T220">Par exemple « sont » va être indexé en tant que « être ».</text:span></text:p>
      <text:p text:style-name="P120">Dans les deux cas cette optimisation va fortement dépendre de la langue d’indexation. Bien que la lemmatisation fournisse des résultats de recherche beaucoup plus pertinents, peu de solution d’indexation la propose car elle <text:span text:style-name="T221">ne repose sur aucun algorithme et par conséquent elle est plus</text:span> difficile à mettre en œuvre. </text:p>
      <text:list xml:id="list105304954846595"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1">Cette optimisation, bien que très basique, est encore fortement dépendante de la langue. Elle consiste tout simplement à ne pas tenir compte de la case et de certaines accentuations. Par exemple une recherche sur « <text:span text:style-name="T60">ane saint nicolas </text:span>» retournera les documents contenant le texte « L’âne de Saint-Nicolas ».</text:p>
      <text:list xml:id="list105305177661666"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3"><text:soft-page-break/>Lorsqu’<text:span text:style-name="T265">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22">s</text:span> qui seront chacun responsable d’une optimisation, jusqu’à obtenir les termes finaux. </text:p>
      <text:p text:style-name="P126">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5">Il est important de noter que les textes associés aux recherches sont traités par les mêmes analyseurs que ceux utilisés lors de l’indexation. <text:span text:style-name="T223">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3"><draw:frame draw:style-name="fr1" draw:name="Cadre9" text:anchor-type="paragraph" svg:width="16.26cm" draw:z-index="20"><draw:text-box fo:min-height="20.535cm"><text:p text:style-name="P274"><draw:frame draw:style-name="fr3" draw:name="Image9" text:anchor-type="as-char" svg:y="-19.11cm" svg:width="16.26cm" style:rel-width="100%" svg:height="20.535cm" style:rel-height="scale" draw:z-index="40"><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4"/>
      <text:p text:style-name="P127"><text:soft-page-break/>Les index<text:span text:style-name="T226">es</text:span> inversés sont particulièrement efficace<text:span text:style-name="T227">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24">s</text:span> d’indexation et de cr<text:span text:style-name="T224">é</text:span>ation, <text:span text:style-name="T224">ses mots clés et un identifiant issus de son URL d’accès.</text:span></text:p>
      <text:p text:style-name="P128">Le texte associé aux mots clés et à l’identifiant est considéré comme un type <text:span text:style-name="T228">de donnée </text:span>particulier. Il s’agit de texte invariable sur lequel aucun traitement n’est <text:span text:style-name="T225">réalisé</text:span> et dont la taille est limitée. <text:span text:style-name="T228">Il est conçu pour faire des recherches sur des valeurs textuelles constantes.</text:span></text:p>
      <text:p text:style-name="P122"/>
      <text:list xml:id="list105305632961631"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143">La première phase de conception a été associé au projet PRJ-999. Elle avait pour but de valider l’architecture prévisionnelle et <text:span text:style-name="T229">de</text:span> choisir un prestataire pour les solutions Cloud. <text:span text:style-name="T230">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30"><text:note text:id="ftn18" text:note-class="footnote"><text:note-citation>18</text:note-citation><text:note-body><text:p text:style-name="Footnote"><text:s/><text:span text:style-name="T244">Communément appelée SOA (Service Oriented Architecture)</text:span></text:p></text:note-body></text:note></text:span><text:span text:style-name="T230">.</text:span></text:p>
      <text:list xml:id="list105306001829815"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9">Ce prototype, conçu dans un premier temps pour parcourir et indexer le contenu d’une seul VLP, a permis de définir les briques fondamentales <text:span text:style-name="T231">de </text:span>l’architecture applicative définitive de l’indexeur.</text:p>
      <text:list xml:id="list105306170221608"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30">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32">d’indexer plusieurs page d’une même VLP en parallèle pour que l’entièreté de ces 50.000 pages soient indexés en moins de 2 heures.</text:span></text:p>
      <text:p text:style-name="P131">Après étude, il a été conclu que le composant le plus adapté pour ce faire était les composants natifs du langage Java appelés les « ForkJoinPool ».</text:p>
      <text:p text:style-name="P132">Le principe consiste à définir un nombre défini de threads (sous processus), responsable<text:span text:style-name="T233">s</text:span> d’effectuer un <text:span text:style-name="T233">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text:soft-page-break/>n’est en cours ou en attente d’exécution, tous les threads sont supprimés et la tâche mère est terminée.</text:p>
      <text:p text:style-name="P134">L’exécution récursive <text:span text:style-name="T236">de sous-tâche </text:span>propre au « ForkJoinPool » est illustré par le schéma suivant<text:note text:id="ftn19" text:note-class="footnote"><text:note-citation>19</text:note-citation><text:note-body><text:p text:style-name="P270"><text:s/><text:span text:style-name="T235">Extrait du site https://javatechnocampus.wordpress.com/2015/10/03/544/</text:span></text:p></text:note-body></text:note>.</text:p>
      <text:p text:style-name="P132"><draw:frame draw:style-name="fr1" draw:name="Cadre10" text:anchor-type="paragraph" svg:width="17cm" draw:z-index="35"><draw:text-box fo:min-height="7.673cm"><text:p text:style-name="P274"><draw:frame draw:style-name="fr3" draw:name="Image11" text:anchor-type="as-char" svg:y="-7.534cm" svg:width="17cm" style:rel-width="100%" svg:height="7.673cm" style:rel-height="scale" draw:z-index="41"><draw:image xlink:href="Pictures/10000000000002C500000140D057A9E2E4D689F6.jpg" xlink:type="simple" xlink:show="embed" xlink:actuate="onLoad"/></draw:frame><text:line-break/>Illustration <text:sequence text:ref-name="refIllustration9" text:name="Illustration" text:formula="ooow:Illustration+1" style:num-format="1">10</text:sequence>: Ex<text:span text:style-name="T235">é</text:span>cution <text:span text:style-name="T237">récursive des tâches grâce au</text:span> "ForkJoinPool"</text:p></draw:text-box></draw:frame></text:p>
      <text:p text:style-name="P133">Dans notre cas, lorsqu’on lance l’indexation d’une VLP<text:note text:id="ftn20" text:note-class="footnote"><text:note-citation>20</text:note-citation><text:note-body><text:p text:style-name="Footnote"><text:s/><text:span text:style-name="T233">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crée une nouvelle sous-tâche. <text:span text:style-name="T234">Quand tous les threads ont effectués toutes les sous tâches, l’indexation de la VLP est terminée. Les diagrammes d’activités complets de cet algorithme sont disponibles en annexe X à Y. Il est toutefois conseillé de les étudier après avoir lu le chapitre consacré au développement de l’indexeur.</text:span></text:p>
      <text:list xml:id="list105306577718824" text:continue-numbering="true" text:style-name="Numbering_20_1">
        <text:list-item>
          <text:list>
            <text:list-item>
              <text:list>
                <text:list-item>
                  <text:list>
                    <text:list-item>
                      <text:h text:style-name="P433" text:outline-level="4">La distinction entre le modèle de donnée de l’indexeur et celui des indexes</text:h>
                    </text:list-item>
                  </text:list>
                </text:list-item>
              </text:list>
            </text:list-item>
          </text:list>
        </text:list-item>
      </text:list>
      <text:p text:style-name="P135"><text:span text:style-name="T239">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40">en</text:span>t extrait<text:span text:style-name="T239">es</text:span> d’une page HTML en fonction de la technologie d’indexation. Il fallait donc séparer le modèle des données extraites de la lecture d’une page HTML du modèle des données envoyées à la technologie d’indexation, même si cel<text:span text:style-name="T238">ui</text:span>-ci était similaire. </text:p>
      <text:p text:style-name="P139"><text:soft-page-break/>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66">Dans le schéma suivant on montre comment une tâche d’indexation (</text:span><text:span text:style-name="T65">IndexingTask</text:span><text:span text:style-name="T266">) utilise une composant pour extraire le contenu d’une page HTML (</text:span><text:span text:style-name="T65">Parser</text:span><text:span text:style-name="T266">) et une interface d’indexation (</text:span><text:span text:style-name="T65">Indexer</text:span><text:span text:style-name="T266">) qui masque une implémentation spécifique à la technologie utilisée.</text:span></text:p>
      <text:p text:style-name="P136"><draw:frame draw:style-name="fr1" draw:name="Cadre11" text:anchor-type="paragraph" svg:width="17cm" draw:z-index="26"><draw:text-box fo:min-height="5.807cm"><text:p text:style-name="P274"><draw:frame draw:style-name="fr2" draw:name="Image12" text:anchor-type="as-char" svg:width="17cm" style:rel-width="100%" svg:height="5.807cm" style:rel-height="scale" draw:z-index="42"><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7">Cette façon de bien séparer les composants par fonctionnalité et de les interfacer avec des définitions invariable<text:span text:style-name="T243">s</text:span> est un modèle d’architecture de code fondamental connu sous le nom de « separation of concerns » <text:span text:style-name="T241">(séparation des préoccupations).</text:span></text:p>
      <text:p text:style-name="P138">Ce <text:span text:style-name="T242">principe</text:span> a été conservé même après s’être arrêté sur le choix d’une technologie d’indexation <text:span text:style-name="T242">et ce bien que le modèle de donnée issu de la lecture d’un page HTML soit maintenant partagé par les deux composants.</text:span></text:p>
      <text:p text:style-name="P169">L’interface graphique de recherche <text:span text:style-name="T245">proposé</text:span> par le prototype fonctionn<text:span text:style-name="T349">e</text:span> sur le même principe. Quelle que soit la solution d’indexation, les services exposé<text:span text:style-name="T245">s</text:span> par le <text:span text:style-name="T245">POC</text:span> utilis<text:span text:style-name="T245">ait</text:span> une interface générique masquant une implémentation spécifique. De cette façon, une modification de la technologie n’a nécessité aucune modification du service de recherche.</text:p>
      <text:p text:style-name="P169"/>
      <text:list xml:id="list105305130908747"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140">La solution « <text:span text:style-name="T60">Azur Search</text:span> » est le service Cloud de Microsoft dédié aux stockage <text:s/>d’information sur des index inversés. Une fois les indexes créés grâce à une interface Web particulièrement bien conçue, la solution propose des services REST <text:span text:style-name="T254">au format JSON </text:span>pour stocker ou mettre à jour des documents <text:span text:style-name="T246">et pour effectuer des recherches.</text:span></text:p>
      <text:p text:style-name="P141"><text:soft-page-break/>La particularité de cette solution est qu’elle masque la complexité <text:span text:style-name="T251">du fonctionnement</text:span>. L’administrateur défini le modèle de données des <text:span text:style-name="T251">documents a indexer</text:span> (les différents champs <text:span text:style-name="T251">qui le composent</text:span>) mais ne configure pas les chaînes d’analyse textuelles tel que nous les avons présentées.</text:p>
      <text:p text:style-name="P142">Le client du service envoie une chaîne de <text:span text:style-name="T247">mots</text:span> à rechercher et la solution lui renvoie des résultats triés par ordre de pertinence. La manière dont elle définie cette pertinence est occulté à l’utilisateur. </text:p>
      <text:p text:style-name="P145">« Azur Search » a un très bon support des différentes <text:span text:style-name="T251">langues</text:span>. Il est capable de fournir une analyse par lemmatisation (différent du stemming) sur 15 des langues utilisées sur EUROPARL. </text:p>
      <text:p text:style-name="P144">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144">Les fonctionnalités d’auto-complétion proposées par ces solutions « <text:span text:style-name="T257">T</text:span>out en <text:span text:style-name="T257">U</text:span>n » ont pour contrainte que le texte tapé par l’utilisateur doit impérativement commencé par le texte proposé. Par exemple le titre de page « Textes Parlementaires » ne sera proposé que si l’utilisateur tape les caractère<text:span text:style-name="T248">s</text:span> « tex ». Nous verrons plus tard comment il est possible grâce aux solutions configurables de proposer la même titre si l’utilisateur tape les caractère « par ».</text:p>
      <text:p text:style-name="P146">« Azur Search » fournit une très bonne expérience de recherche et offre des fonctionnalités couvrant tou<text:span text:style-name="T250">s</text:span> les besoins exigés <text:span text:style-name="T259">et la majorité des autres besoins</text:span>. <text:span text:style-name="T249">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05305596551536"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147">« CloudSearch » est le strict équivalent de la solution « AzurSearch » mais sur la plateforme « Amazon ». Une différence mineur<text:span text:style-name="T258">e</text:span> se situe au niveau de l’interface d’administration qui est beaucoup moins bien conçue. La différence majeur<text:span text:style-name="T253">e</text:span> avec « AzurSearch » est le support des langues. Les analyseurs de langues fonctionnent avec du stemming et non pas de la lemmatisation. Le résultat final est une expérience de recherche <text:span text:style-name="T252">acceptable mais </text:span>beaucoup plus décevante <text:span text:style-name="T252">que celle offerte par « AzurSearch ».</text:span></text:p>
      <text:list xml:id="list105304644103907" text:continue-numbering="true" text:style-name="Numbering_20_1">
        <text:list-item>
          <text:list>
            <text:list-item>
              <text:list>
                <text:list-item>
                  <text:list>
                    <text:list-item>
                      <text:h text:style-name="T4" text:outline-level="4"><text:bookmark-start text:name="__RefHeading___Toc725_1084348667"/>Elastic<text:span text:style-name="T264">s</text:span>earch service<text:bookmark-end text:name="__RefHeading___Toc725_1084348667"/></text:h>
                    </text:list-item>
                  </text:list>
                </text:list-item>
              </text:list>
            </text:list-item>
          </text:list>
        </text:list-item>
      </text:list>
      <text:p text:style-name="P149"><text:span text:style-name="T258">Avant de détailler comment « Amazon » propose des services « Elasticsearch », décrivons brièvement de quoi il s’agit. </text:span>« Elastic<text:span text:style-name="T264">s</text:span>earch » un logiciel opensou<text:span text:style-name="T258">rce développé en Java. Il repose sur la librairie <text:s/>nommée « Lucene », également opensource, qui fournit une implémentation des indexes inversés. En plus d’exposer des services qui exploitent les fonctionnalités offertes par </text:span><text:soft-page-break/><text:span text:style-name="T258">« Lucene », « Elasticsearch » propose une architecture applicative ainsi que de nombreuses fonctionnalités supplémentaires. Notamment des services d’études statistiques sur les données.</text:span></text:p>
      <text:p text:style-name="P150">L’architecture applicative proposé<text:span text:style-name="T261">e</text:span> par « Elasticsearch » est un système de cluster pouvant héberger plusieurs <text:span text:style-name="T261">noeuds</text:span> (<text:span text:style-name="T261">machines </text:span>virtuelle<text:span text:style-name="T261">s</text:span> ou non) <text:span text:style-name="T262">qui représente chacun une instance de</text:span> « Elastic<text:span text:style-name="T264">s</text:span>earch »<text:note text:id="ftn21" text:note-class="footnote"><text:note-citation>21</text:note-citation><text:note-body><text:p text:style-name="P271"><text:s/><text:span text:style-name="T260">https://www.elastic.co/guide/en/elasticsearch/guide/current/distributed-cluster.html</text:span></text:p></text:note-body></text:note>. Chaque <text:span text:style-name="T261">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153"><draw:frame draw:style-name="fr1" draw:name="Cadre12" text:anchor-type="paragraph" svg:width="15.998cm" draw:z-index="36"><draw:text-box fo:min-height="4.8cm"><text:p text:style-name="P274"><draw:frame draw:style-name="fr2" draw:name="Image13" text:anchor-type="as-char" svg:width="15.998cm" style:rel-width="100%" svg:height="4.8cm" style:rel-height="scale" draw:z-index="43"><draw:image xlink:href="Pictures/10000201000002EE000000E1BB681F2DB72849F4.png" xlink:type="simple" xlink:show="embed" xlink:actuate="onLoad"/></draw:frame><text:line-break/>Illustration <text:sequence text:ref-name="refIllustration11" text:name="Illustration" text:formula="ooow:Illustration+1" style:num-format="1">12</text:sequence>: Exemple du cluster "Elasticsearch"</text:p></draw:text-box></draw:frame>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p>
      <text:p text:style-name="P170">« <text:span text:style-name="T263">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170"/>
      <text:p text:style-name="P170"><draw:frame draw:style-name="fr1" draw:name="Cadre13" text:anchor-type="paragraph" svg:width="17cm" draw:z-index="37"><draw:text-box fo:min-height="21.893cm"><text:p text:style-name="P274"><draw:frame draw:style-name="fr3" draw:name="Image14" text:anchor-type="as-char" svg:y="-20.332cm" svg:width="17cm" style:rel-width="100%" svg:height="21.893cm" style:rel-height="scale" draw:z-index="44"><draw:image xlink:href="Pictures/100060AD00004E61000064F1DB81554214CB355A.svg" xlink:type="simple" xlink:show="embed" xlink:actuate="onLoad"/><draw:image xlink:href="Pictures/100002010000026F00000323196CAB81489097D0.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text:p>
      <text:p text:style-name="P151"><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s. Une fois l’infrastructure en place, toute l’administration des indexes se fait avec des requêtes REST au format JSON.</text:p>
      <text:p text:style-name="P151">« Elasticsearch » est la plus puissante des solutions. Il n’<text:span text:style-name="T268">y </text:span>a pas de fonctionnalité de recherche qui ne soit pas réalisable. Le seule point pouvant apporter une modération est qu’il ne propose pas <text:span text:style-name="T268">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67">Une configuration précise permet d’étendre le champ des fonctionnalités mais contraint d’autant plus la façon dont les documents sont indexés ainsi que la manière dont les requêtes de recherche doivent être formatées.</text:span></text:p>
      <text:list xml:id="list105304906727279"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152">Elasticsearch est la solution que la DGITEC autorise à déployer <text:span text:style-name="T269">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152"/>
      <text:list xml:id="list105305781865206"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295">Critère</text:p>
          </table:table-cell>
          <table:table-cell table:style-name="Tableau5.A1" office:value-type="string">
            <text:p text:style-name="P294">AzurSearch</text:p>
          </table:table-cell>
          <table:table-cell table:style-name="Tableau5.A1" office:value-type="string">
            <text:p text:style-name="P294">CloudSearch</text:p>
          </table:table-cell>
          <table:table-cell table:style-name="Tableau5.A1" office:value-type="string">
            <text:p text:style-name="P294">Elasticsearch</text:p>
            <text:p text:style-name="P296">Amazon</text:p>
          </table:table-cell>
          <table:table-cell table:style-name="Tableau5.E1" office:value-type="string">
            <text:p text:style-name="P296">Elasticsearch</text:p>
            <text:p text:style-name="P296">Interne</text:p>
          </table:table-cell>
        </table:table-row>
        <table:table-row>
          <table:table-cell table:style-name="Tableau5.A2" office:value-type="string">
            <text:p text:style-name="P328">Répond aux besoins non négociable. </text:p>
            <text:p text:style-name="P328">(Flexibilité nulle)</text:p>
          </table:table-cell>
          <table:table-cell table:style-name="Tableau5.B2" office:value-type="string">
            <text:p text:style-name="P329">OUI</text:p>
          </table:table-cell>
          <table:table-cell table:style-name="Tableau5.C2" office:value-type="string">
            <text:p text:style-name="P329">OUI</text:p>
          </table:table-cell>
          <table:table-cell table:style-name="Tableau5.D2" office:value-type="string">
            <text:p text:style-name="P329">OUI</text:p>
          </table:table-cell>
          <table:table-cell table:style-name="Tableau5.E2" office:value-type="string">
            <text:p text:style-name="P329">OUI</text:p>
          </table:table-cell>
        </table:table-row>
        <table:table-row>
          <table:table-cell table:style-name="Tableau5.A3" office:value-type="string">
            <text:p text:style-name="P328">Pertinence des résultats</text:p>
          </table:table-cell>
          <table:table-cell table:style-name="Tableau5.B3" office:value-type="string">
            <text:p text:style-name="P329">BONNE</text:p>
          </table:table-cell>
          <table:table-cell table:style-name="Tableau5.C3" office:value-type="string">
            <text:p text:style-name="P330">MOYENNE</text:p>
          </table:table-cell>
          <table:table-cell table:style-name="Tableau5.D3" office:value-type="string">
            <text:p text:style-name="P329">BONNE</text:p>
          </table:table-cell>
          <table:table-cell table:style-name="Tableau5.E3" office:value-type="string">
            <text:p text:style-name="P329">BONNE</text:p>
          </table:table-cell>
        </table:table-row>
        <table:table-row>
          <table:table-cell table:style-name="Tableau5.A4" office:value-type="string">
            <text:p text:style-name="P328">Répond aux besoins négociable.</text:p>
            <text:p text:style-name="P328">(Flexibilité non nulle)</text:p>
          </table:table-cell>
          <table:table-cell table:style-name="Tableau5.B4" office:value-type="string">
            <text:p text:style-name="P330">EN PARTIE</text:p>
          </table:table-cell>
          <table:table-cell table:style-name="Tableau5.C4" office:value-type="string">
            <text:p text:style-name="P330">EN PARTIE</text:p>
          </table:table-cell>
          <table:table-cell table:style-name="Tableau5.D4" office:value-type="string">
            <text:p text:style-name="P329">OUI</text:p>
          </table:table-cell>
          <table:table-cell table:style-name="Tableau5.E4" office:value-type="string">
            <text:p text:style-name="P329">OUI</text:p>
          </table:table-cell>
        </table:table-row>
        <table:table-row>
          <table:table-cell table:style-name="Tableau5.A5" office:value-type="string">
            <text:p text:style-name="P328">Facilité d’implémentation</text:p>
          </table:table-cell>
          <table:table-cell table:style-name="Tableau5.B5" office:value-type="string">
            <text:p text:style-name="P329">FACILE</text:p>
          </table:table-cell>
          <table:table-cell table:style-name="Tableau5.C5" office:value-type="string">
            <text:p text:style-name="P329">FACILE</text:p>
          </table:table-cell>
          <table:table-cell table:style-name="Tableau5.D5" office:value-type="string">
            <text:p text:style-name="P331">COMPLEXE</text:p>
          </table:table-cell>
          <table:table-cell table:style-name="Tableau5.E5" office:value-type="string">
            <text:p text:style-name="P331">COMPLEXE</text:p>
          </table:table-cell>
        </table:table-row>
        <table:table-row table:style-name="Tableau5.6">
          <table:table-cell table:style-name="Tableau5.A6" office:value-type="string">
            <text:p text:style-name="P328">Facilité de déploiement</text:p>
          </table:table-cell>
          <table:table-cell table:style-name="Tableau5.B6" office:value-type="string">
            <text:p text:style-name="P329">FACILE</text:p>
          </table:table-cell>
          <table:table-cell table:style-name="Tableau5.C6" office:value-type="string">
            <text:p text:style-name="P329">FACILE</text:p>
          </table:table-cell>
          <table:table-cell table:style-name="Tableau5.D6" office:value-type="string">
            <text:p text:style-name="P329">FACILE</text:p>
          </table:table-cell>
          <table:table-cell table:style-name="Tableau5.E6" office:value-type="string">
            <text:p text:style-name="P331">LABORIEUSE</text:p>
          </table:table-cell>
        </table:table-row>
      </table:table>
      <text:p text:style-name="P335"/>
      <text:p text:style-name="P160"><text:soft-page-break/>Considérant que la complexité apporte une valeur ajouté faible et qu’une application simple et une application pérenne, le choix de l’auditeur s’est porté en premier lieu vers la solution proposé par « AzurSearch ». Cette proposition n’a finalement pas été retenue à cause d’une problématique comptable. </text:p>
      <text:p text:style-name="P161">C’est finalement la solution « Elasticsearch » sur Amazon qui sera retenue car ces résultats sont meilleurs que ceux offerts par la solution « CloudSearch ». Elle offre en outre la possibilité d’être rapatriée sur le réseau du Parlement Européen dans le cas d’une rupture de contrat avec le fournisseur de technologie Cloud.</text:p>
      <text:list xml:id="list105305976177777" text:continue-numbering="true" text:style-name="Numbering_20_1">
        <text:list-item>
          <text:list>
            <text:list-item>
              <text:list>
                <text:list-item>
                  <text:h text:style-name="P415" text:outline-level="3"><text:bookmark-start text:name="__RefHeading___Toc741_1084348667"/>Schéma d’architecture technique définitif<text:bookmark-end text:name="__RefHeading___Toc741_1084348667"/></text:h>
                </text:list-item>
              </text:list>
            </text:list-item>
          </text:list>
        </text:list-item>
      </text:list>
      <text:p text:style-name="P155">En conclusion <text:span text:style-name="T270">du projet PRJ-999 nous pouvions dressé le schéma d’architecture définitif du moteur de recherche. Nous présentons ici un schéma commenté, issu de la documentation technique du projet. </text:span></text:p>
      <text:p text:style-name="P162">Nous noterons la présence de deux composants « Amazon » que nous n’avons pas encore détaillés ; « ElasticBeanstalk » et « Amazon S3 ». Le premier est la plateforme proposée par Amazon pour déployer des applications Web (PAAS). Ces applications sont déployées sur des machines virtuelles qui n’ont aucune capacité de stockage. Les fichiers de configuration sont donc accessibles avec le service « Amazon S3 » qui permet de stocker et de lire des fichiers grâce à des services web.</text:p>
      <text:p text:style-name="P156">Nous pouvons aussi remarquer que toutes les requêtes HTTP soumises aux services d’Amazon comporte une signature d’authentification. Y compris les requêtes vers les indexes « Elasticsearch».</text:p>
      <text:p text:style-name="P154"><draw:frame draw:style-name="fr1" draw:name="Cadre14" text:anchor-type="paragraph" svg:width="17cm" draw:z-index="38"><draw:text-box fo:min-height="15.097cm"><text:p text:style-name="P274"><draw:frame draw:style-name="fr2" draw:name="Image15" text:anchor-type="as-char" svg:width="17cm" style:rel-width="100%" svg:height="15.097cm" style:rel-height="scale" draw:z-index="45"><draw:image xlink:href="Pictures/1001E12900004BC50000434B8C0AAB7A8165C81A.svg" xlink:type="simple" xlink:show="embed" xlink:actuate="onLoad"/><draw:image xlink:href="Pictures/10000201000002DD0000028B54D4D7032B2F4099.png" xlink:type="simple" xlink:show="embed" xlink:actuate="onLoad"/></draw:frame><text:line-break/>Illustration <text:sequence text:ref-name="refIllustration13" text:name="Illustration" text:formula="ooow:Illustration+1" style:num-format="1">14</text:sequence>: Architecture définitive du moteur de recherche</text:p></draw:text-box></draw:frame><text:soft-page-break/></text:p>
      <text:p text:style-name="P157">Les quatre composants conçus et développés par l’auditeur et qui constitue<text:span text:style-name="T272">nt</text:span> le moteur de recherche du site EUROPARL sont :</text:p>
      <text:list xml:id="list105305619642353" text:continue-numbering="true" text:style-name="Numbering_20_1">
        <text:list-item>
          <text:list>
            <text:list-item>
              <text:list>
                <text:list-item>
                  <text:list>
                    <text:list-item>
                      <text:h text:style-name="T4" text:outline-level="4">Europarlsearch Indexer</text:h>
                    </text:list-item>
                  </text:list>
                </text:list-item>
              </text:list>
            </text:list-item>
          </text:list>
        </text:list-item>
      </text:list>
      <text:p text:style-name="P157">Application web responsable de parcourir régulièrement le contenu du site internet EUROPARL pour indexer son contenu. L’application propose une interface d’administration. Elle se manifeste par le fichier « europarlsearch-indexer.war ».</text:p>
      <text:list xml:id="list105305625931864" text:continue-numbering="true" text:style-name="Numbering_20_1">
        <text:list-item>
          <text:list>
            <text:list-item>
              <text:list>
                <text:list-item>
                  <text:list>
                    <text:list-item>
                      <text:h text:style-name="T4" text:outline-level="4">Europarlsearch REST</text:h>
                    </text:list-item>
                  </text:list>
                </text:list-item>
              </text:list>
            </text:list-item>
          </text:list>
        </text:list-item>
      </text:list>
      <text:p text:style-name="P157"><text:soft-page-break/>Application web exposant des services REST <text:span text:style-name="T273">sécurisés </text:span>permettant d’effectuer des recherches sur le contenu des pages indexées du site EUROPARL. Elle est hébergée sur le service « ElasticBeanstalk » et se ma<text:span text:style-name="T271">nifeste par le fichier « europarlsearch-rest.war ».</text:span></text:p>
      <text:list xml:id="list105306433159555" text:continue-numbering="true" text:style-name="Numbering_20_1">
        <text:list-item>
          <text:list>
            <text:list-item>
              <text:list>
                <text:list-item>
                  <text:list>
                    <text:list-item>
                      <text:h text:style-name="T4" text:outline-level="4">Europarlsearch Client</text:h>
                    </text:list-item>
                  </text:list>
                </text:list-item>
              </text:list>
            </text:list-item>
          </text:list>
        </text:list-item>
      </text:list>
      <text:p text:style-name="P158">Librairie Java contenant le code d’accès à la configuration et le code de manipulation des indexes. Elle est partagée par les composants « Europarlsearch Indexer » et « Europarlsearch REST ». Elle se manifeste par le fichier « europarlsearch-client.<text:span text:style-name="T273">jar</text:span>».</text:p>
      <text:list xml:id="list105306845274628" text:continue-numbering="true" text:style-name="Numbering_20_1">
        <text:list-item>
          <text:list>
            <text:list-item>
              <text:list>
                <text:list-item>
                  <text:list>
                    <text:list-item>
                      <text:h text:style-name="T4" text:outline-level="4">Europarlsearch REST client</text:h>
                    </text:list-item>
                  </text:list>
                </text:list-item>
              </text:list>
            </text:list-item>
          </text:list>
        </text:list-item>
      </text:list>
      <text:p text:style-name="P159">Librairie Java <text:span text:style-name="T273">permettant d’effectuer des recherches sur les pages indexées du site EUROPARL en utilisant une interface de recherche intuitive et bien définie</text:span>. Elle <text:span text:style-name="T274">a vocation a être intégrée aux applications qui constituent EUROPARL et </text:span>se manifeste par le fichier « europarlsearch-<text:span text:style-name="T273">rest-</text:span>client.<text:span text:style-name="T273">jar</text:span>».</text:p>
      <text:p text:style-name="P159"/>
      <text:list xml:id="list105306180629689" text:continue-numbering="true" text:style-name="Numbering_20_1">
        <text:list-item>
          <text:list>
            <text:list-item>
              <text:h text:style-name="P429" text:outline-level="2"><text:bookmark-start text:name="__RefHeading___Toc743_1084348667"/>Analyse fonctionnelle interne<text:bookmark-end text:name="__RefHeading___Toc743_1084348667"/></text:h>
            </text:list-item>
          </text:list>
        </text:list-item>
      </text:list>
      <text:p text:style-name="P163">A partir d’une étude technique considérant des possibilités offertes par les choix technologiques, les besoins exprimés ont pu être reformuler avec un dictionnaire précis de fonctionnalité<text:span text:style-name="T276">s</text:span>. Les diagrammes de cas d’utilisations<text:span text:style-name="T277"> </text:span>présentés ci-dessous ont été extrait<text:span text:style-name="T275">s</text:span> de la documentation technique. </text:p>
      <text:p text:style-name="P164"><text:span text:style-name="T277">On notera que dans la norme UML (</text:span>Unified Modeling Language<text:span text:style-name="T277">) des diagrammes de cas d’utilisation utilisée ci-dessous, la directive « include » indique un composant obligatoirement inclus. La directive « extends » indique une fonctionnalité optionnelle. L’héritage des fonctionnalités se manifeste par des flèches pleine sans directive.</text:span></text:p>
      <text:p text:style-name="P164"/>
      <text:list xml:id="list105305717702955" text:continue-numbering="true" text:style-name="Numbering_20_1">
        <text:list-item>
          <text:list>
            <text:list-item>
              <text:list>
                <text:list-header>
                  <text:h text:style-name="P409" text:outline-level="3"><draw:frame draw:style-name="fr1" draw:name="Cadre15" text:anchor-type="paragraph" svg:width="17cm" draw:z-index="25"><draw:text-box fo:min-height="13.471cm"><text:p text:style-name="P274"><draw:frame draw:style-name="fr3" draw:name="Image16" text:anchor-type="as-char" svg:y="-12.751cm" svg:width="17cm" style:rel-width="100%" svg:height="13.471cm" style:rel-height="scale" draw:z-index="34"><draw:image xlink:href="Pictures/1003FBE70000517A000040904BA285A89B6953F0.svg" xlink:type="simple" xlink:show="embed" xlink:actuate="onLoad"/><draw:image xlink:href="Pictures/1000020100000314000002710D19524F224D4F02.png" xlink:type="simple" xlink:show="embed" xlink:actuate="onLoad"/></draw:frame><text:line-break/>Illustration <text:sequence text:ref-name="refIllustration14" text:name="Illustration" text:formula="ooow:Illustration+1" style:num-format="1">15</text:sequence>: Cas d'utilisations d'un visiteur sur EUROPARL</text:p></draw:text-box></draw:frame><text:soft-page-break/></text:h>
                </text:list-header>
                <text:list-item>
                  <text:h text:style-name="P409" text:outline-level="3"><text:bookmark-start text:name="__RefHeading___Toc3538_474239258"/>Cas d’utilisation d’<text:span text:style-name="T111">un</text:span> visiteur<text:bookmark-end text:name="__RefHeading___Toc3538_474239258"/></text:h>
                </text:list-item>
              </text:list>
            </text:list-item>
          </text:list>
        </text:list-item>
      </text:list>
      <text:p text:style-name="Text_20_body">L’interface de recherche <text:span text:style-name="T278">propose trois fonctions principales que sont la « recherche de pages », « l’auto-complétion sur les titres » et « l’auto-complétion sur les requêtes pertinentes déjà effectuées». Cette dernière fonctionnalité a été mise en place pour remplacer l’auto-complétion sur le texte d’une page qui est trop consommatrice de ressource.</text:span></text:p>
      <text:p text:style-name="P167">Chacune de ces fonctionnalités sont des recherches sur EUROPARL et doivent donc préciser la langue et les planètes sur lesquelles <text:span text:style-name="T279">elles sont effectuées</text:span>. </text:p>
      <text:p text:style-name="P168">La « recherche de pages » inclu<text:span text:style-name="T284">t</text:span> nécessairement des « directives de tri et de pagination » ainsi que des « critères de recherche ». </text:p>
      <text:p text:style-name="P168">Les « critères de recherche » peuvent <text:span text:style-name="T280">être </text:span>exclusivement ou additionnellement, </text:p>
      <text:list xml:id="list671415252955212157" text:style-name="L4">
        <text:list-item>
          <text:p text:style-name="P365">sur les mots clés (propriété « keywords ») et/ou les catégories (« routes »).</text:p>
        </text:list-item>
        <text:list-item>
          <text:p text:style-name="P365"><text:soft-page-break/>sur la date du document</text:p>
        </text:list-item>
        <text:list-item>
          <text:p text:style-name="P365">sur le contenu textuel du document.</text:p>
        </text:list-item>
      </text:list>
      <text:p text:style-name="Text_20_body">Les critères de recherche sur <text:span text:style-name="T281">le</text:span> contenu textuel sont soit une recherche de phrase exacte à l’aide de guillemets, soit une recherche de mots. Cette dernière va combiner une recherche sur l<text:span text:style-name="T282">es</text:span> phrase<text:span text:style-name="T282">s</text:span>, sur l<text:span text:style-name="T283">a</text:span> proximité <text:span text:style-name="T283">entre l</text:span>es mots et sur les mots isolés pour déterminer la pertinence d’un résultat. <text:span text:style-name="T286">Les résultats sur les recherches textuelles mal orthographiée propose des suggestions de recherche pertinentes. (TODO : Faute schéma, déplacer le use case)</text:span></text:p>
      <text:list xml:id="list105306800112819" text:continue-list="list105305717702955" text:style-name="Numbering_20_1">
        <text:list-item>
          <text:list>
            <text:list-item>
              <text:list>
                <text:list-item>
                  <text:h text:style-name="P409" text:outline-level="3"><text:bookmark-start text:name="__RefHeading___Toc3540_474239258"/>Cas d’utilisation de l’administrateur<text:bookmark-end text:name="__RefHeading___Toc3540_474239258"/></text:h>
                </text:list-item>
              </text:list>
            </text:list-item>
          </text:list>
        </text:list-item>
      </text:list>
      <text:p text:style-name="Text_20_body"><draw:frame draw:style-name="fr1" draw:name="Cadre16" text:anchor-type="paragraph" svg:width="17cm" draw:z-index="13"><draw:text-box fo:min-height="12.929cm"><text:p text:style-name="P274"><draw:frame draw:style-name="fr2" draw:name="Image17" text:anchor-type="as-char" svg:width="17cm" style:rel-width="100%" svg:height="12.929cm" style:rel-height="scale" draw:z-index="14"><draw:image xlink:href="Pictures/10033DE200004E7900003BAF68B652C7E8706C4D.svg" xlink:type="simple" xlink:show="embed" xlink:actuate="onLoad"/><draw:image xlink:href="Pictures/10000201000002F700000241AED4CBE6C7FA3774.png" xlink:type="simple" xlink:show="embed" xlink:actuate="onLoad"/></draw:frame><text:line-break/>Illustration <text:sequence text:ref-name="refIllustration15" text:name="Illustration" text:formula="ooow:Illustration+1" style:num-format="1">16</text:sequence>: Cas d'utilisation d'un administrateur</text:p></draw:text-box></draw:frame></text:p>
      <text:p text:style-name="P165">Un utilisateur doit être capable d’ajouter, de mettre à jour ou de supprimer une VLP de l’application d’indexation.</text:p>
      <text:p text:style-name="P165">Ce qui inclu<text:span text:style-name="T284">t</text:span> </text:p>
      <text:list xml:id="list2673870519239301662" text:style-name="L5">
        <text:list-item>
          <text:p text:style-name="P366">de définir l’index et le cluster où elle est indexées,</text:p>
        </text:list-item>
        <text:list-item>
          <text:p text:style-name="P366"><text:soft-page-break/>de définir ses fréquences d’indexation automatique,</text:p>
        </text:list-item>
        <text:list-item>
          <text:p text:style-name="P366">de pouvoir déclencher ou arrêter manuellement son indexation,</text:p>
        </text:list-item>
        <text:list-item>
          <text:p text:style-name="P366">de définir la façon dont sont accédé<text:span text:style-name="T285">e</text:span>s et extraite<text:span text:style-name="T285">s</text:span> ses données. </text:p>
        </text:list-item>
      </text:list>
      <text:p text:style-name="P166">La décomposition de cette dernière fonctionnalité aborde des détails d’implémentation qui seront expliqués <text:span text:style-name="T285">dans </text:span>la description de la phase de réalisation. </text:p>
      <text:p text:style-name="P165"/>
      <text:list xml:id="list105306805607635" text:continue-list="list105306800112819" text:style-name="Numbering_20_1">
        <text:list-item>
          <text:h text:style-name="P404" text:outline-level="1"><text:bookmark-start text:name="__RefHeading___Toc745_1084348667"/>La réalisation<text:bookmark-end text:name="__RefHeading___Toc745_1084348667"/></text:h>
          <text:list>
            <text:list-item>
              <text:h text:style-name="P430" text:outline-level="2"><text:bookmark-start text:name="__RefHeading___Toc771_1084348667"/>Les fichiers de configurations<text:bookmark-end text:name="__RefHeading___Toc771_1084348667"/></text:h>
            </text:list-item>
          </text:list>
        </text:list-item>
      </text:list>
      <text:p text:style-name="P171">En <text:span text:style-name="T290">analysant</text:span> les fonctionnalités offertes <text:span text:style-name="T295">par l’indexeur et les services web</text:span>, l’auditeur a isolé cinq types de configuration :</text:p>
      <text:list xml:id="list4342243539074580119" text:style-name="L6">
        <text:list-item>
          <text:p text:style-name="P367">la liste des clusters « Elasticsearch », qui définit leur point d’accès ainsi que les indexes qu’ils contiennent,</text:p>
        </text:list-item>
        <text:list-item>
          <text:p text:style-name="P367">l’association entre les VLP et les indexes, qui permet de définir sur quel index est indexée une VLP,</text:p>
        </text:list-item>
        <text:list-item>
          <text:p text:style-name="P367">la définition des fréquences d’indexation pour chaque VLP,</text:p>
        </text:list-item>
        <text:list-item>
          <text:p text:style-name="P367">les politiques d’indexations pour chaque VLP qui dé<text:span text:style-name="T288">terminent</text:span> comment elle<text:span text:style-name="T289">s</text:span> <text:span text:style-name="T289">sont</text:span> parcouru<text:span text:style-name="T289">es</text:span> par le moteur et comment en sont extraites les données,</text:p>
        </text:list-item>
        <text:list-item>
          <text:p text:style-name="P367">les politiques d’indexations générale<text:span text:style-name="T292">s</text:span> qui définissent <text:span text:style-name="T287">l’obsolescence des pages et permettent de déterminer si une page a besoin d’être ré-indexée ou supprimée de l’index.</text:span></text:p>
        </text:list-item>
      </text:list>
      <text:p text:style-name="P172"><text:span text:style-name="T291">Chacune de</text:span> ces configurations <text:span text:style-name="T291">a un modèle de donnée complexe </text:span>et nécessite<text:span text:style-name="T290">nt</text:span> de pouvoir être manipul<text:span text:style-name="T290">ée</text:span> et mise à jour facilement. <text:span text:style-name="T291">Une base de donnée étant surdimensionnée pour de la configuration et mal adapté a la visualisation humaine, l’auditeur a choisi de stocker ces informations sur des fichiers XML.</text:span></text:p>
      <text:p text:style-name="P173">Le modèle de données de chacune de ces configurations est défini par des fichiers XSD (XML Schema Definition). Lors de la compilation des applications, ces définitions sont utilisées pour générer automatiquement les classes Java représentant l’intégralité du modèle associé à cha<text:span text:style-name="T293">que type</text:span> de configuration. <text:span text:style-name="T292">En utilisant la librairie Java native « JAXB » (Java Architecture for XML Binding), les fichiers portant la configuration sont automatiquement convertis en objets Java. La lecture et l’édition des différentes données se fait donc par la manipulation d’objet Java et non pas par la manipulation directe de fichiers. </text:span></text:p>
      <text:p text:style-name="P174">Les différents fichiers de définition sont</text:p>
      <text:list xml:id="list7515822097175339957" text:style-name="L7">
        <text:list-item>
          <text:p text:style-name="P368"><text:soft-page-break/>« domains.xsd », pour <text:span text:style-name="T296">la localisation et</text:span> la composition des clusters (dans notre terminologie applicative, un cluster est appelé un domaine),</text:p>
        </text:list-item>
        <text:list-item>
          <text:p text:style-name="P368">« clients.xsd », pour le lien entre les VLP et les indexes, qui va permettre de générer un objet Java pour chaque VLP qui sera dédié à son indexation et <text:span text:style-name="T296">à sa consultation,</text:span></text:p>
        </text:list-item>
        <text:list-item>
          <text:p text:style-name="P368">« <text:span text:style-name="T296">triggering.xsd », pour les fréquences d’indexation automatique de chaque VLP, </text:span></text:p>
        </text:list-item>
        <text:list-item>
          <text:p text:style-name="P368">« <text:span text:style-name="T296">parsing.xsd », pour les politiques d’extraction de données et d’indexation propres à chaque VLP,</text:span></text:p>
        </text:list-item>
        <text:list-item>
          <text:p text:style-name="P368">« <text:span text:style-name="T296">policies.xsd », pour les politiques d’indexation générales relatives à l’obsolescence des pages. </text:span></text:p>
        </text:list-item>
      </text:list>
      <text:p text:style-name="P174"/>
      <text:list xml:id="list105305124745266" text:continue-list="list105306805607635" text:style-name="Numbering_20_1">
        <text:list-item>
          <text:list>
            <text:list-item>
              <text:h text:style-name="P431" text:outline-level="2"><text:bookmark-start text:name="__RefHeading___Toc3801_1550847033"/>Développement des clients<text:bookmark-end text:name="__RefHeading___Toc3801_1550847033"/></text:h>
            </text:list-item>
          </text:list>
        </text:list-item>
      </text:list>
      <text:p text:style-name="P176">Sur le schéma d’architecture, on remarquera la présence de la librairie « Europarlsearch Client » qui est commune <text:span text:style-name="T298">à l’indexeur et aux services web. Cette librairie factorise le code relatif à l’accès aux fichiers de configuration et le code relatif à l’accès aux indexes.</text:span></text:p>
      <text:list xml:id="list105305288388764" text:continue-numbering="true" text:style-name="Numbering_20_1">
        <text:list-item>
          <text:list>
            <text:list-item>
              <text:list>
                <text:list-item>
                  <text:h text:style-name="T3" text:outline-level="3"><text:bookmark-start text:name="__RefHeading___Toc3803_1550847033"/>L’accès au fichier de configurations<text:bookmark-end text:name="__RefHeading___Toc3803_1550847033"/></text:h>
                </text:list-item>
              </text:list>
            </text:list-item>
          </text:list>
        </text:list-item>
      </text:list>
      <text:p text:style-name="P177">Les fichiers de configuration sont stock<text:span text:style-name="T314">és</text:span> sur le service « Amazon S3 » et nécessite<text:span text:style-name="T300">nt</text:span> une interaction particulière. La librairie <text:span text:style-name="T297">« Europarlsearch Client » </text:span>propose l’ implémentation générique d’une classe permettant de récupérer un fichier XML situé sur ce service. Les classes héritant de cette classe générique se contente de spécifi<text:span text:style-name="T314">er</text:span> le nom du fichier qu’elles veulent récupérer. Ainsi, si le mode de stockage venait à changer, seule <text:span text:style-name="T314">une</text:span> modification <text:span text:style-name="T314">sur</text:span> la classe générique devra être <text:span text:style-name="T314">faite</text:span> et l<text:span text:style-name="T301">e changement</text:span> sera transparent pour les classes <text:span text:style-name="T300">filles</text:span>.</text:p>
      <text:p text:style-name="P177"><text:span text:style-name="T301">La</text:span> librairie permet d’accéder aux indexes <text:span text:style-name="T315">donc</text:span> elle propose déjà deux implémentations de la classe générique. Celle permettant d’accéder à la configuration des domaines (<text:span text:style-name="T60">domains.xml</text:span>) et celle permettant d’accéder à la configuration faisant le lien entre les VLP et les indexes (clients.xml).</text:p>
      <text:p text:style-name="P178">Ces classes d’accès aux données sont généralement appelées des DAO (Data Access Object). C’est la terminologie <text:span text:style-name="T299">employée dans le schéma ci-dessous, extrait de la documentation technique relative à la libraire « Europarlsearch Client ».</text:span></text:p>
      <text:p text:style-name="P179"><draw:frame draw:style-name="fr1" draw:name="Cadre17" text:anchor-type="paragraph" svg:width="17cm" draw:z-index="16"><draw:text-box fo:min-height="12.414cm"><text:p text:style-name="P274"><draw:frame draw:style-name="fr2" draw:name="Image18" text:anchor-type="as-char" svg:width="17cm" style:rel-width="100%" svg:height="12.414cm" style:rel-height="scale" draw:z-index="21"><draw:image xlink:href="Pictures/1002299400004EED000039A5171DF15F05455A54.svg" xlink:type="simple" xlink:show="embed" xlink:actuate="onLoad"/><draw:image xlink:href="Pictures/10000201000002FC0000022E0250F53BC6F70310.png" xlink:type="simple" xlink:show="embed" xlink:actuate="onLoad"/></draw:frame><text:line-break/>Illustration <text:sequence text:ref-name="refIllustration16" text:name="Illustration" text:formula="ooow:Illustration+1" style:num-format="1">17</text:sequence>: Diagramme de classes d<text:span text:style-name="T308">e l’</text:span>accès à la configuration des clients</text:p></draw:text-box></draw:frame><text:soft-page-break/></text:p>
      <text:p text:style-name="P180">La classe « AbstractParametersDao » est une classe générique qui utilise seule les particularité<text:span text:style-name="T304">s</text:span> du mode de stockage. Les classes filles « DomainsDao » et « ClientsDao » qui en hérite<text:span text:style-name="T304">nt</text:span> se contente<text:span text:style-name="T304">nt</text:span> d’exposer des méthodes permettant de récupérer ou de sauvegarder des objets Java associés au configuration.</text:p>
      <text:p text:style-name="P181">La classe « DomainsDao » permet de récupérer la liste des domaines. Chaque domaine ayant un identifiant, une URL d’accès et une liste d’indexes. Chaque index ayant un identifiant et un nom.</text:p>
      <text:p text:style-name="P181">Il est important de distinguer le nom et l’identifiant. Le nom est la partie de l’index qui est utilisé dans son URL d’accès alors que son identifiant est un identifiant applicatif utilisé par les autres configurations pour référencer l’index en question. Cette distinction permet de ne modifier qu’une seule configuration lors d’un passage d’un environnement à l’autre. Par exemple l’index avec l’identifiant « news_en » <text:span text:style-name="T302">pourrait avoir comme</text:span> nom « news_en_dev » en développement et « news_en_prod » en production. <text:span text:style-name="T303">Le nom pointerait réellement sur des indexes différents alors qu’il serait considéré comme un index unique au niveau applicatif.</text:span></text:p>
      <text:p text:style-name="P182"><text:soft-page-break/>La classe « ClientsDao » permet de récupérer la liste des clients. <text:span text:style-name="T305">En terme de configuration, un client représente un index au sens applicatif du terme. C’est à dire qu’il ne connaît pas la localisation exacte de l’index au sein d’un cluster</text:span>. <text:span text:style-name="T305">Le client contient l’identifiant d’un index et celui du domaine où il est stocké. Il s’agit des coordonnées logiques de l’index. Il contient aussi le nom du modèle de donnée qu’il vise dans l’index. Dans notre cas il s’agira toujours du modèle « eppage » (european parliament page)  que nous avons déjà évoqué dans l’exemple sur la structure des indexes « Elasticsearch ».</text:span></text:p>
      <text:p text:style-name="P183"><text:span text:style-name="T306">On remarque</text:span> deux type<text:span text:style-name="T305">s</text:span> de clients :</text:p>
      <text:list xml:id="list805583676404445889" text:style-name="L8">
        <text:list-item>
          <text:p text:style-name="P369"><text:span text:style-name="T307">u</text:span>n client <text:span text:style-name="T305">nommé « HistoryClient » qui permet</text:span> d’accéder à <text:span text:style-name="T305">l’index où sont stockées les requêtes pertinentes déjà effectuées par les utilisateurs,</text:span></text:p>
        </text:list-item>
        <text:list-item>
          <text:p text:style-name="P370"><text:span text:style-name="T305">une liste de client nommés « PlanetClient »</text:span> <text:span text:style-name="T305">qui permettent chacun d’accéder au données d’une VLP. En plus des informations de localisation logique de l’index, ils contiennent l’identifiant de la planète et de la langue de la VLP. Un index pouvant stocker les données de plusieurs VLP, ces identifiants supplémentaires permettent d’identifier le jeu de donnée concerné au sein d’un index unique.</text:span></text:p>
        </text:list-item>
      </text:list>
      <text:list xml:id="list105306996848726" text:continue-list="list105305288388764" text:style-name="Numbering_20_1">
        <text:list-item>
          <text:list>
            <text:list-item>
              <text:list>
                <text:list-item>
                  <text:h text:style-name="T3" text:outline-level="3"><text:bookmark-start text:name="__RefHeading___Toc3805_1550847033"/>Le registre des clients<text:bookmark-end text:name="__RefHeading___Toc3805_1550847033"/></text:h>
                </text:list-item>
              </text:list>
            </text:list-item>
          </text:list>
        </text:list-item>
      </text:list>
      <text:p text:style-name="P184"><text:span text:style-name="T309">En dehors des objets de configuration,</text:span> <text:span text:style-name="T309">ce que nous appellerons un client et un objet qui est en charge d’effectuer des indexations et des recherches sur un jeu de données déterminé. Lorsque que le système souhaite indexer un document pour une VLP donnée, la seule chose qu’il doit connaître est la planète et la langue de cette VLP. En aucun cas il ne doit se soucier du domaine ou de l’index sur lesquels les données de cette VLP doivent être indexées.</text:span></text:p>
      <text:p text:style-name="P185">Nous avons donc une classe générique « ElasticClient » <text:span text:style-name="T310">qui masque les détails techniques de l’accès à un index. Cette classe regroupe les méthodes génériques d’indexation et de consultation des données au sein d’un index. Elle possède deux classes filles, « ElasticHistoryClient » et « AbstractEPPageClient », qui regroupent chacune les méthodes qui sont spécifiques à leurs fonctionnalités. Le code de manipulation des données pour une VLP étant particulièrement conséquent, la classe « AbstractEPPageClient » a été séparée en deux classes filles, « ElasticIndexingClient » et « ElasticSearchingClient » qui contiennent respectivement les méthodes permettant d’indexer ou de rechercher les données pour une VLP donnée.</text:span></text:p>
      <text:p text:style-name="P199">Un seul objet de classe « ElasticHistoryClient » est créé à partir de la configuration « HistoryClient ». En revanche, autant d’objets de classes « ElasticIndexingClient » et « ElasticSearchingClient » qu’il y a de configurations de type « PlanetClient » sont créés.</text:p>
      <text:p text:style-name="P186">L’ensemble de ces objets est regroupé au sein d’un objet de classe « ElasticClientRegistry » qui sert de registre des clients. Le registre est créé à partir de<text:span text:style-name="T318">s</text:span> objet<text:span text:style-name="T318">s</text:span> issus de la configuration des <text:span text:style-name="T318">domaines et des </text:span>clients. C’est lui qui crées dynamiquement l’ensemble des <text:span text:style-name="T312">objets</text:span> <text:span text:style-name="T313">lors de son initialisation </text:span>et qui les répertorie.</text:p>
      <text:p text:style-name="P186"><text:soft-page-break/>Il <text:span text:style-name="T311">expose</text:span> trois méthodes principale<text:span text:style-name="T311">s</text:span>,</text:p>
      <text:list xml:id="list7866608224904045905" text:style-name="L9">
        <text:list-item>
          <text:p text:style-name="P371">un méthode pour récupérer le client responsable des données d’historique,</text:p>
        </text:list-item>
        <text:list-item>
          <text:p text:style-name="P371"><text:span text:style-name="T312">une</text:span> méthode prenant en paramètre une langue <text:span text:style-name="T317">et une planète</text:span>, qui permet de récupérer le client responsable d’indexer <text:span text:style-name="T317">l</text:span>es données <text:span text:style-name="T316">pour la </text:span>VLP <text:span text:style-name="T317">concernée</text:span>,</text:p>
        </text:list-item>
        <text:list-item>
          <text:p text:style-name="P372"><text:span text:style-name="T312">une</text:span> méthode prenant en paramètre une langue <text:span text:style-name="T317">et une planète</text:span>, qui permet de récupérer le client responsable d<text:span text:style-name="T317">e rechercher</text:span> <text:span text:style-name="T317">d</text:span>es données <text:span text:style-name="T316">pour la </text:span>VLP <text:span text:style-name="T317">concernée.</text:span></text:p>
        </text:list-item>
      </text:list>
      <text:p text:style-name="P187">Le diagramme de classes simplifié présenté ci-dessous résume la composition du registre des clients.</text:p>
      <text:p text:style-name="P187"><draw:frame draw:style-name="fr1" draw:name="Cadre18" text:anchor-type="paragraph" svg:width="17cm" draw:z-index="22"><draw:text-box fo:min-height="10.363cm"><text:p text:style-name="P274"><draw:frame draw:style-name="fr2" draw:name="Image19" text:anchor-type="as-char" svg:width="17cm" style:rel-width="100%" svg:height="10.363cm" style:rel-height="scale" draw:z-index="23"><draw:image xlink:href="Pictures/10006F280000510600003164EEAA4B3DCDF08551.svg" xlink:type="simple" xlink:show="embed" xlink:actuate="onLoad"/><draw:image xlink:href="Pictures/1000020100000310000001DE951FE98CA7AA6C88.png" xlink:type="simple" xlink:show="embed" xlink:actuate="onLoad"/></draw:frame><text:line-break/>Illustration <text:sequence text:ref-name="refIllustration17" text:name="Illustration" text:formula="ooow:Illustration+1" style:num-format="1">18</text:sequence>: Diagramme de classe simplifié du registre des clients</text:p></draw:text-box></draw:frame></text:p>
      <text:p text:style-name="P188">Ce registre des clients est utilisable par l’indexeur et les services web. Ces applications n’ont aucune vue technique sur l’accès au données stockées dans les indexes. L’unité logique qui les concerne est la VLP.</text:p>
      <text:p text:style-name="P188"/>
      <text:list xml:id="list105305670010900" text:continue-list="list105306996848726" text:style-name="Numbering_20_1">
        <text:list-item>
          <text:list>
            <text:list-item>
              <text:h text:style-name="P425" text:outline-level="2"><text:bookmark-start text:name="__RefHeading___Toc3807_1550847033"/><text:span text:style-name="T6">Développement</text:span> du module d’indexation<text:bookmark-end text:name="__RefHeading___Toc3807_1550847033"/></text:h>
              <text:list>
                <text:list-item>
                  <text:h text:style-name="T3" text:outline-level="3"><text:bookmark-start text:name="__RefHeading___Toc773_1084348667"/>L<text:span text:style-name="T294">e démarrage de l’application</text:span><text:bookmark-end text:name="__RefHeading___Toc773_1084348667"/></text:h>
                </text:list-item>
              </text:list>
            </text:list-item>
          </text:list>
        </text:list-item>
      </text:list>
      <text:p text:style-name="P175"><text:soft-page-break/>Lorsque l’indexeur est démarré, il doit être autonome et fonctionner sans <text:span text:style-name="T320">intervention</text:span> de la part de l’administrateur. Cela implique que tou<text:span text:style-name="T319">tes les tâches d’indexation automatique d’une VLP s’exécutent le moment venu. Afin de ne pas prêter à confusion avec les tâches d’indexation atomiques responsables de l’indexation d’une seule page, on précisera que les tâches d’indexation d’une VLP sont des objets persistants (c’est à dire qu’ils ne sont pas supprimés après leur exécution) dont la classe est nommé « WebPagesWorker ». A chaque fois qu’il le doit, un « worker » s’exécute est lance la chaîne de création récursive des tâches d’indexation dont nous avons parlé lors de la présentation du POC. Nous avions alors mentionné que les tâches d’indexation atomiques utilisent deux composants différents. Un composant responsable de la lecture des pages et un composant responsable de l’indexation des données. Le premier est un objet de type « HttpReader » et le second un objet de type « ElasticIndexer ». A l’instar des « clients », tous ces composants sont spécifiques à une VLP. A ce titre ils seront également accessibles grâce à un registre dédié.</text:span></text:p>
      <text:p text:style-name="P189">Au démarrage de l’application se lance une chaîne de création des différents registres. Elle commence par la création du registre des « clients » <text:span text:style-name="T321">et se termine par la création du registre des « workers ». Le démarrage se termine par la création d’un orchestrateur de type « ShedulerManager », qui est responsable de la planification et du déclenchement des « workers ». L’application est alors opérationnelle.</text:span></text:p>
      <text:p text:style-name="P190">Le diagramme de séquence du démarrage de l’application ci-dessous a été extrait de la documentation technique et retraduit en français.</text:p>
      <text:p text:style-name="P190"><draw:frame draw:style-name="fr1" draw:name="Cadre19" text:anchor-type="paragraph" svg:width="17cm" draw:z-index="17"><draw:text-box fo:min-height="11.723cm"><text:p text:style-name="P274"><draw:frame draw:style-name="fr2" draw:name="Image21" text:anchor-type="as-char" svg:width="17cm" style:rel-width="100%" svg:height="11.723cm" style:rel-height="scale" draw:z-index="18"><draw:image xlink:href="Pictures/1001E34B000050E7000037CB5DD72A6A72A5D4A8.svg" xlink:type="simple" xlink:show="embed" xlink:actuate="onLoad"/><draw:image xlink:href="Pictures/100002010000030F0000021C47E0FD2C080D437C.png" xlink:type="simple" xlink:show="embed" xlink:actuate="onLoad"/></draw:frame><text:line-break/>Illustration <text:sequence text:ref-name="refIllustration18" text:name="Illustration" text:formula="ooow:Illustration+1" style:num-format="1">19</text:sequence>: Séquence de démarrage de l'indexeur</text:p></draw:text-box></draw:frame><text:soft-page-break/></text:p>
      <text:p text:style-name="P191">Bien que le détail de chacun des diagrammes de séquence référencé n’est pas fourni, on rel<text:span text:style-name="T322">è</text:span>vera que les étapes du démarrage sont</text:p>
      <text:list xml:id="list6362781739998058153" text:style-name="L10">
        <text:list-item>
          <text:p text:style-name="P373"><text:span text:style-name="T322">la </text:span>création du registre des « clients » qui est un objet de type « ElasticClientRegistry »,</text:p>
        </text:list-item>
        <text:list-item>
          <text:p text:style-name="P373"><text:span text:style-name="T322">la </text:span>création du registre des « indexers » qui est un objet de type « ElasticIndexerRegistry » ; chaque « indexer » ayant besoin des deux clients associé<text:span text:style-name="T322">s</text:span> à sa VLP, il n’est crée que si les deux clients son<text:span text:style-name="T322">t</text:span> présents,</text:p>
        </text:list-item>
        <text:list-item>
          <text:p text:style-name="P373"><text:span text:style-name="T322">la </text:span>création du registre des « readers » qui est un objet de type « HttpReaderRegistry » sur la base du fichier de configuration « parsers.xml » ; qui défini les politiques d’indexation et d’extraction des données pour chaque VLP,</text:p>
        </text:list-item>
        <text:list-item>
          <text:p text:style-name="P374"><text:span text:style-name="T322">la </text:span>création du registre des «<text:span text:style-name="T322">worker</text:span>» qui est un objet de type « <text:span text:style-name="T322">Worker</text:span>Registry » ; chaque «<text:span text:style-name="T322">worker</text:span>» ayant besoin <text:span text:style-name="T322">du « reader » et de l’«</text:span> <text:span text:style-name="T322">indexer » associé, </text:span>il n’est crée que si <text:span text:style-name="T322">c</text:span>es deux <text:span text:style-name="T322">composants sont</text:span> présents,</text:p>
        </text:list-item>
        <text:list-item>
          <text:p text:style-name="P374"><text:span text:style-name="T322">la </text:span>création d<text:span text:style-name="T322">e l’objet de type « ShedulerManager » qui déclenchera les différents « workers » sur la base du fichier « triggers.xml »,</text:span></text:p>
        </text:list-item>
        <text:list-item>
          <text:p text:style-name="P375"><text:soft-page-break/>la création de l’objet de type « IndexingDateManager » sur la base du fichier « policies.xml », qui est responsable de déterminé l’obsolescence des pages.</text:p>
        </text:list-item>
      </text:list>
      <text:list xml:id="list105305758643310" text:continue-list="list105305670010900" text:style-name="Numbering_20_1">
        <text:list-item>
          <text:list>
            <text:list-item>
              <text:list>
                <text:list-item>
                  <text:h text:style-name="P410" text:outline-level="3"><text:bookmark-start text:name="__RefHeading___Toc3809_1550847033"/>La gestion des fréquences d’indexation<text:bookmark-end text:name="__RefHeading___Toc3809_1550847033"/></text:h>
                  <text:list>
                    <text:list-item>
                      <text:h text:style-name="T4" text:outline-level="4">les expressions CRON :</text:h>
                    </text:list-item>
                  </text:list>
                </text:list-item>
              </text:list>
            </text:list-item>
          </text:list>
        </text:list-item>
      </text:list>
      <text:p text:style-name="P192">La syntaxe efficace et <text:span text:style-name="T323">très </text:span>répandu<text:span text:style-name="T323">e</text:span> dans les systèmes informatiques pour déterminer la périodicité de certain événements <text:span text:style-name="T335">est celle</text:span> <text:span text:style-name="T335">d</text:span>es expressions CRON<text:note text:id="ftn22" text:note-class="footnote"><text:note-citation>22</text:note-citation><text:note-body><text:p text:style-name="P272"><text:s/><text:span text:style-name="T324">Détail de la syntaxe des expressions CRON: https://docs.oracle.com/cd/E12058_01/doc/doc.1014/e12030/cron_expressions.htm</text:span></text:p></text:note-body></text:note>. <text:span text:style-name="T326">C’est la syntaxe qui est utilisé pour paramétrer les fréquences d’indexation des VLP.</text:span></text:p>
      <text:p text:style-name="P193">Sans <text:span text:style-name="T325">trop </text:span>rentrer dans le détail, il s’agit d’une série de <text:span text:style-name="T326">7</text:span> chaînes de caractères séparées par des espaces. Les <text:span text:style-name="T326">7</text:span> chaînes de caractères représentent respectivement les secondes, les minutes, les heures, les jours du mois, le mois, les jours de la semaine et l’année. Les jours du mois et ceux de la semaine ne pouvant pas être définis en même temps, la définition de l’un conduit à mettre la valeur inconnue « ? » dans l’autre. <text:span text:style-name="T325">Chaque chaîne de caractère peut être une valeur simple, une intervalle de deux valeur séparées par un le caractère « - » ou une liste de valeur simple et d’intervalles séparés par le caractère « , ». Le caractère « / » représente des rotations. Le caractère « * » représente toutes les valeurs possibles. Voici quelques exemples :</text:span></text:p>
      <text:p text:style-name="P194">0 <text:span text:style-name="T326">0 8 * * ? *</text:span></text:p>
      <text:p text:style-name="P194"><text:span text:style-name="T328">signifie « tous les jours à 8 heures »</text:span><text:span text:style-name="T326"> </text:span></text:p>
      <text:p text:style-name="P194">0 <text:span text:style-name="T326">20 8/2 * * ? *</text:span></text:p>
      <text:p text:style-name="P200">signifie « tous les jours, toutes les 2 heures à partir de à 8 heures et 20 minutes »</text:p>
      <text:p text:style-name="P197">0 0,30 8,10 * 11 ? 2020</text:p>
      <text:p text:style-name="P195"><text:span text:style-name="T328">signifie « à 8 heures, 8 heures 30 minutes, 10 heures, 10 heures 30 minutes tous les jours du mois de décembre de l’année 2020» (</text:span><text:span text:style-name="T330">le</text:span><text:span text:style-name="T332">s</text:span><text:span text:style-name="T330"> mois vont de 0 à 11).</text:span></text:p>
      <text:p text:style-name="P198">0 0 9-11,14 ? * 4/2 *</text:p>
      <text:p text:style-name="P195"><text:span text:style-name="T328">signifie « </text:span><text:span text:style-name="T330">tous les 2 jours</text:span><text:span text:style-name="T329"> à partir du m</text:span><text:span text:style-name="T330">ercredi,</text:span><text:span text:style-name="T329"> à 9 heures, </text:span><text:span text:style-name="T330">10 heures, 11 heures et 14 heures</text:span><text:span text:style-name="T328">» (</text:span><text:span text:style-name="T330">le jour 1 est dimanche).</text:span></text:p>
      <text:p text:style-name="P201"/>
      <text:p text:style-name="P196"><text:span text:style-name="T327">D’autres subtilité</text:span><text:span text:style-name="T331">s</text:span><text:span text:style-name="T327"> syntaxiques existent mais leur description dépasse largement le cadre de ce mémoire. Il faut retenir que ces expressions sont très puissantes. A titre d’exemple il est possible de déclencher un événement 3 jours avant le dernier jour du mois de février et ce quelque soit l’année.</text:span></text:p>
      <text:p text:style-name="P201"/>
      <text:list xml:id="list105306777615588" text:continue-numbering="true" text:style-name="Numbering_20_1">
        <text:list-item>
          <text:list>
            <text:list-item>
              <text:list>
                <text:list-item>
                  <text:list>
                    <text:list-item>
                      <text:h text:style-name="T4" text:outline-level="4"><text:soft-page-break/>l’orchestrateur :</text:h>
                    </text:list-item>
                  </text:list>
                </text:list-item>
              </text:list>
            </text:list-item>
          </text:list>
        </text:list-item>
      </text:list>
      <text:p text:style-name="Text_20_body">L’état actuel de la configuration des fréquences d’indexation et de l’objet qui les régule, est le résultats d’une série de problèmes qui sont apparus lors des tests sur la plateforme de développement. Avant de détailler l’implémentation de l’orchestrateur responsable de déclencher l’indexation des VLP je vais détailler les cas qui ont menés à son apparente complexité.</text:p>
      <text:p text:style-name="P203">Dans un premier temps nous utilisions un orchestrateur fournit par une libraire Java nommée « Quartz », très répandue pour le déclenchement d’événements à partir d’expressions CRON. <text:span text:style-name="T335">Considérons un extrait, volontairement isolé, de la première version du ficher de configuration « triggers.xml » dont la structure est définit par le fichier « triggering.xsd » :</text:span></text:p>
      <text:p text:style-name="Preformatted_20_Text">&lt;TRIGGERS&gt;</text:p>
      <text:p text:style-name="Preformatted_20_Text"><text:tab/>[………….]</text:p>
      <text:p text:style-name="Preformatted_20_Text"><text:tab/>&lt;TRIGGER planet=’committees’ lang= ‘da’&gt;0 0 8 * * ? *&lt;/TRIGGER&gt;</text:p>
      <text:p text:style-name="Preformatted_20_Text"><text:tab/>&lt;TRIGGER planet=’committe<text:span text:style-name="T337">e</text:span>s’ lang= ‘de’&gt;0 <text:span text:style-name="T337">0</text:span> <text:span text:style-name="T337">9</text:span> * * ? *&lt;/TRIGGER&gt;</text:p>
      <text:p text:style-name="Preformatted_20_Text"><text:tab/>[………….]</text:p>
      <text:p text:style-name="Preformatted_20_Text">&lt;/TRIGGERS&gt;</text:p>
      <text:p text:style-name="P336"/>
      <text:p text:style-name="P202">Ici <text:span text:style-name="T338">nous souhaitions déclencher l’indexation de la planète « committees » en Danois (da) tous les jours à 8 heures et l’indexation de la même planète en Allemand (de) une heure plus tard. Il s’est avéré que si l’indexation du Danois durait plus de 1 heure, l’orchestrateur déclenchait quand même l’indexation en Allemand. Cette surconsommation de ressource induisait naturellement un ralentissement supplémentaire des tâches d’indexation ; ce qui conduisait à une accumulation des retards et à une augmentation du nombre de traitements en parallèle. L’application s’effondrait avant que les 240 indexations ne s’exécutent simultanément. Rappelons que chaque indexation d’une VLP nécessite plusieurs processus travaillant en parallèle. </text:span></text:p>
      <text:p text:style-name="P204">La solution semblait venir d’un fonctionnalité de « Quartz » <text:span text:style-name="T345">qui</text:span> permet de limiter le nombre d’exécution <text:span text:style-name="T345">de </text:span>travaux lancés simultanément. Pour ne pas que l’indexation des petites planètes soit pénalisée par l’indexation des planètes comportant énormément de pages, nous avons utilisé une autre fonctionnalité qui consiste à constituer des groupes. Voici un exemple de la version définitive du fichier de configuration : </text:p>
      <text:p text:style-name="Preformatted_20_Text">&lt;TRIGGERING&gt;</text:p>
      <text:p text:style-name="Preformatted_20_Text"><text:tab/><text:span text:style-name="T336">[………….]</text:span></text:p>
      <text:p text:style-name="Preformatted_20_Text"><text:tab/>&lt;TRIGGER_GROUP id="news" poolsize="1"&gt;</text:p>
      <text:p text:style-name="Preformatted_20_Text"><text:tab/><text:tab/><text:span text:style-name="T336">[………….]</text:span></text:p>
      <text:p text:style-name="P347"><text:tab/><text:tab/><text:span text:style-name="T336">&lt;TRIGGER </text:span>id<text:span text:style-name="T336">= "da"&gt;0 0 8 * * ? *&lt;/TRIGGER&gt;</text:span><text:tab/></text:p>
      <text:p text:style-name="P347"><text:tab/><text:tab/><text:span text:style-name="T336">&lt;TRIGGER </text:span>id<text:span text:style-name="T336">= "d</text:span>e"<text:span text:style-name="T336">&gt;0 0 </text:span>9<text:span text:style-name="T336"> * * ? *&lt;/TRIGGER&gt;</text:span></text:p>
      <text:p text:style-name="Preformatted_20_Text"><text:tab/><text:tab/><text:span text:style-name="T336">[………….]</text:span></text:p>
      <text:p text:style-name="Preformatted_20_Text"><text:tab/>&lt;/TRIGGER_GROUP&gt;</text:p>
      <text:p text:style-name="Preformatted_20_Text"><text:tab/>&lt;TRIGGER_GROUP id="committees" poolsize="1"&gt;</text:p>
      <text:p text:style-name="P347"><text:tab/><text:tab/><text:span text:style-name="T336">&lt;TRIGGER </text:span>id<text:span text:style-name="T336">= "bg"&gt;0 0 0 * * ? *&lt;/TRIGGER&gt;</text:span></text:p>
      <text:p text:style-name="P347"><text:span text:style-name="T336"><text:tab/><text:tab/>&lt;TRIGGER </text:span>id<text:span text:style-name="T336">= "cs"&gt;0 0 1 * * ? *&lt;/TRIGGER&gt;</text:span><text:tab/></text:p>
      <text:p text:style-name="Preformatted_20_Text"><text:tab/><text:tab/><text:span text:style-name="T336">[………….]</text:span></text:p>
      <text:p text:style-name="P347"><text:tab/><text:tab/><text:span text:style-name="T336">&lt;TRIGGER </text:span>id<text:span text:style-name="T336">= "sk"&gt;0 0 21 * * ? *&lt;/TRIGGER&gt;</text:span></text:p>
      <text:p text:style-name="P347"><text:tab/><text:tab/><text:span text:style-name="T336">&lt;TRIGGER </text:span>id<text:span text:style-name="T336">= "sl"&gt;0 0 22 * * ? *&lt;/TRIGGER&gt;</text:span></text:p>
      <text:p text:style-name="P347"><text:span text:style-name="T336"><text:tab/><text:tab/>&lt;TRIGGER </text:span>id<text:span text:style-name="T336">= "sv"&gt;0 0 23 * * ? *&lt;/TRIGGER&gt;</text:span></text:p>
      <text:p text:style-name="Preformatted_20_Text"><text:soft-page-break/><text:tab/>&lt;/TRIGGER_GROUP&gt;</text:p>
      <text:p text:style-name="Preformatted_20_Text"><text:tab/><text:span text:style-name="T336">[………….]</text:span></text:p>
      <text:p text:style-name="Preformatted_20_Text">&lt;/TRIGGERING&gt;</text:p>
      <text:p text:style-name="Standard"/>
      <text:p text:style-name="P205">Dans cette exemple nous créons un groupe par planète pour lesquels, grâce au paramètre « poolsize », nous limitons le nombre de travaux simultanés à 1. De cette façon nous sommes certains que le nombre de travaux ne dépassera jamais le nombre de planètes. La mise en place de cette configuration a résolu l<text:span text:style-name="T346">a surcharge</text:span> de<text:span text:style-name="T341">s</text:span> ressource<text:span text:style-name="T339">s</text:span>. Malgré cela nous avions encore un problème. Certaines VLP n’étaient jamais indexée.</text:p>
      <text:p text:style-name="P206">Considérons le cas de la planète « committees » dans l’exemple ci-dessus. <text:span text:style-name="T340">On déclenche l’indexation d’une version linguistique toutes les heures. On commence avec le Bulgare (bg) à minuit et on termine avec le Suédois (sv) à 23 heures. Partons du postulat que le travail de chaque version linguistique, au lieu de durer 1 heure, dure 2 heures et 1 minute à cause d’un ralentissement du réseau. A 1 heure du matin le moteur d’indexation ne pourra pas déclencher l’indexation du Tchèque (cs) car le Bulgare est toujours en cours. La librairie « Quartz » nous propose deux possibilités par l’intermédiaire d’un paramètre nommé « MISFIRE_INSTRUCTION » (instruction du déclenchement manqué). Soit le déclenchement et annulé, soit il est mis en attente. La première solution n’étant pas acceptable, nous choisissons la mise en attente. Nous avons donc constamment 2 travaux en attente. Soit la séquence d’événements suivante :</text:span></text:p>
      <text:list xml:id="list1219404541854910951" text:style-name="L11">
        <text:list-item>
          <text:p text:style-name="P376">à <text:span text:style-name="T341">23</text:span> heures, <text:span text:style-name="T341">le Slovaque (sk) est en cours d’exécution, le Slovène (sl) est en attente, le Suédois (sv) est mis en attente,</text:span></text:p>
        </text:list-item>
        <text:list-item>
          <text:p text:style-name="P377"><text:span text:style-name="T342">à</text:span> 23 heures et 1 minute, le Slovaque (sk) <text:span text:style-name="T342">s’arrête, </text:span>le Slovène (sl) se déclenche, le Suédois (sv) est en attente,</text:p>
        </text:list-item>
        <text:list-item>
          <text:p text:style-name="P377"><text:span text:style-name="T342">à</text:span> <text:span text:style-name="T342">0 heure</text:span>, le Slovène <text:span text:style-name="T342">(sl)</text:span> est en cours d’exécution, le Suédois (sv) est en attente, <text:span text:style-name="T342">le Bulgare est mis en attente,</text:span></text:p>
        </text:list-item>
        <text:list-item>
          <text:p text:style-name="P377"><text:span text:style-name="T342">à</text:span> <text:span text:style-name="T342">0 heure et 1 minute</text:span>, le Slovène <text:span text:style-name="T342">(sl)</text:span> <text:span text:style-name="T342">s’arrête</text:span>, le <text:span text:style-name="T342">Bulgare (bg) se déclenche</text:span>, <text:span text:style-name="T82">le Suédois (sv) reste en attente</text:span><text:span text:style-name="T333">,</text:span></text:p>
        </text:list-item>
      </text:list>
      <text:p text:style-name="P207">on constate que le Suédois ne sera jamais déclenché car l’orchestrateur n’exécute pas les tâches en attente dans l’ordre dans lequel elle<text:span text:style-name="T346">s</text:span> on<text:span text:style-name="T346">t</text:span> été mise<text:span text:style-name="T346">s</text:span> dans la file. Au lieu de cela, il les ré-exécute par ordre alphabétique de leur identifiant. Il s’agit d’une défaillance majeure de la librairie « Quartz », qui a nous a poussé à développer notre propre composant d’orchestration qui est un objet de type « SchedulerManager ».</text:p>
      <text:p text:style-name="P208">Dans les faits, <text:span text:style-name="T346">lors de son </text:span>initialisation le « ShedulerManager » crée un orchestrateur indépendant pour chaque groupe défini dans le fichier « triggers.xml ». Chaque orchestrateur <text:span text:style-name="T343">est un objet de type « TriggerGroupScheduler » et utilise le composant Java natif «ScheduledExecutorService». Ce composant natif permet de programmer des tâches d’exécution.</text:span></text:p>
      <text:p text:style-name="P209"><text:soft-page-break/>C’est <text:span text:style-name="T347">ce</text:span> composant <text:span text:style-name="T347">natif </text:span>qui gère le nombre limité de travaux en parallèle et qui met les tâches en attentes dans une pile de type FIFO (First In First Out). <text:span text:style-name="T347">Ce</text:span> qui assure que toutes les travaux seront ex<text:span text:style-name="T344">é</text:span>cutés. <text:span text:style-name="T346">La libraire « Quartz » est encore utilisé pour déterminer la prochaine date d’exécution à partir d’une expression CRON.</text:span></text:p>
      <text:p text:style-name="P209"><draw:frame draw:style-name="fr1" draw:name="Cadre20" text:anchor-type="paragraph" svg:width="17cm" draw:z-index="19"><draw:text-box fo:min-height="11.217cm"><text:p text:style-name="P274"><draw:frame draw:style-name="fr2" draw:name="Image22" text:anchor-type="as-char" svg:width="17cm" style:rel-width="100%" svg:height="11.217cm" style:rel-height="scale" draw:z-index="27"><draw:image xlink:href="Pictures/1000F04D00004C3C0000324D306675DA9FB3944E.svg" xlink:type="simple" xlink:show="embed" xlink:actuate="onLoad"/><draw:image xlink:href="Pictures/10000201000002E2000001E7841E42C2F4521A37.png" xlink:type="simple" xlink:show="embed" xlink:actuate="onLoad"/></draw:frame><text:line-break/>Illustration <text:sequence text:ref-name="refIllustration19" text:name="Illustration" text:formula="ooow:Illustration+1" style:num-format="1">20</text:sequence>: Accès à la configuration des triggers</text:p></draw:text-box></draw:frame></text:p>
      <text:list xml:id="list105307309595540" text:continue-list="list105306777615588" text:style-name="Numbering_20_1">
        <text:list-item>
          <text:list>
            <text:list-item>
              <text:list>
                <text:list-item>
                  <text:h text:style-name="T3" text:outline-level="3"><text:bookmark-start text:name="__RefHeading___Toc775_1084348667"/>Le lien entre les pages html et le modèle de données<text:bookmark-end text:name="__RefHeading___Toc775_1084348667"/></text:h>
                </text:list-item>
              </text:list>
            </text:list-item>
          </text:list>
        </text:list-item>
      </text:list>
      <text:p text:style-name="P210">Comme nous l’avons vu dans la séquence d’initialisation de l’application, les objets de type « HttpReader » sont responsables de l’extraction des données d<text:span text:style-name="T348">es</text:span> VLP <text:span text:style-name="T348">et sont crées à partir du fichiers de configuration « parsers.xml », dont la structure est définit par le fichier « parsing.xsd ».</text:span></text:p>
      <text:p text:style-name="P212">Déterminer comment sont extraites les données d’une VLP implique deux choses. La première consiste à définir comment le moteur parcours les liens d’une planète ; cette partie sera détaillée dans le prochain sous-chapitre. La seconde consiste à savoir où dans la page HTML sont situées les données que nous souhaitons extraire ; cette partie fait l’objet du présent sous-chapitre. </text:p>
      <text:p text:style-name="P211">Rappelons qu’une tâche d’indexation utilise deux composants. Un composant responsable de récupérer les données d’une page HTML, de type « HttpReader » et un composant responsable de les indexer, de type « ElasticIndexer ».</text:p>
      <text:p text:style-name="P213"><text:soft-page-break/>Quelque soit la planète, les « indexers » index un modèle de donnée unique car tous les index ont la même structure. Les composants de type « HttpReader » devront donc relayés aux composants « ElasticIndexer » des données formatées selon un modèle bien déterminé, alors que la structure des pages qu’ils parcours est hétérogène. Les objets index<text:span text:style-name="T350">és</text:span> par les « indexer » sont de type « Index<text:span text:style-name="T350">Document ». La configuration doit donc déterminer la position dans la page HTML de la valeur de chaque propriété de l’objet de type « IndexDocument » à construire. Considérons un extrait commenté de la configuration.</text:span></text:p>
      <text:p text:style-name="P439">/*</text:p>
      <text:p text:style-name="P349"><text:span text:style-name="T357">Pour </text:span><text:span text:style-name="T358">le modèle HTML de page identifié par « delegations » </text:span></text:p>
      <text:p text:style-name="P348"><text:span text:style-name="T358">(nous verrons </text:span><text:span text:style-name="T359">plus tard</text:span><text:span text:style-name="T358"> qu’une même planète peut avoir plusieurs modèle</text:span><text:span text:style-name="T359">s</text:span><text:span text:style-name="T358"> de page)</text:span></text:p>
      <text:p text:style-name="P440">*/</text:p>
      <text:p text:style-name="P347">&lt;HTML_MODEL id="delegations"&gt; </text:p>
      <text:p text:style-name="P350"><text:span text:style-name="T352">//La propriété « documentdate » </text:span><text:span text:style-name="T356">est </text:span><text:span text:style-name="T352">extraite de &lt;meta name="available"</text:span><text:span text:style-name="T354"> </text:span><text:span text:style-name="T353">content="</text:span><text:span text:style-name="T354">XXX"</text:span><text:span text:style-name="T353">&gt;</text:span></text:p>
      <text:p text:style-name="Preformatted_20_Text"><text:tab/>&lt;DOCUMENTDATE&gt;</text:p>
      <text:p text:style-name="Preformatted_20_Text"><text:tab/><text:tab/><text:span text:style-name="T351">&lt;SELECTOR&gt;meta[name=available]&lt;/SELECTOR&gt;</text:span></text:p>
      <text:p text:style-name="Preformatted_20_Text"><text:tab/><text:tab/><text:span text:style-name="T351">&lt;ATTRIBUTE&gt;content&lt;/ATTRIBUTE&gt;</text:span></text:p>
      <text:p text:style-name="Preformatted_20_Text"><text:tab/>&lt;/DOCUMENTDATE&gt;</text:p>
      <text:p text:style-name="Preformatted_20_Text"><text:tab/>&lt;DESCRIPTION&gt;</text:p>
      <text:p text:style-name="Preformatted_20_Text"><text:tab/><text:tab/><text:span text:style-name="T351">&lt;SELECTOR&gt;meta[name=description]&lt;/SELECTOR&gt;</text:span></text:p>
      <text:p text:style-name="Preformatted_20_Text"><text:tab/><text:tab/><text:span text:style-name="T351">&lt;ATTRIBUTE&gt;content&lt;/ATTRIBUTE&gt;</text:span></text:p>
      <text:p text:style-name="Preformatted_20_Text"><text:tab/>&lt;/DESCRIPTION&gt;</text:p>
      <text:p text:style-name="Preformatted_20_Text"><text:tab/>&lt;KEYWORDS&gt;</text:p>
      <text:p text:style-name="Preformatted_20_Text"><text:tab/><text:tab/><text:span text:style-name="T351">&lt;SELECTOR&gt;meta[name=keywords]&lt;/SELECTOR&gt;</text:span></text:p>
      <text:p text:style-name="Preformatted_20_Text"><text:tab/><text:tab/><text:span text:style-name="T351">&lt;ATTRIBUTE&gt;content&lt;/ATTRIBUTE&gt;</text:span></text:p>
      <text:p text:style-name="Preformatted_20_Text"><text:tab/>&lt;/KEYWORDS&gt;</text:p>
      <text:p text:style-name="Preformatted_20_Text"><text:tab/>&lt;ROUTES&gt;</text:p>
      <text:p text:style-name="Preformatted_20_Text"><text:tab/><text:tab/><text:span text:style-name="T351">&lt;SELECTOR&gt;meta[name=routes]&lt;/SELECTOR&gt;</text:span></text:p>
      <text:p text:style-name="Preformatted_20_Text"><text:tab/><text:tab/><text:span text:style-name="T351">&lt;ATTRIBUTE&gt;content&lt;/ATTRIBUTE&gt;</text:span></text:p>
      <text:p text:style-name="Preformatted_20_Text"><text:tab/>&lt;/ROUTES&gt;</text:p>
      <text:p text:style-name="P348"><text:span text:style-name="T352">//La propriété «</text:span><text:span text:style-name="T353">title</text:span><text:span text:style-name="T352">» </text:span><text:span text:style-name="T356">est </text:span><text:span text:style-name="T352">extraite de &lt;</text:span><text:span text:style-name="T353">title</text:span><text:span text:style-name="T352">&gt;XXX&lt;/</text:span><text:span text:style-name="T353">title&gt;</text:span></text:p>
      <text:p text:style-name="Preformatted_20_Text"><text:tab/>&lt;TITLE&gt;</text:p>
      <text:p text:style-name="Preformatted_20_Text"><text:tab/><text:tab/><text:span text:style-name="T351">&lt;SELECTOR&gt;title&lt;/SELECTOR&gt;</text:span></text:p>
      <text:p text:style-name="Preformatted_20_Text"><text:tab/>&lt;/TITLE&gt;</text:p>
      <text:p text:style-name="P348"><text:span text:style-name="T352">//La propriété «</text:span><text:span text:style-name="T353">content</text:span><text:span text:style-name="T352">» </text:span><text:span text:style-name="T356">est</text:span><text:span text:style-name="T352"> extraite de &lt;</text:span><text:span text:style-name="T353">div</text:span><text:span text:style-name="T352"> </text:span><text:span text:style-name="T353">id</text:span><text:span text:style-name="T352">=’’</text:span><text:span text:style-name="T353">main_menu</text:span><text:span text:style-name="T352">’’&gt;XXX&lt;/</text:span><text:span text:style-name="T353">div&gt; et de </text:span><text:span text:style-name="T352">&lt;</text:span><text:span text:style-name="T353">div</text:span><text:span text:style-name="T352"> </text:span><text:span text:style-name="T353">id</text:span><text:span text:style-name="T352">=’’</text:span><text:span text:style-name="T355">global_content</text:span><text:span text:style-name="T352">’’&gt;</text:span><text:span text:style-name="T353">+</text:span><text:span text:style-name="T352">XXX&lt;/</text:span><text:span text:style-name="T353">div&gt;</text:span></text:p>
      <text:p text:style-name="Preformatted_20_Text"><text:tab/>&lt;CONTENT&gt;</text:p>
      <text:p text:style-name="Preformatted_20_Text"><text:tab/><text:tab/><text:span text:style-name="T351">&lt;ELEMENT&gt;</text:span></text:p>
      <text:p text:style-name="Preformatted_20_Text"><text:tab/><text:tab/><text:tab/><text:span text:style-name="T351">&lt;SELECTOR&gt;div#main_menu&lt;/SELECTOR&gt;</text:span></text:p>
      <text:p text:style-name="Preformatted_20_Text"><text:tab/><text:tab/><text:span text:style-name="T351">&lt;/ELEMENT&gt;</text:span></text:p>
      <text:p text:style-name="Preformatted_20_Text"><text:tab/><text:tab/>&lt;ELEMENT&gt;</text:p>
      <text:p text:style-name="Preformatted_20_Text"><text:tab/><text:tab/><text:tab/><text:span text:style-name="T351">&lt;SELECTOR&gt;div#global_content&lt;/SELECTOR&gt;</text:span></text:p>
      <text:p text:style-name="Preformatted_20_Text"><text:tab/><text:tab/>&lt;/ELEMENT&gt;</text:p>
      <text:p text:style-name="Preformatted_20_Text"><text:tab/>&lt;/CONTENT&gt;</text:p>
      <text:p text:style-name="Preformatted_20_Text">&lt;/HTML_MODEL&gt;</text:p>
      <text:p text:style-name="P337"/>
      <text:p text:style-name="P214">Les composants de type « HttpReader » utilise eux aussi deux composants distincts. Un composant responsable de récupérer les données brutes et l’autre de les convertir vers le modèle « IndexDocument ». Le composant responsable de la conversion, qui est de type « HtmlParser », utilise la configuration détaillée ci-dessus pour extraire les données.</text:p>
      <text:p text:style-name="P214"><text:soft-page-break/>Il se sert d’une librairie Java nommé « Jsoup », qui permet de récupérer le contenu de document HTML sur la base de sélecteurs CSS (Cascading Style Sheet). <text:span text:style-name="T363">Le sélecteur permet de cibler un élément particulier de la page HTML. Si la configuration défini un attribut, la valeur est récupérer dans l’attribut de l’élément, sinon elle est récupérer dans le corps de l’élément HTML.</text:span></text:p>
      <text:p text:style-name="P215">Pour le champ textuel principal, celui qui détermine le contenu indexé d’une page, il est possible de définir une liste d’éléments. Cela permet de sélectionner précisément ce que l’on veut indexé et évite de faire des recherches sur du contenu inutiles.</text:p>
      <text:p text:style-name="P215"><text:span text:style-name="T117">On précisera que c’est la valeur textuel des éléments qui est récupéré</text:span><text:span text:style-name="T118">e</text:span><text:span text:style-name="T117"> ; en aucun cas les balises HTML ne sont indexées. </text:span></text:p>
      <text:list xml:id="list105305893126597" text:continue-numbering="true" text:style-name="Numbering_20_1">
        <text:list-item>
          <text:list>
            <text:list-item>
              <text:list>
                <text:list-item>
                  <text:h text:style-name="T3" text:outline-level="3"><text:bookmark-start text:name="__RefHeading___Toc777_1084348667"/>L<text:span text:style-name="T366">e parcours des pages indexées</text:span><text:bookmark-end text:name="__RefHeading___Toc777_1084348667"/></text:h>
                </text:list-item>
              </text:list>
            </text:list-item>
          </text:list>
        </text:list-item>
      </text:list>
      <text:p text:style-name="P216">Maintenant que nous avons expliqué comment sont extraites les données d’une page HTML <text:span text:style-name="T364">analysons la configuration permettant de définir comment une planète est parcourue. Commençons par poser les contraintes :</text:span></text:p>
      <text:list xml:id="list7379284493824220232" text:style-name="L12">
        <text:list-item>
          <text:p text:style-name="P378">toutes les pages d’une même planète n’ont pas forcément la même structure,</text:p>
        </text:list-item>
        <text:list-item>
          <text:p text:style-name="P378">toutes les pages d’une même planète n’ont pas forcément le même format d’URL,</text:p>
        </text:list-item>
        <text:list-item>
          <text:p text:style-name="P378">le parcours d’une planète ne doit concerner que les pages qui la compose (le moteur ne doit pas parcourir des pages qui ne font pas partie de la planète),</text:p>
        </text:list-item>
        <text:list-item>
          <text:p text:style-name="P379"><text:span text:style-name="T365">certains</text:span> les liens d’une page <text:span text:style-name="T365">indexées</text:span> doivent <text:span text:style-name="T365">être ignoré</text:span> (le moteur ne va pas créer de nouvelle tâche d’indexation pour ces liens),</text:p>
        </text:list-item>
        <text:list-item>
          <text:p text:style-name="P378">toutes les liens d’une page <text:span text:style-name="T365">indexées </text:span>ne doivent pas forcément être suivi (le moteur ne va pas créer de nouvelle tâche d’indexation pour <text:span text:style-name="T365">l’ensemble des</text:span> liens <text:span text:style-name="T365">contenu dans la page</text:span>),</text:p>
        </text:list-item>
        <text:list-item>
          <text:p text:style-name="P378">toutes les pages parcourues ne sont pas nécessairement indexées (une page peut être parcourue car les liens qu’elle contient doivent être indexés, alors qu’elle même ne doit pas être indexée)</text:p>
        </text:list-item>
      </text:list>
      <text:p text:style-name="P217">Partons d’un exemple factice est faisons évoluer les exigences qui le concerne jusqu’à obtenir une configuration réelle qui couvre l’intégralité des contraintes. Imaginons que nous souhaitons indexer la planète « CNAM » dont la page d’accès est « http://www.cnam.fr » <text:span text:style-name="T367">et pour laquelle je veux créer 10 processus d’indexation simultané. Je vais alors obtenir la configuration suivante :</text:span></text:p>
      <text:p text:style-name="P352">&lt;PARSER id="CNAM" threads="10"&gt;</text:p>
      <text:p text:style-name="Preformatted_20_Text"><text:tab/>&lt;START&gt;<text:span text:style-name="T366">http://www.cnam.fr</text:span>&lt;/START&gt;</text:p>
      <text:p text:style-name="Preformatted_20_Text">&lt;/PARSER&gt;</text:p>
      <text:p text:style-name="Standard"/>
      <text:p text:style-name="P218">Avec cette configuration, <text:span text:style-name="T369">le</text:span> moteur d’indexation accède à la première page et s’arrête là. Il n’indexe rien du tout. Il faut lui fournir une politique d’indexation qui va dépendre de la page où il se trouve. En effet, rien ne nous assure que l’URL réelle est la même que celle utilisée pour accéder à la <text:soft-page-break/>première page. Nous pourrions imaginer une redirection automatique vers « http://www.lecnam.fr ». Il faudrait donc définir une politique d’indexation pour toutes les pages dont l’URL commence par « http://www.lecnam.fr ». <text:span text:style-name="T369">Pour cela nous utilisons les expressions régulières. </text:span>Ce qui nous conduit à la définition suivante :</text:p>
      <text:p text:style-name="P352">&lt;<text:span text:style-name="T369">PARSER</text:span> id="CNAM" threads="10"&gt;</text:p>
      <text:p text:style-name="Preformatted_20_Text"><text:tab/>&lt;START&gt;<text:a xlink:type="simple" xlink:href="http://www.cnam.fr/" text:style-name="Internet_20_link" text:visited-style-name="Visited_20_Internet_20_Link"><text:span text:style-name="T366">http://www.cnam.fr</text:span></text:a>&lt;/START&gt;</text:p>
      <text:p text:style-name="Preformatted_20_Text"><text:tab/><text:span text:style-name="T368">&lt;POLICIES&gt;</text:span></text:p>
      <text:p text:style-name="Preformatted_20_Text"><text:tab/><text:tab/><text:span text:style-name="T368">&lt;POLICY&gt;</text:span></text:p>
      <text:p text:style-name="Preformatted_20_Text"><text:tab/><text:tab/><text:tab/><text:span text:style-name="T369">&lt;CONTENT_TYPE&gt;</text:span></text:p>
      <text:p text:style-name="P351"><text:span text:style-name="T360">//</text:span><text:span text:style-name="T361">Définition du modèle à appliquer pour l’extraction des données</text:span></text:p>
      <text:p text:style-name="P352"><text:tab/><text:tab/><text:tab/><text:tab/><text:span text:style-name="T369">&lt;HTML model="CNAM"&gt;</text:span></text:p>
      <text:p text:style-name="Preformatted_20_Text"><text:tab/><text:tab/><text:tab/><text:span text:style-name="T369">&lt;/ CONTENT_TYPE&gt;</text:span></text:p>
      <text:p text:style-name="Preformatted_20_Text"><text:tab/><text:tab/><text:tab/><text:span text:style-name="T369">&lt;KEYS&gt;</text:span></text:p>
      <text:p text:style-name="Preformatted_20_Text"><text:tab/><text:tab/><text:tab/><text:tab/><text:span text:style-name="T369">&lt;PATTERN&gt;http://www.lecnam.fr/*&lt;/PATTERN&gt;</text:span></text:p>
      <text:p text:style-name="Preformatted_20_Text"><text:tab/><text:tab/><text:tab/><text:span text:style-name="T369">&lt;/KEYS&gt;</text:span></text:p>
      <text:p text:style-name="Preformatted_20_Text"><text:tab/><text:tab/><text:span text:style-name="T368">&lt;/POLICY&gt;</text:span></text:p>
      <text:p text:style-name="Preformatted_20_Text"><text:tab/><text:span text:style-name="T368">&lt;/POLICIES&gt;</text:span></text:p>
      <text:p text:style-name="Preformatted_20_Text">&lt;/PARSER&gt;</text:p>
      <text:p text:style-name="Standard"/>
      <text:p text:style-name="P219">Dorénavant le moteur d’indexation accède à la première page et constate que l’URL réelle est « http://www.lecnam.fr/home ». Il cherche la politique d’indexation correspondant à cette URL est l’applique. Pour <text:span text:style-name="T370">chaque</text:span> lien <text:span text:style-name="T370">contenu</text:span> d<text:span text:style-name="T370">ans</text:span> la page, <text:span text:style-name="T370">si une politique d’indexation relative à la planète est applicable, alors il crée une nouvelle tâche d’indexation pour ce lien. Il faut bien faire la distinction entre la première URL d’accès et les URL qui servent de clés aux politiques d’indexation. Imaginons maintenant que la redirection n’ait pas été mise en place pour tous les liens. Il faudrait faire la modification suivante : </text:span></text:p>
      <text:p text:style-name="Preformatted_20_Text">&lt;KEYS&gt;</text:p>
      <text:p text:style-name="Preformatted_20_Text"><text:tab/>&lt;PATTERN&gt;http://www.cnam.fr/*&lt;/PATTERN&gt;</text:p>
      <text:p text:style-name="Preformatted_20_Text"><text:tab/><text:span text:style-name="T369">&lt;PATTERN&gt;http://www.lecnam.fr/*&lt;/PATTERN&gt;</text:span></text:p>
      <text:p text:style-name="Preformatted_20_Text">&lt;/KEYS&gt;</text:p>
      <text:p text:style-name="Standard"/>
      <text:p text:style-name="P220">Ainsi les deux URL servent de clés à la politique d’indexation <text:span text:style-name="T371">pour laquelle la structure de donnée est défini par le modèle CNAM.</text:span></text:p>
      <text:p text:style-name="P221">On notera ici que le moteur reconstruit la valeur absolue de tous les liens relatifs. Le lien <text:s/>« /actualités » sera considéré comme le lien « http://www.lecnam.fr/actualités » et ne sera pas ignoré. Continuons nos suppositions avec des liens <text:span text:style-name="T372">relatifs </text:span>qui seraient fait<text:span text:style-name="T372">s</text:span> pour déclencher des scripts mais qui ne mèneraient nulle part. <text:span text:style-name="T372">Ces</text:span> <text:span text:style-name="T372">liens seraient de la forme « /#fadeout » et « /popup». Ils </text:span>seraient suivi<text:span text:style-name="T372">s</text:span> par le moteur et génèreraient des erreurs que nous voudrions supprimées. </text:p>
      <text:p text:style-name="P222">Nous obtiendrions alors</text:p>
      <text:p text:style-name="Preformatted_20_Text">&lt;POLICY&gt;</text:p>
      <text:p text:style-name="Preformatted_20_Text"><text:tab/><text:span text:style-name="T369">&lt;CONTENT_TYPE&gt;</text:span></text:p>
      <text:p text:style-name="P352"><text:tab/><text:tab/><text:span text:style-name="T369">&lt;HTML model="CNAM"&gt;</text:span></text:p>
      <text:p text:style-name="Preformatted_20_Text"><text:tab/><text:span text:style-name="T369">&lt;/ CONTENT_TYPE&gt;</text:span></text:p>
      <text:p text:style-name="Preformatted_20_Text"><text:tab/><text:span text:style-name="T369">&lt;KEYS&gt;</text:span></text:p>
      <text:p text:style-name="Preformatted_20_Text"><text:tab/><text:tab/><text:span text:style-name="T369">&lt;PATTERN&gt;http://www.lecnam.fr/*&lt;/PATTERN&gt;</text:span></text:p>
      <text:p text:style-name="Preformatted_20_Text"><text:soft-page-break/><text:tab/><text:tab/><text:span text:style-name="T369">&lt;PATTERN&gt;http://www.cnam.fr/*&lt;/PATTERN&gt;</text:span></text:p>
      <text:p text:style-name="Preformatted_20_Text"><text:tab/><text:span text:style-name="T369">&lt;/KEYS&gt;</text:span></text:p>
      <text:p text:style-name="Preformatted_20_Text"><text:tab/><text:span text:style-name="T372">&lt;EXCLUDED_LINKS&gt;</text:span></text:p>
      <text:p text:style-name="Preformatted_20_Text"><text:tab/><text:tab/><text:span text:style-name="T369">&lt;PATTERN&gt;*/popup*&lt;/PATTERN&gt;</text:span></text:p>
      <text:p text:style-name="Preformatted_20_Text"><text:tab/><text:tab/><text:span text:style-name="T369">&lt;PATTERN&gt;*/#fadeout*&lt;/PATTERN&gt;</text:span></text:p>
      <text:p text:style-name="Preformatted_20_Text"><text:tab/><text:span text:style-name="T372">&lt;EXCLUDED_LINKS&gt;</text:span></text:p>
      <text:p text:style-name="Preformatted_20_Text">&lt;/POLICY&gt;</text:p>
      <text:p text:style-name="P338"/>
      <text:p text:style-name="P338">Poursuivons avec la nécessité d’inclure dans notre planète « CNAM » toutes les pages « http://www.lecnam.net » <text:span text:style-name="T373">qui sont référencées par le site « http://www.cnam.fr ». Ces pages ayant un modèle de donnée différent nous sommes obligés de définir une nouvelle politique d’indexation pour notre planète : </text:span></text:p>
      <text:p text:style-name="P338"/>
      <text:p text:style-name="Preformatted_20_Text">&lt;POLICIES&gt;</text:p>
      <text:p text:style-name="Preformatted_20_Text"><text:tab/>&lt;POLICY&gt;</text:p>
      <text:p text:style-name="Preformatted_20_Text"><text:tab/><text:tab/><text:span text:style-name="T369">&lt;CONTENT_TYPE&gt;</text:span></text:p>
      <text:p text:style-name="P351"><text:span text:style-name="T360">//</text:span><text:span text:style-name="T361">Définition du modèle à appliquer pour l’extraction des données </text:span><text:span text:style-name="T362">sur les pages « www.cnam.net</text:span></text:p>
      <text:p text:style-name="P352"><text:tab/><text:tab/><text:tab/><text:span text:style-name="T369">&lt;HTML model="CNAM_NET"&gt;</text:span></text:p>
      <text:p text:style-name="Preformatted_20_Text"><text:tab/><text:tab/><text:span text:style-name="T369">&lt;/ CONTENT_TYPE&gt;</text:span></text:p>
      <text:p text:style-name="Preformatted_20_Text"><text:tab/><text:tab/><text:span text:style-name="T369">&lt;KEYS&gt;</text:span></text:p>
      <text:p text:style-name="Preformatted_20_Text"><text:tab/><text:tab/><text:tab/><text:span text:style-name="T369">&lt;PATTERN&gt;http://www.lecnam.net/*&lt;/PATTERN&gt;</text:span></text:p>
      <text:p text:style-name="Preformatted_20_Text"><text:tab/><text:tab/><text:span text:style-name="T369">&lt;/KEYS&gt;</text:span></text:p>
      <text:p text:style-name="Preformatted_20_Text"><text:tab/>&lt;/POLICY&gt;</text:p>
      <text:p text:style-name="Preformatted_20_Text"><text:tab/>&lt;POLICY&gt;</text:p>
      <text:p text:style-name="Preformatted_20_Text"><text:tab/><text:tab/><text:span text:style-name="T369">&lt;CONTENT_TYPE&gt;</text:span></text:p>
      <text:p text:style-name="P352"><text:tab/><text:tab/><text:tab/><text:span text:style-name="T369">&lt;HTML model="CNAM"&gt;</text:span></text:p>
      <text:p text:style-name="Preformatted_20_Text"><text:tab/><text:tab/><text:span text:style-name="T369">&lt;/ CONTENT_TYPE&gt;</text:span></text:p>
      <text:p text:style-name="Preformatted_20_Text"><text:tab/><text:tab/><text:span text:style-name="T369">&lt;KEYS&gt;</text:span></text:p>
      <text:p text:style-name="Preformatted_20_Text"><text:tab/><text:tab/><text:tab/><text:span text:style-name="T369">&lt;PATTERN&gt;http://www.lecnam.fr/*&lt;/PATTERN&gt;</text:span></text:p>
      <text:p text:style-name="Preformatted_20_Text"><text:tab/><text:tab/><text:tab/><text:span text:style-name="T369">&lt;PATTERN&gt;http://www.cnam.fr/*&lt;/PATTERN&gt;</text:span></text:p>
      <text:p text:style-name="Preformatted_20_Text"><text:tab/><text:tab/><text:span text:style-name="T369">&lt;/KEYS&gt;</text:span></text:p>
      <text:p text:style-name="Preformatted_20_Text"><text:tab/><text:tab/><text:span text:style-name="T373">[……………...]</text:span></text:p>
      <text:p text:style-name="Preformatted_20_Text"><text:tab/>&lt;/POLICY&gt;</text:p>
      <text:p text:style-name="Preformatted_20_Text">&lt;POLICIES&gt;</text:p>
      <text:p text:style-name="P339"/>
      <text:p text:style-name="P340">Avec cette configuration nous avons comme conséquence désastreuse que nous indexons l’entièreté du site « http://www.lecnam.net » alors que nous ne voulons indexer que les pages que nous référençons directement. Pour faire cela nous devons demander au moteur d’indexer les pages <text:span text:style-name="T374">(paramètre « toIndex ») </text:span>mais de ne pas suivre les liens <text:span text:style-name="T374">(paramètre «asSource»)</text:span>, même si ils sont valides. Nous obtenons alors la configuration définitive suivante :</text:p>
      <text:p text:style-name="P339"/>
      <text:p text:style-name="P352">&lt;PARSER id=<text:span text:style-name="T369">"</text:span>CNAM<text:span text:style-name="T369">"</text:span> threads=<text:span text:style-name="T369">"</text:span>10<text:span text:style-name="T369">"</text:span>&gt;</text:p>
      <text:p text:style-name="Preformatted_20_Text"><text:tab/>&lt;START&gt;<text:a xlink:type="simple" xlink:href="http://www.cnam.fr/" text:style-name="Internet_20_link" text:visited-style-name="Visited_20_Internet_20_Link"><text:span text:style-name="T366">http://www.cnam.fr</text:span></text:a>&lt;/START&gt;</text:p>
      <text:p text:style-name="Preformatted_20_Text"><text:tab/>&lt;POLICIES&gt;</text:p>
      <text:p text:style-name="Preformatted_20_Text"><text:tab/><text:tab/>&lt;POLICY&gt;</text:p>
      <text:p text:style-name="Preformatted_20_Text"><text:tab/><text:tab/><text:tab/><text:span text:style-name="T369">&lt;CONTENT_TYPE&gt;</text:span></text:p>
      <text:p text:style-name="P352"><text:tab/><text:tab/><text:tab/><text:tab/><text:span text:style-name="T369">&lt;HTML model="CNAM_NET"&gt;</text:span></text:p>
      <text:p text:style-name="Preformatted_20_Text"><text:tab/><text:tab/><text:tab/><text:span text:style-name="T369">&lt;/ CONTENT_TYPE&gt;</text:span></text:p>
      <text:p text:style-name="Preformatted_20_Text"><text:tab/><text:tab/><text:tab/><text:span text:style-name="T369">&lt;KEYS&gt;</text:span></text:p>
      <text:p text:style-name="P352"><text:tab/><text:tab/><text:tab/><text:tab/><text:span text:style-name="T369">&lt;PATTERN </text:span><text:span text:style-name="T83">toIndex="true" asSource="false"</text:span><text:span text:style-name="T369">&gt;</text:span></text:p>
      <text:p text:style-name="Preformatted_20_Text"><text:tab/><text:tab/><text:tab/><text:tab/><text:tab/><text:a xlink:type="simple" xlink:href="http://www.lecnam.net/" text:style-name="Internet_20_link" text:visited-style-name="Visited_20_Internet_20_Link">http://www.lecnam.net/</text:a>*</text:p>
      <text:p text:style-name="Preformatted_20_Text"><text:tab/><text:tab/><text:tab/><text:tab/>&lt;/PATTERN&gt;</text:p>
      <text:p text:style-name="Preformatted_20_Text"><text:tab/><text:tab/><text:tab/><text:span text:style-name="T369">&lt;/KEYS&gt;</text:span></text:p>
      <text:p text:style-name="Preformatted_20_Text"><text:soft-page-break/><text:tab/><text:tab/>&lt;/POLICY&gt;</text:p>
      <text:p text:style-name="Preformatted_20_Text"><text:tab/><text:tab/>&lt;POLICY&gt;</text:p>
      <text:p text:style-name="Preformatted_20_Text"><text:tab/><text:tab/><text:tab/><text:span text:style-name="T369">&lt;CONTENT_TYPE&gt;</text:span></text:p>
      <text:p text:style-name="P352"><text:tab/><text:tab/><text:tab/><text:tab/><text:span text:style-name="T369">&lt;HTML model="CNAM"&gt;</text:span></text:p>
      <text:p text:style-name="Preformatted_20_Text"><text:tab/><text:tab/><text:tab/><text:span text:style-name="T369">&lt;/ CONTENT_TYPE&gt;</text:span></text:p>
      <text:p text:style-name="Preformatted_20_Text"><text:tab/><text:tab/><text:tab/><text:span text:style-name="T369">&lt;KEYS&gt;</text:span></text:p>
      <text:p text:style-name="Preformatted_20_Text"><text:tab/><text:tab/><text:tab/><text:tab/><text:span text:style-name="T369">&lt;PATTERN&gt;http://www.lecnam.fr/*&lt;/PATTERN&gt;</text:span></text:p>
      <text:p text:style-name="Preformatted_20_Text"><text:tab/><text:tab/><text:tab/><text:tab/><text:span text:style-name="T369">&lt;PATTERN&gt;http://www.cnam.fr/*&lt;/PATTERN&gt;</text:span></text:p>
      <text:p text:style-name="Preformatted_20_Text"><text:tab/><text:tab/><text:tab/><text:span text:style-name="T369">&lt;/KEYS&gt;</text:span></text:p>
      <text:p text:style-name="Preformatted_20_Text"><text:tab/><text:tab/><text:tab/><text:span text:style-name="T372">&lt;EXCLUDED_LINKS&gt;</text:span></text:p>
      <text:p text:style-name="Preformatted_20_Text"><text:tab/><text:tab/><text:tab/><text:tab/><text:span text:style-name="T369">&lt;PATTERN&gt;*/popup*&lt;/PATTERN&gt;</text:span></text:p>
      <text:p text:style-name="Preformatted_20_Text"><text:tab/><text:tab/><text:tab/><text:tab/><text:span text:style-name="T369">&lt;PATTERN&gt;*/#fadeout*&lt;/PATTERN&gt;</text:span></text:p>
      <text:p text:style-name="Preformatted_20_Text"><text:tab/><text:tab/><text:tab/><text:span text:style-name="T372">&lt;EXCLUDED_LINKS&gt;</text:span></text:p>
      <text:p text:style-name="Preformatted_20_Text"><text:tab/><text:tab/>&lt;/POLICY&gt;</text:p>
      <text:p text:style-name="Preformatted_20_Text"><text:tab/>&lt;POLICIES&gt;</text:p>
      <text:p text:style-name="Preformatted_20_Text">&lt;PARSER&gt;</text:p>
      <text:p text:style-name="P339"/>
      <text:p text:style-name="Text_20_body">Les paramètres « toIndex » et « asSource » sont par défaut vrais. C’est la raison pour laquelle il n’y a pas besoin de les spécifier dans le cas d’un comportement standard. Nous pouvons faire la remarque que notre service a dans certains cas le besoin d’indexer les liens contenus dans une page mais sans indexer la page en elle même. Il s’agit de pages relais ou « jump-pages ». Pour ces cas nous avons les valeurs « <text:span text:style-name="T334">toIndex=’’</text:span><text:span text:style-name="T327">false</text:span><text:span text:style-name="T334">’’ » </text:span><text:span text:style-name="T327">et « </text:span><text:span text:style-name="T334">asSource=’’</text:span><text:span text:style-name="T327">true</text:span><text:span text:style-name="T334">’’ ».</text:span></text:p>
      <text:p text:style-name="P342"><draw:frame draw:style-name="fr1" draw:name="Cadre21" text:anchor-type="paragraph" svg:width="17cm" draw:z-index="28"><draw:text-box fo:min-height="12.121cm"><text:p text:style-name="P274"><draw:frame draw:style-name="fr2" draw:name="Image23" text:anchor-type="as-char" svg:width="17cm" style:rel-width="100%" svg:height="12.121cm" style:rel-height="scale" draw:z-index="29"><draw:image xlink:href="Pictures/10023DE600004DC200003772ACC240F909E8CE26.svg" xlink:type="simple" xlink:show="embed" xlink:actuate="onLoad"/><draw:image xlink:href="Pictures/10000201000002F000000218251852CF95B8DF6B.png" xlink:type="simple" xlink:show="embed" xlink:actuate="onLoad"/></draw:frame><text:line-break/>Illustration <text:sequence text:ref-name="refIllustration20" text:name="Illustration" text:formula="ooow:Illustration+1" style:num-format="1">21</text:sequence>: Accès à la configuration des "Parsers"</text:p></draw:text-box></draw:frame></text:p>
      <text:p text:style-name="P341"><text:soft-page-break/></text:p>
      <text:list xml:id="list105305734505629" text:continue-list="list105305893126597" text:style-name="Numbering_20_1">
        <text:list-item>
          <text:list>
            <text:list-item>
              <text:list>
                <text:list-item>
                  <text:h text:style-name="T3" text:outline-level="3"><text:bookmark-start text:name="__RefHeading___Toc779_1084348667"/>Politiques d’indexation et suppression des pages obsolètes<text:bookmark-end text:name="__RefHeading___Toc779_1084348667"/></text:h>
                </text:list-item>
              </text:list>
            </text:list-item>
          </text:list>
        </text:list-item>
      </text:list>
      <text:p text:style-name="P223">Chaque page HTML indexée correspond à un document dans un index. Chaque document a un identifiant unique qui est calculé à partir de l’URL de la page grâce à un algorithme de hachage.</text:p>
      <text:p text:style-name="P224">Ainsi, à partir d’une URL, le moteur d’indexation est en mesure de définir l’identifiant du document correspondant et de vérifier si <text:span text:style-name="T375">c</text:span>e document est déjà présent dans l’index. <text:span text:style-name="T375">Si le document existe, le moteur peut consulter sa dernière date d’indexation et sa date de publication pour déterminer si il est nécessaire qu’il soit à nouveau indexé. </text:span></text:p>
      <text:p text:style-name="P228">C’est le rôle du composant de type « IndexingDateManager » de déterminer si un document est obsolète à partir de ces deux dates. Ce mécanisme a avant tout été mis en place pour ne pas parcourir les pages qui ne changent jamais. En effet, les pages qui ont été publiées il y a plusieurs années ont moins de chance d’avoir été mises à jour et ne nécessite pas d’être parcourues régulièrement. </text:p>
      <text:p text:style-name="P225"><text:span text:style-name="T375">Ainsi plus la date de publication est vieille, plus le délai entre deux indexations doit être long. En plus de permettre la réduction du nombre de pages traitées à chaque indexation, ce mécanisme a un énorme avantage. Il nous permet de savoir si une page présent dans l’index n’est plus publiée sur EUROPARL. A la fin du travail d’indexation, il est possible de faire une requête sur ces deux dates pour récupérer tous les documents qui n’ont pas été ré-indexés alors qu’ils auraient du l’être. En supprimant tous ces documents de l’index, on supprime les données de toutes les pages qui n’ont pas été parcourues car elle ne sont plus publiées.</text:span></text:p>
      <text:p text:style-name="P226">La date de publication est récupérer dans la page HTML. Si elle n’est pas trouvée elle correspond à la date d’indexation.</text:p>
      <text:p text:style-name="P226">Détaillons le fichier de configuration « policies.xml » défini par le fichiers « policies.xsd » et à partir duquel est crée le composant de type. Soit l’exemple suivant</text:p>
      <text:p text:style-name="Preformatted_20_Text">&lt;INDEXING_POLICIES&gt;</text:p>
      <text:p text:style-name="Preformatted_20_Text"><text:tab/>&lt;LIST&gt;</text:p>
      <text:p text:style-name="Preformatted_20_Text"><text:tab/><text:tab/>&lt;INDEXING_POLICY&gt;</text:p>
      <text:p text:style-name="P353"><text:tab/><text:tab/><text:tab/>&lt;AGE unit=<text:span text:style-name="T369">"</text:span>DAYS<text:span text:style-name="T369">"</text:span>&gt;0&lt;/AGE&gt;</text:p>
      <text:p text:style-name="P353"><text:tab/><text:tab/><text:tab/>&lt;DELAY unit=<text:span text:style-name="T369">"</text:span>DAYS<text:span text:style-name="T369">"</text:span>&gt;1&lt;/DELAY&gt;</text:p>
      <text:p text:style-name="Preformatted_20_Text"><text:tab/><text:tab/>&lt;/INDEXING_POLICY&gt;</text:p>
      <text:p text:style-name="Preformatted_20_Text"><text:tab/><text:tab/>&lt;INDEXING_POLICY&gt;</text:p>
      <text:p text:style-name="P353"><text:tab/><text:tab/><text:tab/>&lt;AGE unit=<text:span text:style-name="T369">"</text:span>DAYS<text:span text:style-name="T369">"</text:span>&gt;<text:span text:style-name="T376">10</text:span>&lt;/AGE&gt;</text:p>
      <text:p text:style-name="P353"><text:tab/><text:tab/><text:tab/>&lt;DELAY unit=<text:span text:style-name="T369">"</text:span>DAYS<text:span text:style-name="T369">"</text:span>&gt;<text:span text:style-name="T376">5</text:span>&lt;/DELAY&gt;</text:p>
      <text:p text:style-name="Preformatted_20_Text"><text:tab/><text:tab/>&lt;/INDEXING_POLICY&gt;</text:p>
      <text:p text:style-name="Preformatted_20_Text"><text:tab/><text:tab/>&lt;INDEXING_POLICY&gt;</text:p>
      <text:p text:style-name="P353"><text:tab/><text:tab/><text:tab/>&lt;AGE unit=<text:span text:style-name="T369">"WEEKS"</text:span>&gt;<text:span text:style-name="T376">8</text:span>&lt;/AGE&gt;</text:p>
      <text:p text:style-name="P353"><text:tab/><text:tab/><text:tab/>&lt;DELAY unit=<text:span text:style-name="T369">"WEEKS"</text:span>&gt;<text:span text:style-name="T376">2</text:span>&lt;/DELAY&gt;</text:p>
      <text:p text:style-name="Preformatted_20_Text"><text:tab/><text:tab/>&lt;/INDEXING_POLICY&gt;</text:p>
      <text:p text:style-name="Preformatted_20_Text"><text:tab/><text:tab/>&lt;INDEXING_POLICY&gt;</text:p>
      <text:p text:style-name="P353"><text:tab/><text:tab/><text:tab/>&lt;AGE unit=<text:span text:style-name="T369">"YEARS"</text:span>&gt;<text:span text:style-name="T376">1</text:span>&lt;/AGE&gt;</text:p>
      <text:p text:style-name="P353"><text:tab/><text:tab/><text:tab/>&lt;DELAY unit=<text:span text:style-name="T369">"MONTH"</text:span>&gt;<text:span text:style-name="T376">1</text:span>&lt;/DELAY&gt;</text:p>
      <text:p text:style-name="Preformatted_20_Text"><text:tab/><text:tab/>&lt;/INDEXING_POLICY&gt;</text:p>
      <text:p text:style-name="Preformatted_20_Text"><text:soft-page-break/><text:tab/>&lt;/LIST&gt;</text:p>
      <text:p text:style-name="Preformatted_20_Text">&lt;/INDEXING_POLICIES&gt;</text:p>
      <text:p text:style-name="P343"/>
      <text:p text:style-name="P344">il faut considéré les polices d’indexation par tranche d’age. On distinguera les polices d’indexation suivantes</text:p>
      <text:p text:style-name="P344"/>
      <text:list xml:id="list5308004602187895712" text:style-name="L13">
        <text:list-item>
          <text:p text:style-name="P361">celle pour les documents publiés entre aujourd’hui et il y a 10 jours</text:p>
        </text:list-item>
        <text:list-item>
          <text:p text:style-name="P361">celle pour les documents publiées entre il y a 10 jours et il y 8 semaines</text:p>
        </text:list-item>
        <text:list-item>
          <text:p text:style-name="P361">celle pour les documents publiées entre il y 8 semaines et il y 1 an</text:p>
        </text:list-item>
        <text:list-item>
          <text:p text:style-name="P361">celle pour les document publiées il y a plus d’un an.</text:p>
          <text:p text:style-name="P361"/>
        </text:list-item>
      </text:list>
      <text:p text:style-name="Text_20_body">Il est important <text:span text:style-name="T376">de noter que l’ordre de déclaration n’a aucune importance, les polices étant automatiquement triées en fonction de l’âge qu’elle représente.</text:span></text:p>
      <text:p text:style-name="P227">On en conclu que si un document a été publié il a y 3 jours, le délai <text:span text:style-name="T394">d’</text:span> indexation est de 1 jour, si le document a 9 semaines il faudra attendre 2 semaine<text:span text:style-name="T394">s</text:span> et si il a plus d’un an il faudra attendre 1 mois.</text:p>
      <text:list xml:id="list105307432222430" text:continue-list="list105305734505629" text:style-name="Numbering_20_1">
        <text:list-item>
          <text:list>
            <text:list-item>
              <text:list>
                <text:list-item>
                  <text:h text:style-name="P416" text:outline-level="3"><text:bookmark-start text:name="__RefHeading___Toc785_1084348667"/>Les adresses canoniques<text:bookmark-end text:name="__RefHeading___Toc785_1084348667"/></text:h>
                </text:list-item>
              </text:list>
            </text:list-item>
          </text:list>
        </text:list-item>
      </text:list>
      <text:p text:style-name="P229">La gestion des adresses dites « canoniques » est l<text:span text:style-name="T379">e</text:span> dernier point à aborder avant de revenir sur le processus complet d’un processus d’indexation.</text:p>
      <text:p text:style-name="P229">Comme nous l’avons mentionné plus haut, l’identifiant d’un document dans l’index est obtenu à partir de l’URL d’accès à la page. Cette solution, bien que pertinente, peut poser problème dans le cas où plusieurs URL accède<text:span text:style-name="T379">nt</text:span> à la même page ; dans ce cas la page sera indexée deux fois avec des identifiants différents. Prenons par exemple la page d’un député nommé « Michel Lamaire ».</text:p>
      <text:p text:style-name="P229">Le moteur peut trouver une référence directe à la page sous la forme « http://www.europarl.europa.eu/meps/Lamaire_Michel », <text:span text:style-name="T378">mais il peut aussi trouver un lien indirect dans le résultat d’une liste de recherche sous la forme « http://www.europarl.europa.eu/meps?id=135 ». Cette seconde URL va accéder à la page du député ayant l’identifiant 135, qui se trouve être Monsieur « Lamaire ». La page de chaque député sera ainsi indexée deux fois.</text:span></text:p>
      <text:p text:style-name="P230">Pour remédier à ce problème, les applications responsables du la publication des différentes planètes peuvent publier les pages avec un élément HTML spécifique, qui mentionne l’URL à utiliser pour calculer l’identifiant. Ainsi, <text:span text:style-name="T380">en accédant</text:span> à la page <text:span text:style-name="T381">grâce à</text:span> l’adresse</text:p>
      <text:p text:style-name="P231"><text:span text:style-name="T378">« http://www.europarl.europa.eu/meps?id=135 », le moteur</text:span> verrait qu’elle contien<text:span text:style-name="T380">t</text:span> l’élément « &lt;link <text:span text:style-name="T380">rel=’’canonical’’&gt;http://www.europarl.europa.eu/meps/Lamaire_Michel&lt;/link&gt; ». Il utiliserait alors cette URL « officielle » pour calculer l’identifiant du document qui ne serait plus indexé qu’une seule fois.</text:span></text:p>
      <text:p text:style-name="P232">Actuellement, la seule planète à mettre en place cette méthode est la planète des actualités qui est publiée par la DGCOM. Après avoir introduit la gestion des adresses canoniques dans le moteur d’indexation, le nombre de leur page dans notre index de développement est passé de 15,000 à 2000. C’est donc un mécanisme qui peut être particulièrement efficace et qui est utilisé par tous les <text:soft-page-break/>moteurs de recherche usuels. L’auditeur n’a rien inventé, il a juste ré-implémenter une fonctionnalité bien connue.</text:p>
      <text:p text:style-name="P232"/>
      <text:list xml:id="list105306554684005" text:continue-numbering="true" text:style-name="Numbering_20_1">
        <text:list-item>
          <text:list>
            <text:list-item>
              <text:list>
                <text:list-item>
                  <text:h text:style-name="P417" text:outline-level="3"><text:bookmark-start text:name="__RefHeading___Toc5778_1456412319"/><text:s/><text:span text:style-name="T377">Résumé d’un processus d’indexation</text:span><text:bookmark-end text:name="__RefHeading___Toc5778_1456412319"/></text:h>
                </text:list-item>
              </text:list>
            </text:list-item>
          </text:list>
        </text:list-item>
      </text:list>
      <text:p text:style-name="P233">Nous avons <text:span text:style-name="T396">maintenant</text:span> étudiés tous le<text:span text:style-name="T385">s</text:span> mécanismes qui nous permettent de comprendre dans le détail un processus d’indexation complet. Les algorithmes mis en place reste<text:span text:style-name="T382">nt</text:span> toutefois compliqué<text:span text:style-name="T383">s</text:span> est peuvent difficilement être schématisés de manière concise. On les trouvera donc détaillés sous la forme de 4 diagrammes d’activités <text:span text:style-name="T384">extraits de la documentation technique et </text:span>disponible<text:span text:style-name="T384">s</text:span> dans les annexes XXX à YYY.</text:p>
      <text:p text:style-name="P234">Nous nous contenterons ici de faire un résumé textuel des différentes étapes :</text:p>
      <text:list xml:id="list3855247251827922117" text:style-name="L14">
        <text:list-item>
          <text:p text:style-name="P380">L’orchestrateur lance l’exécution d’un travail d’indexation en exécutant la méthode « run » du « worker » associé à la VLP devant être indexée. <text:span text:style-name="T386">Il reprogramme la prochaine exécution.</text:span></text:p>
        </text:list-item>
        <text:list-item>
          <text:p text:style-name="P381">Le « worker » demande au composant « reader » associé à la VLP, de lui fournir le nombre de <text:span text:style-name="T385">sous-</text:span>processus nécessaire<text:span text:style-name="T385">s</text:span> <text:span text:style-name="T385">ainsi que</text:span> l’URL de départ. <text:span text:style-name="T385">Il va créer le nombre de sous-processus souhaités et créer une première tâche d’indexation avec l’URL de départ.</text:span> </text:p>
        </text:list-item>
        <text:list-item>
          <text:p text:style-name="P382">Les sous-processus vont se partager l’exécution des tâches d’indexation qui seront créés au fur et à mesure. Dès qu’un sous-processus a terminé une tâche d’indexation, il regarde si de nouvelles tâches sont en attente de traitement. Si oui il exécute la prochaine tâche en attente.</text:p>
        </text:list-item>
        <text:list-item>
          <text:p text:style-name="P383">Lorsque <text:span text:style-name="T386">qu’il n’y a plus de tâche d’indexation en attente, les sous-processus sont détruits. Le « worker » supprime tous les éléments qui sont contenus dans la « liste des URL déjà parcourues », de façon a ce qu’elle soit vide lors du prochain travail d’indexation, et un événement asynchrone de fin d’indexation est lancé.</text:span></text:p>
        </text:list-item>
        <text:list-item>
          <text:p text:style-name="P384">Le travail d’indexation est terminé. De façon asynchrone (un processus indépendant de celui attaché au travail d’indexation), un composant de type « IndexingEndListener » intercepte l’événement <text:span text:style-name="T387">de fin d’indexation. Grâce au composant de type « IndexingDateManager » et à une recherche sur les dates des documents, il supprime tous les documents de l’index qui ne sont plus publiés sur EUROPARL.</text:span></text:p>
        </text:list-item>
      </text:list>
      <text:p text:style-name="P235">Ici nous détaillons les étapes d’une tâche d’indexation :</text:p>
      <text:list xml:id="list4607856194484782326" text:style-name="L15">
        <text:list-item>
          <text:p text:style-name="P385">La tâche d’indexation regarde si le « worker » a reçu une demande d’interruption. Si oui, <text:span text:style-name="T393">elle notifie la demande d’interruption aux sous processus (les sous processus terminent leur exécution mais n’exécute plus de nouvelle tâche) et elle </text:span>se termine, sinon elle continue.</text:p>
        </text:list-item>
        <text:list-item>
          <text:p text:style-name="P386">La tâche d’indexation regarde dans « <text:span text:style-name="T393">la </text:span>liste des URL déjà parcourues », qui appartient au « worker », <text:span text:style-name="T389">si son URL a déjà été indexée. Si oui, elle se termine, sinon elle continue.</text:span></text:p>
        </text:list-item>
        <text:list-item>
          <text:p text:style-name="P387"><text:soft-page-break/>La tâche d’indexation calcul l’identifiant associé à son URL et regarde dans l’index si le document et présent et si il a besoin d’être indexé. Si le document existe et qu’il est jour, la tâche ajoute son URL à « <text:span text:style-name="T393">la </text:span>liste des URL déjà parcourues » du « worker » et se termine. Sinon elle continue.</text:p>
        </text:list-item>
        <text:list-item>
          <text:p text:style-name="P388">La tâche demande au « reader » associé à la VLP de récupérer les données de la page sous la forme d’un objet de type « IndexDocument ». <text:span text:style-name="T396">Cette objet contient les données a indexer sous forme de propriétés, les paramètres « toIndex » et « asSource » liés à l’URL » et la liste des liens contenu dans la page. Les liens à exclure ne sont pas contenu dans cette liste. L’objet « reader » se charge de ne garder que les information essentielles. </text:span></text:p>
        </text:list-item>
        <text:list-item>
          <text:p text:style-name="P389">Si le document doit être indexé (paramètre « toIndex »), la tâche demande à l’ « indexer » associé à la VLP d’indexer le document.</text:p>
        </text:list-item>
        <text:list-item>
          <text:p text:style-name="P390"><text:span text:style-name="T392">La tâche ajoute son URL à la « liste des URL déjà parcourues » du « worker ».</text:span><text:span text:style-name="T391"> (ATTENTION FAUTE DIAGRAMME)</text:span></text:p>
        </text:list-item>
        <text:list-item>
          <text:p text:style-name="P390">Si les liens du document doivent être ignorés (paramètre « <text:span text:style-name="T392">asSource</text:span> »), <text:span text:style-name="T390">la tâche</text:span> <text:span text:style-name="T392">se termine, sinon elle continue.</text:span></text:p>
        </text:list-item>
        <text:list-item>
          <text:p text:style-name="P391">Pour chaque lien dans la page, la tâche effectue les actions suivantes</text:p>
          <text:list>
            <text:list-item>
              <text:p text:style-name="P391">si le lien est contenu <text:span text:style-name="T388">dans la « liste des URL déjà parcourues », </text:span>il est ignoré et la tâche considère le lien suivant,</text:p>
            </text:list-item>
            <text:list-item>
              <text:p text:style-name="P391">si le lien <text:span text:style-name="T397">est invalide</text:span>, il est ignoré et la tâche considère le lien suivant,</text:p>
            </text:list-item>
            <text:list-item>
              <text:p text:style-name="P391">si le lien est valide, la tâche crée une nouvelle tâche d’indexation avec le lien.</text:p>
            </text:list-item>
          </text:list>
        </text:list-item>
        <text:list-item>
          <text:p text:style-name="P391">Lorsque tous les liens ont été considérés, la tâche d’indexation est terminée. </text:p>
        </text:list-item>
      </text:list>
      <text:p text:style-name="P237">On relèvera que la gestion de « la liste des URL déjà parcourues » est un cas d’école de la programmation concurrentielle. Il s’agit d’une liste qui est consultée et modifiée par plusieurs processus en même temps. A ce titre, il faut impérativement empêcher les accès simultanés sur la liste pour éviter des effets indésirables. Pour ce faire nous utilisons un mécanisme natif de Java pour la synchronisation, qui est l’équivalent des « mutex » en C. <text:span text:style-name="T395">Préfixé un objet par le mot « synchronized » devant un bloc de code, nous assure que celui ci ne pourra être parcouru que par une seul processus à la fois jusqu’à la fin de l’exécution du bloc de code. Les autres processus étant mis en attente. L’objet est « réservé » sur une portion de code. Si une autre portion de code nécessite de « réserver » le même objet, elle ne pourra être exécuté qu’une fois que l’objet sera disponible. Ainsi si une tâche d’indexation « A » rajoute une URL à la liste, une tâche d’indexation « B » devra attendre que l’ajout soit terminé avant de pouvoir consulté la liste à son tour.</text:span></text:p>
      <text:p text:style-name="P238">A titre d’illustration, voici un extrait du code de la classe «WebPageWorker » permettant d’ajouter une liste d’URL à la liste des URL déjà parcourue<text:span text:style-name="T398">s</text:span> :</text:p>
      <text:p text:style-name="Preformatted_20_Text"><text:soft-page-break/>public final void pushToParsedLocations(URL... locations){</text:p>
      <text:p text:style-name="Preformatted_20_Text"><text:tab/><text:span text:style-name="T70">synchronized</text:span>(this.parsedLocations){</text:p>
      <text:p text:style-name="Preformatted_20_Text"><text:tab/><text:tab/>for(URL location : locations){</text:p>
      <text:p text:style-name="Preformatted_20_Text"><text:tab/><text:tab/><text:tab/>this.parsedLocations.add(location.toString());</text:p>
      <text:p text:style-name="Preformatted_20_Text"><text:tab/><text:tab/>}</text:p>
      <text:p text:style-name="Preformatted_20_Text"><text:tab/><text:tab/>this.doneItems = this.parsedLocations.size();</text:p>
      <text:p text:style-name="Preformatted_20_Text"><text:tab/>}</text:p>
      <text:p text:style-name="Preformatted_20_Text">}</text:p>
      <text:p text:style-name="P236"/>
      <text:list xml:id="list105307198251901" text:continue-list="list105306554684005" text:style-name="Numbering_20_1">
        <text:list-item>
          <text:list>
            <text:list-item>
              <text:list>
                <text:list-item>
                  <text:h text:style-name="P411" text:outline-level="3"><text:bookmark-start text:name="__RefHeading___Toc5780_1456412319"/><text:s/>Une interface d’<text:span text:style-name="T4">administration</text:span><text:bookmark-end text:name="__RefHeading___Toc5780_1456412319"/></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P412" text:outline-level="3"><text:bookmark-start text:name="__RefHeading___Toc791_1084348667"/>Le couplage entre l<text:span text:style-name="T399">es clusters et les fonctionnalités de recherche</text:span><text:bookmark-end text:name="__RefHeading___Toc791_1084348667"/></text:h>
                </text:list-item>
              </text:list>
            </text:list-item>
          </text:list>
        </text:list-item>
      </text:list>
      <text:p text:style-name="P240">La première des fonctions de contrainte que nous avons défini est la possibilité pour un utilisateur de pouvoir étendre une recherche à plusieurs <text:span text:style-name="T402">planètes</text:span>. « Elasticsearch » permet de faire une recherche sur plusieurs index<text:span text:style-name="T401">es</text:span> en même temps. Dans ce cas nous obtenons une seule liste de résultats qui agrège les résultats issus des deux index<text:span text:style-name="T402">es</text:span>.</text:p>
      <text:p text:style-name="P240">Voici comment nous pourrions soumettre une recherche <text:span text:style-name="T403">à l’</text:span> index <text:span text:style-name="T400">A</text:span>:</text:p>
      <text:p text:style-name="P241"><text:span text:style-name="T78">POST</text:span><text:span text:style-name="T170"> </text:span><text:a xlink:type="simple" xlink:href="http://moncluster/indexA" text:style-name="Internet_20_link" text:visited-style-name="Visited_20_Internet_20_Link"><text:span text:style-name="T175">http://mon</text:span></text:a><text:a xlink:type="simple" xlink:href="http://moncluster/indexA" text:style-name="Internet_20_link" text:visited-style-name="Visited_20_Internet_20_Link"><text:span text:style-name="T176">cluster</text:span></text:a><text:a xlink:type="simple" xlink:href="http://moncluster/indexA" text:style-name="Internet_20_link" text:visited-style-name="Visited_20_Internet_20_Link"><text:span text:style-name="T175">/</text:span></text:a><text:a xlink:type="simple" xlink:href="http://moncluster/indexA" text:style-name="Internet_20_link" text:visited-style-name="Visited_20_Internet_20_Link"><text:span text:style-name="T176">indexA</text:span></text:a><text:span text:style-name="T174">/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41">Voici comment nous pourrions soumettre <text:span text:style-name="T400">la même</text:span> recherche <text:span text:style-name="T402">aux</text:span> index<text:span text:style-name="T400">es</text:span> <text:span text:style-name="T400">A et B</text:span>:</text:p>
      <text:p text:style-name="P241"><text:span text:style-name="T78">POST</text:span><text:span text:style-name="T170"> </text:span><text:a xlink:type="simple" xlink:href="http://moncluster/indexA" text:style-name="Internet_20_link" text:visited-style-name="Visited_20_Internet_20_Link"><text:span text:style-name="T175">http://mon</text:span></text:a><text:a xlink:type="simple" xlink:href="http://moncluster/indexA" text:style-name="Internet_20_link" text:visited-style-name="Visited_20_Internet_20_Link"><text:span text:style-name="T176">cluster</text:span></text:a><text:a xlink:type="simple" xlink:href="http://moncluster/indexA" text:style-name="Internet_20_link" text:visited-style-name="Visited_20_Internet_20_Link"><text:span text:style-name="T175">/</text:span></text:a><text:a xlink:type="simple" xlink:href="http://moncluster/indexA" text:style-name="Internet_20_link" text:visited-style-name="Visited_20_Internet_20_Link"><text:span text:style-name="T176">indexA</text:span></text:a><text:span text:style-name="T174">/indexB/_search </text:span><text:span text:style-name="T78">{‘‘</text:span><text:span text:style-name="T84">query</text:span><text:span text:style-name="T78">’’ : </text:span><text:span text:style-name="T84">{</text:span><text:span text:style-name="T78">‘‘</text:span><text:span text:style-name="T84">match_all</text:span><text:span text:style-name="T78">’’ :</text:span><text:span text:style-name="T84">{}}</text:span><text:span text:style-name="T78">}</text:span></text:p>
      <text:p text:style-name="P242">Nous remarqu<text:span text:style-name="T403">ons</text:span> que nous pouvons faire une recherche sur plusieurs <text:span text:style-name="T402">VLP</text:span> uniquement si les indexes hébergeant ces <text:span text:style-name="T402">VLP</text:span> sont situés sur le même <text:span text:style-name="T402">domaine (cluster).</text:span></text:p>
      <text:p text:style-name="P243">Cela apporte la contrainte suivante en terme de configuration :</text:p>
      <text:p text:style-name="P13">Toutes les planètes d’une même version linguistique devront être hébergées sur le <text:span text:style-name="T403">même </text:span>domaine.</text:p>
      <text:p text:style-name="P243">Si la planète « news » en Français est hébergée sur le domaine « A », alors la version Française de toutes les autres planètes devra être hébergé sur le domaine « A ». <text:span text:style-name="T404">Sans quoi il sera impossible de faire une recherche sur l’ensemble des planètes en version Française.</text:span></text:p>
      <text:p text:style-name="P244">A ce point nous apportons une précision concernant les objets de type « ElasticSearchingClient » qui sont responsables d’effectuer des recherches sur une VLP donnée. Nous verrons qu’ils sont capable d’effectuer une recherche sur toutes les VLP <text:span text:style-name="T405">d’une même langue.</text:span></text:p>
      <text:p text:style-name="P241"/>
      <text:list xml:id="list105305821422630" text:continue-numbering="true" text:style-name="Numbering_20_1">
        <text:list-item>
          <text:list>
            <text:list-item>
              <text:list>
                <text:list-item>
                  <text:h text:style-name="P413" text:outline-level="3"><text:bookmark-start text:name="__RefHeading___Toc5782_1456412319"/>Le couplage entre la structure des index et les fonctionnalités de recherche<text:bookmark-end text:name="__RefHeading___Toc5782_1456412319"/></text:h>
                </text:list-item>
              </text:list>
            </text:list-item>
          </text:list>
        </text:list-item>
      </text:list>
      <text:p text:style-name="P239">Nous avons <text:span text:style-name="T399">étudié les différentes parties qui composent la structure d’un index « Elasticsearch ».</text:span></text:p>
      <text:p text:style-name="P245"><text:soft-page-break/>Pour rappel, il faut déclarer les « tokeniser<text:span text:style-name="T414">s</text:span> » et les « filtres » que nous souhaitons utilisés <text:span text:style-name="T412">dans la composition des analyseurs</text:span>. <text:span text:style-name="T406">Pour chaque champ textuel des objets à indexer on déclare les analyseurs adéquats.</text:span></text:p>
      <text:p text:style-name="P246">Il est possible de déclarer trois analyseur<text:span text:style-name="T413">s</text:span> par propriété. Un qui sera utilis<text:span text:style-name="T415">é</text:span> à l’indexation, un qui sera utilis<text:span text:style-name="T416">é</text:span> pour la recherche de mots et le dernier qui pourra être utilis<text:span text:style-name="T416">é</text:span> pour la recherche <text:span text:style-name="T413">de phrases entre guillemets</text:span>. Réalisons une étude de cas<text:span text:style-name="T407"> inspirée de la documentation officielle d’« Elasticsearch »</text:span><text:span text:style-name="T407"><text:note text:id="ftn23" text:note-class="footnote"><text:note-citation>23</text:note-citation><text:note-body><text:p text:style-name="P273"><text:s/><text:span text:style-name="T406">https://www.elastic.co/guide/en/elasticsearch/reference/current/analyzer.html</text:span></text:p></text:note-body></text:note></text:span><text:span text:style-name="T407">.</text:span></text:p>
      <text:p text:style-name="P247">Soit les deux analyseurs suivants, qui utilise<text:span text:style-name="T421">nt</text:span> des « tokeniser » et des « filtres » nativement disponible<text:span text:style-name="T413">s</text:span> dans « Elasticsearch » :</text:p>
      <text:p text:style-name="P357">[…………..]</text:p>
      <text:p text:style-name="P345">"analysis":{</text:p>
      <text:p text:style-name="P355"><text:s text:c="9"/><text:span text:style-name="T408">"analyzer":{</text:span></text:p>
      <text:p text:style-name="P359"><text:span text:style-name="T408">//</text:span><text:span text:style-name="T409">cet analyseur va découper les mots de façon standard puis va les mettre en minuscule</text:span></text:p>
      <text:p text:style-name="P355"><text:s text:c="12"/><text:span text:style-name="T408">"my_analyzer":{ </text:span><text:span text:style-name="T408"><draw:frame draw:style-name="fr4" draw:name="Image24" text:anchor-type="as-char" svg:width="0.37cm" svg:height="0.397cm" draw:z-index="30"><draw:image xlink:href="Pictures/100002010000000E0000000F4116546DF3C4FAFC.png" xlink:type="simple" xlink:show="embed" xlink:actuate="onLoad"/></draw:frame></text:span></text:p>
      <text:p text:style-name="P355"><text:s text:c="15"/><text:span text:style-name="T408">"type":"custom",</text:span></text:p>
      <text:p text:style-name="P355"><text:s text:c="15"/><text:span text:style-name="T408">"tokenizer":"standard",</text:span></text:p>
      <text:p text:style-name="P355"><text:s text:c="15"/><text:span text:style-name="T408">"filter":[</text:span></text:p>
      <text:p text:style-name="P355"><text:s text:c="18"/><text:span text:style-name="T408">"lowercase"</text:span></text:p>
      <text:p text:style-name="P355"><text:s text:c="15"/><text:span text:style-name="T408">]</text:span></text:p>
      <text:p text:style-name="P355"><text:s text:c="12"/><text:span text:style-name="T408">},</text:span></text:p>
      <text:p text:style-name="P360"><text:span text:style-name="T408">//</text:span><text:span text:style-name="T409">cet analyseur va découper les mots de façon standard, va les mettre en minuscule puis va supprimer tous les mots considérés comme non pertinents pour la langue Française</text:span></text:p>
      <text:p text:style-name="P355"><text:s text:c="12"/><text:span text:style-name="T408">"my_stop_analyzer":{ </text:span><text:span text:style-name="T408"><draw:frame draw:style-name="fr4" draw:name="Image25" text:anchor-type="as-char" svg:width="0.37cm" svg:height="0.397cm" draw:z-index="32"><draw:image xlink:href="Pictures/100002010000000E0000000F46ADD3FF88283341.png" xlink:type="simple" xlink:show="embed" xlink:actuate="onLoad"/></draw:frame></text:span></text:p>
      <text:p text:style-name="P355"><text:s text:c="15"/><text:span text:style-name="T408">"type":"custom",</text:span></text:p>
      <text:p text:style-name="P355"><text:s text:c="15"/><text:span text:style-name="T408">"tokenizer":"standard",</text:span></text:p>
      <text:p text:style-name="P355"><text:s text:c="15"/><text:span text:style-name="T408">"filter":[</text:span></text:p>
      <text:p text:style-name="P355"><text:s text:c="18"/><text:span text:style-name="T408">"lowercase",</text:span></text:p>
      <text:p text:style-name="P355"><text:s text:c="18"/><text:span text:style-name="T408">"</text:span><text:span text:style-name="T410">french</text:span><text:span text:style-name="T408">_stop"</text:span></text:p>
      <text:p text:style-name="P355"><text:s text:c="15"/><text:span text:style-name="T408">]</text:span></text:p>
      <text:p text:style-name="P355"><text:s text:c="12"/><text:span text:style-name="T408">}</text:span></text:p>
      <text:p text:style-name="P355"><text:s text:c="9"/><text:span text:style-name="T408">},</text:span></text:p>
      <text:p text:style-name="P359"><text:span text:style-name="T408">//</text:span><text:span text:style-name="T409">déclaration du filtre supprimant tous les mots non pertinents pour la langue Française. Cette liste est disponible nativement dans « Elasticsearch »</text:span></text:p>
      <text:p text:style-name="P355"><text:s text:c="9"/><text:span text:style-name="T408">"filter":{</text:span></text:p>
      <text:p text:style-name="P355"><text:s text:c="12"/><text:span text:style-name="T408">"english_stop":{</text:span></text:p>
      <text:p text:style-name="P355"><text:s text:c="15"/><text:span text:style-name="T408">"type":"stop",</text:span></text:p>
      <text:p text:style-name="P355"><text:s text:c="15"/><text:span text:style-name="T408">"stopwords":"_</text:span><text:span text:style-name="T410">french</text:span><text:span text:style-name="T408">_"</text:span></text:p>
      <text:p text:style-name="P355"><text:s text:c="12"/><text:span text:style-name="T408">}</text:span></text:p>
      <text:p text:style-name="P355"><text:s text:c="9"/><text:span text:style-name="T408">}</text:span></text:p>
      <text:p text:style-name="P355"><text:s text:c="6"/><text:span text:style-name="T408">}</text:span></text:p>
      <text:p text:style-name="P447">[…………..]</text:p>
      <text:p text:style-name="P247"/>
      <text:p text:style-name="P248">Voyons maintenant comment <text:span text:style-name="T417">c</text:span>es analyseurs sont appliqués à un champ textuel :</text:p>
      <text:p text:style-name="P357">[…………..]</text:p>
      <text:p text:style-name="P346">"mappings":{</text:p>
      <text:p text:style-name="P358"><text:soft-page-break/>//<text:span text:style-name="T416">déclaration d</text:span>u modèle de donnée « _doc »</text:p>
      <text:p text:style-name="P356"><text:s text:c="6"/><text:span text:style-name="T408">"_doc":{</text:span></text:p>
      <text:p text:style-name="P356"><text:s text:c="9"/><text:span text:style-name="T408">"properties":{</text:span></text:p>
      <text:p text:style-name="P358"><text:span text:style-name="T408">//</text:span>ajout du champ textuel nommé « titre »</text:p>
      <text:p text:style-name="P356"><text:s text:c="12"/><text:span text:style-name="T408">"ti</text:span><text:span text:style-name="T411">tre</text:span><text:span text:style-name="T408">": {</text:span></text:p>
      <text:p text:style-name="P356"><text:s text:c="15"/><text:span text:style-name="T408">"type":"text",</text:span></text:p>
      <text:p text:style-name="P358"><text:span text:style-name="T408">//</text:span>déclaration de l’analyseur utilisé pour l’indexation</text:p>
      <text:p text:style-name="P356"><text:s text:c="15"/><text:span text:style-name="T408">"analyzer":"my_analyzer", </text:span><text:bookmark text:name="CO254-3"/></text:p>
      <text:p text:style-name="P358"><text:span text:style-name="T408">//déclaration de l’analyseur </text:span><text:span text:style-name="T421">utilisé </text:span>pour la recherche de mots</text:p>
      <text:p text:style-name="P356"><text:s text:c="15"/><text:span text:style-name="T408">"search_analyzer":"my_stop_analyzer", </text:span><text:bookmark text:name="CO254-4"/></text:p>
      <text:p text:style-name="P358"><text:span text:style-name="T408">//déclaration de l’analyseur </text:span><text:span text:style-name="T421">utilisé </text:span><text:span text:style-name="T408">pour la recherche de phrases entre guillemets</text:span></text:p>
      <text:p text:style-name="P356"><text:s text:c="15"/><text:span text:style-name="T408">"search_quote_analyzer":"my_analyzer" </text:span><text:bookmark text:name="CO254-5"/></text:p>
      <text:p text:style-name="P356"><text:s text:c="12"/><text:span text:style-name="T408">}</text:span></text:p>
      <text:p text:style-name="P356"><text:s text:c="9"/><text:span text:style-name="T408">}</text:span></text:p>
      <text:p text:style-name="P356"><text:s text:c="6"/><text:span text:style-name="T408">}</text:span></text:p>
      <text:p text:style-name="P357">[…………..]</text:p>
      <text:p text:style-name="P248"/>
      <text:p text:style-name="P250">Indexons maintenant le document numéro 145 avec la valeur «  Les chaussettes de l’Archi-Duchesse sont-elles sèches archi sèche » pour le champ « titre ».</text:p>
      <text:p text:style-name="P249">Le résultat de l’analyseur utilisé pour l’indexation sera :</text:p>
      <text:p text:style-name="Preformatted_20_Text">les (145:1) / chaussettes (145:2) / de (145:3) / l (145:4) / archi (145:5,10) / duchesse (145:6) / sont (145:7) / elle (145:8) / sèche (145:9,11)</text:p>
      <text:p text:style-name="P251"/>
      <text:p text:style-name="P251">Rappelons que chaque mot indexé contient le numéro du document qu’il référence ainsi que ses position<text:span text:style-name="T421">s</text:span> dans le texte. Le mot « archi » se trouve aux position<text:span text:style-name="T421">s</text:span> 5 et 10.</text:p>
      <text:p text:style-name="P251">Si nous faisons la recherche de phrase entre guillemets « ‘‘<text:span text:style-name="T417">Les chaussettes de l’Archi-Duchesse sont-elles sèches archi sèche’’ », </text:span>l’analyseur utilisé sera le même <text:span text:style-name="T418">donc</text:span> le résultat sera <text:span text:style-name="T418">identique et</text:span> le document sera retourné. En revanche si nous faisons la même recherche entre guillemets en inversant 2 mots, les mots obtenus seront les mêmes mais le document ne sera pas retrouvé car l’ordre des mots sera différent.</text:p>
      <text:p text:style-name="P251">Imaginons maintenant que nous ne souhaitons pas faire une recherche stricte sur une phrase car nous avons oublié l’expression exacte. Dans ce cas nous enlevons les guillemets pour faire une recherche sur les mots <text:span text:style-name="T419">avec l’expression suivante « les Chaussettes de l’archi duchesse sont elles chère archi chère »</text:span>. Ce sera donc l’analyseur « <text:span text:style-name="T418">my_stop_analyser » qui sera utilisé et la séquence produite sera :</text:span></text:p>
      <text:p text:style-name="P354">chaussettes (145:<text:span text:style-name="T418">1</text:span>) / archi (145:<text:span text:style-name="T418">2</text:span>,<text:span text:style-name="T418">5</text:span>) / duchesse (<text:span text:style-name="T418">145</text:span>:<text:span text:style-name="T418">3</text:span>) / <text:span text:style-name="T419">chère</text:span> (145:<text:span text:style-name="T418">4</text:span>,<text:span text:style-name="T418">6</text:span>)</text:p>
      <text:p text:style-name="P252"/>
      <text:p text:style-name="P392">Comme la recherche par mots ne tient pas compte de l’ordre des mots et ne nécessite pas qu’ils soient tous présents, le document sera retrouvé avec un fort taux de pertinence car il contient trois des mots contenus dans la recherche.</text:p>
      <text:p text:style-name="P253"><text:soft-page-break/>Ce qu’il faut retenir de cette étude de cas est que la structure d’un index est fortement lié<text:span text:style-name="T420">e</text:span> à une langue et que les fonctionnalités <text:span text:style-name="T420">de recherche sont fortement liées à la structure de l’index. On pourra donc relever les contraintes suivantes :</text:span></text:p>
      <text:list xml:id="list4734743114520425947" text:style-name="L16">
        <text:list-item>
          <text:p text:style-name="P393">Les données propres à chaque langues devront être indexées dans des indexes différents</text:p>
        </text:list-item>
        <text:list-item>
          <text:p text:style-name="P393">Toutes modifications de la structure de l’index aura des répercussions immédiates sur les fonctionnalités de recherche.</text:p>
          <text:p text:style-name="P393"/>
        </text:list-item>
      </text:list>
      <text:list xml:id="list105306346422963" text:continue-list="list105305821422630" text:style-name="Numbering_20_1">
        <text:list-item>
          <text:list>
            <text:list-item>
              <text:list>
                <text:list-item>
                  <text:h text:style-name="P418" text:outline-level="3"><text:bookmark-start text:name="__RefHeading___Toc795_1084348667"/>Des résultats triés par pertinence<text:bookmark-end text:name="__RefHeading___Toc795_1084348667"/></text:h>
                </text:list-item>
              </text:list>
            </text:list-item>
          </text:list>
        </text:list-item>
      </text:list>
      <text:p text:style-name="P254">La recherche de phrases exactes entre guillemets est utile car elle permet de n’avoir comme résultats que ceux qui correspondent exactement à notre recherche. De plus elle ne nécessite aucune configuration particulière car il est possible de définir un analyseur spécifiquement pour ce type de recherche. C’est fonctionnalité est intéressante et facile à mettre en place donc nous l’avons conservé pour le moteur de recherche. Toutefois nous la considérons comme marginale car elle n’est pas innée. L’utilisateur doit savoir qu’il doit mettre des guillemets pour rechercher une phrase exacte.</text:p>
      <text:p text:style-name="P254">Nous avons souhaité mettre en place une recherche plus intuitive. C’est à dire que si <text:span text:style-name="T422">l’utilisateur recherche une succession de mots sans guillemet, nous allons lui proposer prioritairement les résultats contenant la phrase exacte, ensuite les résultats où les mots qu’il cherche sont proches et enfin les résultats qui contiennent le plus de mots recherchés possibles.</text:span></text:p>
      <text:p text:style-name="P255">Pour réaliser cela nous allons utilisé deux fonctionnalités distinctes proposées par « Elasticsearch ». La première consiste à prioriser certains champs dans le calcul de pertinence d’un résultat.</text:p>
      <text:p text:style-name="P395">Par exemple nous si nous avons <text:span text:style-name="T423">un document avec </text:span>les champs <text:span text:style-name="T423">textuels </text:span>« A », « B » et « C » <text:span text:style-name="T423">et que nous recherchons les mots « six citrons », </text:span>nous pourrions demander tous les document<text:span text:style-name="T423">s</text:span> avec « A= ‘‘<text:span text:style-name="T423">six citrons</text:span>’’ <text:span text:style-name="T424">et/</text:span>ou <text:span text:style-name="T424">ceux avec </text:span>B=‘‘<text:span text:style-name="T423">six citrons</text:span>’’ <text:span text:style-name="T424">et/</text:span>ou <text:span text:style-name="T424">ceux avec </text:span>C=‘‘<text:span text:style-name="T423">six citrons</text:span>’’ », <text:span text:style-name="T423">en souhaitant que les documents avec </text:span>« B=‘‘<text:span text:style-name="T423">six citrons</text:span>’’ » <text:span text:style-name="T423">apparaissent prioritairement sur les documents avec </text:span>« <text:span text:style-name="T423">C</text:span>=‘‘<text:span text:style-name="T423">six citrons</text:span>’’ ». <text:span text:style-name="T424">On dira que la résultats avec « </text:span>B=‘‘<text:span text:style-name="T423">six citrons</text:span>’’<text:span text:style-name="T424"> » sont « boostés » par rapport aux autres.</text:span></text:p>
      <text:p text:style-name="P396">La seconde fonctionnalité que nous utiliserons est celle qui permet d’alimenter plusieurs champ à partir d’une même source de donnée. Comme cette notion est moins évidente détaillons là tout de suite avec <text:span text:style-name="T424">un exemple concret</text:span>. <text:span text:style-name="T424">Entre autre champs, nous indexons un champ nommé « text » qui contient le contenu textuel d’une page HTML. A l’intérieur de son contenu nous aimerions naturellement cumuler une recherche de phrase avec une recherche de proximité des mots et une recherche de présence des mots. Or chacune de ses fonctionnalités de recherche nécessite que les données soient indexées de façon différentes grâce à des analyseurs différents.</text:span></text:p>
      <text:p text:style-name="P397">Détaillons <text:span text:style-name="T437">la définition du champ « text » </text:span>des index<text:span text:style-name="T437">es</text:span> utilisé<text:span text:style-name="T437">s</text:span> par l’application :</text:p>
      <text:p text:style-name="Preformatted_20_Text"><text:soft-page-break/>"<text:span text:style-name="T70">text</text:span>": {</text:p>
      <text:p text:style-name="Preformatted_20_Text"><text:tab/>"type": "text",</text:p>
      <text:p text:style-name="P348"><text:tab/>//<text:span text:style-name="T425">description des analyseurs ‘’classiques’’ pour le champ « text »</text:span></text:p>
      <text:p text:style-name="Preformatted_20_Text"><text:tab/>"analyzer": "english",</text:p>
      <text:p text:style-name="Preformatted_20_Text"><text:tab/>"search_analyzer": "english_search",</text:p>
      <text:p text:style-name="Preformatted_20_Text"><text:tab/>"search_quote_analyzer": "english",</text:p>
      <text:p text:style-name="Preformatted_20_Text"><text:tab/>"fields": {</text:p>
      <text:p text:style-name="P441"><text:tab/><text:tab/><text:span text:style-name="T426">//</text:span><text:span text:style-name="T427">description de l’analyseur pour le champ « text.withstopwords »</text:span></text:p>
      <text:p text:style-name="P441"><text:span text:style-name="T427"><text:tab/><text:tab/>//</text:span><text:span text:style-name="T428">l’analyseur n’enlève aucun mot et permet la recherche de phrase</text:span></text:p>
      <text:p text:style-name="P441"><text:span text:style-name="T428"><text:tab/><text:tab/>//</text:span><text:span text:style-name="T432">il s’agit des analyseurs </text:span><text:span text:style-name="T433">d’indexation et de recherche par mot</text:span><text:span text:style-name="T432">, donc les guillemets ne sont pas nécessaires</text:span></text:p>
      <text:p text:style-name="Preformatted_20_Text"><text:tab/><text:tab/>"<text:span text:style-name="T70">withstopwords</text:span>": {</text:p>
      <text:p text:style-name="Preformatted_20_Text"><text:tab/><text:tab/><text:tab/>"type": "text",</text:p>
      <text:p text:style-name="Preformatted_20_Text"><text:tab/><text:tab/><text:tab/>"analyzer": "english",</text:p>
      <text:p text:style-name="Preformatted_20_Text"><text:tab/><text:tab/><text:tab/>"search_analyzer": "english"</text:p>
      <text:p text:style-name="Preformatted_20_Text"><text:tab/><text:tab/>},</text:p>
      <text:p text:style-name="P442"><text:tab/><text:tab/><text:span text:style-name="T426">//</text:span><text:span text:style-name="T427">description de </text:span><text:span text:style-name="T429">l’</text:span><text:span text:style-name="T427">analyseur pour le champ « text.bigram »</text:span></text:p>
      <text:p text:style-name="P442"><text:span text:style-name="T427"><text:tab/><text:tab/>//</text:span><text:span text:style-name="T428">l’analyseur permet la recherche par association</text:span></text:p>
      <text:p text:style-name="Preformatted_20_Text"><text:tab/><text:tab/>"<text:span text:style-name="T70">bigram</text:span>": {</text:p>
      <text:p text:style-name="Preformatted_20_Text"><text:tab/><text:tab/><text:tab/>"type": "text",</text:p>
      <text:p text:style-name="P446"><text:tab/><text:tab/><text:tab/>"analyzer": "bigram"</text:p>
      <text:p text:style-name="P446"><text:tab/><text:tab/><text:tab/>"search_analyzer": "<text:span text:style-name="T438">bigram</text:span>"</text:p>
      <text:p text:style-name="Preformatted_20_Text"><text:tab/><text:tab/>}</text:p>
      <text:p text:style-name="Preformatted_20_Text"><text:tab/>}</text:p>
      <text:p text:style-name="Preformatted_20_Text">}</text:p>
      <text:p text:style-name="P398">En indexant uniquement le champ « text », on alimente en plus les champs imbriqués « text.withstopwords » et « text.bigram » <text:span text:style-name="T434">sur lesquels on pourra effectuer des recherches de façon indépendante et en priorisant leur résultats. Voilà à quoi pourrait ressembler une requête simplifiée :</text:span></text:p>
      <text:p text:style-name="P443"><text:span text:style-name="T435">POST https://moncluster/monindice</text:span>/_search</text:p>
      <text:p text:style-name="Preformatted_20_Text">{</text:p>
      <text:p text:style-name="Preformatted_20_Text"><text:s text:c="2"/>"query": {</text:p>
      <text:p text:style-name="Preformatted_20_Text"><text:s text:c="4"/>"bool": {</text:p>
      <text:p text:style-name="Preformatted_20_Text"><text:tab/><text:span text:style-name="T426">//</text:span><text:span text:style-name="T430">should est l’équivalent de la directive OR en S.Q.L</text:span></text:p>
      <text:p text:style-name="Preformatted_20_Text"><text:s text:c="6"/>"should": [</text:p>
      <text:p text:style-name="P444"><text:s text:c="8"/>{ "match": {</text:p>
      <text:p text:style-name="Preformatted_20_Text"><text:s text:c="12"/>"<text:span text:style-name="T85">text.withstopwords</text:span>": <text:s/>{</text:p>
      <text:p text:style-name="P445"><text:s text:c="14"/>"query": "<text:span text:style-name="T436">les six citrons</text:span>",</text:p>
      <text:p text:style-name="P445"><text:span text:style-name="T426">//</text:span><text:bookmark text:name="CO66-1"/><text:span text:style-name="T431">les résultats contenant la phrase « les six citrons » on un facteur 3 sur leur pertinence</text:span></text:p>
      <text:p text:style-name="Preformatted_20_Text"><text:s text:c="14"/>"boost": <text:span text:style-name="T435">3</text:span></text:p>
      <text:p text:style-name="Preformatted_20_Text"><text:s text:c="8"/>}}},</text:p>
      <text:p text:style-name="Preformatted_20_Text"><text:s text:c="8"/>{ "match": {<text:bookmark text:name="CO66-2"/></text:p>
      <text:p text:style-name="Preformatted_20_Text"><text:s text:c="12"/>"<text:span text:style-name="T85">text.bigram</text:span>": <text:s/>{</text:p>
      <text:p text:style-name="P444"><text:s text:c="14"/>"query": "<text:span text:style-name="T436">les six citrons</text:span>",</text:p>
      <text:p text:style-name="P445"><text:span text:style-name="T426">//</text:span><text:bookmark text:name="CO66-11"/><text:span text:style-name="T431">les résultats dont les mots « les », « six » et « citrons » sont proches on un facteur 2 sur leur pertinence </text:span></text:p>
      <text:p text:style-name="Preformatted_20_Text"><text:s text:c="14"/>"boost": 2</text:p>
      <text:p text:style-name="Preformatted_20_Text"><text:s text:c="8"/>}}},</text:p>
      <text:p text:style-name="P444"><text:s text:c="8"/>{ "match": <text:bookmark text:name="CO66-21"/>{ </text:p>
      <text:p text:style-name="P444"><text:s text:c="12"/>"<text:span text:style-name="T85">text</text:span>": <text:s/>{</text:p>
      <text:p text:style-name="P444"><text:s text:c="14"/>"query": "<text:span text:style-name="T436">les six citrons</text:span>",</text:p>
      <text:p text:style-name="P445"><text:span text:style-name="T426">//</text:span><text:bookmark text:name="CO66-111"/><text:span text:style-name="T431">la pertinence des résultats dont les mots « les », « six » et « citrons » sont plus ou moins contenu dans le texte ont un facteur 1 sur leur pertinence</text:span></text:p>
      <text:p text:style-name="P444"><text:s text:c="14"/>"boost": <text:span text:style-name="T435">1</text:span></text:p>
      <text:p text:style-name="P444"><text:s text:c="8"/>}}}</text:p>
      <text:p text:style-name="Preformatted_20_Text"><text:soft-page-break/><text:s text:c="6"/>]</text:p>
      <text:p text:style-name="Preformatted_20_Text"><text:s text:c="4"/>}</text:p>
      <text:p text:style-name="Preformatted_20_Text"><text:s text:c="2"/>}</text:p>
      <text:p text:style-name="P449">}</text:p>
      <text:list xml:id="list105305552697830" text:continue-numbering="true" text:style-name="Numbering_20_1">
        <text:list-item>
          <text:list>
            <text:list-item>
              <text:list>
                <text:list-item>
                  <text:h text:style-name="P420" text:outline-level="3"><text:bookmark-start text:name="__RefHeading___Toc797_1084348667"/><text:span text:style-name="T441">Les fonctionnalités de recherches</text:span><text:bookmark-end text:name="__RefHeading___Toc797_1084348667"/></text:h>
                </text:list-item>
              </text:list>
            </text:list-item>
          </text:list>
        </text:list-item>
      </text:list>
      <text:p text:style-name="P399">Il est difficile de détailler précisément les autres fonctionnalités de recherche utilisées sans transformer le présent document en une documentation technique de « Elasticsearch ». <text:span text:style-name="T439">Toutefois, les principes de base étant établis, il possible de décrire un fonctionnement général de chacune d’elles.</text:span></text:p>
      <text:list xml:id="list105307542257989" text:continue-list="list105305554168285" text:style-name="List_20_1">
        <text:list-item>
          <text:p text:style-name="Subtitle">La recherche par association</text:p>
        </text:list-item>
      </text:list>
      <text:p text:style-name="P400">Pour cela on utilise un <text:span text:style-name="T440">type de filtre nommé « shingle » (« galet » en français)</text:span> qui <text:span text:style-name="T440">va permettre d’indexer un document par groupe de mots.</text:span> Dans notre cas nous fonctionnons avec des groupes de deux mots. Si on indexe <text:span text:style-name="T440">le document </text:span>« ton thé t’a t’il ôté ta toue » <text:span text:style-name="T440">avec les filtres de langues et un filtre d’association, le champ « text.bigram » sera indexée avec les valeurs suivantes « thé ôter » et « ôter toue ». La même transformation sera appliqué lors de la recherche et une association sera trouvée si un des couples obtenus et équivalent. Par exemple « les sirops pour </text:span><text:span text:style-name="T86">ôter</text:span><text:span text:style-name="T440"> les </text:span><text:span text:style-name="T86">toues</text:span><text:span text:style-name="T440"> » ou encore « le </text:span><text:span text:style-name="T86">thé</text:span><text:span text:style-name="T440"> qu’il a </text:span><text:span text:style-name="T86">ôté</text:span><text:span text:style-name="T440"> du sac ».</text:span></text:p>
      <text:list xml:id="list105307484064066" text:continue-numbering="true" text:style-name="List_20_1">
        <text:list-item>
          <text:p text:style-name="Subtitle">L’auto-complétion</text:p>
        </text:list-item>
      </text:list>
      <text:p text:style-name="P401">« Elasticsearch » fournit un type de champ particulier pour l’auto-complétion mais nous avons choisi de ne pas l’utiliser car il n’était pas satisfaisant. Il est plus performants qu’une implémentation manuelle de la fonctionnalité mais il ne renvoie que les phrases commençant par les lettres tapées au lieu de renvoyer les phrases dont au moins un mot commence par les lettres tapées. Par exemple la phrase « mémoires d’ingénieurs » ne sera <text:span text:style-name="T442">pas </text:span>proposé<text:span text:style-name="T442">e</text:span> en résultat d’auto-complétion si l’utilisateur tape les lettres « ing ». <text:span text:style-name="T444">Ce qui n’est pas satisfaisant.</text:span></text:p>
      <text:p text:style-name="P402">Pour définir un champ destiné à l’auto-complétion, il faut définir un « tokenizer » qui va découpé le contenu en <text:span text:style-name="T443">groupe de </text:span>lettre<text:span text:style-name="T443">s</text:span> au lieu de le découp<text:span text:style-name="T443">er</text:span> en mot. <text:span text:style-name="T443">Le texte « la mie » générera les clés d’indexation suivantes « l,la,m,mi,mie ». Cette méthode aboutit à une grande quantité de clés d’indexation. Si elle très acceptable pour l’indexation de phrases, elle est proscrite pour les textes plus fourni. C’est la raison pour laquelle la fonctionnalité d’auto-complétion a été conservée sur les titres des pages mais par sur leur contenu. Cette dernière a été remplacé par une fonctionnalité d’auto-complétion sur toutes les recherches pertinentes déjà effectuées.</text:span></text:p>
      <text:list xml:id="list105306034629060" text:continue-numbering="true" text:style-name="List_20_1">
        <text:list-item>
          <text:p text:style-name="Subtitle">Suggestions</text:p>
        </text:list-item>
      </text:list>
      <text:list xml:id="list105306390292029" text:continue-list="list105305552697830" text:style-name="Numbering_20_1">
        <text:list-item>
          <text:list>
            <text:list-item>
              <text:list>
                <text:list-item>
                  <text:h text:style-name="P419" text:outline-level="3"><text:bookmark-start text:name="__RefHeading___Toc5784_1456412319"/>Keywords et routes<text:bookmark-end text:name="__RefHeading___Toc5784_1456412319"/></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6">Développement du</text:span> web service de recherche<text:bookmark-end text:name="__RefHeading___Toc801_1084348667"/></text:h>
            </text:list-item>
          </text:list>
        </text:list-item>
      </text:list>
      <text:p text:style-name="P2"><text:bookmark-start text:name="__RefHeading___Toc803_1084348667"/><text:soft-page-break/>(note : Une interface qui masque la complexité)<text:bookmark-end text:name="__RefHeading___Toc803_1084348667"/></text:p>
      <text:list xml:id="list105306440106291"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5">client de recherche</text:span> au site internet du parlement<text:bookmark-end text:name="__RefHeading___Toc811_1084348667"/></text:h>
            </text:list-item>
            <text:list-item>
              <text:h text:style-name="P426" text:outline-level="2"><text:bookmark-start text:name="__RefHeading___Toc3811_1550847033"/>Un développement par itération<text:bookmark-end text:name="__RefHeading___Toc3811_1550847033"/></text:h>
              <text:list>
                <text:list-item>
                  <text:h text:style-name="P414" text:outline-level="3"><text:bookmark-start text:name="__RefHeading___Toc749_1084348667"/>De plus prioritaire au moins prioritaire<text:bookmark-end text:name="__RefHeading___Toc749_1084348667"/></text:h>
                </text:list-item>
                <text:list-item>
                  <text:h text:style-name="P414" text:outline-level="3"><text:bookmark-start text:name="__RefHeading___Toc751_1084348667"/>Des phases d’analyse approfondies et une redéfinition des besoins<text:bookmark-end text:name="__RefHeading___Toc751_1084348667"/></text:h>
                </text:list-item>
              </text:list>
            </text:list-item>
          </text:list>
          <text:p text:style-name="P394"><text:bookmark-start text:name="__RefHeading___Toc753_1084348667"/>(note : Une technologie mal comprise par la maîtrise d’ouvrage et par la maîtrise<text:bookmark-end text:name="__RefHeading___Toc753_1084348667"/></text:p>
          <text:p text:style-name="P394"><text:bookmark-start text:name="__RefHeading___Toc755_1084348667"/>d’œuvre + coûts incertains de la plateforme)<text:bookmark-end text:name="__RefHeading___Toc755_1084348667"/></text:p>
          <text:list>
            <text:list-item>
              <text:list>
                <text:list-item text:start-value="1">
                  <text:h text:style-name="P414" text:outline-level="3" text:restart-numbering="true" text:start-value="-1"><text:bookmark-start text:name="__RefHeading___Toc757_1084348667"/>Validation et boucle de retro-action<text:bookmark-end text:name="__RefHeading___Toc757_1084348667"/></text:h>
                </text:list-item>
              </text:list>
            </text:list-item>
          </text:list>
          <text:p text:style-name="P394"><text:bookmark-start text:name="__RefHeading___Toc759_1084348667"/>(note : exemples :<text:bookmark-end text:name="__RefHeading___Toc759_1084348667"/></text:p>
          <text:p text:style-name="P394"><text:bookmark-start text:name="__RefHeading___Toc761_1084348667"/>fréquence parsing trop importante,<text:bookmark-end text:name="__RefHeading___Toc761_1084348667"/></text:p>
          <text:p text:style-name="P394"><text:bookmark-start text:name="__RefHeading___Toc763_1084348667"/>synonymes trop laborieux remplacé par la suggestion de phrase,<text:bookmark-end text:name="__RefHeading___Toc763_1084348667"/></text:p>
          <text:p text:style-name="P394"><text:bookmark-start text:name="__RefHeading___Toc765_1084348667"/>autocompletion fulltext remplacée par l’historique des requêtes,<text:bookmark-end text:name="__RefHeading___Toc765_1084348667"/></text:p>
          <text:p text:style-name="P394"><text:bookmark-start text:name="__RefHeading___Toc767_1084348667"/>Déclaration dynamique des planètes,<text:bookmark-end text:name="__RefHeading___Toc767_1084348667"/></text:p>
          <text:p text:style-name="P394"><text:bookmark-start text:name="__RefHeading___Toc769_1084348667"/>Refonte du mapping planete ↔ index)<text:bookmark-end text:name="__RefHeading___Toc769_1084348667"/></text:p>
        </text:list-item>
      </text:list>
      <text:p text:style-name="Text_20_body"/>
      <text:list xml:id="list105305684167751" text:continue-numbering="true" text:style-name="Numbering_20_1">
        <text:list-item>
          <text:h text:style-name="P404" text:outline-level="1"><text:bookmark-start text:name="__RefHeading___Toc813_1084348667"/>Tests et intégration continue<text:bookmark-end text:name="__RefHeading___Toc813_1084348667"/></text:h>
          <text:list>
            <text:list-item>
              <text:h text:style-name="P432"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05306591817548"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432"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05306621307271" text:continue-numbering="true" text:style-name="Numbering_20_1">
        <text:list-item>
          <text:list>
            <text:list-item>
              <text:h text:style-name="P432"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05307121767598" text:continue-numbering="true" text:style-name="Numbering_20_1">
        <text:list-item>
          <text:h text:style-name="P404" text:outline-level="1"><text:bookmark-start text:name="__RefHeading___Toc829_1084348667"/><text:soft-page-break/>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
      <text:list xml:id="list105305936428674" text:continue-numbering="true" text:style-name="Numbering_20_1">
        <text:list-item>
          <text:h text:style-name="P404" text:outline-level="1"><text:bookmark-start text:name="__RefHeading___Toc837_1084348667"/>La formation utilisateurs<text:bookmark-end text:name="__RefHeading___Toc837_1084348667"/></text:h>
        </text:list-item>
      </text:list>
      <text:p text:style-name="Text_20_body"/>
      <text:list xml:id="list105306644460900" text:continue-numbering="true" text:style-name="Numbering_20_1">
        <text:list-item>
          <text:h text:style-name="P404" text:outline-level="1"><text:bookmark-start text:name="__RefHeading___Toc1529_1084348667"/>Retours d’expérience<text:bookmark-end text:name="__RefHeading___Toc1529_1084348667"/></text:h>
        </text:list-item>
      </text:list>
      <text:p text:style-name="Text_20_body"/>
      <text:list xml:id="list105307452891212" text:continue-numbering="true" text:style-name="Numbering_20_1">
        <text:list-item>
          <text:h text:style-name="P404" text:outline-level="1"><text:bookmark-start text:name="__RefHeading___Toc841_1084348667"/>Conclusion<text:bookmark-end text:name="__RefHeading___Toc841_1084348667"/></text:h>
        </text:list-item>
        <text:list-item>
          <text:h text:style-name="P405" text:outline-level="1"><text:bookmark-start text:name="__RefHeading___Toc3594_825439569"/>Annexes<text:bookmark-end text:name="__RefHeading___Toc3594_825439569"/></text:h>
          <text:h text:style-name="P405" text:outline-level="1"/>
          <text:list>
            <text:list-item>
              <text:h text:style-name="T3" text:outline-level="3"><text:bookmark-start text:name="__RefHeading___Toc5788_1456412319"/>Annexe 1<text:bookmark-end text:name="__RefHeading___Toc5788_1456412319"/></text:h>
            </text:list-item>
            <text:list-item>
              <text:h text:style-name="T3" text:outline-level="3"><draw:frame draw:style-name="fr5" draw:name="Image10" text:anchor-type="paragraph" svg:x="0.021cm" svg:y="0cm" svg:width="15.122cm" svg:height="11.396cm" draw:z-index="31"><draw:image xlink:href="Pictures/10000000000004C6000003996FD9742BFCB4D44C.png" xlink:type="simple" xlink:show="embed" xlink:actuate="onLoad"/></draw:frame><text:bookmark-start text:name="__RefHeading___Toc5790_1456412319"/><text:soft-page-break/>Annexe 2<text:bookmark-end text:name="__RefHeading___Toc5790_1456412319"/></text:h>
            </text:list-item>
          </text:list>
        </text:list-item>
      </text:list>
      <text:p text:style-name="Text_20_body"><draw:frame draw:style-name="fr5" draw:name="Image20" text:anchor-type="paragraph" svg:x="0.302cm" svg:y="0.282cm" svg:width="16.637cm" svg:height="12.383cm" draw:z-index="33"><draw:image xlink:href="Pictures/10000000000004A90000037805BE1C4C813EFF7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Menlo, 'DejaVu Sans Mono', 'Bitstream Vera Sans Mono', 'Lucida Consol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2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eeeeee"/>
      <style:paragraph-properties fo:margin-top="0cm" fo:margin-bottom="0cm" loext:contextual-spacing="false" fo:background-color="#eeeeee"/>
      <style:text-properties style:font-name="Liberation Mono" fo:font-family="'Liberation Mono'" style:font-family-generic="modern" style:font-pitch="fixed" fo:font-size="10pt" fo:background-color="transparen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1"/>CNAM GRAND EST 2017/2018</text:p>
      </style:header>
      <style:footer>
        <text:p text:style-name="Footer"><text:bookmark-start text:name="__RefHeading___Toc2304_1630879493"/><text:page-number text:select-page="current">75</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6T10:53:03.295215062</dc:date>
    <meta:editing-duration>P20DT33M1S</meta:editing-duration>
    <meta:editing-cycles>876</meta:editing-cycles>
    <meta:document-statistic meta:table-count="5" meta:image-count="25" meta:object-count="0" meta:page-count="75" meta:paragraph-count="1108" meta:word-count="20161" meta:character-count="131644" meta:non-whitespace-character-count="111419"/>
  </office:meta>
</office:document-meta>
</file>